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B90000012114EB4B77.png" manifest:media-type="image/png"/>
  <manifest:file-entry manifest:full-path="Pictures/100000010000041D000001DB6B56280D.png" manifest:media-type="image/png"/>
  <manifest:file-entry manifest:full-path="Pictures/10001EB70000819B00003A65E3238843.svg" manifest:media-type="image/svg+xml"/>
  <manifest:file-entry manifest:full-path="Pictures/10000000000008A80000067E94903FC7.jpg" manifest:media-type="image/jpeg"/>
  <manifest:file-entry manifest:full-path="Pictures/10000000000007D00000060A5B23EDE9.jpg" manifest:media-type="image/jpeg"/>
  <manifest:file-entry manifest:full-path="Pictures/100000010000041D000001DBA05B36B5.png" manifest:media-type="image/png"/>
  <manifest:file-entry manifest:full-path="Pictures/10001A070000819B00003A65C265522D.svg" manifest:media-type="image/svg+xml"/>
  <manifest:file-entry manifest:full-path="Pictures/10000001000001090000006F14D1DF41.png" manifest:media-type="image/png"/>
  <manifest:file-entry manifest:full-path="Pictures/100048B800001B6E00000B78D6AD0773.wmf" manifest:media-type="image/x-wmf"/>
  <manifest:file-entry manifest:full-path="Pictures/10000000000000080000000827EECF9B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" style:font-pitch="fixed"/>
    <style:font-face style:name="Liberation Mono2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adornments="Regular" style:font-family-generic="swiss"/>
    <style:font-face style:name="Liberation Sans2" svg:font-family="'Liberation Sans', Arial" style:font-family-generic="swiss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family-generic="roman" style:font-pitch="variable"/>
    <style:font-face style:name="Liberation Serif" svg:font-family="'Liberation Serif'" style:font-adornments="Regular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, 'Arial Unicode MS'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draw:fill-color="#b37509" draw:opacity="100%" draw:textarea-horizontal-align="justify" draw:textarea-vertical-align="middle" draw:auto-grow-height="false" fo:min-height="1.368cm" fo:min-width="1.118cm" draw:shadow-opacity="100%" style:writing-mode="lr-tb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svg:stroke-color="#000000" draw:marker-end="Arrow_20_concave" draw:textarea-vertical-align="middle" loext:decorative="false"/>
    </style:style>
    <style:style style:name="gr4" style:family="graphic" style:parent-style-name="standard">
      <style:graphic-properties svg:stroke-color="#000000" draw:fill-color="#f0e6ff" draw:textarea-horizontal-align="justify" draw:textarea-vertical-align="middle" draw:auto-grow-height="false" fo:min-height="1.104cm" fo:min-width="2.454cm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000000" draw:fill-color="#f0e6ff" draw:textarea-horizontal-align="justify" draw:textarea-vertical-align="middle" draw:auto-grow-height="false" fo:min-height="1.104cm" fo:min-width="2.194cm" style:writing-mode="lr-tb" loext:decorative="false"/>
      <style:paragraph-properties style:writing-mode="lr-tb"/>
    </style:style>
    <style:style style:name="gr6" style:family="graphic" style:parent-style-name="standard">
      <style:graphic-properties svg:stroke-color="#000000" draw:fill-color="#f0e6ff" draw:textarea-horizontal-align="justify" draw:textarea-vertical-align="middle" draw:auto-grow-height="false" fo:min-height="1.104cm" fo:min-width="2.195cm" style:writing-mode="lr-tb" loext:decorative="false"/>
      <style:paragraph-properties style:writing-mode="lr-tb"/>
    </style:style>
    <style:style style:name="gr7" style:family="graphic" style:parent-style-name="standard">
      <style:graphic-properties svg:stroke-color="#000000" draw:fill-color="#ffffcc" draw:textarea-horizontal-align="justify" draw:textarea-vertical-align="middle" draw:auto-grow-height="false" fo:min-height="1.084cm" fo:min-width="2.313cm" fo:wrap-option="no-wrap" style:writing-mode="lr-tb" loext:decorative="false"/>
      <style:paragraph-properties style:writing-mode="lr-tb"/>
    </style:style>
    <style:style style:name="gr8" style:family="graphic" style:parent-style-name="standard">
      <style:graphic-properties svg:stroke-color="#000000" draw:fill-color="#ffffcc" draw:textarea-horizontal-align="justify" draw:textarea-vertical-align="middle" draw:auto-grow-height="false" fo:min-height="0.824cm" fo:min-width="2.493cm" fo:wrap-option="no-wrap" style:writing-mode="lr-tb" loext:decorative="false"/>
      <style:paragraph-properties style:writing-mode="lr-tb"/>
    </style:style>
    <style:style style:name="gr9" style:family="graphic" style:parent-style-name="standard">
      <style:graphic-properties draw:stroke="dash" draw:stroke-dash="Long_20_dashed" svg:stroke-color="#000000" draw:fill-color="#ffffff" draw:textarea-horizontal-align="justify" draw:textarea-vertical-align="middle" draw:auto-grow-height="false" fo:min-height="8.358cm" fo:min-width="12.304cm" loext:decorative="false"/>
    </style:style>
    <style:style style:name="gr10" style:family="graphic" style:parent-style-name="standard">
      <style:graphic-properties draw:stroke="solid" draw:stroke-dash="Fine_20_Dashed" svg:stroke-color="#000000" draw:fill-color="#f0e6ff" draw:textarea-horizontal-align="justify" draw:textarea-vertical-align="middle" draw:auto-grow-height="false" fo:min-height="0.75cm" fo:min-width="1cm" style:writing-mode="lr-tb" loext:decorative="false"/>
      <style:paragraph-properties style:writing-mode="lr-tb"/>
    </style:style>
    <style:style style:name="gr11" style:family="graphic" style:parent-style-name="standard">
      <style:graphic-properties draw:stroke="solid" draw:stroke-dash="Fine_20_Dashed" svg:stroke-color="#000000" draw:fill-color="#f0e6ff" draw:textarea-horizontal-align="justify" draw:textarea-vertical-align="middle" draw:auto-grow-height="false" fo:min-height="0.75cm" fo:min-width="5cm" style:writing-mode="lr-tb" loext:decorative="false"/>
      <style:paragraph-properties style:writing-mode="lr-tb"/>
    </style:style>
    <style:style style:name="gr12" style:family="graphic" style:parent-style-name="standard">
      <style:graphic-properties draw:stroke="solid" svg:stroke-color="#000000" draw:fill-color="#f0e6ff" draw:textarea-horizontal-align="justify" draw:textarea-vertical-align="middle" draw:auto-grow-height="false" fo:min-height="0.75cm" fo:min-width="1cm" style:writing-mode="lr-tb" loext:decorative="false"/>
      <style:paragraph-properties style:writing-mode="lr-tb"/>
    </style:style>
    <style:style style:name="gr13" style:family="graphic" style:parent-style-name="standard">
      <style:graphic-properties draw:stroke="solid" svg:stroke-color="#000000" draw:fill-color="#f0e6ff" draw:textarea-horizontal-align="justify" draw:textarea-vertical-align="middle" draw:auto-grow-height="false" fo:min-height="0.75cm" fo:min-width="5cm" style:writing-mode="lr-tb" loext:decorative="false"/>
      <style:paragraph-properties style:writing-mode="lr-tb"/>
    </style:style>
    <style:style style:name="gr14" style:family="graphic" style:parent-style-name="standard">
      <style:graphic-properties draw:stroke="solid" draw:stroke-dash="Fine_20_Dashed" svg:stroke-color="#000000" draw:fill="solid" draw:fill-color="#ffffff" draw:textarea-horizontal-align="justify" draw:textarea-vertical-align="middle" draw:auto-grow-height="false" fo:min-height="0.75cm" fo:min-width="1.614cm" style:writing-mode="lr-tb" loext:decorative="false"/>
      <style:paragraph-properties style:writing-mode="lr-tb"/>
    </style:style>
    <style:style style:name="gr15" style:family="graphic" style:parent-style-name="standard">
      <style:graphic-properties draw:stroke="solid" svg:stroke-color="#000000" draw:fill="solid" draw:fill-color="#ffffff" draw:textarea-horizontal-align="justify" draw:textarea-vertical-align="middle" draw:auto-grow-height="false" fo:min-height="0.75cm" fo:min-width="1.614cm" style:writing-mode="lr-tb" loext:decorative="false"/>
      <style:paragraph-properties style:writing-mode="lr-tb"/>
    </style:style>
    <style:style style:name="gr16" style:family="graphic" style:parent-style-name="standard">
      <style:graphic-properties draw:stroke="solid" draw:stroke-dash="Fine_20_Dashed" svg:stroke-color="#000000" draw:fill-color="#ffffff" draw:textarea-horizontal-align="justify" draw:textarea-vertical-align="middle" draw:auto-grow-height="false" fo:min-height="0.75cm" fo:min-width="1cm" loext:decorative="false"/>
    </style:style>
    <style:style style:name="gr17" style:family="graphic" style:parent-style-name="standard">
      <style:graphic-properties draw:stroke="solid" draw:stroke-dash="Fine_20_Dashed" svg:stroke-color="#000000" draw:fill-color="#ffffff" draw:textarea-horizontal-align="justify" draw:textarea-vertical-align="middle" draw:auto-grow-height="false" fo:min-height="0.75cm" fo:min-width="5cm" loext:decorative="false"/>
    </style:style>
    <style:style style:name="gr18" style:family="graphic" style:parent-style-name="standard">
      <style:graphic-properties draw:stroke="solid" draw:stroke-dash="Fine_20_Dashed" svg:stroke-color="#000000" draw:fill-color="#f0e6ff" draw:textarea-horizontal-align="justify" draw:textarea-vertical-align="middle" draw:auto-grow-height="false" fo:min-height="0.75cm" fo:min-width="2.628cm" style:writing-mode="lr-tb" loext:decorative="false"/>
      <style:paragraph-properties style:writing-mode="lr-tb"/>
    </style:style>
    <style:style style:name="gr19" style:family="graphic" style:parent-style-name="standard">
      <style:graphic-properties draw:stroke="solid" draw:stroke-dash="Fine_20_Dashed" svg:stroke-color="#000000" draw:fill-color="#ffffff" draw:textarea-horizontal-align="justify" draw:textarea-vertical-align="middle" draw:auto-grow-height="false" fo:min-height="0.75cm" fo:min-width="2.628cm" loext:decorative="false"/>
    </style:style>
    <style:style style:name="gr20" style:family="graphic" style:parent-style-name="standard">
      <style:graphic-properties draw:stroke="solid" svg:stroke-color="#000000" draw:fill-color="#f0e6ff" draw:textarea-horizontal-align="justify" draw:textarea-vertical-align="middle" draw:auto-grow-height="false" fo:min-height="0.75cm" fo:min-width="2.628cm" style:writing-mode="lr-tb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0.75cm" fo:min-width="1cm" style:writing-mode="lr-tb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0.75cm" fo:min-width="5cm" style:writing-mode="lr-tb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0.75cm" fo:min-width="1.614cm" style:writing-mode="lr-tb" loext:decorative="false"/>
      <style:paragraph-properties style:writing-mode="lr-tb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0.386cm" fo:min-width="0.834cm" loext:decorative="false"/>
    </style:style>
    <style:style style:name="gr25" style:family="graphic" style:parent-style-name="standard">
      <style:graphic-properties draw:stroke="none" draw:stroke-dash="Fine_20_Dashed" svg:stroke-color="#000000" draw:fill-color="#ffffff" draw:textarea-horizontal-align="justify" draw:textarea-vertical-align="middle" draw:auto-grow-height="false" fo:min-height="0.75cm" fo:min-width="1cm" style:writing-mode="lr-tb" loext:decorative="false"/>
      <style:paragraph-properties style:writing-mode="lr-tb"/>
    </style:style>
    <style:style style:name="gr26" style:family="graphic" style:parent-style-name="standard">
      <style:graphic-properties draw:stroke="none" draw:stroke-dash="Fine_20_Dashed" svg:stroke-color="#000000" draw:fill-color="#ffffff" draw:textarea-horizontal-align="justify" draw:textarea-vertical-align="middle" draw:auto-grow-height="false" fo:min-height="0.75cm" fo:min-width="1cm" loext:decorative="false"/>
    </style:style>
    <style:style style:name="gr27" style:family="graphic" style:parent-style-name="standard">
      <style:graphic-properties svg:stroke-color="#000000" draw:fill-color="#ffffcc" draw:textarea-horizontal-align="justify" draw:textarea-vertical-align="middle" draw:auto-grow-height="false" fo:min-height="0.876cm" fo:min-width="1.675cm" fo:wrap-option="no-wrap" style:writing-mode="lr-tb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8.766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0.75cm" fo:min-width="2.628cm" style:writing-mode="lr-tb" loext:decorative="false"/>
      <style:paragraph-properties style:writing-mode="lr-tb"/>
    </style:style>
    <style:style style:name="gr30" style:family="graphic" style:parent-style-name="standard">
      <style:graphic-properties svg:stroke-color="#000000" draw:fill-color="#ffffcc" draw:textarea-horizontal-align="justify" draw:textarea-vertical-align="middle" draw:auto-grow-height="false" fo:min-height="1.538cm" fo:min-width="2.161cm" fo:wrap-option="no-wrap" style:writing-mode="lr-tb" loext:decorative="false"/>
      <style:paragraph-properties style:writing-mode="lr-tb"/>
    </style:style>
    <style:style style:name="gr31" style:family="graphic" style:parent-style-name="standard">
      <style:graphic-properties svg:stroke-color="#000000" draw:fill-color="#ffffcc" draw:textarea-horizontal-align="justify" draw:textarea-vertical-align="middle" draw:auto-grow-height="false" fo:min-height="1.18cm" fo:min-width="2.161cm" fo:wrap-option="no-wrap" style:writing-mode="lr-tb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628cm" fo:min-width="0cm" loext:decorative="false"/>
      <style:paragraph-properties style:writing-mode="lr-tb"/>
    </style:style>
    <style:style style:name="gr33" style:family="graphic" style:parent-style-name="standard">
      <style:graphic-properties draw:stroke="solid" draw:stroke-dash="Fine_20_Dashed" svg:stroke-color="#000000" draw:fill-color="#ffe1ff" draw:textarea-horizontal-align="justify" draw:textarea-vertical-align="middle" draw:auto-grow-height="false" fo:min-height="0.75cm" fo:min-width="1cm" style:writing-mode="lr-tb" loext:decorative="false"/>
      <style:paragraph-properties style:writing-mode="lr-tb"/>
    </style:style>
    <style:style style:name="gr34" style:family="graphic" style:parent-style-name="standard">
      <style:graphic-properties draw:stroke="solid" draw:stroke-dash="Fine_20_Dashed" svg:stroke-color="#000000" draw:fill-color="#ffffff" draw:textarea-horizontal-align="justify" draw:textarea-vertical-align="middle" draw:auto-grow-height="false" fo:min-height="0.75cm" fo:min-width="1cm" style:writing-mode="lr-tb" loext:decorative="false"/>
      <style:paragraph-properties style:writing-mode="lr-tb"/>
    </style:style>
    <style:style style:name="gr35" style:family="graphic" style:parent-style-name="standard">
      <style:graphic-properties draw:stroke="solid" draw:stroke-dash="Fine_20_Dashed" svg:stroke-color="#000000" draw:fill-color="#ffe1ff" draw:textarea-horizontal-align="justify" draw:textarea-vertical-align="middle" draw:auto-grow-height="false" fo:min-height="0.75cm" fo:min-width="5.5cm" style:writing-mode="lr-tb" loext:decorative="false"/>
      <style:paragraph-properties style:writing-mode="lr-tb"/>
    </style:style>
    <style:style style:name="gr36" style:family="graphic" style:parent-style-name="standard">
      <style:graphic-properties draw:stroke="solid" draw:stroke-dash="Fine_20_Dashed" svg:stroke-color="#000000" draw:fill-color="#ffffff" draw:textarea-horizontal-align="justify" draw:textarea-vertical-align="middle" draw:auto-grow-height="false" fo:min-height="0.75cm" fo:min-width="5.5cm" style:writing-mode="lr-tb" loext:decorative="false"/>
      <style:paragraph-properties style:writing-mode="lr-tb"/>
    </style:style>
    <style:style style:name="gr37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75cm" fo:min-width="1cm" style:writing-mode="lr-tb" loext:decorative="false"/>
      <style:paragraph-properties style:writing-mode="lr-tb"/>
    </style:style>
    <style:style style:name="gr38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75cm" fo:min-width="5.5cm" style:writing-mode="lr-tb" loext:decorative="false"/>
      <style:paragraph-properties style:writing-mode="lr-tb"/>
    </style:style>
    <style:style style:name="gr39" style:family="graphic" style:parent-style-name="standard">
      <style:graphic-properties draw:stroke="none" draw:stroke-dash="Fine_20_Dashed" svg:stroke-color="#000000" draw:fill-color="#ffffff" draw:textarea-horizontal-align="justify" draw:textarea-vertical-align="middle" draw:auto-grow-height="false" fo:min-height="0.75cm" fo:min-width="2.698cm" style:writing-mode="lr-tb" loext:decorative="false"/>
      <style:paragraph-properties style:writing-mode="lr-tb"/>
    </style:style>
    <style:style style:name="gr40" style:family="graphic" style:parent-style-name="standard">
      <style:graphic-properties svg:stroke-color="#000000" draw:marker-end="Arrow_20_concave" draw:fill-color="#f0e6ff" draw:textarea-vertical-align="middle" loext:decorative="false"/>
    </style:style>
    <style:style style:name="gr41" style:family="graphic" style:parent-style-name="standard">
      <style:graphic-properties draw:stroke="none" draw:stroke-dash="Fine_20_Dashed" svg:stroke-color="#000000" draw:fill-color="#ffffff" draw:textarea-horizontal-align="justify" draw:textarea-vertical-align="middle" draw:auto-grow-height="false" fo:min-height="0.75cm" fo:min-width="5.5cm" style:writing-mode="lr-tb" loext:decorative="false"/>
      <style:paragraph-properties style:writing-mode="lr-tb"/>
    </style:style>
    <style:style style:name="gr42" style:family="graphic" style:parent-style-name="standard">
      <style:graphic-properties draw:stroke="solid" draw:stroke-dash="Fine_20_Dashed" svg:stroke-color="#000000" draw:fill-color="#eeeeee" draw:textarea-horizontal-align="justify" draw:textarea-vertical-align="middle" draw:auto-grow-height="false" fo:min-height="0.75cm" fo:min-width="1cm" style:writing-mode="lr-tb" loext:decorative="false"/>
      <style:paragraph-properties style:writing-mode="lr-tb"/>
    </style:style>
    <style:style style:name="gr43" style:family="graphic" style:parent-style-name="standard">
      <style:graphic-properties draw:stroke="solid" draw:stroke-dash="Fine_20_Dashed" svg:stroke-color="#000000" draw:fill-color="#eeeeee" draw:textarea-horizontal-align="justify" draw:textarea-vertical-align="middle" draw:auto-grow-height="false" fo:min-height="0.75cm" fo:min-width="5cm" style:writing-mode="lr-tb" loext:decorative="false"/>
      <style:paragraph-properties style:writing-mode="lr-tb"/>
    </style:style>
    <style:style style:name="gr44" style:family="graphic" style:parent-style-name="standard">
      <style:graphic-properties draw:stroke="solid" svg:stroke-color="#000000" draw:fill-color="#eeeeee" draw:textarea-horizontal-align="justify" draw:textarea-vertical-align="middle" draw:auto-grow-height="false" fo:min-height="0.75cm" fo:min-width="1cm" style:writing-mode="lr-tb" loext:decorative="false"/>
      <style:paragraph-properties style:writing-mode="lr-tb"/>
    </style:style>
    <style:style style:name="gr45" style:family="graphic" style:parent-style-name="standard">
      <style:graphic-properties draw:stroke="solid" svg:stroke-color="#000000" draw:fill-color="#eeeeee" draw:textarea-horizontal-align="justify" draw:textarea-vertical-align="middle" draw:auto-grow-height="false" fo:min-height="0.75cm" fo:min-width="5cm" style:writing-mode="lr-tb" loext:decorative="false"/>
      <style:paragraph-properties style:writing-mode="lr-tb"/>
    </style:style>
    <style:style style:name="gr46" style:family="graphic" style:parent-style-name="standard">
      <style:graphic-properties draw:stroke="solid" draw:stroke-dash="Fine_20_Dashed" svg:stroke-color="#000000" draw:fill-color="#eeeeee" draw:textarea-horizontal-align="justify" draw:textarea-vertical-align="middle" draw:auto-grow-height="false" fo:min-height="0.75cm" fo:min-width="2.628cm" style:writing-mode="lr-tb" loext:decorative="false"/>
      <style:paragraph-properties style:writing-mode="lr-tb"/>
    </style:style>
    <style:style style:name="gr47" style:family="graphic" style:parent-style-name="standard">
      <style:graphic-properties draw:stroke="solid" svg:stroke-color="#000000" draw:fill-color="#eeeeee" draw:textarea-horizontal-align="justify" draw:textarea-vertical-align="middle" draw:auto-grow-height="false" fo:min-height="0.75cm" fo:min-width="2.628cm" style:writing-mode="lr-tb" loext:decorative="false"/>
      <style:paragraph-properties style:writing-mode="lr-tb"/>
    </style:style>
    <style:style style:name="gr48" style:family="graphic" style:parent-style-name="standard">
      <style:graphic-properties draw:stroke="solid" draw:stroke-dash="Fine_20_Dashed" svg:stroke-color="#000000" draw:fill-color="#eeeeee" draw:textarea-horizontal-align="justify" draw:textarea-vertical-align="middle" draw:auto-grow-height="false" fo:min-height="0.75cm" fo:min-width="5.5cm" style:writing-mode="lr-tb" loext:decorative="false"/>
      <style:paragraph-properties style:writing-mode="lr-tb"/>
    </style:style>
    <style:style style:name="gr49" style:family="graphic" style:parent-style-name="standard">
      <style:graphic-properties draw:stroke="none" draw:fill="solid" draw:fill-color="#ffcc00" draw:opacity-name="Transparency_20_5" draw:textarea-horizontal-align="justify" draw:textarea-vertical-align="middle" draw:auto-grow-height="false" fo:min-height="1.376cm" fo:min-width="7.626cm" loext:decorative="false"/>
    </style:style>
    <style:style style:name="gr50" style:family="graphic" style:parent-style-name="standard">
      <style:graphic-properties draw:stroke="solid" svg:stroke-color="#000000" draw:fill-color="#ffe1ff" draw:textarea-horizontal-align="justify" draw:textarea-vertical-align="middle" draw:auto-grow-height="false" fo:min-height="0.75cm" fo:min-width="1cm" style:writing-mode="lr-tb" loext:decorative="false"/>
      <style:paragraph-properties style:writing-mode="lr-tb"/>
    </style:style>
    <style:style style:name="gr51" style:family="graphic" style:parent-style-name="standard">
      <style:graphic-properties draw:stroke="solid" svg:stroke-color="#000000" draw:fill-color="#ffe1ff" draw:textarea-horizontal-align="justify" draw:textarea-vertical-align="middle" draw:auto-grow-height="false" fo:min-height="0.75cm" fo:min-width="5.5cm" style:writing-mode="lr-tb" loext:decorative="false"/>
      <style:paragraph-properties style:writing-mode="lr-tb"/>
    </style:style>
    <style:style style:name="gr52" style:family="graphic" style:parent-style-name="standard">
      <style:graphic-properties draw:stroke="none" draw:fill="solid" draw:fill-color="#ffcc00" draw:opacity-name="Transparency_20_5" draw:textarea-horizontal-align="justify" draw:textarea-vertical-align="middle" draw:auto-grow-height="false" fo:min-height="1.314cm" fo:min-width="10.164cm" loext:decorative="false"/>
    </style:style>
    <style:style style:name="gr53" style:family="graphic">
      <style:graphic-properties style:writing-mode="lr-tb" loext:decorative="false"/>
    </style:style>
    <style:style style:name="gr54" style:family="graphic" style:parent-style-name="standard">
      <style:graphic-properties draw:stroke="solid" svg:stroke-color="#000000" draw:fill-color="#eeeeee" draw:textarea-horizontal-align="justify" draw:textarea-vertical-align="middle" draw:auto-grow-height="false" fo:min-height="0.75cm" fo:min-width="5.5cm" style:writing-mode="lr-tb" loext:decorative="false"/>
      <style:paragraph-properties style:writing-mode="lr-tb"/>
    </style:style>
    <style:style style:name="gr55" style:family="graphic" style:parent-style-name="standard">
      <style:graphic-properties draw:stroke="none" draw:fill="solid" draw:fill-color="#ffcc00" draw:opacity-name="Transparency_20_5" draw:textarea-horizontal-align="justify" draw:textarea-vertical-align="middle" draw:auto-grow-height="false" fo:min-height="1.314cm" fo:min-width="7.564cm" loext:decorative="false"/>
    </style:style>
    <style:style style:name="gr56" style:family="graphic" style:parent-style-name="Object_20_with_20_no_20_fill_20_and_20_no_20_line">
      <style:graphic-properties draw:stroke="none" draw:fill="none" draw:textarea-horizontal-align="left" draw:textarea-vertical-align="top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57" style:family="graphic" style:parent-style-name="standard">
      <style:graphic-properties draw:stroke="dash" draw:stroke-dash="Long_20_dashed" svg:stroke-color="#000000" draw:fill-color="#ffffff" draw:textarea-horizontal-align="justify" draw:textarea-vertical-align="middle" draw:auto-grow-height="false" fo:min-height="4.012cm" fo:min-width="8.76cm" loext:decorative="false"/>
    </style:style>
    <style:style style:name="gr58" style:family="graphic" style:parent-style-name="standard">
      <style:graphic-properties draw:stroke="solid" draw:stroke-dash="Fine_20_Dashed" svg:stroke-color="#000000" draw:fill="solid" draw:fill-color="#f0e6ff" draw:fill-hatch-solid="true" draw:textarea-horizontal-align="justify" draw:textarea-vertical-align="middle" draw:auto-grow-height="false" fo:min-height="0.25cm" fo:min-width="1.001cm" loext:decorative="false"/>
    </style:style>
    <style:style style:name="gr59" style:family="graphic" style:parent-style-name="standard">
      <style:graphic-properties draw:stroke="solid" draw:stroke-dash="Fine_20_Dashed" svg:stroke-color="#000000" draw:fill="solid" draw:fill-color="#f0e6ff" draw:fill-hatch-solid="true" draw:textarea-horizontal-align="justify" draw:textarea-vertical-align="middle" draw:auto-grow-height="false" fo:min-height="0.25cm" fo:min-width="5.004cm" loext:decorative="false"/>
    </style:style>
    <style:style style:name="gr60" style:family="graphic" style:parent-style-name="standard">
      <style:graphic-properties draw:stroke="solid" svg:stroke-color="#000000" draw:fill="solid" draw:fill-color="#eeeeee" draw:textarea-horizontal-align="justify" draw:textarea-vertical-align="middle" draw:auto-grow-height="false" fo:min-height="0.25cm" fo:min-width="1.001cm" loext:decorative="false"/>
    </style:style>
    <style:style style:name="gr61" style:family="graphic" style:parent-style-name="standard">
      <style:graphic-properties draw:stroke="solid" svg:stroke-color="#000000" draw:fill="solid" draw:fill-color="#eeeeee" draw:textarea-horizontal-align="justify" draw:textarea-vertical-align="middle" draw:auto-grow-height="false" fo:min-height="0.25cm" fo:min-width="5.004cm" loext:decorative="false"/>
    </style:style>
    <style:style style:name="gr62" style:family="graphic" style:parent-style-name="standard">
      <style:graphic-properties draw:stroke="solid" draw:stroke-dash="Fine_20_Dashed" svg:stroke-color="#000000" draw:fill="solid" draw:fill-color="#ffffff" draw:fill-hatch-solid="true" draw:textarea-horizontal-align="justify" draw:textarea-vertical-align="middle" draw:auto-grow-height="false" fo:min-height="0.25cm" fo:min-width="1.615cm" loext:decorative="false"/>
    </style:style>
    <style:style style:name="gr63" style:family="graphic" style:parent-style-name="standard">
      <style:graphic-properties draw:stroke="solid" svg:stroke-color="#000000" draw:fill="solid" draw:fill-color="#ffffff" draw:textarea-horizontal-align="justify" draw:textarea-vertical-align="middle" draw:auto-grow-height="false" fo:min-height="0.25cm" fo:min-width="1.615cm" loext:decorative="false"/>
    </style:style>
    <style:style style:name="gr64" style:family="graphic" style:parent-style-name="standard">
      <style:graphic-properties svg:stroke-color="#000000" draw:fill-color="#ffffff" draw:textarea-horizontal-align="justify" draw:textarea-vertical-align="middle" draw:auto-grow-height="false" fo:min-height="0.342cm" fo:min-width="0.813cm" loext:decorative="false"/>
    </style:style>
    <style:style style:name="gr65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628cm" fo:min-width="8.898cm" loext:decorative="false"/>
      <style:paragraph-properties style:writing-mode="lr-tb"/>
    </style:style>
    <style:style style:name="gr66" style:family="graphic" style:parent-style-name="standard">
      <style:graphic-properties draw:stroke="solid" draw:stroke-dash="Fine_20_Dashed" svg:stroke-color="#000000" draw:fill="solid" draw:fill-color="#eeeeee" draw:textarea-horizontal-align="justify" draw:textarea-vertical-align="middle" draw:auto-grow-height="false" fo:min-height="0.25cm" fo:min-width="1.001cm" loext:decorative="false"/>
    </style:style>
    <style:style style:name="gr67" style:family="graphic" style:parent-style-name="standard">
      <style:graphic-properties draw:stroke="solid" draw:stroke-dash="Fine_20_Dashed" svg:stroke-color="#000000" draw:fill="solid" draw:fill-color="#eeeeee" draw:textarea-horizontal-align="justify" draw:textarea-vertical-align="middle" draw:auto-grow-height="false" fo:min-height="0.25cm" fo:min-width="5.004cm" loext:decorative="false"/>
    </style:style>
    <style:style style:name="gr68" style:family="graphic" style:parent-style-name="standard">
      <style:graphic-properties draw:stroke="solid" draw:stroke-dash="Fine_20_Dashed" svg:stroke-color="#000000" draw:fill="solid" draw:fill-color="#ffffff" draw:textarea-horizontal-align="justify" draw:textarea-vertical-align="middle" draw:auto-grow-height="false" fo:min-height="0.25cm" fo:min-width="1.615cm" loext:decorative="false"/>
    </style:style>
    <style:style style:name="gr69" style:family="graphic" style:parent-style-name="standard">
      <style:graphic-properties draw:stroke="solid" svg:stroke-color="#000000" draw:fill="solid" draw:fill-color="#eeeeee" draw:fill-hatch-solid="true" draw:textarea-horizontal-align="justify" draw:textarea-vertical-align="middle" draw:auto-grow-height="false" fo:min-height="0.25cm" fo:min-width="1.001cm" loext:decorative="false"/>
    </style:style>
    <style:style style:name="gr70" style:family="graphic" style:parent-style-name="standard">
      <style:graphic-properties draw:stroke="solid" svg:stroke-color="#000000" draw:fill="solid" draw:fill-color="#eeeeee" draw:fill-hatch-solid="true" draw:textarea-horizontal-align="justify" draw:textarea-vertical-align="middle" draw:auto-grow-height="false" fo:min-height="0.25cm" fo:min-width="5.004cm" loext:decorative="false"/>
    </style:style>
    <style:style style:name="gr71" style:family="graphic" style:parent-style-name="standard">
      <style:graphic-properties draw:stroke="solid" svg:stroke-color="#000000" draw:fill="solid" draw:fill-color="#ffffff" draw:fill-hatch-solid="true" draw:textarea-horizontal-align="justify" draw:textarea-vertical-align="middle" draw:auto-grow-height="false" fo:min-height="0.25cm" fo:min-width="1.615cm" loext:decorative="false"/>
    </style:style>
    <style:style style:name="gr72" style:family="graphic" style:parent-style-name="standard">
      <style:graphic-properties draw:stroke="solid" draw:stroke-dash="Fine_20_Dashed" svg:stroke-color="#000000" draw:fill="solid" draw:fill-color="#eeeeee" draw:fill-hatch-solid="true" draw:textarea-horizontal-align="justify" draw:textarea-vertical-align="middle" draw:auto-grow-height="false" fo:min-height="0.25cm" fo:min-width="1.001cm" loext:decorative="false"/>
    </style:style>
    <style:style style:name="gr73" style:family="graphic" style:parent-style-name="standard">
      <style:graphic-properties draw:stroke="solid" draw:stroke-dash="Fine_20_Dashed" svg:stroke-color="#000000" draw:fill="solid" draw:fill-color="#eeeeee" draw:fill-hatch-solid="true" draw:textarea-horizontal-align="justify" draw:textarea-vertical-align="middle" draw:auto-grow-height="false" fo:min-height="0.25cm" fo:min-width="5.004cm" loext:decorative="false"/>
    </style:style>
    <style:style style:name="gr74" style:family="graphic" style:parent-style-name="standard">
      <style:graphic-properties svg:stroke-color="#000000" draw:fill="none" draw:textarea-vertical-align="middle" draw:auto-grow-height="false" fo:min-height="6.398cm" fo:min-width="0cm" loext:decorative="false"/>
    </style:style>
    <style:style style:name="gr75" style:family="graphic" style:parent-style-name="standard">
      <style:graphic-properties svg:stroke-color="#000000" draw:fill-color="#ffffcc" draw:textarea-horizontal-align="justify" draw:textarea-vertical-align="middle" draw:auto-grow-height="false" fo:min-height="1.896cm" fo:min-width="2.848cm" fo:wrap-option="no-wrap" style:writing-mode="lr-tb" loext:decorative="false"/>
      <style:paragraph-properties style:writing-mode="lr-tb"/>
    </style:style>
    <style:style style:name="gr76" style:family="graphic" style:parent-style-name="standard">
      <style:graphic-properties svg:stroke-color="#000000" draw:fill-color="#ffffff" draw:textarea-horizontal-align="justify" draw:textarea-vertical-align="middle" draw:auto-grow-height="false" fo:min-height="0.342cm" fo:min-width="1.45cm" loext:decorative="false"/>
    </style:style>
    <style:style style:name="gr77" style:family="graphic" style:parent-style-name="standard">
      <style:graphic-properties svg:stroke-color="#000000" draw:fill="solid" draw:fill-color="#cab8e6" draw:textarea-horizontal-align="justify" draw:textarea-vertical-align="middle" draw:auto-grow-height="false" fo:min-height="2.01cm" fo:min-width="2.285cm" style:writing-mode="lr-tb" loext:decorative="false"/>
      <style:paragraph-properties style:writing-mode="lr-tb"/>
    </style:style>
    <style:style style:name="gr78" style:family="graphic" style:parent-style-name="standard">
      <style:graphic-properties draw:stroke="none" svg:stroke-color="#000000" draw:fill="solid" draw:fill-color="#cab8e6" draw:textarea-horizontal-align="left" draw:auto-grow-height="true" draw:auto-grow-width="false" fo:min-height="1.632cm" fo:min-width="1.01cm" loext:decorative="false"/>
      <style:paragraph-properties style:writing-mode="lr-tb"/>
    </style:style>
    <style:style style:name="gr79" style:family="graphic" style:parent-style-name="standard">
      <style:graphic-properties svg:stroke-color="#000000" draw:fill="solid" draw:fill-color="#b298d9" draw:textarea-horizontal-align="justify" draw:textarea-vertical-align="middle" draw:auto-grow-height="false" fo:min-height="2.01cm" fo:min-width="2.285cm" style:writing-mode="lr-tb" loext:decorative="false"/>
      <style:paragraph-properties style:writing-mode="lr-tb"/>
    </style:style>
    <style:style style:name="gr80" style:family="graphic" style:parent-style-name="standard">
      <style:graphic-properties draw:stroke="none" svg:stroke-color="#000000" draw:fill="solid" draw:fill-color="#b298d9" draw:textarea-horizontal-align="left" draw:auto-grow-height="true" draw:auto-grow-width="false" fo:min-height="1.632cm" fo:min-width="1.602cm" loext:decorative="false"/>
      <style:paragraph-properties style:writing-mode="lr-tb"/>
    </style:style>
    <style:style style:name="gr81" style:family="graphic" style:parent-style-name="standard">
      <style:graphic-properties svg:stroke-color="#000000" draw:fill="solid" draw:fill-color="#9b7acc" draw:textarea-horizontal-align="justify" draw:textarea-vertical-align="middle" draw:auto-grow-height="false" fo:min-height="2.01cm" fo:min-width="2.285cm" style:writing-mode="lr-tb" loext:decorative="false"/>
      <style:paragraph-properties style:writing-mode="lr-tb"/>
    </style:style>
    <style:style style:name="gr82" style:family="graphic" style:parent-style-name="standard">
      <style:graphic-properties draw:stroke="none" svg:stroke-color="#000000" draw:fill="solid" draw:fill-color="#9b7acc" draw:textarea-horizontal-align="left" draw:auto-grow-height="true" draw:auto-grow-width="false" fo:min-height="1.423cm" fo:min-width="1.602cm" loext:decorative="false"/>
      <style:paragraph-properties style:writing-mode="lr-tb"/>
    </style:style>
    <style:style style:name="gr83" style:family="graphic" style:parent-style-name="standard">
      <style:graphic-properties svg:stroke-color="#000000" draw:fill="solid" draw:fill-color="#f0e6ff" draw:textarea-horizontal-align="justify" draw:textarea-vertical-align="middle" draw:auto-grow-height="false" fo:min-height="2.29cm" fo:min-width="5.596cm" style:writing-mode="lr-tb" loext:decorative="false"/>
      <style:paragraph-properties style:writing-mode="lr-tb"/>
    </style:style>
    <style:style style:name="gr84" style:family="graphic" style:parent-style-name="standard">
      <style:graphic-properties svg:stroke-color="#000000" draw:fill-color="#ffffff" draw:textarea-horizontal-align="justify" draw:textarea-vertical-align="middle" draw:auto-grow-height="false" fo:min-height="0.346cm" fo:min-width="1.498cm" loext:decorative="false"/>
    </style:style>
    <style:style style:name="gr85" style:family="graphic" style:parent-style-name="standard">
      <style:graphic-properties draw:textarea-horizontal-align="justify" draw:textarea-vertical-align="middle" draw:auto-grow-height="false" fo:min-height="0.258cm" fo:min-width="0.008cm" loext:decorative="false"/>
    </style:style>
    <style:style style:name="gr86" style:family="graphic" style:parent-style-name="standard">
      <style:graphic-properties draw:stroke="solid" draw:stroke-dash="Fine_20_Dashed" svg:stroke-color="#000000" draw:fill="solid" draw:fill-color="#eeeeee" draw:textarea-horizontal-align="justify" draw:textarea-vertical-align="middle" draw:auto-grow-height="false" fo:min-height="0.25cm" fo:min-width="0.998cm" loext:decorative="false"/>
    </style:style>
    <style:style style:name="gr87" style:family="graphic" style:parent-style-name="standard">
      <style:graphic-properties draw:stroke="solid" draw:stroke-dash="Fine_20_Dashed" svg:stroke-color="#000000" draw:fill="solid" draw:fill-color="#eeeeee" draw:textarea-horizontal-align="justify" draw:textarea-vertical-align="middle" draw:auto-grow-height="false" fo:min-height="0.25cm" fo:min-width="5.492cm" loext:decorative="false"/>
    </style:style>
    <style:style style:name="gr88" style:family="graphic" style:parent-style-name="standard">
      <style:graphic-properties draw:stroke="solid" draw:stroke-dash="Fine_20_Dashed" svg:stroke-color="#000000" draw:fill="solid" draw:fill-color="#eeeeee" draw:fill-hatch-solid="true" draw:textarea-horizontal-align="justify" draw:textarea-vertical-align="middle" draw:auto-grow-height="false" fo:min-height="0.25cm" fo:min-width="0.998cm" loext:decorative="false"/>
    </style:style>
    <style:style style:name="gr89" style:family="graphic" style:parent-style-name="standard">
      <style:graphic-properties draw:stroke="solid" draw:stroke-dash="Fine_20_Dashed" svg:stroke-color="#000000" draw:fill="solid" draw:fill-color="#eeeeee" draw:fill-hatch-solid="true" draw:textarea-horizontal-align="justify" draw:textarea-vertical-align="middle" draw:auto-grow-height="false" fo:min-height="0.25cm" fo:min-width="5.492cm" loext:decorative="false"/>
    </style:style>
    <style:style style:name="gr90" style:family="graphic" style:parent-style-name="standard">
      <style:graphic-properties draw:stroke="solid" draw:stroke-dash="Fine_20_Dashed" svg:stroke-color="#000000" draw:fill="solid" draw:fill-color="#ffe1ff" draw:textarea-horizontal-align="justify" draw:textarea-vertical-align="middle" draw:auto-grow-height="false" fo:min-height="0.25cm" fo:min-width="0.998cm" loext:decorative="false"/>
    </style:style>
    <style:style style:name="gr91" style:family="graphic" style:parent-style-name="standard">
      <style:graphic-properties draw:stroke="solid" draw:stroke-dash="Fine_20_Dashed" svg:stroke-color="#000000" draw:fill="solid" draw:fill-color="#ffe1ff" draw:textarea-horizontal-align="justify" draw:textarea-vertical-align="middle" draw:auto-grow-height="false" fo:min-height="0.25cm" fo:min-width="5.492cm" loext:decorative="false"/>
    </style:style>
    <style:style style:name="gr92" style:family="graphic" style:parent-style-name="standard">
      <style:graphic-properties svg:stroke-color="#000000" draw:fill-color="#ffffff" draw:textarea-horizontal-align="justify" draw:textarea-vertical-align="middle" draw:auto-grow-height="false" fo:min-height="0.347cm" fo:min-width="0.719cm" loext:decorative="false"/>
    </style:style>
    <style:style style:name="gr93" style:family="graphic" style:parent-style-name="standard">
      <style:graphic-properties svg:stroke-color="#000000" draw:fill="solid" draw:fill-color="#e6b8e6" draw:textarea-horizontal-align="justify" draw:textarea-vertical-align="middle" draw:auto-grow-height="false" fo:min-height="2.89cm" fo:min-width="2.285cm" style:writing-mode="lr-tb" loext:decorative="false"/>
      <style:paragraph-properties style:writing-mode="lr-tb"/>
    </style:style>
    <style:style style:name="gr94" style:family="graphic" style:parent-style-name="standard">
      <style:graphic-properties draw:stroke="none" svg:stroke-color="#000000" draw:fill="solid" draw:fill-color="#e6b8e6" draw:textarea-horizontal-align="left" draw:auto-grow-height="true" draw:auto-grow-width="true" fo:min-height="1.423cm" fo:min-width="1.606cm" loext:decorative="false"/>
      <style:paragraph-properties style:writing-mode="lr-tb"/>
    </style:style>
    <style:style style:name="gr95" style:family="graphic" style:parent-style-name="standard">
      <style:graphic-properties svg:stroke-color="#000000" draw:fill="solid" draw:fill-color="#d998d9" draw:textarea-horizontal-align="justify" draw:textarea-vertical-align="middle" draw:auto-grow-height="false" fo:min-height="2.89cm" fo:min-width="2.285cm" style:writing-mode="lr-tb" loext:decorative="false"/>
      <style:paragraph-properties style:writing-mode="lr-tb"/>
    </style:style>
    <style:style style:name="gr96" style:family="graphic" style:parent-style-name="standard">
      <style:graphic-properties draw:stroke="none" svg:stroke-color="#000000" draw:fill="solid" draw:fill-color="#d998d9" draw:textarea-horizontal-align="left" draw:auto-grow-height="true" draw:auto-grow-width="true" fo:min-height="1.423cm" fo:min-width="1.606cm" loext:decorative="false"/>
      <style:paragraph-properties style:writing-mode="lr-tb"/>
    </style:style>
    <style:style style:name="gr97" style:family="graphic" style:parent-style-name="standard">
      <style:graphic-properties svg:stroke-color="#000000" draw:fill="solid" draw:fill-color="#cc7acc" draw:textarea-horizontal-align="justify" draw:textarea-vertical-align="middle" draw:auto-grow-height="false" fo:min-height="2.89cm" fo:min-width="2.285cm" style:writing-mode="lr-tb" loext:decorative="false"/>
      <style:paragraph-properties style:writing-mode="lr-tb"/>
    </style:style>
    <style:style style:name="gr98" style:family="graphic" style:parent-style-name="standard">
      <style:graphic-properties draw:stroke="none" svg:stroke-color="#000000" draw:fill="solid" draw:fill-color="#cc7acc" draw:textarea-horizontal-align="left" draw:auto-grow-height="true" draw:auto-grow-width="true" fo:min-height="1.423cm" fo:min-width="1.606cm" loext:decorative="false"/>
      <style:paragraph-properties style:writing-mode="lr-tb"/>
    </style:style>
    <style:style style:name="gr99" style:family="graphic" style:parent-style-name="standard" style:list-style-name="L1">
      <style:graphic-properties draw:stroke="none" svg:stroke-color="#000000" draw:fill="none" draw:fill-color="#ffffff" draw:textarea-horizontal-align="center" draw:auto-grow-height="true" draw:auto-grow-width="true" fo:min-height="0.628cm" fo:min-width="4.226cm" loext:decorative="false"/>
      <style:paragraph-properties style:writing-mode="lr-tb"/>
    </style:style>
    <style:style style:name="gr100" style:family="graphic" style:parent-style-name="standard">
      <style:graphic-properties svg:stroke-color="#000000" draw:fill="none" draw:textarea-vertical-align="middle" draw:auto-grow-height="false" fo:min-height="23.242cm" fo:min-width="0cm" loext:decorative="false"/>
    </style:style>
    <style:style style:name="gr101" style:family="graphic" style:parent-style-name="standard">
      <style:graphic-properties draw:stroke="solid" draw:stroke-dash="Fine_20_Dashed" svg:stroke-color="#000000" draw:fill="solid" draw:fill-color="#e6b8e6" draw:fill-hatch-solid="true" draw:textarea-horizontal-align="justify" draw:textarea-vertical-align="middle" draw:auto-grow-height="false" fo:min-height="0.25cm" fo:min-width="0.998cm" loext:decorative="false"/>
    </style:style>
    <style:style style:name="gr102" style:family="graphic" style:parent-style-name="standard">
      <style:graphic-properties draw:stroke="solid" draw:stroke-dash="Fine_20_Dashed" svg:stroke-color="#000000" draw:fill="solid" draw:fill-color="#e6b8e6" draw:fill-hatch-solid="true" draw:textarea-horizontal-align="justify" draw:textarea-vertical-align="middle" draw:auto-grow-height="false" fo:min-height="0.25cm" fo:min-width="5.492cm" loext:decorative="false"/>
    </style:style>
    <style:style style:name="gr103" style:family="graphic" style:parent-style-name="standard">
      <style:graphic-properties draw:stroke="solid" draw:stroke-dash="Fine_20_Dashed" svg:stroke-color="#000000" draw:fill="solid" draw:fill-color="#e6b8e6" draw:textarea-horizontal-align="justify" draw:textarea-vertical-align="middle" draw:auto-grow-height="false" fo:min-height="0.25cm" fo:min-width="0.998cm" loext:decorative="false"/>
    </style:style>
    <style:style style:name="gr104" style:family="graphic" style:parent-style-name="standard">
      <style:graphic-properties draw:stroke="solid" draw:stroke-dash="Fine_20_Dashed" svg:stroke-color="#000000" draw:fill="solid" draw:fill-color="#e6b8e6" draw:textarea-horizontal-align="justify" draw:textarea-vertical-align="middle" draw:auto-grow-height="false" fo:min-height="0.25cm" fo:min-width="5.492cm" loext:decorative="false"/>
    </style:style>
    <style:style style:name="gr105" style:family="graphic" style:parent-style-name="standard">
      <style:graphic-properties svg:stroke-color="#000000" draw:fill="solid" draw:fill-color="#cab8e6" draw:textarea-horizontal-align="justify" draw:textarea-vertical-align="middle" draw:auto-grow-height="false" fo:min-height="2.29cm" fo:min-width="5.596cm" style:writing-mode="lr-tb" loext:decorative="false"/>
      <style:paragraph-properties style:writing-mode="lr-tb"/>
    </style:style>
    <style:style style:name="gr106" style:family="graphic" style:parent-style-name="standard">
      <style:graphic-properties draw:stroke="solid" draw:stroke-dash="Fine_20_Dashed" svg:stroke-color="#000000" draw:fill="solid" draw:fill-color="#d998d9" draw:fill-hatch-solid="true" draw:textarea-horizontal-align="justify" draw:textarea-vertical-align="middle" draw:auto-grow-height="false" fo:min-height="0.25cm" fo:min-width="0.998cm" loext:decorative="false"/>
    </style:style>
    <style:style style:name="gr107" style:family="graphic" style:parent-style-name="standard">
      <style:graphic-properties draw:stroke="solid" draw:stroke-dash="Fine_20_Dashed" svg:stroke-color="#000000" draw:fill="solid" draw:fill-color="#d998d9" draw:fill-hatch-solid="true" draw:textarea-horizontal-align="justify" draw:textarea-vertical-align="middle" draw:auto-grow-height="false" fo:min-height="0.25cm" fo:min-width="5.492cm" loext:decorative="false"/>
    </style:style>
    <style:style style:name="gr108" style:family="graphic" style:parent-style-name="standard">
      <style:graphic-properties draw:stroke="solid" draw:stroke-dash="Fine_20_Dashed" svg:stroke-color="#000000" draw:fill="solid" draw:fill-color="#d998d9" draw:textarea-horizontal-align="justify" draw:textarea-vertical-align="middle" draw:auto-grow-height="false" fo:min-height="0.25cm" fo:min-width="0.998cm" loext:decorative="false"/>
    </style:style>
    <style:style style:name="gr109" style:family="graphic" style:parent-style-name="standard">
      <style:graphic-properties draw:stroke="solid" draw:stroke-dash="Fine_20_Dashed" svg:stroke-color="#000000" draw:fill="solid" draw:fill-color="#d998d9" draw:textarea-horizontal-align="justify" draw:textarea-vertical-align="middle" draw:auto-grow-height="false" fo:min-height="0.25cm" fo:min-width="5.492cm" loext:decorative="false"/>
    </style:style>
    <style:style style:name="gr110" style:family="graphic" style:parent-style-name="standard">
      <style:graphic-properties svg:stroke-color="#000000" draw:fill="solid" draw:fill-color="#b298d9" draw:textarea-horizontal-align="justify" draw:textarea-vertical-align="middle" draw:auto-grow-height="false" fo:min-height="2.29cm" fo:min-width="5.596cm" style:writing-mode="lr-tb" loext:decorative="false"/>
      <style:paragraph-properties style:writing-mode="lr-tb"/>
    </style:style>
    <style:style style:name="gr111" style:family="graphic" style:parent-style-name="standard">
      <style:graphic-properties draw:stroke="solid" draw:stroke-dash="Fine_20_Dashed" svg:stroke-color="#000000" draw:fill="solid" draw:fill-color="#cc7acc" draw:fill-hatch-solid="true" draw:textarea-horizontal-align="justify" draw:textarea-vertical-align="middle" draw:auto-grow-height="false" fo:min-height="0.25cm" fo:min-width="0.998cm" loext:decorative="false"/>
    </style:style>
    <style:style style:name="gr112" style:family="graphic" style:parent-style-name="standard">
      <style:graphic-properties draw:stroke="solid" draw:stroke-dash="Fine_20_Dashed" svg:stroke-color="#000000" draw:fill="solid" draw:fill-color="#cc7acc" draw:fill-hatch-solid="true" draw:textarea-horizontal-align="justify" draw:textarea-vertical-align="middle" draw:auto-grow-height="false" fo:min-height="0.25cm" fo:min-width="5.492cm" loext:decorative="false"/>
    </style:style>
    <style:style style:name="gr113" style:family="graphic" style:parent-style-name="standard">
      <style:graphic-properties draw:stroke="solid" draw:stroke-dash="Fine_20_Dashed" svg:stroke-color="#000000" draw:fill="solid" draw:fill-color="#cc7acc" draw:textarea-horizontal-align="justify" draw:textarea-vertical-align="middle" draw:auto-grow-height="false" fo:min-height="0.25cm" fo:min-width="0.998cm" loext:decorative="false"/>
    </style:style>
    <style:style style:name="gr114" style:family="graphic" style:parent-style-name="standard">
      <style:graphic-properties draw:stroke="solid" draw:stroke-dash="Fine_20_Dashed" svg:stroke-color="#000000" draw:fill="solid" draw:fill-color="#cc7acc" draw:textarea-horizontal-align="justify" draw:textarea-vertical-align="middle" draw:auto-grow-height="false" fo:min-height="0.25cm" fo:min-width="5.492cm" loext:decorative="false"/>
    </style:style>
    <style:style style:name="gr115" style:family="graphic" style:parent-style-name="standard">
      <style:graphic-properties svg:stroke-color="#000000" draw:fill="solid" draw:fill-color="#9b7acc" draw:textarea-horizontal-align="justify" draw:textarea-vertical-align="middle" draw:auto-grow-height="false" fo:min-height="2.29cm" fo:min-width="5.596cm" style:writing-mode="lr-tb" loext:decorative="false"/>
      <style:paragraph-properties style:writing-mode="lr-tb"/>
    </style:style>
    <style:style style:name="gr116" style:family="graphic" style:parent-style-name="standard">
      <style:graphic-properties svg:stroke-color="#000000" draw:fill-color="#f0e6ff" draw:textarea-horizontal-align="justify" draw:textarea-vertical-align="middle" draw:auto-grow-height="false" fo:min-height="1.104cm" fo:min-width="1.454cm" style:writing-mode="lr-tb" loext:decorative="false"/>
      <style:paragraph-properties style:writing-mode="lr-tb"/>
    </style:style>
    <style:style style:name="gr117" style:family="graphic" style:parent-style-name="standard">
      <style:graphic-properties svg:stroke-color="#000000" draw:fill-color="#ffe1ff" draw:textarea-horizontal-align="justify" draw:textarea-vertical-align="middle" draw:auto-grow-height="false" fo:min-height="1.103cm" fo:min-width="3.726cm" style:writing-mode="lr-tb" loext:decorative="false"/>
      <style:paragraph-properties style:writing-mode="lr-tb"/>
    </style:style>
    <style:style style:name="gr118" style:family="graphic" style:parent-style-name="standard">
      <style:graphic-properties svg:stroke-color="#000000" draw:fill-color="#ffe1ff" draw:textarea-horizontal-align="justify" draw:textarea-vertical-align="middle" draw:auto-grow-height="false" fo:min-height="1.104cm" fo:min-width="2.656cm" style:writing-mode="lr-tb" loext:decorative="false"/>
      <style:paragraph-properties style:writing-mode="lr-tb"/>
    </style:style>
    <style:style style:name="gr119" style:family="graphic" style:parent-style-name="standard">
      <style:graphic-properties svg:stroke-color="#000000" draw:fill-color="#ffe1ff" draw:textarea-horizontal-align="justify" draw:textarea-vertical-align="middle" draw:auto-grow-height="false" fo:min-height="1.104cm" fo:min-width="2.195cm" style:writing-mode="lr-tb" loext:decorative="false"/>
      <style:paragraph-properties style:writing-mode="lr-tb"/>
    </style:style>
    <style:style style:name="gr120" style:family="graphic" style:parent-style-name="standard">
      <style:graphic-properties svg:stroke-color="#000000" draw:fill-color="#f0e6ff" draw:textarea-horizontal-align="justify" draw:textarea-vertical-align="middle" draw:auto-grow-height="false" fo:min-height="1.103cm" fo:min-width="3.726cm" style:writing-mode="lr-tb" loext:decorative="false"/>
      <style:paragraph-properties style:writing-mode="lr-tb"/>
    </style:style>
    <style:style style:name="gr121" style:family="graphic" style:parent-style-name="standard">
      <style:graphic-properties svg:stroke-color="#000000" draw:fill-color="#f0e6ff" draw:textarea-horizontal-align="justify" draw:textarea-vertical-align="middle" draw:auto-grow-height="false" fo:min-height="1.104cm" fo:min-width="2.656cm" style:writing-mode="lr-tb" loext:decorative="false"/>
      <style:paragraph-properties style:writing-mode="lr-tb"/>
    </style:style>
    <style:style style:name="gr122" style:family="graphic" style:parent-style-name="standard">
      <style:graphic-properties svg:stroke-color="#000000" draw:fill-color="#ccffcc" draw:textarea-horizontal-align="justify" draw:textarea-vertical-align="middle" draw:auto-grow-height="false" fo:min-height="1.103cm" fo:min-width="3.726cm" style:writing-mode="lr-tb" loext:decorative="false"/>
      <style:paragraph-properties style:writing-mode="lr-tb"/>
    </style:style>
    <style:style style:name="gr123" style:family="graphic" style:parent-style-name="standard">
      <style:graphic-properties svg:stroke-color="#000000" draw:fill-color="#ccffcc" draw:textarea-horizontal-align="justify" draw:textarea-vertical-align="middle" draw:auto-grow-height="false" fo:min-height="1.104cm" fo:min-width="2.656cm" style:writing-mode="lr-tb" loext:decorative="false"/>
      <style:paragraph-properties style:writing-mode="lr-tb"/>
    </style:style>
    <style:style style:name="gr124" style:family="graphic" style:parent-style-name="standard">
      <style:graphic-properties svg:stroke-color="#000000" draw:fill-color="#ccffcc" draw:textarea-horizontal-align="justify" draw:textarea-vertical-align="middle" draw:auto-grow-height="false" fo:min-height="1.104cm" fo:min-width="2.195cm" style:writing-mode="lr-tb" loext:decorative="false"/>
      <style:paragraph-properties style:writing-mode="lr-tb"/>
    </style:style>
    <style:style style:name="gr125" style:family="graphic" style:parent-style-name="standard">
      <style:graphic-properties draw:stroke="solid" svg:stroke-color="#000000" draw:fill-color="#f0e6ff" draw:textarea-horizontal-align="justify" draw:textarea-vertical-align="middle" draw:auto-grow-height="false" fo:min-height="0.25cm" fo:min-width="1.001cm" loext:decorative="false"/>
    </style:style>
    <style:style style:name="gr126" style:family="graphic" style:parent-style-name="standard">
      <style:graphic-properties draw:stroke="solid" svg:stroke-color="#000000" draw:fill-color="#f0e6ff" draw:textarea-horizontal-align="justify" draw:textarea-vertical-align="middle" draw:auto-grow-height="false" fo:min-height="0.25cm" fo:min-width="5.004cm" loext:decorative="false"/>
    </style:style>
    <style:style style:name="gr127" style:family="graphic" style:parent-style-name="standard" style:list-style-name="L1">
      <style:graphic-properties draw:stroke="none" svg:stroke-color="#000000" draw:fill="none" draw:fill-color="#ffffff" draw:textarea-horizontal-align="center" draw:auto-grow-height="true" draw:auto-grow-width="true" fo:min-height="1.455cm" fo:min-width="9.252cm" loext:decorative="false"/>
      <style:paragraph-properties style:writing-mode="lr-tb"/>
    </style:style>
    <style:style style:name="gr128" style:family="graphic" style:parent-style-name="standard">
      <style:graphic-properties draw:stroke="solid" draw:stroke-dash="Fine_20_Dashed" svg:stroke-color="#000000" draw:fill-color="#f0e6ff" draw:textarea-horizontal-align="justify" draw:textarea-vertical-align="middle" draw:auto-grow-height="false" fo:min-height="0.25cm" fo:min-width="1.001cm" loext:decorative="false"/>
    </style:style>
    <style:style style:name="gr129" style:family="graphic" style:parent-style-name="standard">
      <style:graphic-properties draw:stroke="solid" draw:stroke-dash="Fine_20_Dashed" svg:stroke-color="#000000" draw:fill-color="#f0e6ff" draw:textarea-horizontal-align="justify" draw:textarea-vertical-align="middle" draw:auto-grow-height="false" fo:min-height="0.25cm" fo:min-width="5.004cm" loext:decorative="false"/>
    </style:style>
    <style:style style:name="gr130" style:family="graphic" style:parent-style-name="standard">
      <style:graphic-properties draw:stroke="solid" svg:stroke-color="#000000" draw:fill="solid" draw:fill-color="#f0e6ff" draw:fill-hatch-solid="true" draw:textarea-horizontal-align="justify" draw:textarea-vertical-align="middle" draw:auto-grow-height="false" fo:min-height="0.25cm" fo:min-width="1.001cm" loext:decorative="false"/>
    </style:style>
    <style:style style:name="gr131" style:family="graphic" style:parent-style-name="standard">
      <style:graphic-properties draw:stroke="solid" svg:stroke-color="#000000" draw:fill="solid" draw:fill-color="#f0e6ff" draw:fill-hatch-solid="true" draw:textarea-horizontal-align="justify" draw:textarea-vertical-align="middle" draw:auto-grow-height="false" fo:min-height="0.25cm" fo:min-width="5.004cm" loext:decorative="false"/>
    </style:style>
    <style:style style:name="gr132" style:family="graphic" style:parent-style-name="standard">
      <style:graphic-properties svg:stroke-color="#000000" draw:fill-color="#ffffcc" draw:textarea-horizontal-align="justify" draw:textarea-vertical-align="middle" draw:auto-grow-height="false" fo:min-height="1.137cm" fo:min-width="1.434cm" fo:wrap-option="no-wrap" style:writing-mode="lr-tb" loext:decorative="false"/>
      <style:paragraph-properties style:writing-mode="lr-tb"/>
    </style:style>
    <style:style style:name="gr133" style:family="graphic" style:parent-style-name="standard">
      <style:graphic-properties draw:stroke="solid" draw:stroke-dash="Fine_20_Dashed" svg:stroke-color="#000000" draw:fill="solid" draw:fill-color="#ffe1ff" draw:fill-hatch-solid="true" draw:textarea-horizontal-align="justify" draw:textarea-vertical-align="middle" draw:auto-grow-height="false" fo:min-height="0.25cm" fo:min-width="0.998cm" loext:decorative="false"/>
    </style:style>
    <style:style style:name="gr134" style:family="graphic" style:parent-style-name="standard">
      <style:graphic-properties draw:stroke="solid" draw:stroke-dash="Fine_20_Dashed" svg:stroke-color="#000000" draw:fill="solid" draw:fill-color="#ffe1ff" draw:fill-hatch-solid="true" draw:textarea-horizontal-align="justify" draw:textarea-vertical-align="middle" draw:auto-grow-height="false" fo:min-height="0.25cm" fo:min-width="5.492cm" loext:decorative="false"/>
    </style:style>
    <style:style style:name="gr135" style:family="graphic" style:parent-style-name="standard">
      <style:graphic-properties svg:stroke-color="#000000" draw:fill-color="#ffffcc" draw:textarea-horizontal-align="justify" draw:textarea-vertical-align="middle" draw:auto-grow-height="false" fo:min-height="1.137cm" fo:min-width="1.824cm" fo:wrap-option="no-wrap" style:writing-mode="lr-tb" loext:decorative="false"/>
      <style:paragraph-properties style:writing-mode="lr-tb"/>
    </style:style>
    <style:style style:name="gr136" style:family="graphic" style:parent-style-name="standard">
      <style:graphic-properties svg:stroke-color="#000000" draw:fill="none" draw:textarea-vertical-align="middle" draw:auto-grow-height="false" fo:min-height="6.606cm" fo:min-width="0cm" loext:decorative="false"/>
    </style:style>
    <style:style style:name="gr137" style:family="graphic" style:parent-style-name="standard">
      <style:graphic-properties svg:stroke-color="#000000" draw:fill="solid" draw:fill-color="#f0e6ff" draw:textarea-horizontal-align="justify" draw:textarea-vertical-align="middle" draw:auto-grow-height="false" fo:min-height="2.01cm" fo:min-width="2.285cm" style:writing-mode="lr-tb" loext:decorative="false"/>
      <style:paragraph-properties style:writing-mode="lr-tb"/>
    </style:style>
    <style:style style:name="gr138" style:family="graphic" style:parent-style-name="standard">
      <style:graphic-properties svg:stroke-color="#000000" draw:fill="solid" draw:fill-color="#ffe1ff" draw:textarea-horizontal-align="justify" draw:textarea-vertical-align="middle" draw:auto-grow-height="false" fo:min-height="2.89cm" fo:min-width="2.285cm" style:writing-mode="lr-tb" loext:decorative="false"/>
      <style:paragraph-properties style:writing-mode="lr-tb"/>
    </style:style>
    <style:style style:name="gr139" style:family="graphic" style:parent-style-name="standard">
      <style:graphic-properties draw:stroke="none" svg:stroke-color="#000000" draw:fill="solid" draw:fill-color="#ffe1ff" draw:textarea-horizontal-align="left" draw:auto-grow-height="true" draw:auto-grow-width="true" fo:min-height="1.423cm" fo:min-width="1.606cm" loext:decorative="false"/>
      <style:paragraph-properties style:writing-mode="lr-tb"/>
    </style:style>
    <style:style style:name="gr140" style:family="graphic" style:parent-style-name="standard">
      <style:graphic-properties draw:stroke="none" svg:stroke-color="#000000" draw:fill="solid" draw:fill-color="#f0e6ff" draw:textarea-horizontal-align="left" draw:auto-grow-height="true" draw:auto-grow-width="false" fo:min-height="1.632cm" fo:min-width="1.01cm" loext:decorative="false"/>
      <style:paragraph-properties style:writing-mode="lr-tb"/>
    </style:style>
    <style:style style:name="gr141" style:family="graphic" style:parent-style-name="standard">
      <style:graphic-properties draw:stroke="none" svg:stroke-color="#000000" draw:fill="solid" draw:fill-color="#9b7acc" draw:textarea-horizontal-align="left" draw:auto-grow-height="true" draw:auto-grow-width="false" fo:min-height="1.632cm" fo:min-width="1.602cm" loext:decorative="false"/>
      <style:paragraph-properties style:writing-mode="lr-tb"/>
    </style:style>
    <style:style style:name="gr142" style:family="graphic" style:parent-style-name="standard">
      <style:graphic-properties draw:stroke="dash" draw:stroke-dash="Long_20_dashed" svg:stroke-color="#000000" draw:fill-color="#ffffff" draw:textarea-horizontal-align="justify" draw:textarea-vertical-align="middle" draw:auto-grow-height="false" fo:min-height="3.43cm" fo:min-width="8.778cm" loext:decorative="false"/>
    </style:style>
    <style:style style:name="gr143" style:family="graphic" style:parent-style-name="standard">
      <style:graphic-properties svg:stroke-color="#000000" draw:fill-color="#ffffcc" draw:textarea-horizontal-align="justify" draw:textarea-vertical-align="middle" draw:auto-grow-height="false" fo:min-height="1.137cm" fo:min-width="2.08cm" fo:wrap-option="no-wrap" style:writing-mode="lr-tb" loext:decorative="false"/>
      <style:paragraph-properties style:writing-mode="lr-tb"/>
    </style:style>
    <style:style style:name="pr1" style:family="presentation" style:parent-style-name="master1_5f__5f_-title" style:list-style-name="L1">
      <style:graphic-properties fo:min-height="3.477cm" loext:decorative="false"/>
      <style:paragraph-properties style:writing-mode="lr-tb"/>
    </style:style>
    <style:style style:name="pr2" style:family="presentation" style:parent-style-name="master1_5f__5f_-notes">
      <style:graphic-properties draw:fill-color="#ffffff" fo:min-height="14.431cm" loext:decorative="false"/>
      <style:paragraph-properties style:writing-mode="lr-tb"/>
    </style:style>
    <style:style style:name="pr3" style:family="presentation" style:parent-style-name="master_5f_-title">
      <style:graphic-properties draw:auto-grow-height="true" fo:min-height="1.741cm" loext:decorative="false"/>
      <style:paragraph-properties style:writing-mode="lr-tb"/>
    </style:style>
    <style:style style:name="pr4" style:family="presentation" style:parent-style-name="master_5f_-outline1">
      <style:graphic-properties fo:min-height="1.857cm" loext:decorative="false"/>
      <style:paragraph-properties style:writing-mode="lr-tb"/>
    </style:style>
    <style:style style:name="pr5" style:family="presentation" style:parent-style-name="master_5f_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master_5f_-notes">
      <style:graphic-properties draw:fill-color="#ffffff" draw:auto-grow-height="true" fo:min-height="14.521cm" loext:decorative="false"/>
      <style:paragraph-properties style:writing-mode="lr-tb"/>
    </style:style>
    <style:style style:name="pr7" style:family="presentation" style:parent-style-name="template21-title">
      <style:graphic-properties draw:auto-grow-height="true" fo:min-height="3.473cm" loext:decorative="false"/>
      <style:paragraph-properties style:writing-mode="lr-tb"/>
    </style:style>
    <style:style style:name="pr8" style:family="presentation" style:parent-style-name="template21-outline1">
      <style:graphic-properties fo:min-height="14.15cm" loext:decorative="false"/>
      <style:paragraph-properties style:writing-mode="lr-tb"/>
    </style:style>
    <style:style style:name="pr9" style:family="presentation" style:parent-style-name="template21-notes">
      <style:graphic-properties draw:fill-color="#ffffff" draw:auto-grow-height="true" fo:min-height="13.364cm" loext:decorative="false"/>
      <style:paragraph-properties style:writing-mode="lr-tb"/>
    </style:style>
    <style:style style:name="pr10" style:family="presentation" style:parent-style-name="master_5f_-title">
      <style:graphic-properties draw:auto-grow-height="true" fo:min-height="1.803cm" loext:decorative="false"/>
      <style:paragraph-properties style:writing-mode="lr-tb"/>
    </style:style>
    <style:style style:name="pr11" style:family="presentation" style:parent-style-name="master_5f_-notes">
      <style:graphic-properties draw:fill-color="#ffffff" draw:auto-grow-height="true" fo:min-height="16.611cm" loext:decorative="false"/>
      <style:paragraph-properties style:writing-mode="lr-tb"/>
    </style:style>
    <style:style style:name="pr12" style:family="presentation" style:parent-style-name="master_5f_-notes">
      <style:graphic-properties draw:fill-color="#ffffff" draw:auto-grow-height="true" fo:min-height="14.166cm" loext:decorative="false"/>
      <style:paragraph-properties style:writing-mode="lr-tb"/>
    </style:style>
    <style:style style:name="pr13" style:family="presentation" style:parent-style-name="master_5f__5f_-title">
      <style:graphic-properties fo:min-height="1.741cm" loext:decorative="false"/>
      <style:paragraph-properties style:writing-mode="lr-tb"/>
    </style:style>
    <style:style style:name="pr14" style:family="presentation" style:parent-style-name="master_5f__5f_-outline1">
      <style:graphic-properties fo:min-height="14.15cm" loext:decorative="false"/>
      <style:paragraph-properties style:writing-mode="lr-tb"/>
    </style:style>
    <style:style style:name="pr15" style:family="presentation" style:parent-style-name="master_5f__5f_-notes">
      <style:graphic-properties draw:fill-color="#ffffff" fo:min-height="13.364cm" loext:decorative="false"/>
      <style:paragraph-properties style:writing-mode="lr-tb"/>
    </style:style>
    <style:style style:name="pr16" style:family="presentation" style:parent-style-name="template21-title">
      <style:graphic-properties draw:auto-grow-height="true" fo:min-height="1.737cm" loext:decorative="false"/>
      <style:paragraph-properties style:writing-mode="lr-tb"/>
    </style:style>
    <style:style style:name="pr17" style:family="presentation" style:parent-style-name="master_5f_-title">
      <style:graphic-properties draw:auto-grow-height="true" fo:min-height="1.737cm" loext:decorative="false"/>
      <style:paragraph-properties style:writing-mode="lr-tb"/>
    </style:style>
    <style:style style:name="pr18" style:family="presentation" style:parent-style-name="master_5f__5f_-title">
      <style:graphic-properties draw:auto-grow-height="true" fo:min-height="2.057cm" loext:decorative="false"/>
      <style:paragraph-properties style:writing-mode="lr-tb"/>
    </style:style>
    <style:style style:name="pr19" style:family="presentation" style:parent-style-name="master_5f__5f_-outline1">
      <style:graphic-properties fo:min-height="1.857cm" loext:decorative="false"/>
      <style:paragraph-properties style:writing-mode="lr-tb"/>
    </style:style>
    <style:style style:name="pr20" style:family="presentation" style:parent-style-name="master_5f__5f_-notes">
      <style:graphic-properties draw:fill-color="#ffffff" draw:auto-grow-height="true" fo:min-height="13.566cm" loext:decorative="false"/>
      <style:paragraph-properties style:writing-mode="lr-tb"/>
    </style:style>
    <style:style style:name="pr21" style:family="presentation" style:parent-style-name="master_5f_-title">
      <style:graphic-properties fo:min-height="1.741cm" loext:decorative="false"/>
      <style:paragraph-properties style:writing-mode="lr-tb"/>
    </style:style>
    <style:style style:name="pr22" style:family="presentation" style:parent-style-name="master_5f_-outline1" style:list-style-name="L5">
      <style:graphic-properties fo:min-height="14.15cm" loext:decorative="false"/>
      <style:paragraph-properties style:writing-mode="lr-tb"/>
    </style:style>
    <style:style style:name="pr23" style:family="presentation" style:parent-style-name="master_5f_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ffffff" loext:opacity="100%" style:font-name="Liberation Sans3"/>
    </style:style>
    <style:style style:name="P3" style:family="paragraph">
      <style:paragraph-properties fo:text-align="center" style:writing-mode="lr-tb"/>
      <style:text-properties fo:color="#ffffff" loext:opacity="100%" fo:font-size="36pt" style:font-size-asian="36pt" style:font-size-complex="36pt"/>
    </style:style>
    <style:style style:name="P4" style:family="paragraph">
      <loext:graphic-properties draw:fill-color="#b37509" draw:opacity="100%"/>
      <style:paragraph-properties fo:text-align="center" style:writing-mode="lr-tb"/>
      <style:text-properties fo:color="#ffffff" loext:opacity="100%" fo:font-size="36pt" style:font-size-asian="36pt" style:font-size-complex="36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margin-left="0cm" fo:margin-right="0cm" fo:text-indent="0cm"/>
      <style:text-properties fo:color="#c5000b" loext:opacity="100%" fo:font-size="20pt"/>
    </style:style>
    <style:style style:name="P8" style:family="paragraph">
      <style:paragraph-properties fo:margin-top="0cm" fo:margin-bottom="0.4cm"/>
    </style:style>
    <style:style style:name="P9" style:family="paragraph">
      <style:paragraph-properties fo:margin-left="0cm" fo:margin-right="0cm" fo:margin-top="0cm" fo:margin-bottom="0.4cm" fo:text-indent="0cm"/>
    </style:style>
    <style:style style:name="P10" style:family="paragraph">
      <style:text-properties fo:color="#000000" loext:opacity="100%" fo:font-size="28pt" style:font-size-asian="28pt" style:font-size-complex="28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margin-top="0cm" fo:margin-bottom="1.6cm"/>
    </style:style>
    <style:style style:name="P13" style:family="paragraph">
      <style:text-properties fo:color="#000000" loext:opacity="100%" style:font-name="Liberation Mono1" fo:font-size="22pt" style:font-size-asian="22pt" style:font-size-complex="22pt"/>
    </style:style>
    <style:style style:name="P14" style:family="paragraph">
      <style:text-properties fo:color="#000000" loext:opacity="100%"/>
    </style:style>
    <style:style style:name="P15" style:family="paragraph">
      <style:paragraph-properties fo:text-align="center"/>
    </style:style>
    <style:style style:name="P16" style:family="paragraph">
      <style:paragraph-properties fo:text-align="center" style:writing-mode="lr-tb"/>
      <style:text-properties fo:font-size="14pt" style:font-size-asian="14pt" style:font-size-complex="14pt"/>
    </style:style>
    <style:style style:name="P17" style:family="paragraph">
      <loext:graphic-properties draw:fill-color="#f0e6ff"/>
      <style:paragraph-properties fo:text-align="center" style:writing-mode="lr-tb"/>
      <style:text-properties fo:font-size="14pt" style:font-size-asian="14pt" style:font-size-complex="14pt"/>
    </style:style>
    <style:style style:name="P18" style:family="paragraph">
      <loext:graphic-properties draw:fill-color="#ffffcc"/>
      <style:paragraph-properties fo:text-align="center" style:writing-mode="lr-tb"/>
      <style:text-properties fo:font-size="14pt" style:font-size-asian="14pt" style:font-size-complex="14pt"/>
    </style:style>
    <style:style style:name="P19" style:family="paragraph">
      <style:paragraph-properties fo:margin-left="0cm" fo:margin-right="0cm" fo:margin-top="0cm" fo:margin-bottom="0.2cm" fo:text-indent="0cm"/>
    </style:style>
    <style:style style:name="P20" style:family="paragraph">
      <loext:graphic-properties draw:fill-color="#ffffff"/>
      <style:paragraph-properties fo:margin-left="0cm" fo:margin-right="0cm" fo:margin-top="0cm" fo:margin-bottom="0.2cm" fo:text-indent="-0.6cm"/>
      <style:text-properties fo:font-size="14pt" style:font-size-asian="14pt" style:font-size-complex="14pt"/>
    </style:style>
    <style:style style:name="P21" style:family="paragraph">
      <loext:graphic-properties draw:fill-color="#ffffff"/>
      <style:paragraph-properties fo:text-align="center"/>
    </style:style>
    <style:style style:name="P22" style:family="paragraph">
      <style:paragraph-properties fo:text-align="center" style:writing-mode="lr-tb"/>
      <style:text-properties fo:color="#000000" loext:opacity="100%" fo:font-size="16pt" style:font-size-asian="16pt" style:font-size-complex="16pt"/>
    </style:style>
    <style:style style:name="P23" style:family="paragraph">
      <loext:graphic-properties draw:fill-color="#f0e6ff"/>
      <style:paragraph-properties fo:text-align="center" style:writing-mode="lr-tb"/>
      <style:text-properties fo:color="#000000" loext:opacity="100%" fo:font-size="16pt" style:font-size-asian="16pt" style:font-size-complex="16pt"/>
    </style:style>
    <style:style style:name="P24" style:family="paragraph">
      <style:paragraph-properties fo:text-align="start" style:writing-mode="lr-tb"/>
      <style:text-properties fo:color="#000000" loext:opacity="100%" fo:font-size="16pt" style:font-size-asian="16pt" style:font-size-complex="16pt"/>
    </style:style>
    <style:style style:name="P25" style:family="paragraph">
      <loext:graphic-properties draw:fill-color="#f0e6ff"/>
      <style:paragraph-properties fo:text-align="start" style:writing-mode="lr-tb"/>
      <style:text-properties fo:color="#000000" loext:opacity="100%" fo:font-size="16pt" style:font-size-asian="16pt" style:font-size-complex="16pt"/>
    </style:style>
    <style:style style:name="P26" style:family="paragraph">
      <style:paragraph-properties fo:text-align="center" style:writing-mode="lr-tb"/>
      <style:text-properties fo:font-size="16pt" style:font-size-asian="16pt" style:font-size-complex="16pt"/>
    </style:style>
    <style:style style:name="P27" style:family="paragraph">
      <loext:graphic-properties draw:fill-color="#f0e6ff"/>
      <style:paragraph-properties fo:text-align="center" style:writing-mode="lr-tb"/>
      <style:text-properties fo:font-size="16pt" style:font-size-asian="16pt" style:font-size-complex="16pt"/>
    </style:style>
    <style:style style:name="P28" style:family="paragraph">
      <style:paragraph-properties fo:text-align="start" style:writing-mode="lr-tb"/>
      <style:text-properties fo:font-size="16pt" style:font-size-asian="16pt" style:font-size-complex="16pt"/>
    </style:style>
    <style:style style:name="P29" style:family="paragraph">
      <loext:graphic-properties draw:fill-color="#f0e6ff"/>
      <style:paragraph-properties fo:text-align="start" style:writing-mode="lr-tb"/>
      <style:text-properties fo:font-size="16pt" style:font-size-asian="16pt" style:font-size-complex="16pt"/>
    </style:style>
    <style:style style:name="P30" style:family="paragraph">
      <loext:graphic-properties draw:fill="solid" draw:fill-color="#ffffff"/>
      <style:paragraph-properties fo:text-align="center" style:writing-mode="lr-tb"/>
      <style:text-properties fo:color="#000000" loext:opacity="100%" fo:font-size="16pt" style:font-size-asian="16pt" style:font-size-complex="16pt"/>
    </style:style>
    <style:style style:name="P31" style:family="paragraph">
      <loext:graphic-properties draw:fill="solid" draw:fill-color="#ffffff"/>
      <style:paragraph-properties fo:text-align="center" style:writing-mode="lr-tb"/>
      <style:text-properties fo:font-size="16pt" style:font-size-asian="16pt" style:font-size-complex="16pt"/>
    </style:style>
    <style:style style:name="P32" style:family="paragraph">
      <loext:graphic-properties draw:fill-color="#ffffff"/>
      <style:paragraph-properties fo:text-align="center"/>
      <style:text-properties fo:color="#000000" loext:opacity="100%" fo:font-size="16pt" style:font-size-asian="16pt" style:font-size-complex="16pt"/>
    </style:style>
    <style:style style:name="P33" style:family="paragraph">
      <loext:graphic-properties draw:fill-color="#ffffff"/>
      <style:paragraph-properties fo:text-align="start"/>
      <style:text-properties fo:color="#000000" loext:opacity="100%" fo:font-size="16pt" style:font-size-asian="16pt" style:font-size-complex="16pt"/>
    </style:style>
    <style:style style:name="P34" style:family="paragraph">
      <loext:graphic-properties draw:fill-color="#ffffff"/>
      <style:paragraph-properties fo:text-align="center" style:writing-mode="lr-tb"/>
      <style:text-properties fo:font-size="16pt" style:font-size-asian="16pt" style:font-size-complex="16pt"/>
    </style:style>
    <style:style style:name="P35" style:family="paragraph">
      <loext:graphic-properties draw:fill-color="#ffffff"/>
      <style:paragraph-properties fo:text-align="start" style:writing-mode="lr-tb"/>
      <style:text-properties fo:font-size="16pt" style:font-size-asian="16pt" style:font-size-complex="16pt"/>
    </style:style>
    <style:style style:name="P36" style:family="paragraph">
      <loext:graphic-properties draw:fill-color="#ffffff"/>
      <style:paragraph-properties fo:text-align="center" style:writing-mode="lr-tb"/>
      <style:text-properties fo:color="#000000" loext:opacity="100%" fo:font-size="16pt" style:font-size-asian="16pt" style:font-size-complex="16pt"/>
    </style:style>
    <style:style style:name="P37" style:family="paragraph">
      <style:paragraph-properties fo:margin-left="0cm" fo:margin-right="0cm" fo:margin-top="0cm" fo:margin-bottom="0.2cm" fo:line-height="100%" fo:text-indent="0cm"/>
    </style:style>
    <style:style style:name="P38" style:family="paragraph">
      <loext:graphic-properties draw:fill="none" draw:fill-color="#ffffff"/>
      <style:text-properties fo:font-size="16pt" fo:font-style="italic" style:font-size-asian="16pt" style:font-style-asian="italic" style:font-size-complex="16pt" style:font-style-complex="italic"/>
    </style:style>
    <style:style style:name="P39" style:family="paragraph">
      <loext:graphic-properties draw:fill="none" draw:fill-color="#ffffff"/>
      <style:paragraph-properties fo:text-align="start"/>
      <style:text-properties fo:font-size="16pt" style:font-size-asian="16pt" style:font-size-complex="16pt"/>
    </style:style>
    <style:style style:name="P40" style:family="paragraph">
      <loext:graphic-properties draw:fill-color="#ffffff"/>
      <style:paragraph-properties fo:margin-left="0cm" fo:margin-right="0cm" fo:margin-top="0cm" fo:margin-bottom="0.2cm" fo:text-indent="0cm"/>
      <style:text-properties fo:font-size="20pt"/>
    </style:style>
    <style:style style:name="P41" style:family="paragraph">
      <loext:graphic-properties draw:fill-color="#ffe1ff"/>
      <style:paragraph-properties fo:text-align="center" style:writing-mode="lr-tb"/>
      <style:text-properties fo:color="#000000" loext:opacity="100%" fo:font-size="16pt" style:font-size-asian="16pt" style:font-size-complex="16pt"/>
    </style:style>
    <style:style style:name="P42" style:family="paragraph">
      <loext:graphic-properties draw:fill-color="#ffe1ff"/>
      <style:paragraph-properties fo:text-align="start" style:writing-mode="lr-tb"/>
      <style:text-properties fo:color="#000000" loext:opacity="100%" fo:font-size="16pt" style:font-size-asian="16pt" style:font-size-complex="16pt"/>
    </style:style>
    <style:style style:name="P43" style:family="paragraph">
      <loext:graphic-properties draw:fill-color="#ffffff"/>
      <style:paragraph-properties fo:text-align="start" style:writing-mode="lr-tb"/>
      <style:text-properties fo:color="#000000" loext:opacity="100%" fo:font-size="16pt" style:font-size-asian="16pt" style:font-size-complex="16pt"/>
    </style:style>
    <style:style style:name="P44" style:family="paragraph">
      <loext:graphic-properties draw:fill-color="#f0e6ff"/>
      <style:paragraph-properties fo:text-align="center"/>
    </style:style>
    <style:style style:name="P45" style:family="paragraph">
      <loext:graphic-properties draw:fill-color="#eeeeee"/>
      <style:paragraph-properties fo:text-align="center" style:writing-mode="lr-tb"/>
      <style:text-properties fo:color="#000000" loext:opacity="100%" fo:font-size="16pt" style:font-size-asian="16pt" style:font-size-complex="16pt"/>
    </style:style>
    <style:style style:name="P46" style:family="paragraph">
      <loext:graphic-properties draw:fill-color="#eeeeee"/>
      <style:paragraph-properties fo:text-align="start" style:writing-mode="lr-tb"/>
      <style:text-properties fo:color="#000000" loext:opacity="100%" fo:font-size="16pt" style:font-size-asian="16pt" style:font-size-complex="16pt"/>
    </style:style>
    <style:style style:name="P47" style:family="paragraph">
      <loext:graphic-properties draw:fill-color="#eeeeee"/>
      <style:paragraph-properties fo:text-align="center" style:writing-mode="lr-tb"/>
      <style:text-properties fo:font-size="16pt" style:font-size-asian="16pt" style:font-size-complex="16pt"/>
    </style:style>
    <style:style style:name="P48" style:family="paragraph">
      <loext:graphic-properties draw:fill-color="#eeeeee"/>
      <style:paragraph-properties fo:text-align="start" style:writing-mode="lr-tb"/>
      <style:text-properties fo:font-size="16pt" style:font-size-asian="16pt" style:font-size-complex="16pt"/>
    </style:style>
    <style:style style:name="P49" style:family="paragraph">
      <loext:graphic-properties draw:fill="solid" draw:fill-color="#ffcc00" draw:opacity-name="Transparency_20_5"/>
      <style:paragraph-properties fo:text-align="center"/>
    </style:style>
    <style:style style:name="P50" style:family="paragraph">
      <style:paragraph-properties fo:margin-left="0cm" fo:margin-right="0cm" fo:margin-top="0cm" fo:margin-bottom="0.2cm" fo:text-indent="-0.6cm"/>
    </style:style>
    <style:style style:name="P51" style:family="paragraph">
      <loext:graphic-properties draw:fill-color="#ffffff"/>
      <style:paragraph-properties fo:margin-left="0cm" fo:margin-right="0cm" fo:margin-top="0cm" fo:margin-bottom="0.2cm" fo:text-indent="-0.6cm"/>
      <style:text-properties fo:font-size="20pt"/>
    </style:style>
    <style:style style:name="P52" style:family="paragraph">
      <loext:graphic-properties draw:fill="none"/>
      <style:paragraph-properties fo:text-align="start"/>
      <style:text-properties style:font-name="Liberation Mono2" fo:font-size="18pt"/>
    </style:style>
    <style:style style:name="P53" style:family="paragraph">
      <loext:graphic-properties draw:fill="solid" draw:fill-color="#f0e6ff" draw:fill-hatch-solid="true"/>
      <style:paragraph-properties fo:text-align="center"/>
      <style:text-properties fo:color="#000000" loext:opacity="100%" fo:font-size="16pt" style:font-size-asian="16pt" style:font-size-complex="16pt"/>
    </style:style>
    <style:style style:name="P54" style:family="paragraph">
      <loext:graphic-properties draw:fill="solid" draw:fill-color="#f0e6ff" draw:fill-hatch-solid="true"/>
      <style:paragraph-properties fo:text-align="start"/>
      <style:text-properties fo:color="#000000" loext:opacity="100%" fo:font-size="16pt" style:font-size-asian="16pt" style:font-size-complex="16pt"/>
    </style:style>
    <style:style style:name="P55" style:family="paragraph">
      <loext:graphic-properties draw:fill="solid" draw:fill-color="#eeeeee"/>
      <style:paragraph-properties fo:text-align="center"/>
      <style:text-properties fo:font-size="16pt" style:font-size-asian="16pt" style:font-size-complex="16pt"/>
    </style:style>
    <style:style style:name="P56" style:family="paragraph">
      <loext:graphic-properties draw:fill="solid" draw:fill-color="#eeeeee"/>
      <style:paragraph-properties fo:text-align="start"/>
      <style:text-properties fo:font-size="16pt" style:font-size-asian="16pt" style:font-size-complex="16pt"/>
    </style:style>
    <style:style style:name="P57" style:family="paragraph">
      <loext:graphic-properties draw:fill="solid" draw:fill-color="#ffffff" draw:fill-hatch-solid="true"/>
      <style:paragraph-properties fo:text-align="center"/>
      <style:text-properties fo:color="#000000" loext:opacity="100%" fo:font-size="16pt" style:font-size-asian="16pt" style:font-size-complex="16pt"/>
    </style:style>
    <style:style style:name="P58" style:family="paragraph">
      <loext:graphic-properties draw:fill="solid" draw:fill-color="#ffffff"/>
      <style:paragraph-properties fo:text-align="center"/>
      <style:text-properties fo:font-size="16pt" style:font-size-asian="16pt" style:font-size-complex="16pt"/>
    </style:style>
    <style:style style:name="P59" style:family="paragraph">
      <loext:graphic-properties draw:fill="solid" draw:fill-color="#eeeeee"/>
      <style:paragraph-properties fo:text-align="center"/>
      <style:text-properties fo:color="#000000" loext:opacity="100%" fo:font-size="16pt" style:font-size-asian="16pt" style:font-size-complex="16pt"/>
    </style:style>
    <style:style style:name="P60" style:family="paragraph">
      <loext:graphic-properties draw:fill="solid" draw:fill-color="#eeeeee"/>
      <style:paragraph-properties fo:text-align="start"/>
      <style:text-properties fo:color="#000000" loext:opacity="100%" fo:font-size="16pt" style:font-size-asian="16pt" style:font-size-complex="16pt"/>
    </style:style>
    <style:style style:name="P61" style:family="paragraph">
      <loext:graphic-properties draw:fill="solid" draw:fill-color="#ffffff"/>
      <style:paragraph-properties fo:text-align="center"/>
      <style:text-properties fo:color="#000000" loext:opacity="100%" fo:font-size="16pt" style:font-size-asian="16pt" style:font-size-complex="16pt"/>
    </style:style>
    <style:style style:name="P62" style:family="paragraph">
      <loext:graphic-properties draw:fill="solid" draw:fill-color="#eeeeee" draw:fill-hatch-solid="true"/>
      <style:paragraph-properties fo:text-align="center"/>
      <style:text-properties fo:font-size="16pt" style:font-size-asian="16pt" style:font-size-complex="16pt"/>
    </style:style>
    <style:style style:name="P63" style:family="paragraph">
      <loext:graphic-properties draw:fill="solid" draw:fill-color="#eeeeee" draw:fill-hatch-solid="true"/>
      <style:paragraph-properties fo:text-align="start"/>
      <style:text-properties fo:font-size="16pt" style:font-size-asian="16pt" style:font-size-complex="16pt"/>
    </style:style>
    <style:style style:name="P64" style:family="paragraph">
      <loext:graphic-properties draw:fill="solid" draw:fill-color="#ffffff" draw:fill-hatch-solid="true"/>
      <style:paragraph-properties fo:text-align="center"/>
      <style:text-properties fo:font-size="16pt" style:font-size-asian="16pt" style:font-size-complex="16pt"/>
    </style:style>
    <style:style style:name="P65" style:family="paragraph">
      <loext:graphic-properties draw:fill="solid" draw:fill-color="#eeeeee" draw:fill-hatch-solid="true"/>
      <style:paragraph-properties fo:text-align="center"/>
      <style:text-properties fo:color="#000000" loext:opacity="100%" fo:font-size="16pt" style:font-size-asian="16pt" style:font-size-complex="16pt"/>
    </style:style>
    <style:style style:name="P66" style:family="paragraph">
      <loext:graphic-properties draw:fill="solid" draw:fill-color="#eeeeee" draw:fill-hatch-solid="true"/>
      <style:paragraph-properties fo:text-align="start"/>
      <style:text-properties fo:color="#000000" loext:opacity="100%" fo:font-size="16pt" style:font-size-asian="16pt" style:font-size-complex="16pt"/>
    </style:style>
    <style:style style:name="P67" style:family="paragraph">
      <loext:graphic-properties draw:fill="none"/>
      <style:paragraph-properties fo:text-align="center"/>
    </style:style>
    <style:style style:name="P68" style:family="paragraph">
      <loext:graphic-properties draw:fill="solid" draw:fill-color="#cab8e6"/>
      <style:paragraph-properties fo:text-align="center" style:writing-mode="lr-tb"/>
    </style:style>
    <style:style style:name="P69" style:family="paragraph">
      <loext:graphic-properties draw:fill="solid" draw:fill-color="#cab8e6"/>
      <style:paragraph-properties fo:text-align="center"/>
    </style:style>
    <style:style style:name="P70" style:family="paragraph">
      <loext:graphic-properties draw:fill="solid" draw:fill-color="#b298d9"/>
      <style:paragraph-properties fo:text-align="center" style:writing-mode="lr-tb"/>
    </style:style>
    <style:style style:name="P71" style:family="paragraph">
      <loext:graphic-properties draw:fill="solid" draw:fill-color="#b298d9"/>
      <style:paragraph-properties fo:text-align="center"/>
    </style:style>
    <style:style style:name="P72" style:family="paragraph">
      <loext:graphic-properties draw:fill="solid" draw:fill-color="#9b7acc"/>
      <style:paragraph-properties fo:text-align="center" style:writing-mode="lr-tb"/>
    </style:style>
    <style:style style:name="P73" style:family="paragraph">
      <loext:graphic-properties draw:fill="solid" draw:fill-color="#9b7acc"/>
      <style:paragraph-properties fo:text-align="center"/>
      <style:text-properties fo:color="#000000" loext:opacity="100%"/>
    </style:style>
    <style:style style:name="P74" style:family="paragraph">
      <style:paragraph-properties fo:text-align="center" style:writing-mode="lr-tb"/>
    </style:style>
    <style:style style:name="P75" style:family="paragraph">
      <loext:graphic-properties draw:fill="solid" draw:fill-color="#f0e6ff"/>
      <style:paragraph-properties fo:text-align="center" style:writing-mode="lr-tb"/>
    </style:style>
    <style:style style:name="P76" style:family="paragraph">
      <style:paragraph-properties fo:margin-left="0cm" fo:margin-right="0cm" fo:margin-top="0.42cm" fo:margin-bottom="0.35cm" fo:text-indent="0cm"/>
    </style:style>
    <style:style style:name="P77" style:family="paragraph">
      <loext:graphic-properties draw:fill="solid" draw:fill-color="#ffe1ff"/>
      <style:paragraph-properties fo:text-align="center"/>
      <style:text-properties fo:color="#000000" loext:opacity="100%" fo:font-size="16pt" style:font-size-asian="16pt" style:font-size-complex="16pt"/>
    </style:style>
    <style:style style:name="P78" style:family="paragraph">
      <loext:graphic-properties draw:fill="solid" draw:fill-color="#ffe1ff"/>
      <style:paragraph-properties fo:text-align="start"/>
      <style:text-properties fo:color="#000000" loext:opacity="100%" fo:font-size="16pt" style:font-size-asian="16pt" style:font-size-complex="16pt"/>
    </style:style>
    <style:style style:name="P79" style:family="paragraph">
      <loext:graphic-properties draw:fill="solid" draw:fill-color="#e6b8e6"/>
      <style:paragraph-properties fo:text-align="center" style:writing-mode="lr-tb"/>
    </style:style>
    <style:style style:name="P80" style:family="paragraph">
      <loext:graphic-properties draw:fill="solid" draw:fill-color="#e6b8e6"/>
      <style:paragraph-properties fo:text-align="center"/>
    </style:style>
    <style:style style:name="P81" style:family="paragraph">
      <loext:graphic-properties draw:fill="solid" draw:fill-color="#d998d9"/>
      <style:paragraph-properties fo:text-align="center" style:writing-mode="lr-tb"/>
    </style:style>
    <style:style style:name="P82" style:family="paragraph">
      <loext:graphic-properties draw:fill="solid" draw:fill-color="#d998d9"/>
      <style:paragraph-properties fo:text-align="center"/>
    </style:style>
    <style:style style:name="P83" style:family="paragraph">
      <loext:graphic-properties draw:fill="solid" draw:fill-color="#cc7acc"/>
      <style:paragraph-properties fo:text-align="center" style:writing-mode="lr-tb"/>
    </style:style>
    <style:style style:name="P84" style:family="paragraph">
      <loext:graphic-properties draw:fill="solid" draw:fill-color="#cc7acc"/>
      <style:paragraph-properties fo:text-align="center"/>
      <style:text-properties fo:color="#000000" loext:opacity="100%"/>
    </style:style>
    <style:style style:name="P85" style:family="paragraph">
      <loext:graphic-properties draw:fill="none" draw:fill-color="#ffffff"/>
      <style:paragraph-properties fo:margin-left="0cm" fo:margin-right="0cm" fo:margin-top="0cm" fo:margin-bottom="0.2cm" fo:line-height="100%" fo:text-indent="0cm"/>
      <style:text-properties fo:font-size="16pt" fo:font-style="italic" style:font-size-asian="16pt" style:font-style-asian="italic" style:font-size-complex="16pt" style:font-style-complex="italic"/>
    </style:style>
    <style:style style:name="P86" style:family="paragraph">
      <loext:graphic-properties draw:fill="solid" draw:fill-color="#e6b8e6" draw:fill-hatch-solid="true"/>
      <style:paragraph-properties fo:text-align="center"/>
      <style:text-properties fo:color="#000000" loext:opacity="100%" fo:font-size="16pt" style:font-size-asian="16pt" style:font-size-complex="16pt"/>
    </style:style>
    <style:style style:name="P87" style:family="paragraph">
      <loext:graphic-properties draw:fill="solid" draw:fill-color="#e6b8e6" draw:fill-hatch-solid="true"/>
      <style:paragraph-properties fo:text-align="start"/>
      <style:text-properties fo:color="#000000" loext:opacity="100%" fo:font-size="16pt" style:font-size-asian="16pt" style:font-size-complex="16pt"/>
    </style:style>
    <style:style style:name="P88" style:family="paragraph">
      <loext:graphic-properties draw:fill="solid" draw:fill-color="#e6b8e6"/>
      <style:paragraph-properties fo:text-align="center"/>
      <style:text-properties fo:color="#000000" loext:opacity="100%" fo:font-size="16pt" style:font-size-asian="16pt" style:font-size-complex="16pt"/>
    </style:style>
    <style:style style:name="P89" style:family="paragraph">
      <loext:graphic-properties draw:fill="solid" draw:fill-color="#e6b8e6"/>
      <style:paragraph-properties fo:text-align="start"/>
      <style:text-properties fo:color="#000000" loext:opacity="100%" fo:font-size="16pt" style:font-size-asian="16pt" style:font-size-complex="16pt"/>
    </style:style>
    <style:style style:name="P90" style:family="paragraph">
      <loext:graphic-properties draw:fill="solid" draw:fill-color="#d998d9" draw:fill-hatch-solid="true"/>
      <style:paragraph-properties fo:text-align="center"/>
      <style:text-properties fo:color="#000000" loext:opacity="100%" fo:font-size="16pt" style:font-size-asian="16pt" style:font-size-complex="16pt"/>
    </style:style>
    <style:style style:name="P91" style:family="paragraph">
      <loext:graphic-properties draw:fill="solid" draw:fill-color="#d998d9" draw:fill-hatch-solid="true"/>
      <style:paragraph-properties fo:text-align="start"/>
      <style:text-properties fo:color="#000000" loext:opacity="100%" fo:font-size="16pt" style:font-size-asian="16pt" style:font-size-complex="16pt"/>
    </style:style>
    <style:style style:name="P92" style:family="paragraph">
      <loext:graphic-properties draw:fill="solid" draw:fill-color="#d998d9"/>
      <style:paragraph-properties fo:text-align="center"/>
      <style:text-properties fo:color="#000000" loext:opacity="100%" fo:font-size="16pt" style:font-size-asian="16pt" style:font-size-complex="16pt"/>
    </style:style>
    <style:style style:name="P93" style:family="paragraph">
      <loext:graphic-properties draw:fill="solid" draw:fill-color="#d998d9"/>
      <style:paragraph-properties fo:text-align="start"/>
      <style:text-properties fo:color="#000000" loext:opacity="100%" fo:font-size="16pt" style:font-size-asian="16pt" style:font-size-complex="16pt"/>
    </style:style>
    <style:style style:name="P94" style:family="paragraph">
      <loext:graphic-properties draw:fill="solid" draw:fill-color="#cc7acc" draw:fill-hatch-solid="true"/>
      <style:paragraph-properties fo:text-align="center"/>
      <style:text-properties fo:color="#000000" loext:opacity="100%" fo:font-size="16pt" style:font-size-asian="16pt" style:font-size-complex="16pt"/>
    </style:style>
    <style:style style:name="P95" style:family="paragraph">
      <loext:graphic-properties draw:fill="solid" draw:fill-color="#cc7acc" draw:fill-hatch-solid="true"/>
      <style:paragraph-properties fo:text-align="start"/>
      <style:text-properties fo:color="#000000" loext:opacity="100%" fo:font-size="16pt" style:font-size-asian="16pt" style:font-size-complex="16pt"/>
    </style:style>
    <style:style style:name="P96" style:family="paragraph">
      <loext:graphic-properties draw:fill="solid" draw:fill-color="#cc7acc"/>
      <style:paragraph-properties fo:text-align="center"/>
      <style:text-properties fo:color="#000000" loext:opacity="100%" fo:font-size="16pt" style:font-size-asian="16pt" style:font-size-complex="16pt"/>
    </style:style>
    <style:style style:name="P97" style:family="paragraph">
      <loext:graphic-properties draw:fill="solid" draw:fill-color="#cc7acc"/>
      <style:paragraph-properties fo:text-align="start"/>
      <style:text-properties fo:color="#000000" loext:opacity="100%" fo:font-size="16pt" style:font-size-asian="16pt" style:font-size-complex="16pt"/>
    </style:style>
    <style:style style:name="P98" style:family="paragraph">
      <style:paragraph-properties fo:text-align="center" style:writing-mode="lr-tb"/>
      <style:text-properties fo:color="#000000" loext:opacity="100%"/>
    </style:style>
    <style:style style:name="P99" style:family="paragraph">
      <loext:graphic-properties draw:fill="solid" draw:fill-color="#9b7acc"/>
      <style:paragraph-properties fo:text-align="center" style:writing-mode="lr-tb"/>
      <style:text-properties fo:color="#000000" loext:opacity="100%"/>
    </style:style>
    <style:style style:name="P100" style:family="paragraph">
      <style:paragraph-properties fo:margin-top="0cm" fo:margin-bottom="0.2cm"/>
    </style:style>
    <style:style style:name="P101" style:family="paragraph">
      <loext:graphic-properties draw:fill-color="#ffe1ff"/>
      <style:paragraph-properties fo:text-align="center" style:writing-mode="lr-tb"/>
      <style:text-properties fo:font-size="14pt" style:font-size-asian="14pt" style:font-size-complex="14pt"/>
    </style:style>
    <style:style style:name="P102" style:family="paragraph">
      <loext:graphic-properties draw:fill-color="#ccffcc"/>
      <style:paragraph-properties fo:text-align="center" style:writing-mode="lr-tb"/>
      <style:text-properties fo:font-size="14pt" style:font-size-asian="14pt" style:font-size-complex="14pt"/>
    </style:style>
    <style:style style:name="P103" style:family="paragraph">
      <loext:graphic-properties draw:fill-color="#f0e6ff"/>
      <style:paragraph-properties fo:text-align="center"/>
      <style:text-properties fo:font-size="16pt" style:font-size-asian="16pt" style:font-size-complex="16pt"/>
    </style:style>
    <style:style style:name="P104" style:family="paragraph">
      <loext:graphic-properties draw:fill-color="#f0e6ff"/>
      <style:paragraph-properties fo:text-align="start"/>
      <style:text-properties fo:font-size="16pt" style:font-size-asian="16pt" style:font-size-complex="16pt"/>
    </style:style>
    <style:style style:name="P105" style:family="paragraph">
      <style:paragraph-properties fo:margin-left="0cm" fo:margin-right="0cm" fo:margin-top="0cm" fo:margin-bottom="0.2cm" fo:line-height="100%" fo:text-align="center" fo:text-indent="0cm"/>
    </style:style>
    <style:style style:name="P106" style:family="paragraph">
      <loext:graphic-properties draw:fill-color="#f0e6ff"/>
      <style:paragraph-properties fo:text-align="center"/>
      <style:text-properties fo:color="#000000" loext:opacity="100%" fo:font-size="16pt" style:font-size-asian="16pt" style:font-size-complex="16pt"/>
    </style:style>
    <style:style style:name="P107" style:family="paragraph">
      <loext:graphic-properties draw:fill-color="#f0e6ff"/>
      <style:paragraph-properties fo:text-align="start"/>
      <style:text-properties fo:color="#000000" loext:opacity="100%" fo:font-size="16pt" style:font-size-asian="16pt" style:font-size-complex="16pt"/>
    </style:style>
    <style:style style:name="P108" style:family="paragraph">
      <loext:graphic-properties draw:fill="solid" draw:fill-color="#f0e6ff" draw:fill-hatch-solid="true"/>
      <style:paragraph-properties fo:text-align="center"/>
      <style:text-properties fo:font-size="16pt" style:font-size-asian="16pt" style:font-size-complex="16pt"/>
    </style:style>
    <style:style style:name="P109" style:family="paragraph">
      <loext:graphic-properties draw:fill="solid" draw:fill-color="#f0e6ff" draw:fill-hatch-solid="true"/>
      <style:paragraph-properties fo:text-align="start"/>
      <style:text-properties fo:font-size="16pt" style:font-size-asian="16pt" style:font-size-complex="16pt"/>
    </style:style>
    <style:style style:name="P110" style:family="paragraph">
      <style:paragraph-properties fo:text-align="center" style:writing-mode="lr-tb"/>
      <style:text-properties fo:font-size="18pt"/>
    </style:style>
    <style:style style:name="P111" style:family="paragraph">
      <loext:graphic-properties draw:fill="solid" draw:fill-color="#f0e6ff"/>
      <style:paragraph-properties fo:text-align="center" style:writing-mode="lr-tb"/>
      <style:text-properties fo:font-size="18pt"/>
    </style:style>
    <style:style style:name="P112" style:family="paragraph">
      <loext:graphic-properties draw:fill="solid" draw:fill-color="#ffe1ff" draw:fill-hatch-solid="true"/>
      <style:paragraph-properties fo:text-align="center"/>
      <style:text-properties fo:color="#000000" loext:opacity="100%" fo:font-size="16pt" style:font-size-asian="16pt" style:font-size-complex="16pt"/>
    </style:style>
    <style:style style:name="P113" style:family="paragraph">
      <loext:graphic-properties draw:fill="solid" draw:fill-color="#ffe1ff" draw:fill-hatch-solid="true"/>
      <style:paragraph-properties fo:text-align="start"/>
      <style:text-properties fo:color="#000000" loext:opacity="100%" fo:font-size="16pt" style:font-size-asian="16pt" style:font-size-complex="16pt"/>
    </style:style>
    <style:style style:name="P114" style:family="paragraph">
      <loext:graphic-properties draw:fill="solid" draw:fill-color="#ffe1ff"/>
      <style:paragraph-properties fo:text-align="center" style:writing-mode="lr-tb"/>
    </style:style>
    <style:style style:name="P115" style:family="paragraph">
      <loext:graphic-properties draw:fill="solid" draw:fill-color="#ffe1ff"/>
      <style:paragraph-properties fo:text-align="center"/>
    </style:style>
    <style:style style:name="P116" style:family="paragraph">
      <loext:graphic-properties draw:fill="solid" draw:fill-color="#f0e6ff"/>
      <style:paragraph-properties fo:text-align="center"/>
    </style:style>
    <style:style style:name="P117" style:family="paragraph">
      <style:paragraph-properties fo:margin-top="0cm" fo:margin-bottom="0.5cm"/>
    </style:style>
    <style:style style:name="P118" style:family="paragraph">
      <style:paragraph-properties fo:margin-top="0cm" fo:margin-bottom="0.5cm" loext:tab-stop-distance="0cm">
        <style:tab-stops>
          <style:tab-stop style:position="5.009cm"/>
        </style:tab-stops>
      </style:paragraph-properties>
    </style:style>
    <style:style style:name="P119" style:family="paragraph">
      <style:paragraph-properties fo:margin-top="0cm" fo:margin-bottom="0.4cm" loext:tab-stop-distance="0cm">
        <style:tab-stops>
          <style:tab-stop style:position="5.009cm"/>
        </style:tab-stops>
      </style:paragraph-properties>
    </style:style>
    <style:style style:name="P120" style:family="paragraph">
      <style:paragraph-properties loext:tab-stop-distance="0cm">
        <style:tab-stops>
          <style:tab-stop style:position="5.009cm"/>
        </style:tab-stops>
      </style:paragraph-properties>
    </style:style>
    <style:style style:name="P121" style:family="paragraph">
      <style:paragraph-properties fo:margin-top="0cm" fo:margin-bottom="0.3cm"/>
    </style:style>
    <style:style style:name="P122" style:family="paragraph">
      <style:paragraph-properties fo:margin-top="0cm" fo:margin-bottom="0.2cm"/>
      <style:text-properties fo:color="#000000" loext:opacity="100%" fo:font-size="26pt" style:font-size-asian="26pt" style:font-size-complex="26pt"/>
    </style:style>
    <style:style style:name="P123" style:family="paragraph">
      <loext:graphic-properties draw:fill-color="#ffffff"/>
      <style:paragraph-properties fo:margin-left="0cm" fo:margin-right="0cm" fo:margin-top="0cm" fo:margin-bottom="0.2cm" fo:text-indent="-0.6cm"/>
      <style:text-properties fo:color="#000000" loext:opacity="100%" style:font-name="Liberation Sans3" fo:font-size="14pt" style:font-size-asian="14pt" style:font-size-complex="14pt"/>
    </style:style>
    <style:style style:name="T1" style:family="text">
      <style:text-properties fo:color="#ffffff" loext:opacity="100%" style:font-name="Liberation Sans3" fo:font-size="32pt" fo:language="ru" fo:country="RU" style:font-size-asian="32pt" style:font-size-complex="32pt"/>
    </style:style>
    <style:style style:name="T2" style:family="text">
      <style:text-properties fo:color="#ffffff" loext:opacity="100%" style:font-name="Liberation Sans3" fo:language="ru" fo:country="RU"/>
    </style:style>
    <style:style style:name="T3" style:family="text">
      <style:text-properties fo:color="#ffffff" loext:opacity="100%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loext:opacity="100%" fo:font-size="14pt" fo:language="ru" fo:country="RU" fo:font-weight="bold" style:font-size-asian="14pt" style:font-weight-asian="bold" style:font-size-complex="14pt" style:font-weight-complex="bold"/>
    </style:style>
    <style:style style:name="T5" style:family="text">
      <style:text-properties fo:font-size="14pt" fo:language="ru" fo:country="RU" style:font-size-asian="14pt" style:font-size-complex="14pt"/>
    </style:style>
    <style:style style:name="T6" style:family="text">
      <style:text-properties style:font-name="Liberation Sans" fo:font-size="14pt" fo:language="ru" fo:country="RU" style:font-name-asian="Liberation Sans" style:font-size-asian="14pt" style:font-name-complex="Liberation Sans" style:font-size-complex="14pt"/>
    </style:style>
    <style:style style:name="T7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language="ru" fo:country="RU"/>
    </style:style>
    <style:style style:name="T10" style:family="text">
      <style:text-properties fo:color="#000000" loext:opacity="100%" fo:font-size="28pt" fo:language="ru" fo:country="RU" style:font-size-asian="28pt" style:font-size-complex="28pt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font-name="Liberation Serif1" fo:font-size="28pt" fo:language="ru" fo:country="RU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loext:opacity="100%" style:font-name="Liberation Serif1" fo:font-size="28pt" fo:language="ru" fo:country="RU" style:font-size-asian="28pt" style:font-size-complex="28pt"/>
    </style:style>
    <style:style style:name="T13" style:family="text">
      <style:text-properties fo:color="#000000" loext:opacity="100%" fo:language="ru" fo:country="RU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3pt" style:font-size-asian="3pt" style:font-size-complex="3pt"/>
    </style:style>
    <style:style style:name="T16" style:family="text">
      <style:text-properties fo:color="#000000" loext:opacity="100%" fo:font-size="14pt" fo:language="ru" fo:country="RU" style:font-size-asian="14pt" style:font-size-complex="14pt"/>
    </style:style>
    <style:style style:name="T17" style:family="text">
      <style:text-properties fo:color="#000000" loext:opacity="100%" style:font-name="Liberation Mono1" fo:font-size="22pt" fo:language="ru" fo:country="RU" style:font-size-asian="22pt" style:font-size-complex="22pt"/>
    </style:style>
    <style:style style:name="T18" style:family="text">
      <style:text-properties fo:color="#000000" loext:opacity="100%" fo:font-size="16pt" style:font-size-asian="16pt" style:font-size-complex="16pt"/>
    </style:style>
    <style:style style:name="T19" style:family="text">
      <style:text-properties fo:font-size="16pt" style:font-size-asian="16pt" style:font-size-complex="16pt"/>
    </style:style>
    <style:style style:name="T20" style:family="text">
      <style:text-properties fo:color="#000000" loext:opacity="100%" fo:font-size="16pt" fo:font-weight="bold" style:font-size-asian="16pt" style:font-weight-asian="bold" style:font-size-complex="16pt" style:font-weight-complex="bold"/>
    </style:style>
    <style:style style:name="T21" style:family="text">
      <style:text-properties fo:font-size="16pt" fo:font-weight="bold" style:font-size-asian="16pt" style:font-weight-asian="bold" style:font-size-complex="16pt" style:font-weight-complex="bold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16pt" fo:font-style="italic" fo:text-shadow="none" style:text-underline-style="none" fo:font-weight="normal" style:letter-kerning="true" style:font-name-asian="Droid Sans Fallback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language="ru" fo:country="RU" fo:font-style="italic" fo:text-shadow="none" style:text-underline-style="none" fo:font-weight="normal" style:letter-kerning="true" style:font-name-asian="Liberation Sans" style:font-size-asian="16pt" style:font-style-asian="italic" style:font-weight-asian="normal" style:font-name-complex="Liberation Sans" style:font-size-complex="16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="Liberation Sans" fo:font-size="16pt" fo:language="ru" fo:country="RU" fo:font-style="italic" style:font-name-asian="Liberation Sans" style:font-size-asian="16pt" style:font-style-asian="italic" style:font-name-complex="Liberation Sans" style:font-size-complex="16pt" style:font-style-complex="italic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fo:font-size="14pt" fo:language="ru" fo:country="RU" fo:text-shadow="none" style:text-underline-style="none" fo:font-weight="normal" style:letter-kerning="true" style:font-size-asian="14pt" style:font-weight-asian="normal" style:font-size-complex="14pt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fo:font-size="14pt" fo:language="ru" fo:country="RU" fo:font-style="italic" fo:text-shadow="none" style:text-underline-style="none" fo:font-weight="normal" style:letter-kerning="true" style:font-size-asian="14pt" style:font-style-asian="italic" style:font-weight-asian="normal" style:font-size-complex="14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ru" fo:country="RU" fo:font-style="italic" fo:text-shadow="none" style:text-underline-style="none" fo:font-weight="normal" style:letter-kerning="true" style:font-name-asian="Liberation Sans" style:font-size-asian="14pt" style:font-style-asian="italic" style:font-weight-asian="normal" style:font-name-complex="Liberation Sans" style:font-size-complex="14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style:font-name="Liberation Sans" fo:font-size="14pt" fo:language="ru" fo:country="RU" fo:font-style="italic" style:font-name-asian="Liberation Sans" style:font-size-asian="14pt" style:font-style-asian="italic" style:font-name-complex="Liberation Sans" style:font-size-complex="14pt" style:font-style-complex="italic"/>
    </style:style>
    <style:style style:name="T29" style:family="text">
      <style:text-properties style:use-window-font-color="true" loext:opacity="0%" fo:font-size="14pt" fo:language="ru" fo:country="RU" style:text-underline-style="solid" style:text-underline-width="auto" style:text-underline-color="font-color" style:font-size-asian="14pt" style:font-size-complex="14pt"/>
    </style:style>
    <style:style style:name="T30" style:family="text">
      <style:text-properties style:font-name="Liberation Mono2" fo:font-size="18pt"/>
    </style:style>
    <style:style style:name="T31" style:family="text">
      <style:text-properties fo:color="#000000" loext:opacity="100%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14pt" fo:language="ru" fo:country="RU" fo:text-shadow="none" style:text-underline-style="none" fo:font-weight="normal" style:letter-kerning="true" style:font-name-asian="Droid Sans Fallback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14pt" fo:language="ru" fo:country="RU" fo:font-style="italic" fo:text-shadow="none" style:text-underline-style="none" fo:font-weight="normal" style:letter-kerning="true" style:font-name-asian="Droid Sans Fallback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font-size="14pt" fo:language="ru" fo:country="RU" fo:font-style="italic" style:font-size-asian="14pt" style:font-style-asian="italic" style:font-size-complex="14pt" style:font-style-complex="italic"/>
    </style:style>
    <style:style style:name="T35" style:family="text">
      <style:text-properties fo:font-size="16pt" fo:font-style="italic" style:font-size-asian="16pt" style:font-style-asian="italic" style:font-size-complex="16pt" style:font-style-complex="italic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14pt" fo:language="ru" fo:country="RU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font-name="Liberation Sans1" fo:font-size="14pt" fo:language="ru" fo:country="RU" style:font-name-asian="Liberation Sans1" style:font-size-asian="14pt" style:font-name-complex="Liberation Sans1" style:font-size-complex="14pt"/>
    </style:style>
    <style:style style:name="T38" style:family="text">
      <style:text-properties fo:font-size="14pt" fo:language="ru" fo:country="RU" fo:font-style="normal" style:font-size-asian="14pt" style:font-style-asian="normal" style:font-size-complex="14pt" style:font-style-complex="normal"/>
    </style:style>
    <style:style style:name="T39" style:family="text">
      <style:text-properties style:font-name="Liberation Sans1" fo:font-size="14pt" fo:language="ru" fo:country="RU" fo:font-style="italic" style:font-name-asian="Liberation Sans1" style:font-size-asian="14pt" style:font-style-asian="italic" style:font-name-complex="Liberation Sans1" style:font-size-complex="14pt" style:font-style-complex="italic"/>
    </style:style>
    <style:style style:name="T40" style:family="text">
      <style:text-properties fo:color="#000000" loext:opacity="100%" style:font-name="Liberation Serif" fo:font-size="28pt" fo:language="ru" fo:country="RU" style:font-name-asian="Liberation Serif" style:font-size-asian="28pt" style:font-name-complex="Liberation Serif" style:font-size-complex="28pt"/>
    </style:style>
    <style:style style:name="T41" style:family="text">
      <style:text-properties fo:color="#000000" loext:opacity="100%" style:font-name="Liberation Serif" fo:font-size="28pt" fo:letter-spacing="0.106cm" fo:language="ru" fo:country="RU" fo:font-style="italic" style:font-name-asian="Liberation Serif" style:font-size-asian="28pt" style:font-style-asian="italic" style:font-name-complex="Liberation Serif" style:font-size-complex="28pt" style:font-style-complex="italic"/>
    </style:style>
    <style:style style:name="T42" style:family="text">
      <style:text-properties fo:color="#000000" loext:opacity="100%" style:font-name="Liberation Serif" fo:font-size="28pt" fo:language="ru" fo:country="RU" fo:font-style="italic" style:font-name-asian="Liberation Serif" style:font-size-asian="28pt" style:font-style-asian="italic" style:font-name-complex="Liberation Serif" style:font-size-complex="28pt" style:font-style-complex="italic"/>
    </style:style>
    <style:style style:name="T43" style:family="text">
      <style:text-properties fo:color="#000000" loext:opacity="100%" style:font-name="Liberation Serif" fo:font-size="28pt" fo:language="ru" fo:country="RU" fo:font-style="normal" style:font-name-asian="Liberation Serif" style:font-size-asian="28pt" style:font-style-asian="normal" style:font-name-complex="Liberation Serif" style:font-size-complex="28pt" style:font-style-complex="normal"/>
    </style:style>
    <style:style style:name="T44" style:family="text">
      <style:text-properties fo:color="#000000" loext:opacity="100%" fo:font-size="22pt" fo:language="ru" fo:country="RU" fo:font-style="italic" style:font-size-asian="22pt" style:font-style-asian="italic" style:font-size-complex="22pt" style:font-style-complex="italic"/>
    </style:style>
    <style:style style:name="T45" style:family="text">
      <style:text-properties fo:color="#000000" loext:opacity="100%" fo:font-size="22pt" fo:language="ru" fo:country="RU" fo:font-style="normal" style:font-size-asian="22pt" style:font-style-asian="normal" style:font-size-complex="22pt" style:font-style-complex="normal"/>
    </style:style>
    <style:style style:name="T46" style:family="text">
      <style:text-properties fo:color="#000000" loext:opacity="100%" fo:font-size="22pt" fo:language="ru" fo:country="RU" style:font-size-asian="22pt" style:font-size-complex="22pt"/>
    </style:style>
    <style:style style:name="T47" style:family="text">
      <style:text-properties fo:font-variant="normal" fo:text-transform="none" fo:color="#000000" loext:opacity="100%" style:text-outline="false" style:text-line-through-style="none" style:text-line-through-type="none" style:font-name="Liberation Sans4" fo:font-size="14pt" fo:language="ru" fo:country="RU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color="#000000" loext:opacity="100%" fo:font-size="14pt" fo:language="ru" fo:country="RU" fo:font-style="italic" style:font-size-asian="14pt" style:font-style-asian="italic" style:font-size-complex="14pt" style:font-style-complex="italic"/>
    </style:style>
    <style:style style:name="T49" style:family="text">
      <style:text-properties fo:color="#000000" loext:opacity="100%" fo:font-size="14pt" fo:language="ru" fo:country="RU" fo:font-style="normal" style:font-size-asian="14pt" style:font-style-asian="normal" style:font-size-complex="14pt" style:font-style-complex="normal"/>
    </style:style>
    <style:style style:name="T50" style:family="text">
      <style:text-properties fo:color="#000000" loext:opacity="100%" fo:font-size="24pt" fo:language="ru" fo:country="RU" style:font-size-asian="24pt" style:font-size-complex="24pt"/>
    </style:style>
    <style:style style:name="T5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16pt" fo:language="ru" fo:country="RU" fo:font-style="italic" fo:text-shadow="none" style:text-underline-style="none" fo:font-weight="normal" style:letter-kerning="true" style:font-name-asian="Droid Sans Fallback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language="ru" fo:country="RU" fo:font-style="normal" fo:text-shadow="none" style:text-underline-style="none" fo:font-weight="normal" style:letter-kerning="true" style:font-name-asian="Liberation Sans" style:font-size-asian="16pt" style:font-style-asian="normal" style:font-weight-asian="normal" style:font-name-complex="Liberation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size="18pt"/>
    </style:style>
    <style:style style:name="T54" style:family="text">
      <style:text-properties fo:font-variant="normal" fo:text-transform="none" fo:color="#000000" loext:opacity="100%" style:text-outline="false" style:text-line-through-style="none" style:text-line-through-type="none" style:font-name="Liberation Sans4" fo:font-size="14pt" fo:language="ru" fo:country="RU" fo:text-shadow="none" style:text-underline-style="none" fo:font-weight="normal" style:letter-kerning="true" style:font-name-asian="Droid Sans Fallback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0000" loext:opacity="100%" style:text-outline="false" style:text-line-through-style="none" style:text-line-through-type="none" style:font-name="Liberation Sans4" fo:font-size="14pt" fo:language="ru" fo:country="RU" fo:font-style="italic" fo:text-shadow="none" style:text-underline-style="none" fo:font-weight="normal" style:letter-kerning="true" style:font-name-asian="Droid Sans Fallback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56" style:family="text">
      <style:text-properties style:font-name="Liberation Sans" fo:font-size="14pt" fo:language="ru" fo:country="RU" fo:font-style="normal" style:font-name-asian="Liberation Sans" style:font-size-asian="14pt" style:font-style-asian="normal" style:font-name-complex="Liberation Sans" style:font-size-complex="14pt" style:font-style-complex="normal"/>
    </style:style>
    <style:style style:name="T57" style:family="text">
      <style:text-properties fo:color="#000000" loext:opacity="100%" fo:font-size="26pt" fo:language="ru" fo:country="RU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>
        <style:list-level-properties text:min-label-width="1.5cm"/>
        <style:text-properties style:use-window-font-color="true" fo:font-size="100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_5f__5f_" presentation:presentation-page-layout-name="AL1T1">
        <office:forms form:automatic-focus="false" form:apply-design-mode="false"/>
        <draw:frame presentation:style-name="pr1" draw:text-style-name="P2" draw:layer="layout" svg:width="26.256cm" svg:height="3.477cm" svg:x="1.43cm" svg:y="0.76cm" presentation:class="title" presentation:user-transformed="true">
          <draw:text-box>
            <text:p text:style-name="P1"><text:span text:style-name="T1">Способы соединения</text:span><text:span text:style-name="T2"><text:line-break/></text:span><text:span text:style-name="T2">Соединение хешированием</text:span></text:p>
          </draw:text-box>
        </draw:frame>
        <draw:custom-shape draw:style-name="gr1" draw:text-style-name="P4" draw:layer="layout" svg:width="2.286cm" svg:height="2.286cm" svg:x="24.622cm" svg:y="17.68cm">
          <text:p text:style-name="P3"><text:span text:style-name="T3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5cm" svg:height="11.14cm" svg:x="3.08cm" svg:y="2.26cm" draw:page-number="1" presentation:class="page"/>
          <draw:frame presentation:style-name="pr2" draw:text-style-name="P7" draw:layer="layout" svg:width="16.799cm" svg:height="14.431cm" svg:x="2.101cm" svg:y="14.108cm">
            <draw:text-box>
              <text:p text:style-name="P5"><text:span text:style-name="T4">Авторские права</text:span></text:p>
              <text:p text:style-name="P5"><text:span text:style-name="T5">© Postgres Professional, 2019–2024</text:span></text:p>
              <text:p text:style-name="P5"><text:span text:style-name="T5">Авторы: Егор Рогов, Павел Лузанов, Павел Толмачев, Илья Баштанов</text:span></text:p>
              <text:p text:style-name="P5"><text:span text:style-name="T6">Фото: Олег Бартунов (монастырь Пху и пик Бхрикути, Непал)</text:span></text:p>
              <text:p text:style-name="P5"><text:span text:style-name="T5"/></text:p>
              <text:p text:style-name="P5"><text:span text:style-name="T7">Использование материалов курса</text:span></text:p>
              <text:p text:style-name="P5"><text:span text:style-name="T5">Некоммерческое использование материалов курса (презентации, демонстрации) разрешается без ограничений. Коммерческое использование возможно только с письменного разрешения компании Postgres Professional. Запрещается внесение изменений в материалы курса.</text:span></text:p>
              <text:p text:style-name="P5"><text:span text:style-name="T5"/></text:p>
              <text:p text:style-name="P5"><text:span text:style-name="T7">Обратная</text:span><text:span text:style-name="T8"> </text:span><text:span text:style-name="T7">связь</text:span></text:p>
              <text:p text:style-name="P6"><text:span text:style-name="T5">Отзывы, замечания и предложения направляйте по адресу: </text:span><text:span text:style-name="T5"><text:a xlink:href="mailto:edu@postgrespro.ru" xlink:type="simple">edu@postgrespro.ru</text:a></text:span></text:p>
              <text:p text:style-name="P5"><text:span text:style-name="T5"/></text:p>
              <text:p text:style-name="P5"><text:span text:style-name="T7">Отказ от ответственности</text:span></text:p>
              <text:p text:style-name="P5"><text:span text:style-name="T5">Компания Postgres Professional не несет никакой ответственности за любые повреждения и убытки, включая потерю дохода, нанесенные прямым или непрямым, специальным или случайным использованием материалов курса. Компания Postgres Professional не предоставляет каких-либо гарантий на материалы курса. Материалы курса предоставляются на основе принципа «как есть» и компания Postgres Professional не обязана предоставлять сопровождение, поддержку, обновления, расширения и изменения. </text:span></text:p>
            </draw:text-box>
          </draw:frame>
        </presentation:notes>
      </draw:page>
      <draw:page draw:name="page2" draw:style-name="dp1" draw:master-page-name="master_5f_" presentation:presentation-page-layout-name="AL1T1">
        <office:forms form:automatic-focus="false" form:apply-design-mode="false"/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9">Темы</text:span></text:p>
          </draw:text-box>
        </draw:frame>
        <draw:frame presentation:style-name="pr4" draw:text-style-name="P10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8"><text:span text:style-name="T10">Последовательное соединение хешированием:</text:span><text:span text:style-name="T10"><text:line-break/></text:span><text:span text:style-name="T10">одно- и двухпроходное</text:span></text:p>
              </text:list-item>
              <text:list-item>
                <text:p text:style-name="P9"><text:span text:style-name="T11">Вычислительная сложность</text:span></text:p>
              </text:list-item>
              <text:list-item>
                <text:p text:style-name="P9"><text:span text:style-name="T11">Параллельное соединение хешированием:</text:span><text:span text:style-name="T11"><text:line-break/></text:span><text:span text:style-name="T10">одно- и двухпроходное</text:span></text:p>
              </text:list-item>
              <text:list-item>
                <text:p text:style-name="P9"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master_5f_" presentation:presentation-page-layout-name="AL1T1">
        <office:forms form:automatic-focus="false" form:apply-design-mode="false"/>
        <draw:frame presentation:style-name="pr4" draw:text-style-name="P13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8"><text:span text:style-name="T12">По строкам одного набора строится хеш-таблица,</text:span><text:span text:style-name="T12"><text:line-break/></text:span><text:span text:style-name="T12">строки другого набора сопоставляются с ней</text:span></text:p>
              </text:list-item>
              <text:list-item>
                <text:p text:style-name="P12"><text:span text:style-name="T12">Только эквисоединения</text:span></text:p>
              </text:list-item>
            </text:list>
          </draw:text-box>
        </draw:frame>
        <draw:frame presentation:style-name="pr3" draw:text-style-name="P14" draw:layer="layout" svg:width="19.8cm" svg:height="1.741cm" svg:x="1.2cm" svg:y="0.737cm" presentation:class="title" presentation:user-transformed="true">
          <draw:text-box>
            <text:p><text:span text:style-name="T13">Хеш-соединение</text:span></text:p>
          </draw:text-box>
        </draw:frame>
        <draw:connector draw:style-name="gr3" draw:text-style-name="P15" draw:layer="layout" draw:type="curve" svg:x1="14.429cm" svg:y1="15.635cm" svg:x2="14.429cm" svg:y2="14.485cm" draw:start-shape="id1" draw:start-glue-point="0" draw:end-shape="id2" draw:end-glue-point="2" svg:d="M14429 15635v-1150" svg:viewBox="0 0 1 1151">
          <text:p/>
        </draw:connector>
        <draw:connector draw:style-name="gr3" draw:text-style-name="P15" draw:layer="layout" draw:type="curve" svg:x1="14.429cm" svg:y1="12.985cm" svg:x2="12.6cm" svg:y2="11.632cm" draw:start-shape="id2" draw:start-glue-point="0" draw:end-shape="id3" draw:end-glue-point="2" svg:d="M14429 12985c0-1014-1829-338-1829-1353" svg:viewBox="0 0 1830 1354">
          <text:p/>
        </draw:connector>
        <draw:connector draw:style-name="gr3" draw:text-style-name="P15" draw:layer="layout" draw:type="curve" svg:x1="10.626cm" svg:y1="12.985cm" svg:x2="12.6cm" svg:y2="11.632cm" draw:start-shape="id4" draw:start-glue-point="0" draw:end-shape="id3" draw:end-glue-point="2" svg:d="M10626 12985c0-1014 1974-338 1974-1353" svg:viewBox="0 0 1975 1354">
          <text:p/>
        </draw:connector>
        <draw:custom-shape draw:style-name="gr4" draw:text-style-name="P17" xml:id="id3" draw:id="id3" draw:layer="layout" svg:width="3.1cm" svg:height="1.5cm" svg:x="11.05cm" svg:y="10.132cm">
          <text:p text:style-name="P16"><text:span text:style-name="T14">Hash Jo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7" xml:id="id2" draw:id="id2" draw:layer="layout" svg:width="2.84cm" svg:height="1.5cm" svg:x="13.009cm" svg:y="12.985cm">
          <text:p text:style-name="P16"><text:span text:style-name="T14">Has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7" xml:id="id1" draw:id="id1" draw:layer="layout" svg:width="2.841cm" svg:height="1.5cm" svg:x="13.009cm" svg:y="15.635cm">
          <text:p text:style-name="P16"><text:span text:style-name="T14">Seq </text:span><text:span text:style-name="T14">Sca</text:span><text:span text:style-name="T14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7" xml:id="id4" draw:id="id4" draw:layer="layout" svg:width="2.841cm" svg:height="1.5cm" svg:x="9.206cm" svg:y="12.985cm">
          <text:p text:style-name="P16"><text:span text:style-name="T14"><text:s/></text:span><text:span text:style-name="T14">Seq Sc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8" draw:layer="layout" svg:width="3.997cm" svg:height="1.894cm" svg:x="16.831cm" svg:y="12.954cm">
          <text:p text:style-name="P16"><text:span text:style-name="T14">построение</text:span></text:p>
          <text:p text:style-name="P16"><text:span text:style-name="T14">хеш-таблицы</text:span></text:p>
          <text:p text:style-name="P16"><text:span text:style-name="T15"><text:s/>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921.86093046523 9460.6860158311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8" draw:text-style-name="P18" draw:layer="layout" svg:width="4.251cm" svg:height="1.524cm" svg:x="5.996cm" svg:y="10.73cm">
          <text:p text:style-name="P16"><text:span text:style-name="T14">соп</text:span><text:span text:style-name="T14">ост</text:span><text:span text:style-name="T14">авл</text:span><text:span text:style-name="T14">ени</text:span><text:span text:style-name="T14">е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5435.3715898401 3909.2459016393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20" draw:layer="layout" svg:width="16.799cm" svg:height="14.521cm" svg:x="2.1cm" svg:y="14.107cm" presentation:class="notes" presentation:user-transformed="true">
            <draw:text-box>
              <text:p text:style-name="P19"><text:span text:style-name="T16">Основную идею хеширования мы рассмотрели в темах «Типы индексов» и «Группировка».</text:span></text:p>
              <text:p text:style-name="P19"><text:span text:style-name="T16">Для соединения хеширование применяется следующим образом. Сначала по одному из наборов в узле Hash строится хеш-таблица. Затем в узле Hash Join строки другого набора сопоставляются</text:span><text:span text:style-name="T16"><text:line-break/></text:span><text:span text:style-name="T16">с построенной таблицей.</text:span></text:p>
              <text:p text:style-name="P19"><text:span text:style-name="T16">Как и хеш-индекс, хеш-соединение может работать только с условием равенства: хеш-функция не сохраняет порядок значений.</text:span></text:p>
              <text:p text:style-name="P19"><text:span text:style-name="T16">Рассмотрим на примере, как происходит соединение.</text:span></text:p>
            </draw:text-box>
          </draw:frame>
        </presentation:notes>
      </draw:page>
      <draw:page draw:name="page4" draw:style-name="dp1" draw:master-page-name="template21" presentation:presentation-page-layout-name="AL1T1">
        <office:forms form:automatic-focus="false" form:apply-design-mode="false"/>
        <draw:frame presentation:style-name="pr7" draw:layer="layout" svg:width="20.644cm" svg:height="3.473cm" svg:x="1.2cm" svg:y="0.737cm" presentation:class="title" presentation:user-transformed="true">
          <draw:text-box>
            <text:p><text:span text:style-name="T9">Однопроходное соединение</text:span></text:p>
          </draw:text-box>
        </draw:frame>
        <draw:frame presentation:style-name="pr8" draw:layer="layout" svg:width="25.199cm" svg:height="12.179cm" svg:x="1.2cm" svg:y="4.8cm" presentation:class="outline">
          <draw:text-box>
            <text:list text:style-name="L3">
              <text:list-item>
                <text:p text:style-name="P8"><text:span text:style-name="T10">Применяется, когда для хеш-таблицы достаточно </text:span><text:span text:style-name="T10">оперативной памяти</text:span></text:p>
                <text:p text:style-name="P8"><text:span text:style-name="T10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2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master_5f_" presentation:presentation-page-layout-name="AL1T1">
        <office:forms form:automatic-focus="false" form:apply-design-mode="false"/>
        <draw:frame presentation:style-name="pr4" draw:text-style-name="P13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8"><text:span text:style-name="T17">SELECT a.title, s.name</text:span><text:span text:style-name="T17"><text:line-break/></text:span><text:span text:style-name="T17">FROM albums a JOIN songs s ON a.id = s.album_id;</text:span></text:p>
              </text:list-item>
            </text:list>
          </draw:text-box>
        </draw:frame>
        <draw:custom-shape draw:style-name="gr9" draw:text-style-name="P21" draw:layer="layout" svg:width="13.084cm" svg:height="8.888cm" svg:x="13.716cm" svg:y="9.906cm">
          <text:p/>
          <draw:enhanced-geometry svg:viewBox="0 0 21600 21600" draw:path-stretchpoint-x="10800" draw:path-stretchpoint-y="10800" draw:text-areas="?f3 ?f4 ?f5 ?f6" draw:type="round-rectangle" draw:modifiers="1168.628242656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0" draw:layer="layout" svg:width="20.136cm" svg:height="1.803cm" svg:x="1.2cm" svg:y="0.737cm" presentation:class="title" presentation:user-transformed="true">
          <draw:text-box>
            <text:p>Построение хеш-таблицы</text:p>
          </draw:text-box>
        </draw:frame>
        <draw:custom-shape draw:style-name="gr10" draw:text-style-name="P23" draw:layer="layout" svg:width="1.5cm" svg:height="1cm" svg:x="1.3cm" svg:y="12.9cm">
          <text:p text:style-name="P22"><text:span text:style-name="T18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23" draw:layer="layout" svg:width="1.5cm" svg:height="1cm" svg:x="1.3cm" svg:y="13.9cm">
          <text:p text:style-name="P22"><text:span text:style-name="T18">6</text:span></text:p>
          <draw:enhanced-geometry svg:viewBox="0 0 21600 21600" draw:type="rectangle" draw:enhanced-path="M 0 0 L 21600 0 21600 21600 0 21600 0 0 Z N"/>
        </draw:custom-shape>
        <draw:custom-shape draw:style-name="gr10" draw:text-style-name="P23" draw:layer="layout" svg:width="1.5cm" svg:height="1cm" svg:x="1.3cm" svg:y="14.9cm">
          <text:p text:style-name="P22"><text:span text:style-name="T18">4</text:span></text:p>
          <draw:enhanced-geometry svg:viewBox="0 0 21600 21600" draw:type="rectangle" draw:enhanced-path="M 0 0 L 21600 0 21600 21600 0 21600 0 0 Z N"/>
        </draw:custom-shape>
        <draw:custom-shape draw:style-name="gr11" draw:text-style-name="P25" draw:layer="layout" svg:width="5.5cm" svg:height="1cm" svg:x="2.8cm" svg:y="12.9cm">
          <text:p text:style-name="P24"><text:span text:style-name="T18">Yellow </text:span><text:span text:style-name="T18">Subm</text:span><text:span text:style-name="T18">arine</text:span></text:p>
          <draw:enhanced-geometry svg:viewBox="0 0 21600 21600" draw:type="rectangle" draw:enhanced-path="M 0 0 L 21600 0 21600 21600 0 21600 0 0 Z N"/>
        </draw:custom-shape>
        <draw:custom-shape draw:style-name="gr11" draw:text-style-name="P25" draw:layer="layout" svg:width="5.5cm" svg:height="1cm" svg:x="2.8cm" svg:y="13.9cm">
          <text:p text:style-name="P24"><text:span text:style-name="T18">Abbey Road</text:span></text:p>
          <draw:enhanced-geometry svg:viewBox="0 0 21600 21600" draw:type="rectangle" draw:enhanced-path="M 0 0 L 21600 0 21600 21600 0 21600 0 0 Z N"/>
        </draw:custom-shape>
        <draw:custom-shape draw:style-name="gr11" draw:text-style-name="P25" draw:layer="layout" svg:width="5.5cm" svg:height="1cm" svg:x="2.8cm" svg:y="14.9cm">
          <text:p text:style-name="P24"><text:span text:style-name="T18">The </text:span><text:span text:style-name="T18">Bea</text:span><text:span text:style-name="T18">tles</text:span></text:p>
          <draw:enhanced-geometry svg:viewBox="0 0 21600 21600" draw:type="rectangle" draw:enhanced-path="M 0 0 L 21600 0 21600 21600 0 21600 0 0 Z N"/>
        </draw:custom-shape>
        <draw:custom-shape draw:style-name="gr12" draw:text-style-name="P27" draw:layer="layout" svg:width="1.5cm" svg:height="1cm" svg:x="1.3cm" svg:y="11.9cm">
          <text:p text:style-name="P26"><text:span text:style-name="T19">3</text:span></text:p>
          <draw:enhanced-geometry svg:viewBox="0 0 21600 21600" draw:type="rectangle" draw:enhanced-path="M 0 0 L 21600 0 21600 21600 0 21600 0 0 Z N"/>
        </draw:custom-shape>
        <draw:custom-shape draw:style-name="gr13" draw:text-style-name="P29" draw:layer="layout" svg:width="5.5cm" svg:height="1cm" svg:x="2.8cm" svg:y="11.9cm">
          <text:p text:style-name="P28"><text:span text:style-name="T19">Let It Be</text:span></text:p>
          <draw:enhanced-geometry svg:viewBox="0 0 21600 21600" draw:type="rectangle" draw:enhanced-path="M 0 0 L 21600 0 21600 21600 0 21600 0 0 Z N"/>
        </draw:custom-shape>
        <draw:custom-shape draw:style-name="gr14" draw:text-style-name="P30" draw:layer="layout" svg:width="2.114cm" svg:height="1cm" svg:x="8.3cm" svg:y="12.9cm">
          <text:p text:style-name="P22"><text:span text:style-name="T18">1969</text:span></text:p>
          <draw:enhanced-geometry svg:viewBox="0 0 21600 21600" draw:type="rectangle" draw:enhanced-path="M 0 0 L 21600 0 21600 21600 0 21600 0 0 Z N"/>
        </draw:custom-shape>
        <draw:custom-shape draw:style-name="gr14" draw:text-style-name="P30" draw:layer="layout" svg:width="2.114cm" svg:height="1cm" svg:x="8.3cm" svg:y="13.9cm">
          <text:p text:style-name="P22"><text:span text:style-name="T18">196</text:span><text:span text:style-name="T18">9</text:span></text:p>
          <draw:enhanced-geometry svg:viewBox="0 0 21600 21600" draw:type="rectangle" draw:enhanced-path="M 0 0 L 21600 0 21600 21600 0 21600 0 0 Z N"/>
        </draw:custom-shape>
        <draw:custom-shape draw:style-name="gr14" draw:text-style-name="P30" draw:layer="layout" svg:width="2.114cm" svg:height="1cm" svg:x="8.3cm" svg:y="14.9cm">
          <text:p text:style-name="P22"><text:span text:style-name="T18">196</text:span><text:span text:style-name="T18">8</text:span></text:p>
          <draw:enhanced-geometry svg:viewBox="0 0 21600 21600" draw:type="rectangle" draw:enhanced-path="M 0 0 L 21600 0 21600 21600 0 21600 0 0 Z N"/>
        </draw:custom-shape>
        <draw:custom-shape draw:style-name="gr15" draw:text-style-name="P31" draw:layer="layout" svg:width="2.114cm" svg:height="1cm" svg:x="8.3cm" svg:y="11.9cm">
          <text:p text:style-name="P26"><text:span text:style-name="T19">197</text:span><text:span text:style-name="T19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23" draw:layer="layout" svg:width="1.5cm" svg:height="1cm" svg:x="18.6cm" svg:y="12.9cm">
          <text:p text:style-name="P22"><text:span text:style-name="T18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23" draw:layer="layout" svg:width="1.5cm" svg:height="1cm" svg:x="18.6cm" svg:y="13.9cm">
          <text:p text:style-name="P22"><text:span text:style-name="T18">6</text:span></text:p>
          <draw:enhanced-geometry svg:viewBox="0 0 21600 21600" draw:type="rectangle" draw:enhanced-path="M 0 0 L 21600 0 21600 21600 0 21600 0 0 Z N"/>
        </draw:custom-shape>
        <draw:custom-shape draw:style-name="gr16" draw:text-style-name="P32" draw:layer="layout" svg:width="1.5cm" svg:height="1cm" svg:x="18.6cm" svg:y="15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5" draw:layer="layout" svg:width="5.5cm" svg:height="1cm" svg:x="20.1cm" svg:y="12.9cm">
          <text:p text:style-name="P24"><text:span text:style-name="T18">Let It Be</text:span></text:p>
          <draw:enhanced-geometry svg:viewBox="0 0 21600 21600" draw:type="rectangle" draw:enhanced-path="M 0 0 L 21600 0 21600 21600 0 21600 0 0 Z N"/>
        </draw:custom-shape>
        <draw:custom-shape draw:style-name="gr11" draw:text-style-name="P25" draw:layer="layout" svg:width="5.5cm" svg:height="1cm" svg:x="20.1cm" svg:y="13.9cm">
          <text:p text:style-name="P24"><text:span text:style-name="T18">Abbey Road</text:span></text:p>
          <draw:enhanced-geometry svg:viewBox="0 0 21600 21600" draw:type="rectangle" draw:enhanced-path="M 0 0 L 21600 0 21600 21600 0 21600 0 0 Z N"/>
        </draw:custom-shape>
        <draw:custom-shape draw:style-name="gr17" draw:text-style-name="P33" draw:layer="layout" svg:width="5.5cm" svg:height="1cm" svg:x="20.1cm" svg:y="15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7" draw:layer="layout" svg:width="1.5cm" svg:height="1cm" svg:x="18.6cm" svg:y="11.3cm">
          <text:p text:style-name="P26"><text:span text:style-name="T19">4</text:span></text:p>
          <draw:enhanced-geometry svg:viewBox="0 0 21600 21600" draw:type="rectangle" draw:enhanced-path="M 0 0 L 21600 0 21600 21600 0 21600 0 0 Z N"/>
        </draw:custom-shape>
        <draw:custom-shape draw:style-name="gr13" draw:text-style-name="P25" draw:layer="layout" svg:width="5.5cm" svg:height="1cm" svg:x="20.1cm" svg:y="11.3cm">
          <text:p text:style-name="P24"><text:span text:style-name="T18">The Beatles</text:span></text:p>
          <draw:enhanced-geometry svg:viewBox="0 0 21600 21600" draw:type="rectangle" draw:enhanced-path="M 0 0 L 21600 0 21600 21600 0 21600 0 0 Z N"/>
        </draw:custom-shape>
        <draw:custom-shape draw:style-name="gr18" draw:text-style-name="P25" draw:layer="layout" svg:width="3.128cm" svg:height="1cm" svg:x="15.486cm" svg:y="12.9cm">
          <text:p text:style-name="P24"><text:span text:style-name="T18">101000 </text:span><text:span text:style-name="T20">01</text:span></text:p>
          <draw:enhanced-geometry svg:viewBox="0 0 21600 21600" draw:type="rectangle" draw:enhanced-path="M 0 0 L 21600 0 21600 21600 0 21600 0 0 Z N"/>
        </draw:custom-shape>
        <draw:custom-shape draw:style-name="gr18" draw:text-style-name="P25" draw:layer="layout" svg:width="3.128cm" svg:height="1cm" svg:x="15.486cm" svg:y="13.9cm">
          <text:p text:style-name="P24"><text:span text:style-name="T18">100010 </text:span><text:span text:style-name="T20">01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3.128cm" svg:height="1cm" svg:x="15.486cm" svg:y="15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9" draw:layer="layout" svg:width="3.128cm" svg:height="1cm" svg:x="15.486cm" svg:y="11.3cm">
          <text:p text:style-name="P28"><text:span text:style-name="T19">010001 </text:span><text:span text:style-name="T21">00</text:span></text:p>
          <draw:enhanced-geometry svg:viewBox="0 0 21600 21600" draw:type="rectangle" draw:enhanced-path="M 0 0 L 21600 0 21600 21600 0 21600 0 0 Z N"/>
        </draw:custom-shape>
        <draw:custom-shape draw:style-name="gr10" draw:text-style-name="P23" draw:layer="layout" svg:width="1.5cm" svg:height="1cm" svg:x="18.6cm" svg:y="17.1cm">
          <text:p text:style-name="P22"><text:span text:style-name="T18">1</text:span></text:p>
          <draw:enhanced-geometry svg:viewBox="0 0 21600 21600" draw:type="rectangle" draw:enhanced-path="M 0 0 L 21600 0 21600 21600 0 21600 0 0 Z N"/>
        </draw:custom-shape>
        <draw:custom-shape draw:style-name="gr11" draw:text-style-name="P25" draw:layer="layout" svg:width="5.5cm" svg:height="1cm" svg:x="20.1cm" svg:y="17.1cm">
          <text:p text:style-name="P24"><text:span text:style-name="T18">Yellow Submarine</text:span></text:p>
          <draw:enhanced-geometry svg:viewBox="0 0 21600 21600" draw:type="rectangle" draw:enhanced-path="M 0 0 L 21600 0 21600 21600 0 21600 0 0 Z N"/>
        </draw:custom-shape>
        <draw:custom-shape draw:style-name="gr18" draw:text-style-name="P25" draw:layer="layout" svg:width="3.128cm" svg:height="1cm" svg:x="15.486cm" svg:y="17.1cm">
          <text:p text:style-name="P24"><text:span text:style-name="T18">110001 </text:span><text:span text:style-name="T20">11</text:span></text:p>
          <draw:enhanced-geometry svg:viewBox="0 0 21600 21600" draw:type="rectangle" draw:enhanced-path="M 0 0 L 21600 0 21600 21600 0 21600 0 0 Z N"/>
        </draw:custom-shape>
        <draw:custom-shape draw:style-name="gr21" draw:text-style-name="P34" draw:layer="layout" svg:width="1.5cm" svg:height="1cm" svg:x="1.3cm" svg:y="10.9cm">
          <text:p text:style-name="P26"><text:span text:style-name="T19">id</text:span></text:p>
          <draw:enhanced-geometry svg:viewBox="0 0 21600 21600" draw:type="rectangle" draw:enhanced-path="M 0 0 L 21600 0 21600 21600 0 21600 0 0 Z N"/>
        </draw:custom-shape>
        <draw:custom-shape draw:style-name="gr22" draw:text-style-name="P35" draw:layer="layout" svg:width="5.5cm" svg:height="1cm" svg:x="2.8cm" svg:y="10.9cm">
          <text:p text:style-name="P26"><text:span text:style-name="T19">title</text:span></text:p>
          <draw:enhanced-geometry svg:viewBox="0 0 21600 21600" draw:type="rectangle" draw:enhanced-path="M 0 0 L 21600 0 21600 21600 0 21600 0 0 Z N"/>
        </draw:custom-shape>
        <draw:custom-shape draw:style-name="gr23" draw:text-style-name="P35" draw:layer="layout" svg:width="2.114cm" svg:height="1cm" svg:x="8.3cm" svg:y="10.9cm">
          <text:p text:style-name="P26"><text:span text:style-name="T19">year</text:span></text:p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1.524cm" svg:height="1.27cm" svg:x="11.376cm" svg:y="13.25cm">
          <text:p/>
          <draw:enhanced-geometry svg:viewBox="0 0 21600 21600" draw:text-areas="0 ?f0 ?f5 ?f2" draw:type="right-arrow" draw:modifiers="15155.4098360656 5778.1274586939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36" draw:layer="layout" svg:width="1.5cm" svg:height="1cm" svg:x="13.9cm" svg:y="12.9cm">
          <text:p text:style-name="P22"><text:span text:style-name="T18">01</text:span></text:p>
          <draw:enhanced-geometry svg:viewBox="0 0 21600 21600" draw:type="rectangle" draw:enhanced-path="M 0 0 L 21600 0 21600 21600 0 21600 0 0 Z N"/>
        </draw:custom-shape>
        <draw:custom-shape draw:style-name="gr26" draw:text-style-name="P32" draw:layer="layout" svg:width="1.5cm" svg:height="1cm" svg:x="13.9cm" svg:y="13.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6" draw:layer="layout" svg:width="1.5cm" svg:height="1cm" svg:x="13.9cm" svg:y="15.5cm">
          <text:p text:style-name="P22"><text:span text:style-name="T18">10</text:span></text:p>
          <draw:enhanced-geometry svg:viewBox="0 0 21600 21600" draw:type="rectangle" draw:enhanced-path="M 0 0 L 21600 0 21600 21600 0 21600 0 0 Z N"/>
        </draw:custom-shape>
        <draw:custom-shape draw:style-name="gr21" draw:text-style-name="P34" draw:layer="layout" svg:width="1.5cm" svg:height="1cm" svg:x="13.9cm" svg:y="11.3cm">
          <text:p text:style-name="P26"><text:span text:style-name="T19">00</text:span></text:p>
          <draw:enhanced-geometry svg:viewBox="0 0 21600 21600" draw:type="rectangle" draw:enhanced-path="M 0 0 L 21600 0 21600 21600 0 21600 0 0 Z N"/>
        </draw:custom-shape>
        <draw:custom-shape draw:style-name="gr25" draw:text-style-name="P36" draw:layer="layout" svg:width="1.5cm" svg:height="1cm" svg:x="13.9cm" svg:y="17.1cm">
          <text:p text:style-name="P22"><text:span text:style-name="T18">11</text:span></text:p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3.089cm" svg:height="1.6cm" svg:x="9.511cm" svg:y="17.958cm">
          <text:p text:style-name="P16"><text:span text:style-name="T14">номер</text:span></text:p>
          <text:p text:style-name="P16"><text:span text:style-name="T14">корзины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2127.3786407767 -5032.3547782635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28" draw:text-style-name="P38" draw:layer="layout" svg:width="9.266cm" svg:height="0.878cm" svg:x="15.788cm" svg:y="19.042cm">
          <draw:text-box>
            <text:p text:style-name="P37"><text:span text:style-name="T22">work_mem </text:span><text:span text:style-name="T23">× </text:span><text:span text:style-name="T24">hash_mem_multiplier</text:span></text:p>
          </draw:text-box>
        </draw:frame>
        <draw:custom-shape draw:style-name="gr21" draw:text-style-name="P34" draw:layer="layout" svg:width="1.5cm" svg:height="1cm" svg:x="18.6cm" svg:y="10.3cm">
          <text:p text:style-name="P26"><text:span text:style-name="T19">id</text:span></text:p>
          <draw:enhanced-geometry svg:viewBox="0 0 21600 21600" draw:type="rectangle" draw:enhanced-path="M 0 0 L 21600 0 21600 21600 0 21600 0 0 Z N"/>
        </draw:custom-shape>
        <draw:custom-shape draw:style-name="gr22" draw:text-style-name="P36" draw:layer="layout" svg:width="5.5cm" svg:height="1cm" svg:x="20.1cm" svg:y="10.3cm">
          <text:p text:style-name="P22"><text:span text:style-name="T18">title</text:span></text:p>
          <draw:enhanced-geometry svg:viewBox="0 0 21600 21600" draw:type="rectangle" draw:enhanced-path="M 0 0 L 21600 0 21600 21600 0 21600 0 0 Z N"/>
        </draw:custom-shape>
        <draw:custom-shape draw:style-name="gr29" draw:text-style-name="P34" draw:layer="layout" svg:width="3.128cm" svg:height="1cm" svg:x="15.486cm" svg:y="10.3cm">
          <text:p text:style-name="P26"><text:span text:style-name="T19">хеш-код</text:span></text:p>
          <draw:enhanced-geometry svg:viewBox="0 0 21600 21600" draw:type="rectangle" draw:enhanced-path="M 0 0 L 21600 0 21600 21600 0 21600 0 0 Z N"/>
        </draw:custom-shape>
        <draw:custom-shape draw:style-name="gr30" draw:text-style-name="P18" draw:layer="layout" svg:width="3.781cm" svg:height="2.54cm" svg:x="15.494cm" svg:y="7.058cm">
          <text:p text:style-name="P16"><text:span text:style-name="T14">участвует</text:span></text:p>
          <text:p text:style-name="P16"><text:span text:style-name="T14">в условии</text:span></text:p>
          <text:p text:style-name="P16"><text:span text:style-name="T14">соединения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1137.3876255949 28128.45336481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1" draw:text-style-name="P18" draw:layer="layout" svg:width="3.781cm" svg:height="2.032cm" svg:x="21.59cm" svg:y="7.366cm">
          <text:p text:style-name="P16"><text:span text:style-name="T14">используется</text:span></text:p>
          <text:p text:style-name="P16"><text:span text:style-name="T14">в запросе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6573.66472765732 32469.060501721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32" draw:text-style-name="P39" draw:layer="layout" svg:width="9.144cm" svg:height="0.878cm" svg:x="1.27cm" svg:y="16.064cm">
          <draw:text-box>
            <text:p text:style-name="P1"><text:span text:style-name="T19">внутренний набор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11" draw:text-style-name="P40" draw:layer="layout" svg:width="16.799cm" svg:height="16.611cm" svg:x="2.1cm" svg:y="13.618cm" presentation:class="notes" presentation:user-transformed="true">
            <draw:text-box>
              <text:p text:style-name="P19"><text:span text:style-name="T5">Первым этапом в памяти строится хеш-таблица. </text:span></text:p>
              <text:p text:style-name="P19"><text:span text:style-name="T5">Строки первого (внутреннего) набора читаются последовательно, и для каждой из них вычисляется хеш-функция от значений полей, входящих в условие соединения (в нашем примере это числовые идентификаторы id).</text:span></text:p>
              <text:p text:style-name="P19"><text:span text:style-name="T5">В корзину хеш-таблицы помещаются вычисленный хеш-код и все поля, которые входят в условие соединения или используются в запросе.</text:span></text:p>
              <text:p text:style-name="P19"><text:span text:style-name="T25">Размер хеш-таблицы в памяти ограничен значением </text:span><text:span text:style-name="T26">work_mem </text:span><text:span text:style-name="T27">×</text:span><text:span text:style-name="T27"><text:line-break/></text:span><text:span text:style-name="T27">× </text:span><text:span text:style-name="T28">hash_mem_multiplier</text:span><text:span text:style-name="T5">. Наилучшая эффективность достигается, если вся хеш-таблица помещается в этот объем памяти целиком. Поэтому планировщик обычно выбирает в качестве внутреннего меньший из двух наборов строк. Также стоит не использовать в запросе лишние поля, в том числе «звездочку», чтобы не перегружать хеш-таблицу ненужной информацией.</text:span></text:p>
              <text:p text:style-name="P19"><text:span text:style-name="T5"/></text:p>
            </draw:text-box>
          </draw:frame>
        </presentation:notes>
      </draw:page>
      <draw:page draw:name="page6" draw:style-name="dp1" draw:master-page-name="master_5f_" presentation:presentation-page-layout-name="AL1T1">
        <office:forms form:automatic-focus="false" form:apply-design-mode="false"/>
        <draw:frame presentation:style-name="pr10" draw:layer="layout" svg:width="20.136cm" svg:height="1.803cm" svg:x="1.2cm" svg:y="0.737cm" presentation:class="title" presentation:user-transformed="true">
          <draw:text-box>
            <text:p>Сопоставление</text:p>
          </draw:text-box>
        </draw:frame>
        <draw:frame presentation:style-name="pr4" draw:text-style-name="P13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8"><text:span text:style-name="T17">SELECT a.title, s.name</text:span><text:span text:style-name="T17"><text:line-break/></text:span><text:span text:style-name="T17">FROM albums a JOIN songs s ON a.id = s.album_id;</text:span></text:p>
              </text:list-item>
            </text:list>
          </draw:text-box>
        </draw:frame>
        <draw:custom-shape draw:style-name="gr33" draw:text-style-name="P41" draw:layer="layout" svg:width="1.5cm" svg:height="1cm" svg:x="19.2cm" svg:y="10.192cm">
          <text:p text:style-name="P22"><text:span text:style-name="T18">5</text:span></text:p>
          <draw:enhanced-geometry svg:viewBox="0 0 21600 21600" draw:type="rectangle" draw:enhanced-path="M 0 0 L 21600 0 21600 21600 0 21600 0 0 Z N"/>
        </draw:custom-shape>
        <draw:custom-shape draw:style-name="gr34" draw:text-style-name="P36" draw:layer="layout" svg:width="1.5cm" svg:height="1cm" svg:x="19.2cm" svg:y="12.192cm">
          <text:p text:style-name="P22"><text:span text:style-name="T18">2</text:span></text:p>
          <draw:enhanced-geometry svg:viewBox="0 0 21600 21600" draw:type="rectangle" draw:enhanced-path="M 0 0 L 21600 0 21600 21600 0 21600 0 0 Z N"/>
        </draw:custom-shape>
        <draw:custom-shape draw:style-name="gr34" draw:text-style-name="P36" draw:layer="layout" svg:width="1.5cm" svg:height="1cm" svg:x="19.2cm" svg:y="14.192cm">
          <text:p text:style-name="P22"><text:span text:style-name="T18">1</text:span></text:p>
          <draw:enhanced-geometry svg:viewBox="0 0 21600 21600" draw:type="rectangle" draw:enhanced-path="M 0 0 L 21600 0 21600 21600 0 21600 0 0 Z N"/>
        </draw:custom-shape>
        <draw:custom-shape draw:style-name="gr34" draw:text-style-name="P36" draw:layer="layout" svg:width="1.5cm" svg:height="1cm" svg:x="19.2cm" svg:y="15.192cm">
          <text:p text:style-name="P22"><text:span text:style-name="T18">2</text:span></text:p>
          <draw:enhanced-geometry svg:viewBox="0 0 21600 21600" draw:type="rectangle" draw:enhanced-path="M 0 0 L 21600 0 21600 21600 0 21600 0 0 Z N"/>
        </draw:custom-shape>
        <draw:custom-shape draw:style-name="gr35" draw:text-style-name="P42" draw:layer="layout" svg:width="6cm" svg:height="1cm" svg:x="20.7cm" svg:y="10.192cm">
          <text:p text:style-name="P24"><text:span text:style-name="T18">A Day in the Life</text:span></text:p>
          <draw:enhanced-geometry svg:viewBox="0 0 21600 21600" draw:type="rectangle" draw:enhanced-path="M 0 0 L 21600 0 21600 21600 0 21600 0 0 Z N"/>
        </draw:custom-shape>
        <draw:custom-shape draw:style-name="gr36" draw:text-style-name="P43" draw:layer="layout" svg:width="6cm" svg:height="1cm" svg:x="20.7cm" svg:y="12.192cm">
          <text:p text:style-name="P24"><text:span text:style-name="T18">Another Girl</text:span></text:p>
          <draw:enhanced-geometry svg:viewBox="0 0 21600 21600" draw:type="rectangle" draw:enhanced-path="M 0 0 L 21600 0 21600 21600 0 21600 0 0 Z N"/>
        </draw:custom-shape>
        <draw:custom-shape draw:style-name="gr36" draw:text-style-name="P43" draw:layer="layout" svg:width="6cm" svg:height="1cm" svg:x="20.7cm" svg:y="14.192cm">
          <text:p text:style-name="P24"><text:span text:style-name="T18">All You Need Is Love</text:span></text:p>
          <draw:enhanced-geometry svg:viewBox="0 0 21600 21600" draw:type="rectangle" draw:enhanced-path="M 0 0 L 21600 0 21600 21600 0 21600 0 0 Z N"/>
        </draw:custom-shape>
        <draw:custom-shape draw:style-name="gr36" draw:text-style-name="P43" draw:layer="layout" svg:width="6cm" svg:height="1cm" svg:x="20.7cm" svg:y="15.192cm">
          <text:p text:style-name="P24"><text:span text:style-name="T18">Act Naturally</text:span></text:p>
          <draw:enhanced-geometry svg:viewBox="0 0 21600 21600" draw:type="rectangle" draw:enhanced-path="M 0 0 L 21600 0 21600 21600 0 21600 0 0 Z N"/>
        </draw:custom-shape>
        <draw:custom-shape draw:style-name="gr37" draw:text-style-name="P36" draw:layer="layout" svg:width="1.5cm" svg:height="1cm" svg:x="19.2cm" svg:y="11.192cm">
          <text:p text:style-name="P22"><text:span text:style-name="T18">1</text:span></text:p>
          <draw:enhanced-geometry svg:viewBox="0 0 21600 21600" draw:type="rectangle" draw:enhanced-path="M 0 0 L 21600 0 21600 21600 0 21600 0 0 Z N"/>
        </draw:custom-shape>
        <draw:custom-shape draw:style-name="gr38" draw:text-style-name="P43" draw:layer="layout" svg:width="6cm" svg:height="1cm" svg:x="20.7cm" svg:y="11.192cm">
          <text:p text:style-name="P24"><text:span text:style-name="T18">All Together Now</text:span></text:p>
          <draw:enhanced-geometry svg:viewBox="0 0 21600 21600" draw:type="rectangle" draw:enhanced-path="M 0 0 L 21600 0 21600 21600 0 21600 0 0 Z N"/>
        </draw:custom-shape>
        <draw:custom-shape draw:style-name="gr37" draw:text-style-name="P36" draw:layer="layout" svg:width="1.5cm" svg:height="1cm" svg:x="19.2cm" svg:y="13.192cm">
          <text:p text:style-name="P22"><text:span text:style-name="T18">3</text:span></text:p>
          <draw:enhanced-geometry svg:viewBox="0 0 21600 21600" draw:type="rectangle" draw:enhanced-path="M 0 0 L 21600 0 21600 21600 0 21600 0 0 Z N"/>
        </draw:custom-shape>
        <draw:custom-shape draw:style-name="gr38" draw:text-style-name="P43" draw:layer="layout" svg:width="6cm" svg:height="1cm" svg:x="20.7cm" svg:y="13.192cm">
          <text:p text:style-name="P24"><text:span text:style-name="T18">Across the Universe</text:span></text:p>
          <draw:enhanced-geometry svg:viewBox="0 0 21600 21600" draw:type="rectangle" draw:enhanced-path="M 0 0 L 21600 0 21600 21600 0 21600 0 0 Z N"/>
        </draw:custom-shape>
        <draw:custom-shape draw:style-name="gr39" draw:text-style-name="P36" xml:id="id5" draw:id="id5" draw:layer="layout" svg:width="3.198cm" svg:height="1cm" svg:x="15.902cm" svg:y="10.192cm">
          <text:p text:style-name="P22"><text:span text:style-name="T18">110001 </text:span><text:span text:style-name="T20">00</text:span></text:p>
          <draw:enhanced-geometry svg:viewBox="0 0 21600 21600" draw:type="rectangle" draw:enhanced-path="M 0 0 L 21600 0 21600 21600 0 21600 0 0 Z N"/>
        </draw:custom-shape>
        <draw:custom-shape draw:style-name="gr9" draw:text-style-name="P21" draw:layer="layout" svg:width="13.084cm" svg:height="8.888cm" svg:x="1.317cm" svg:y="8.806cm">
          <text:p/>
          <draw:enhanced-geometry svg:viewBox="0 0 21600 21600" draw:path-stretchpoint-x="10800" draw:path-stretchpoint-y="10800" draw:text-areas="?f3 ?f4 ?f5 ?f6" draw:type="round-rectangle" draw:modifiers="1168.628242656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36" draw:layer="layout" svg:width="1.5cm" svg:height="1cm" svg:x="1.601cm" svg:y="11.8cm">
          <text:p text:style-name="P22"><text:span text:style-name="T18">01</text:span></text:p>
          <draw:enhanced-geometry svg:viewBox="0 0 21600 21600" draw:type="rectangle" draw:enhanced-path="M 0 0 L 21600 0 21600 21600 0 21600 0 0 Z N"/>
        </draw:custom-shape>
        <draw:custom-shape draw:style-name="gr26" draw:text-style-name="P32" draw:layer="layout" svg:width="1.5cm" svg:height="1cm" svg:x="1.601cm" svg:y="12.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6" draw:layer="layout" svg:width="1.5cm" svg:height="1cm" svg:x="1.601cm" svg:y="14.4cm">
          <text:p text:style-name="P22"><text:span text:style-name="T18">10</text:span></text:p>
          <draw:enhanced-geometry svg:viewBox="0 0 21600 21600" draw:type="rectangle" draw:enhanced-path="M 0 0 L 21600 0 21600 21600 0 21600 0 0 Z N"/>
        </draw:custom-shape>
        <draw:custom-shape draw:style-name="gr21" draw:text-style-name="P34" draw:layer="layout" svg:width="1.5cm" svg:height="1cm" svg:x="1.601cm" svg:y="10.2cm">
          <text:p text:style-name="P26"><text:span text:style-name="T19">00</text:span></text:p>
          <draw:enhanced-geometry svg:viewBox="0 0 21600 21600" draw:type="rectangle" draw:enhanced-path="M 0 0 L 21600 0 21600 21600 0 21600 0 0 Z N"/>
        </draw:custom-shape>
        <draw:custom-shape draw:style-name="gr25" draw:text-style-name="P36" draw:layer="layout" svg:width="1.5cm" svg:height="1cm" svg:x="1.601cm" svg:y="16cm">
          <text:p text:style-name="P22"><text:span text:style-name="T18">11</text:span></text:p>
          <draw:enhanced-geometry svg:viewBox="0 0 21600 21600" draw:type="rectangle" draw:enhanced-path="M 0 0 L 21600 0 21600 21600 0 21600 0 0 Z N"/>
        </draw:custom-shape>
        <draw:connector draw:style-name="gr40" draw:text-style-name="P44" draw:layer="layout" draw:type="curve" svg:x1="15.902cm" svg:y1="10.692cm" svg:x2="13.201cm" svg:y2="10.7cm" draw:start-shape="id5" draw:start-glue-point="3" draw:end-shape="id6" draw:end-glue-point="1" svg:d="M15902 10692c-2025 0-675 8-2701 8" svg:viewBox="0 0 2702 9">
          <text:p/>
        </draw:connector>
        <draw:custom-shape draw:style-name="gr41" draw:text-style-name="P43" draw:layer="layout" svg:width="6cm" svg:height="1cm" svg:x="20.7cm" svg:y="9.092cm">
          <text:p text:style-name="P22"><text:span text:style-name="T18">name</text:span></text:p>
          <draw:enhanced-geometry svg:viewBox="0 0 21600 21600" draw:type="rectangle" draw:enhanced-path="M 0 0 L 21600 0 21600 21600 0 21600 0 0 Z N"/>
        </draw:custom-shape>
        <draw:custom-shape draw:style-name="gr25" draw:text-style-name="P36" draw:layer="layout" svg:width="1.5cm" svg:height="1cm" svg:x="19.2cm" svg:y="9.092cm">
          <text:p text:style-name="P22"><text:span text:style-name="T18">album_id</text:span></text:p>
          <draw:enhanced-geometry svg:viewBox="0 0 21600 21600" draw:type="rectangle" draw:enhanced-path="M 0 0 L 21600 0 21600 21600 0 21600 0 0 Z N"/>
        </draw:custom-shape>
        <draw:custom-shape draw:style-name="gr42" draw:text-style-name="P45" draw:layer="layout" svg:width="1.5cm" svg:height="1cm" svg:x="6.201cm" svg:y="11.8cm">
          <text:p text:style-name="P22"><text:span text:style-name="T18">3</text:span></text:p>
          <draw:enhanced-geometry svg:viewBox="0 0 21600 21600" draw:type="rectangle" draw:enhanced-path="M 0 0 L 21600 0 21600 21600 0 21600 0 0 Z N"/>
        </draw:custom-shape>
        <draw:custom-shape draw:style-name="gr42" draw:text-style-name="P45" draw:layer="layout" svg:width="1.5cm" svg:height="1cm" svg:x="6.201cm" svg:y="12.8cm">
          <text:p text:style-name="P22"><text:span text:style-name="T18">6</text:span></text:p>
          <draw:enhanced-geometry svg:viewBox="0 0 21600 21600" draw:type="rectangle" draw:enhanced-path="M 0 0 L 21600 0 21600 21600 0 21600 0 0 Z N"/>
        </draw:custom-shape>
        <draw:custom-shape draw:style-name="gr16" draw:text-style-name="P32" draw:layer="layout" svg:width="1.5cm" svg:height="1cm" svg:x="6.201cm" svg:y="14.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6" draw:layer="layout" svg:width="5.5cm" svg:height="1cm" svg:x="7.701cm" svg:y="11.8cm">
          <text:p text:style-name="P24"><text:span text:style-name="T18">Let It Be</text:span></text:p>
          <draw:enhanced-geometry svg:viewBox="0 0 21600 21600" draw:type="rectangle" draw:enhanced-path="M 0 0 L 21600 0 21600 21600 0 21600 0 0 Z N"/>
        </draw:custom-shape>
        <draw:custom-shape draw:style-name="gr43" draw:text-style-name="P46" draw:layer="layout" svg:width="5.5cm" svg:height="1cm" svg:x="7.701cm" svg:y="12.8cm">
          <text:p text:style-name="P24"><text:span text:style-name="T18">Abbey Road</text:span></text:p>
          <draw:enhanced-geometry svg:viewBox="0 0 21600 21600" draw:type="rectangle" draw:enhanced-path="M 0 0 L 21600 0 21600 21600 0 21600 0 0 Z N"/>
        </draw:custom-shape>
        <draw:custom-shape draw:style-name="gr17" draw:text-style-name="P33" draw:layer="layout" svg:width="5.5cm" svg:height="1cm" svg:x="7.701cm" svg:y="14.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47" draw:layer="layout" svg:width="1.5cm" svg:height="1cm" svg:x="6.201cm" svg:y="10.2cm">
          <text:p text:style-name="P26"><text:span text:style-name="T19">4</text:span></text:p>
          <draw:enhanced-geometry svg:viewBox="0 0 21600 21600" draw:type="rectangle" draw:enhanced-path="M 0 0 L 21600 0 21600 21600 0 21600 0 0 Z N"/>
        </draw:custom-shape>
        <draw:custom-shape draw:style-name="gr45" draw:text-style-name="P46" xml:id="id6" draw:id="id6" draw:layer="layout" svg:width="5.5cm" svg:height="1cm" svg:x="7.701cm" svg:y="10.2cm">
          <text:p text:style-name="P24"><text:span text:style-name="T18">The Beatles</text:span></text:p>
          <draw:enhanced-geometry svg:viewBox="0 0 21600 21600" draw:type="rectangle" draw:enhanced-path="M 0 0 L 21600 0 21600 21600 0 21600 0 0 Z N"/>
        </draw:custom-shape>
        <draw:custom-shape draw:style-name="gr46" draw:text-style-name="P46" draw:layer="layout" svg:width="3.128cm" svg:height="1cm" svg:x="3.087cm" svg:y="11.8cm">
          <text:p text:style-name="P24"><text:span text:style-name="T18">101000 </text:span><text:span text:style-name="T20">01</text:span></text:p>
          <draw:enhanced-geometry svg:viewBox="0 0 21600 21600" draw:type="rectangle" draw:enhanced-path="M 0 0 L 21600 0 21600 21600 0 21600 0 0 Z N"/>
        </draw:custom-shape>
        <draw:custom-shape draw:style-name="gr46" draw:text-style-name="P46" draw:layer="layout" svg:width="3.128cm" svg:height="1cm" svg:x="3.087cm" svg:y="12.8cm">
          <text:p text:style-name="P24"><text:span text:style-name="T18">100010 </text:span><text:span text:style-name="T20">01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3.128cm" svg:height="1cm" svg:x="3.087cm" svg:y="14.4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48" draw:layer="layout" svg:width="3.128cm" svg:height="1cm" svg:x="3.087cm" svg:y="10.2cm">
          <text:p text:style-name="P28"><text:span text:style-name="T19">010001 </text:span><text:span text:style-name="T21">00</text:span></text:p>
          <draw:enhanced-geometry svg:viewBox="0 0 21600 21600" draw:type="rectangle" draw:enhanced-path="M 0 0 L 21600 0 21600 21600 0 21600 0 0 Z N"/>
        </draw:custom-shape>
        <draw:custom-shape draw:style-name="gr42" draw:text-style-name="P45" draw:layer="layout" svg:width="1.5cm" svg:height="1cm" svg:x="6.201cm" svg:y="16cm">
          <text:p text:style-name="P22"><text:span text:style-name="T18">1</text:span></text:p>
          <draw:enhanced-geometry svg:viewBox="0 0 21600 21600" draw:type="rectangle" draw:enhanced-path="M 0 0 L 21600 0 21600 21600 0 21600 0 0 Z N"/>
        </draw:custom-shape>
        <draw:custom-shape draw:style-name="gr43" draw:text-style-name="P46" draw:layer="layout" svg:width="5.5cm" svg:height="1cm" svg:x="7.701cm" svg:y="16cm">
          <text:p text:style-name="P24"><text:span text:style-name="T18">Yellow Submarine</text:span></text:p>
          <draw:enhanced-geometry svg:viewBox="0 0 21600 21600" draw:type="rectangle" draw:enhanced-path="M 0 0 L 21600 0 21600 21600 0 21600 0 0 Z N"/>
        </draw:custom-shape>
        <draw:custom-shape draw:style-name="gr46" draw:text-style-name="P46" draw:layer="layout" svg:width="3.128cm" svg:height="1cm" svg:x="3.087cm" svg:y="16cm">
          <text:p text:style-name="P24"><text:span text:style-name="T18">110001 </text:span><text:span text:style-name="T20">11</text:span></text:p>
          <draw:enhanced-geometry svg:viewBox="0 0 21600 21600" draw:type="rectangle" draw:enhanced-path="M 0 0 L 21600 0 21600 21600 0 21600 0 0 Z N"/>
        </draw:custom-shape>
        <draw:custom-shape draw:style-name="gr21" draw:text-style-name="P34" draw:layer="layout" svg:width="1.5cm" svg:height="1cm" svg:x="6.215cm" svg:y="9.1cm">
          <text:p text:style-name="P26"><text:span text:style-name="T19">id</text:span></text:p>
          <draw:enhanced-geometry svg:viewBox="0 0 21600 21600" draw:type="rectangle" draw:enhanced-path="M 0 0 L 21600 0 21600 21600 0 21600 0 0 Z N"/>
        </draw:custom-shape>
        <draw:custom-shape draw:style-name="gr22" draw:text-style-name="P36" draw:layer="layout" svg:width="5.5cm" svg:height="1cm" svg:x="7.715cm" svg:y="9.1cm">
          <text:p text:style-name="P22"><text:span text:style-name="T18">title</text:span></text:p>
          <draw:enhanced-geometry svg:viewBox="0 0 21600 21600" draw:type="rectangle" draw:enhanced-path="M 0 0 L 21600 0 21600 21600 0 21600 0 0 Z N"/>
        </draw:custom-shape>
        <draw:custom-shape draw:style-name="gr29" draw:text-style-name="P34" draw:layer="layout" svg:width="3.128cm" svg:height="1cm" svg:x="3.101cm" svg:y="9.1cm">
          <text:p text:style-name="P26"><text:span text:style-name="T19">хеш-код</text:span></text:p>
          <draw:enhanced-geometry svg:viewBox="0 0 21600 21600" draw:type="rectangle" draw:enhanced-path="M 0 0 L 21600 0 21600 21600 0 21600 0 0 Z N"/>
        </draw:custom-shape>
        <draw:frame draw:style-name="gr32" draw:text-style-name="P39" draw:layer="layout" svg:width="7.41cm" svg:height="0.878cm" svg:x="19.204cm" svg:y="16.356cm">
          <draw:text-box>
            <text:p text:style-name="P1"><text:span text:style-name="T19">внешний набор</text:span></text:p>
          </draw:text-box>
        </draw:frame>
        <draw:frame draw:style-name="gr28" draw:text-style-name="P38" draw:layer="layout" svg:width="9.266cm" svg:height="0.878cm" svg:x="3.488cm" svg:y="17.942cm">
          <draw:text-box>
            <text:p text:style-name="P37"><text:span text:style-name="T22">work_mem </text:span><text:span text:style-name="T23">× </text:span><text:span text:style-name="T24">hash_mem_multipli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2" draw:text-style-name="P40" draw:layer="layout" svg:width="16.799cm" svg:height="14.166cm" svg:x="2.1cm" svg:y="14.107cm" presentation:class="notes" presentation:user-transformed="true">
            <draw:text-box>
              <text:p text:style-name="P19"><text:span text:style-name="T5">На втором этапе мы последовательно читаем второй набор строк.</text:span><text:span text:style-name="T5"><text:line-break/></text:span><text:span text:style-name="T5">По мере чтения мы вычисляем хеш-функцию от значений полей, участвующих в условии соединения. Если в соответствующей корзине хеш-таблицы обнаруживается строка</text:span></text:p>
              <text:list text:style-name="L4">
                <text:list-item>
                  <text:p text:style-name="P19"><text:span text:style-name="T5">с таким же хеш-кодом,</text:span></text:p>
                </text:list-item>
                <text:list-item>
                  <text:p text:style-name="P19"><text:span text:style-name="T5">и со значениями полей, подходящими под условие соединения,</text:span></text:p>
                </text:list-item>
              </text:list>
              <text:p text:style-name="P19"><text:span text:style-name="T5">то мы нашли пару.</text:span></text:p>
              <text:p text:style-name="P19"><text:span text:style-name="T5">Проверки одного только хеш-кода недостаточно. Во-первых, не все условия соединения, перечисленные в запросе, могут быть учтены при выполнении соединения хешированием (поддерживаются только эквисоединения). Во-вторых, возможны коллизии, при которых разные значения получат одинаковые хеш-коды (вероятность этого мала, но тем не менее она есть).</text:span></text:p>
              <text:p text:style-name="P19"><text:span text:style-name="T5">В нашем примере для первой строки соответствия нет.</text:span></text:p>
            </draw:text-box>
          </draw:frame>
        </presentation:notes>
      </draw:page>
      <draw:page draw:name="page7" draw:style-name="dp1" draw:master-page-name="master_5f_" presentation:presentation-page-layout-name="AL1T1">
        <office:forms form:automatic-focus="false" form:apply-design-mode="false"/>
        <draw:frame presentation:style-name="pr10" draw:layer="layout" svg:width="20.136cm" svg:height="1.803cm" svg:x="1.2cm" svg:y="0.737cm" presentation:class="title" presentation:user-transformed="true">
          <draw:text-box>
            <text:p text:style-name="P15">Сопоставление</text:p>
          </draw:text-box>
        </draw:frame>
        <draw:frame presentation:style-name="pr4" draw:text-style-name="P13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8"><text:span text:style-name="T17">SELECT a.title, s.name</text:span><text:span text:style-name="T17"><text:line-break/></text:span><text:span text:style-name="T17">FROM albums a JOIN songs s ON a.id = s.album_id;</text:span></text:p>
              </text:list-item>
            </text:list>
          </draw:text-box>
        </draw:frame>
        <draw:custom-shape draw:style-name="gr42" draw:text-style-name="P45" draw:layer="layout" svg:width="1.5cm" svg:height="1cm" svg:x="19.2cm" svg:y="10.3cm">
          <text:p text:style-name="P22"><text:span text:style-name="T18">5</text:span></text:p>
          <draw:enhanced-geometry svg:viewBox="0 0 21600 21600" draw:type="rectangle" draw:enhanced-path="M 0 0 L 21600 0 21600 21600 0 21600 0 0 Z N"/>
        </draw:custom-shape>
        <draw:custom-shape draw:style-name="gr34" draw:text-style-name="P36" draw:layer="layout" svg:width="1.5cm" svg:height="1cm" svg:x="19.2cm" svg:y="12.3cm">
          <text:p text:style-name="P22"><text:span text:style-name="T18">2</text:span></text:p>
          <draw:enhanced-geometry svg:viewBox="0 0 21600 21600" draw:type="rectangle" draw:enhanced-path="M 0 0 L 21600 0 21600 21600 0 21600 0 0 Z N"/>
        </draw:custom-shape>
        <draw:custom-shape draw:style-name="gr34" draw:text-style-name="P36" draw:layer="layout" svg:width="1.5cm" svg:height="1cm" svg:x="19.2cm" svg:y="14.3cm">
          <text:p text:style-name="P22"><text:span text:style-name="T18">1</text:span></text:p>
          <draw:enhanced-geometry svg:viewBox="0 0 21600 21600" draw:type="rectangle" draw:enhanced-path="M 0 0 L 21600 0 21600 21600 0 21600 0 0 Z N"/>
        </draw:custom-shape>
        <draw:custom-shape draw:style-name="gr34" draw:text-style-name="P36" draw:layer="layout" svg:width="1.5cm" svg:height="1cm" svg:x="19.2cm" svg:y="15.3cm">
          <text:p text:style-name="P22"><text:span text:style-name="T18">2</text:span></text:p>
          <draw:enhanced-geometry svg:viewBox="0 0 21600 21600" draw:type="rectangle" draw:enhanced-path="M 0 0 L 21600 0 21600 21600 0 21600 0 0 Z N"/>
        </draw:custom-shape>
        <draw:custom-shape draw:style-name="gr48" draw:text-style-name="P46" draw:layer="layout" svg:width="6cm" svg:height="1cm" svg:x="20.7cm" svg:y="10.3cm">
          <text:p text:style-name="P24"><text:span text:style-name="T18">A Day in the Life</text:span></text:p>
          <draw:enhanced-geometry svg:viewBox="0 0 21600 21600" draw:type="rectangle" draw:enhanced-path="M 0 0 L 21600 0 21600 21600 0 21600 0 0 Z N"/>
        </draw:custom-shape>
        <draw:custom-shape draw:style-name="gr36" draw:text-style-name="P43" draw:layer="layout" svg:width="6cm" svg:height="1cm" svg:x="20.7cm" svg:y="12.3cm">
          <text:p text:style-name="P24"><text:span text:style-name="T18">Another Girl</text:span></text:p>
          <draw:enhanced-geometry svg:viewBox="0 0 21600 21600" draw:type="rectangle" draw:enhanced-path="M 0 0 L 21600 0 21600 21600 0 21600 0 0 Z N"/>
        </draw:custom-shape>
        <draw:custom-shape draw:style-name="gr36" draw:text-style-name="P43" draw:layer="layout" svg:width="6cm" svg:height="1cm" svg:x="20.7cm" svg:y="14.3cm">
          <text:p text:style-name="P24"><text:span text:style-name="T18">All You Need Is Love</text:span></text:p>
          <draw:enhanced-geometry svg:viewBox="0 0 21600 21600" draw:type="rectangle" draw:enhanced-path="M 0 0 L 21600 0 21600 21600 0 21600 0 0 Z N"/>
        </draw:custom-shape>
        <draw:custom-shape draw:style-name="gr36" draw:text-style-name="P43" draw:layer="layout" svg:width="6cm" svg:height="1cm" svg:x="20.7cm" svg:y="15.3cm">
          <text:p text:style-name="P24"><text:span text:style-name="T18">Act Naturally</text:span></text:p>
          <draw:enhanced-geometry svg:viewBox="0 0 21600 21600" draw:type="rectangle" draw:enhanced-path="M 0 0 L 21600 0 21600 21600 0 21600 0 0 Z N"/>
        </draw:custom-shape>
        <draw:custom-shape draw:style-name="gr37" draw:text-style-name="P36" draw:layer="layout" svg:width="1.5cm" svg:height="1cm" svg:x="19.2cm" svg:y="13.3cm">
          <text:p text:style-name="P22"><text:span text:style-name="T18">3</text:span></text:p>
          <draw:enhanced-geometry svg:viewBox="0 0 21600 21600" draw:type="rectangle" draw:enhanced-path="M 0 0 L 21600 0 21600 21600 0 21600 0 0 Z N"/>
        </draw:custom-shape>
        <draw:custom-shape draw:style-name="gr38" draw:text-style-name="P43" draw:layer="layout" svg:width="6cm" svg:height="1cm" svg:x="20.7cm" svg:y="13.3cm">
          <text:p text:style-name="P24"><text:span text:style-name="T18">Across the Universe</text:span></text:p>
          <draw:enhanced-geometry svg:viewBox="0 0 21600 21600" draw:type="rectangle" draw:enhanced-path="M 0 0 L 21600 0 21600 21600 0 21600 0 0 Z N"/>
        </draw:custom-shape>
        <draw:custom-shape draw:style-name="gr39" draw:text-style-name="P36" xml:id="id7" draw:id="id7" draw:layer="layout" svg:width="3.198cm" svg:height="1cm" svg:x="15.902cm" svg:y="11.3cm">
          <text:p text:style-name="P22"><text:span text:style-name="T18">110001 </text:span><text:span text:style-name="T20">11</text:span></text:p>
          <draw:enhanced-geometry svg:viewBox="0 0 21600 21600" draw:type="rectangle" draw:enhanced-path="M 0 0 L 21600 0 21600 21600 0 21600 0 0 Z N"/>
        </draw:custom-shape>
        <draw:custom-shape draw:style-name="gr9" draw:text-style-name="P21" draw:layer="layout" svg:width="13.084cm" svg:height="8.888cm" svg:x="1.317cm" svg:y="8.806cm">
          <text:p/>
          <draw:enhanced-geometry svg:viewBox="0 0 21600 21600" draw:path-stretchpoint-x="10800" draw:path-stretchpoint-y="10800" draw:text-areas="?f3 ?f4 ?f5 ?f6" draw:type="round-rectangle" draw:modifiers="1168.628242656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36" draw:layer="layout" svg:width="1.5cm" svg:height="1cm" svg:x="1.601cm" svg:y="11.8cm">
          <text:p text:style-name="P22"><text:span text:style-name="T18">01</text:span></text:p>
          <draw:enhanced-geometry svg:viewBox="0 0 21600 21600" draw:type="rectangle" draw:enhanced-path="M 0 0 L 21600 0 21600 21600 0 21600 0 0 Z N"/>
        </draw:custom-shape>
        <draw:custom-shape draw:style-name="gr26" draw:text-style-name="P32" draw:layer="layout" svg:width="1.5cm" svg:height="1cm" svg:x="1.601cm" svg:y="12.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6" draw:layer="layout" svg:width="1.5cm" svg:height="1cm" svg:x="1.601cm" svg:y="14.4cm">
          <text:p text:style-name="P22"><text:span text:style-name="T18">10</text:span></text:p>
          <draw:enhanced-geometry svg:viewBox="0 0 21600 21600" draw:type="rectangle" draw:enhanced-path="M 0 0 L 21600 0 21600 21600 0 21600 0 0 Z N"/>
        </draw:custom-shape>
        <draw:custom-shape draw:style-name="gr21" draw:text-style-name="P34" draw:layer="layout" svg:width="1.5cm" svg:height="1cm" svg:x="1.601cm" svg:y="10.2cm">
          <text:p text:style-name="P26"><text:span text:style-name="T19">00</text:span></text:p>
          <draw:enhanced-geometry svg:viewBox="0 0 21600 21600" draw:type="rectangle" draw:enhanced-path="M 0 0 L 21600 0 21600 21600 0 21600 0 0 Z N"/>
        </draw:custom-shape>
        <draw:custom-shape draw:style-name="gr25" draw:text-style-name="P36" draw:layer="layout" svg:width="1.5cm" svg:height="1cm" svg:x="1.601cm" svg:y="16cm">
          <text:p text:style-name="P22"><text:span text:style-name="T18">11</text:span></text:p>
          <draw:enhanced-geometry svg:viewBox="0 0 21600 21600" draw:type="rectangle" draw:enhanced-path="M 0 0 L 21600 0 21600 21600 0 21600 0 0 Z N"/>
        </draw:custom-shape>
        <draw:connector draw:style-name="gr40" draw:text-style-name="P44" draw:layer="layout" draw:type="curve" svg:x1="15.902cm" svg:y1="11.8cm" svg:x2="13.201cm" svg:y2="16.5cm" draw:start-shape="id7" draw:start-glue-point="3" draw:end-shape="id8" draw:end-glue-point="1" svg:d="M15902 11800c-2025 0-675 4700-2701 4700" svg:viewBox="0 0 2702 4701">
          <text:p/>
        </draw:connector>
        <draw:custom-shape draw:style-name="gr49" draw:text-style-name="P49" draw:layer="layout" svg:width="8.3cm" svg:height="1.8cm" svg:x="18.796cm" svg:y="10.922cm">
          <text:p/>
          <draw:enhanced-geometry svg:viewBox="0 0 21600 21600" draw:path-stretchpoint-x="10800" draw:path-stretchpoint-y="10800" draw:text-areas="?f3 ?f4 ?f5 ?f6" draw:type="round-rectangle" draw:modifiers="4833.314825097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41" draw:layer="layout" svg:width="1.5cm" svg:height="1cm" svg:x="19.2cm" svg:y="11.3cm">
          <text:p text:style-name="P22"><text:span text:style-name="T18">1</text:span></text:p>
          <draw:enhanced-geometry svg:viewBox="0 0 21600 21600" draw:type="rectangle" draw:enhanced-path="M 0 0 L 21600 0 21600 21600 0 21600 0 0 Z N"/>
        </draw:custom-shape>
        <draw:custom-shape draw:style-name="gr51" draw:text-style-name="P42" draw:layer="layout" svg:width="6cm" svg:height="1cm" svg:x="20.7cm" svg:y="11.3cm">
          <text:p text:style-name="P24"><text:span text:style-name="T18">All Together Now</text:span></text:p>
          <draw:enhanced-geometry svg:viewBox="0 0 21600 21600" draw:type="rectangle" draw:enhanced-path="M 0 0 L 21600 0 21600 21600 0 21600 0 0 Z N"/>
        </draw:custom-shape>
        <draw:custom-shape draw:style-name="gr42" draw:text-style-name="P45" draw:layer="layout" svg:width="1.5cm" svg:height="1cm" svg:x="6.201cm" svg:y="11.8cm">
          <text:p text:style-name="P22"><text:span text:style-name="T18">3</text:span></text:p>
          <draw:enhanced-geometry svg:viewBox="0 0 21600 21600" draw:type="rectangle" draw:enhanced-path="M 0 0 L 21600 0 21600 21600 0 21600 0 0 Z N"/>
        </draw:custom-shape>
        <draw:custom-shape draw:style-name="gr42" draw:text-style-name="P45" draw:layer="layout" svg:width="1.5cm" svg:height="1cm" svg:x="6.201cm" svg:y="12.8cm">
          <text:p text:style-name="P22"><text:span text:style-name="T18">6</text:span></text:p>
          <draw:enhanced-geometry svg:viewBox="0 0 21600 21600" draw:type="rectangle" draw:enhanced-path="M 0 0 L 21600 0 21600 21600 0 21600 0 0 Z N"/>
        </draw:custom-shape>
        <draw:custom-shape draw:style-name="gr16" draw:text-style-name="P32" draw:layer="layout" svg:width="1.5cm" svg:height="1cm" svg:x="6.201cm" svg:y="14.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6" draw:layer="layout" svg:width="5.5cm" svg:height="1cm" svg:x="7.701cm" svg:y="11.8cm">
          <text:p text:style-name="P24"><text:span text:style-name="T18">Let It Be</text:span></text:p>
          <draw:enhanced-geometry svg:viewBox="0 0 21600 21600" draw:type="rectangle" draw:enhanced-path="M 0 0 L 21600 0 21600 21600 0 21600 0 0 Z N"/>
        </draw:custom-shape>
        <draw:custom-shape draw:style-name="gr43" draw:text-style-name="P46" draw:layer="layout" svg:width="5.5cm" svg:height="1cm" svg:x="7.701cm" svg:y="12.8cm">
          <text:p text:style-name="P24"><text:span text:style-name="T18">Abbey Road</text:span></text:p>
          <draw:enhanced-geometry svg:viewBox="0 0 21600 21600" draw:type="rectangle" draw:enhanced-path="M 0 0 L 21600 0 21600 21600 0 21600 0 0 Z N"/>
        </draw:custom-shape>
        <draw:custom-shape draw:style-name="gr17" draw:text-style-name="P33" draw:layer="layout" svg:width="5.5cm" svg:height="1cm" svg:x="7.701cm" svg:y="14.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47" draw:layer="layout" svg:width="1.5cm" svg:height="1cm" svg:x="6.201cm" svg:y="10.2cm">
          <text:p text:style-name="P26"><text:span text:style-name="T19">4</text:span></text:p>
          <draw:enhanced-geometry svg:viewBox="0 0 21600 21600" draw:type="rectangle" draw:enhanced-path="M 0 0 L 21600 0 21600 21600 0 21600 0 0 Z N"/>
        </draw:custom-shape>
        <draw:custom-shape draw:style-name="gr45" draw:text-style-name="P46" draw:layer="layout" svg:width="5.5cm" svg:height="1cm" svg:x="7.701cm" svg:y="10.2cm">
          <text:p text:style-name="P24"><text:span text:style-name="T18">The Beatles</text:span></text:p>
          <draw:enhanced-geometry svg:viewBox="0 0 21600 21600" draw:type="rectangle" draw:enhanced-path="M 0 0 L 21600 0 21600 21600 0 21600 0 0 Z N"/>
        </draw:custom-shape>
        <draw:custom-shape draw:style-name="gr46" draw:text-style-name="P46" draw:layer="layout" svg:width="3.128cm" svg:height="1cm" svg:x="3.087cm" svg:y="11.8cm">
          <text:p text:style-name="P24"><text:span text:style-name="T18">101000 </text:span><text:span text:style-name="T20">01</text:span></text:p>
          <draw:enhanced-geometry svg:viewBox="0 0 21600 21600" draw:type="rectangle" draw:enhanced-path="M 0 0 L 21600 0 21600 21600 0 21600 0 0 Z N"/>
        </draw:custom-shape>
        <draw:custom-shape draw:style-name="gr46" draw:text-style-name="P46" draw:layer="layout" svg:width="3.128cm" svg:height="1cm" svg:x="3.087cm" svg:y="12.8cm">
          <text:p text:style-name="P24"><text:span text:style-name="T18">100010 </text:span><text:span text:style-name="T20">01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3.128cm" svg:height="1cm" svg:x="3.087cm" svg:y="14.4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48" draw:layer="layout" svg:width="3.128cm" svg:height="1cm" svg:x="3.087cm" svg:y="10.2cm">
          <text:p text:style-name="P28"><text:span text:style-name="T19">010001 </text:span><text:span text:style-name="T21">00</text:span></text:p>
          <draw:enhanced-geometry svg:viewBox="0 0 21600 21600" draw:type="rectangle" draw:enhanced-path="M 0 0 L 21600 0 21600 21600 0 21600 0 0 Z N"/>
        </draw:custom-shape>
        <draw:custom-shape draw:style-name="gr52" draw:text-style-name="P49" draw:layer="layout" svg:width="10.9cm" svg:height="1.8cm" svg:x="2.694cm" svg:y="15.6cm">
          <text:p/>
          <draw:enhanced-geometry svg:viewBox="0 0 21600 21600" draw:path-stretchpoint-x="10800" draw:path-stretchpoint-y="10800" draw:text-areas="?f3 ?f4 ?f5 ?f6" draw:type="round-rectangle" draw:modifiers="4833.314825097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53">
          <draw:custom-shape draw:style-name="gr10" draw:text-style-name="P23" draw:layer="layout" svg:width="1.5cm" svg:height="1cm" svg:x="6.201cm" svg:y="16cm">
            <text:p text:style-name="P22"><text:span text:style-name="T18">1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25" xml:id="id8" draw:id="id8" draw:layer="layout" svg:width="5.5cm" svg:height="1cm" svg:x="7.701cm" svg:y="16cm">
            <text:p text:style-name="P24"><text:span text:style-name="T18">Yellow Submarine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5" draw:layer="layout" svg:width="3.128cm" svg:height="1cm" svg:x="3.087cm" svg:y="16cm">
            <text:p text:style-name="P24"><text:span text:style-name="T18">110001 </text:span><text:span text:style-name="T20">11</text:span></text:p>
            <draw:enhanced-geometry svg:viewBox="0 0 21600 21600" draw:type="rectangle" draw:enhanced-path="M 0 0 L 21600 0 21600 21600 0 21600 0 0 Z N"/>
          </draw:custom-shape>
        </draw:g>
        <draw:custom-shape draw:style-name="gr41" draw:text-style-name="P36" draw:layer="layout" svg:width="6cm" svg:height="1cm" svg:x="20.701cm" svg:y="9.092cm">
          <text:p text:style-name="P22"><text:span text:style-name="T18">name</text:span></text:p>
          <draw:enhanced-geometry svg:viewBox="0 0 21600 21600" draw:type="rectangle" draw:enhanced-path="M 0 0 L 21600 0 21600 21600 0 21600 0 0 Z N"/>
        </draw:custom-shape>
        <draw:custom-shape draw:style-name="gr25" draw:text-style-name="P36" draw:layer="layout" svg:width="1.5cm" svg:height="1cm" svg:x="19.201cm" svg:y="9.092cm">
          <text:p text:style-name="P22"><text:span text:style-name="T18">album_id</text:span></text:p>
          <draw:enhanced-geometry svg:viewBox="0 0 21600 21600" draw:type="rectangle" draw:enhanced-path="M 0 0 L 21600 0 21600 21600 0 21600 0 0 Z N"/>
        </draw:custom-shape>
        <draw:custom-shape draw:style-name="gr21" draw:text-style-name="P34" draw:layer="layout" svg:width="1.5cm" svg:height="1cm" svg:x="6.216cm" svg:y="9.1cm">
          <text:p text:style-name="P26"><text:span text:style-name="T19">id</text:span></text:p>
          <draw:enhanced-geometry svg:viewBox="0 0 21600 21600" draw:type="rectangle" draw:enhanced-path="M 0 0 L 21600 0 21600 21600 0 21600 0 0 Z N"/>
        </draw:custom-shape>
        <draw:custom-shape draw:style-name="gr22" draw:text-style-name="P36" draw:layer="layout" svg:width="5.5cm" svg:height="1cm" svg:x="7.716cm" svg:y="9.1cm">
          <text:p text:style-name="P22"><text:span text:style-name="T18">title</text:span></text:p>
          <draw:enhanced-geometry svg:viewBox="0 0 21600 21600" draw:type="rectangle" draw:enhanced-path="M 0 0 L 21600 0 21600 21600 0 21600 0 0 Z N"/>
        </draw:custom-shape>
        <draw:custom-shape draw:style-name="gr29" draw:text-style-name="P34" draw:layer="layout" svg:width="3.128cm" svg:height="1cm" svg:x="3.102cm" svg:y="9.1cm">
          <text:p text:style-name="P26"><text:span text:style-name="T19">хеш-код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2" draw:text-style-name="P40" draw:layer="layout" svg:width="16.799cm" svg:height="14.166cm" svg:x="2.1cm" svg:y="14.107cm" presentation:class="notes" presentation:user-transformed="true">
            <draw:text-box>
              <text:p text:style-name="P19"><text:span text:style-name="T5">Вторая строка второго набора дает соответствие, которое уже можно вернуть вышестоящему узлу плана: («Yellow Submarine», «All Together Now»).</text:span></text:p>
              <text:p text:style-name="P19"><text:span text:style-name="T5"/></text:p>
            </draw:text-box>
          </draw:frame>
        </presentation:notes>
      </draw:page>
      <draw:page draw:name="page8" draw:style-name="dp1" draw:master-page-name="master_5f_" presentation:presentation-page-layout-name="AL1T1">
        <office:forms form:automatic-focus="false" form:apply-design-mode="false"/>
        <draw:frame presentation:style-name="pr10" draw:layer="layout" svg:width="20.136cm" svg:height="1.803cm" svg:x="1.2cm" svg:y="0.737cm" presentation:class="title" presentation:user-transformed="true">
          <draw:text-box>
            <text:p text:style-name="P15">Сопоставление</text:p>
          </draw:text-box>
        </draw:frame>
        <draw:frame presentation:style-name="pr4" draw:text-style-name="P13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8"><text:span text:style-name="T17">SELECT a.title, s.name</text:span><text:span text:style-name="T17"><text:line-break/></text:span><text:span text:style-name="T17">FROM albums a JOIN songs s ON a.id = s.album_id;</text:span></text:p>
              </text:list-item>
            </text:list>
          </draw:text-box>
        </draw:frame>
        <draw:custom-shape draw:style-name="gr42" draw:text-style-name="P45" draw:layer="layout" svg:width="1.5cm" svg:height="1cm" svg:x="19.2cm" svg:y="10.3cm">
          <text:p text:style-name="P22"><text:span text:style-name="T18">5</text:span></text:p>
          <draw:enhanced-geometry svg:viewBox="0 0 21600 21600" draw:type="rectangle" draw:enhanced-path="M 0 0 L 21600 0 21600 21600 0 21600 0 0 Z N"/>
        </draw:custom-shape>
        <draw:custom-shape draw:style-name="gr33" draw:text-style-name="P41" draw:layer="layout" svg:width="1.5cm" svg:height="1cm" svg:x="19.2cm" svg:y="12.3cm">
          <text:p text:style-name="P22"><text:span text:style-name="T18">2</text:span></text:p>
          <draw:enhanced-geometry svg:viewBox="0 0 21600 21600" draw:type="rectangle" draw:enhanced-path="M 0 0 L 21600 0 21600 21600 0 21600 0 0 Z N"/>
        </draw:custom-shape>
        <draw:custom-shape draw:style-name="gr34" draw:text-style-name="P36" draw:layer="layout" svg:width="1.5cm" svg:height="1cm" svg:x="19.2cm" svg:y="14.3cm">
          <text:p text:style-name="P22"><text:span text:style-name="T18">1</text:span></text:p>
          <draw:enhanced-geometry svg:viewBox="0 0 21600 21600" draw:type="rectangle" draw:enhanced-path="M 0 0 L 21600 0 21600 21600 0 21600 0 0 Z N"/>
        </draw:custom-shape>
        <draw:custom-shape draw:style-name="gr34" draw:text-style-name="P36" draw:layer="layout" svg:width="1.5cm" svg:height="1cm" svg:x="19.2cm" svg:y="15.3cm">
          <text:p text:style-name="P22"><text:span text:style-name="T18">2</text:span></text:p>
          <draw:enhanced-geometry svg:viewBox="0 0 21600 21600" draw:type="rectangle" draw:enhanced-path="M 0 0 L 21600 0 21600 21600 0 21600 0 0 Z N"/>
        </draw:custom-shape>
        <draw:custom-shape draw:style-name="gr48" draw:text-style-name="P46" draw:layer="layout" svg:width="6cm" svg:height="1cm" svg:x="20.7cm" svg:y="10.3cm">
          <text:p text:style-name="P24"><text:span text:style-name="T18">A Day in the Life</text:span></text:p>
          <draw:enhanced-geometry svg:viewBox="0 0 21600 21600" draw:type="rectangle" draw:enhanced-path="M 0 0 L 21600 0 21600 21600 0 21600 0 0 Z N"/>
        </draw:custom-shape>
        <draw:custom-shape draw:style-name="gr35" draw:text-style-name="P42" draw:layer="layout" svg:width="6cm" svg:height="1cm" svg:x="20.7cm" svg:y="12.3cm">
          <text:p text:style-name="P24"><text:span text:style-name="T18">Another Girl</text:span></text:p>
          <draw:enhanced-geometry svg:viewBox="0 0 21600 21600" draw:type="rectangle" draw:enhanced-path="M 0 0 L 21600 0 21600 21600 0 21600 0 0 Z N"/>
        </draw:custom-shape>
        <draw:custom-shape draw:style-name="gr36" draw:text-style-name="P43" draw:layer="layout" svg:width="6cm" svg:height="1cm" svg:x="20.7cm" svg:y="14.3cm">
          <text:p text:style-name="P24"><text:span text:style-name="T18">All You Need Is Love</text:span></text:p>
          <draw:enhanced-geometry svg:viewBox="0 0 21600 21600" draw:type="rectangle" draw:enhanced-path="M 0 0 L 21600 0 21600 21600 0 21600 0 0 Z N"/>
        </draw:custom-shape>
        <draw:custom-shape draw:style-name="gr36" draw:text-style-name="P43" draw:layer="layout" svg:width="6cm" svg:height="1cm" svg:x="20.7cm" svg:y="15.3cm">
          <text:p text:style-name="P24"><text:span text:style-name="T18">Act Naturally</text:span></text:p>
          <draw:enhanced-geometry svg:viewBox="0 0 21600 21600" draw:type="rectangle" draw:enhanced-path="M 0 0 L 21600 0 21600 21600 0 21600 0 0 Z N"/>
        </draw:custom-shape>
        <draw:custom-shape draw:style-name="gr44" draw:text-style-name="P45" draw:layer="layout" svg:width="1.5cm" svg:height="1cm" svg:x="19.2cm" svg:y="11.3cm">
          <text:p text:style-name="P22"><text:span text:style-name="T18">1</text:span></text:p>
          <draw:enhanced-geometry svg:viewBox="0 0 21600 21600" draw:type="rectangle" draw:enhanced-path="M 0 0 L 21600 0 21600 21600 0 21600 0 0 Z N"/>
        </draw:custom-shape>
        <draw:custom-shape draw:style-name="gr54" draw:text-style-name="P46" draw:layer="layout" svg:width="6cm" svg:height="1cm" svg:x="20.7cm" svg:y="11.3cm">
          <text:p text:style-name="P24"><text:span text:style-name="T18">All Together Now</text:span></text:p>
          <draw:enhanced-geometry svg:viewBox="0 0 21600 21600" draw:type="rectangle" draw:enhanced-path="M 0 0 L 21600 0 21600 21600 0 21600 0 0 Z N"/>
        </draw:custom-shape>
        <draw:custom-shape draw:style-name="gr37" draw:text-style-name="P36" draw:layer="layout" svg:width="1.5cm" svg:height="1cm" svg:x="19.2cm" svg:y="13.3cm">
          <text:p text:style-name="P22"><text:span text:style-name="T18">3</text:span></text:p>
          <draw:enhanced-geometry svg:viewBox="0 0 21600 21600" draw:type="rectangle" draw:enhanced-path="M 0 0 L 21600 0 21600 21600 0 21600 0 0 Z N"/>
        </draw:custom-shape>
        <draw:custom-shape draw:style-name="gr38" draw:text-style-name="P43" draw:layer="layout" svg:width="6cm" svg:height="1cm" svg:x="20.7cm" svg:y="13.3cm">
          <text:p text:style-name="P24"><text:span text:style-name="T18">Across the Universe</text:span></text:p>
          <draw:enhanced-geometry svg:viewBox="0 0 21600 21600" draw:type="rectangle" draw:enhanced-path="M 0 0 L 21600 0 21600 21600 0 21600 0 0 Z N"/>
        </draw:custom-shape>
        <draw:custom-shape draw:style-name="gr39" draw:text-style-name="P36" xml:id="id9" draw:id="id9" draw:layer="layout" svg:width="3.198cm" svg:height="1cm" svg:x="15.902cm" svg:y="12.3cm">
          <text:p text:style-name="P22"><text:span text:style-name="T18">111101 </text:span><text:span text:style-name="T20">10</text:span></text:p>
          <draw:enhanced-geometry svg:viewBox="0 0 21600 21600" draw:type="rectangle" draw:enhanced-path="M 0 0 L 21600 0 21600 21600 0 21600 0 0 Z N"/>
        </draw:custom-shape>
        <draw:custom-shape draw:style-name="gr9" draw:text-style-name="P21" draw:layer="layout" svg:width="13.084cm" svg:height="8.888cm" svg:x="1.317cm" svg:y="8.806cm">
          <text:p/>
          <draw:enhanced-geometry svg:viewBox="0 0 21600 21600" draw:path-stretchpoint-x="10800" draw:path-stretchpoint-y="10800" draw:text-areas="?f3 ?f4 ?f5 ?f6" draw:type="round-rectangle" draw:modifiers="1168.628242656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36" draw:layer="layout" svg:width="1.5cm" svg:height="1cm" svg:x="1.601cm" svg:y="11.8cm">
          <text:p text:style-name="P22"><text:span text:style-name="T18">01</text:span></text:p>
          <draw:enhanced-geometry svg:viewBox="0 0 21600 21600" draw:type="rectangle" draw:enhanced-path="M 0 0 L 21600 0 21600 21600 0 21600 0 0 Z N"/>
        </draw:custom-shape>
        <draw:custom-shape draw:style-name="gr26" draw:text-style-name="P32" draw:layer="layout" svg:width="1.5cm" svg:height="1cm" svg:x="1.601cm" svg:y="12.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6" draw:layer="layout" svg:width="1.5cm" svg:height="1cm" svg:x="1.601cm" svg:y="14.4cm">
          <text:p text:style-name="P22"><text:span text:style-name="T18">10</text:span></text:p>
          <draw:enhanced-geometry svg:viewBox="0 0 21600 21600" draw:type="rectangle" draw:enhanced-path="M 0 0 L 21600 0 21600 21600 0 21600 0 0 Z N"/>
        </draw:custom-shape>
        <draw:custom-shape draw:style-name="gr21" draw:text-style-name="P34" draw:layer="layout" svg:width="1.5cm" svg:height="1cm" svg:x="1.601cm" svg:y="10.2cm">
          <text:p text:style-name="P26"><text:span text:style-name="T19">00</text:span></text:p>
          <draw:enhanced-geometry svg:viewBox="0 0 21600 21600" draw:type="rectangle" draw:enhanced-path="M 0 0 L 21600 0 21600 21600 0 21600 0 0 Z N"/>
        </draw:custom-shape>
        <draw:custom-shape draw:style-name="gr25" draw:text-style-name="P36" draw:layer="layout" svg:width="1.5cm" svg:height="1cm" svg:x="1.601cm" svg:y="16cm">
          <text:p text:style-name="P22"><text:span text:style-name="T18">11</text:span></text:p>
          <draw:enhanced-geometry svg:viewBox="0 0 21600 21600" draw:type="rectangle" draw:enhanced-path="M 0 0 L 21600 0 21600 21600 0 21600 0 0 Z N"/>
        </draw:custom-shape>
        <draw:connector draw:style-name="gr40" draw:text-style-name="P44" draw:layer="layout" draw:type="curve" svg:x1="15.902cm" svg:y1="12.8cm" svg:x2="13.201cm" svg:y2="14.9cm" draw:start-shape="id9" draw:start-glue-point="3" draw:end-shape="id10" draw:end-glue-point="1" svg:d="M15902 12800c-2025 0-675 2100-2701 2100" svg:viewBox="0 0 2702 2101">
          <text:p/>
        </draw:connector>
        <draw:custom-shape draw:style-name="gr42" draw:text-style-name="P45" draw:layer="layout" svg:width="1.5cm" svg:height="1cm" svg:x="6.201cm" svg:y="11.8cm">
          <text:p text:style-name="P22"><text:span text:style-name="T18">3</text:span></text:p>
          <draw:enhanced-geometry svg:viewBox="0 0 21600 21600" draw:type="rectangle" draw:enhanced-path="M 0 0 L 21600 0 21600 21600 0 21600 0 0 Z N"/>
        </draw:custom-shape>
        <draw:custom-shape draw:style-name="gr42" draw:text-style-name="P45" draw:layer="layout" svg:width="1.5cm" svg:height="1cm" svg:x="6.201cm" svg:y="12.8cm">
          <text:p text:style-name="P22"><text:span text:style-name="T18">6</text:span></text:p>
          <draw:enhanced-geometry svg:viewBox="0 0 21600 21600" draw:type="rectangle" draw:enhanced-path="M 0 0 L 21600 0 21600 21600 0 21600 0 0 Z N"/>
        </draw:custom-shape>
        <draw:custom-shape draw:style-name="gr16" draw:text-style-name="P32" draw:layer="layout" svg:width="1.5cm" svg:height="1cm" svg:x="6.201cm" svg:y="14.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6" draw:layer="layout" svg:width="5.5cm" svg:height="1cm" svg:x="7.701cm" svg:y="11.8cm">
          <text:p text:style-name="P24"><text:span text:style-name="T18">Let It Be</text:span></text:p>
          <draw:enhanced-geometry svg:viewBox="0 0 21600 21600" draw:type="rectangle" draw:enhanced-path="M 0 0 L 21600 0 21600 21600 0 21600 0 0 Z N"/>
        </draw:custom-shape>
        <draw:custom-shape draw:style-name="gr43" draw:text-style-name="P46" draw:layer="layout" svg:width="5.5cm" svg:height="1cm" svg:x="7.701cm" svg:y="12.8cm">
          <text:p text:style-name="P24"><text:span text:style-name="T18">Abbey Road</text:span></text:p>
          <draw:enhanced-geometry svg:viewBox="0 0 21600 21600" draw:type="rectangle" draw:enhanced-path="M 0 0 L 21600 0 21600 21600 0 21600 0 0 Z N"/>
        </draw:custom-shape>
        <draw:custom-shape draw:style-name="gr17" draw:text-style-name="P33" xml:id="id10" draw:id="id10" draw:layer="layout" svg:width="5.5cm" svg:height="1cm" svg:x="7.701cm" svg:y="14.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47" draw:layer="layout" svg:width="1.5cm" svg:height="1cm" svg:x="6.201cm" svg:y="10.2cm">
          <text:p text:style-name="P26"><text:span text:style-name="T19">4</text:span></text:p>
          <draw:enhanced-geometry svg:viewBox="0 0 21600 21600" draw:type="rectangle" draw:enhanced-path="M 0 0 L 21600 0 21600 21600 0 21600 0 0 Z N"/>
        </draw:custom-shape>
        <draw:custom-shape draw:style-name="gr45" draw:text-style-name="P46" draw:layer="layout" svg:width="5.5cm" svg:height="1cm" svg:x="7.701cm" svg:y="10.2cm">
          <text:p text:style-name="P24"><text:span text:style-name="T18">The Beatles</text:span></text:p>
          <draw:enhanced-geometry svg:viewBox="0 0 21600 21600" draw:type="rectangle" draw:enhanced-path="M 0 0 L 21600 0 21600 21600 0 21600 0 0 Z N"/>
        </draw:custom-shape>
        <draw:custom-shape draw:style-name="gr46" draw:text-style-name="P46" draw:layer="layout" svg:width="3.128cm" svg:height="1cm" svg:x="3.087cm" svg:y="11.8cm">
          <text:p text:style-name="P24"><text:span text:style-name="T18">101000 </text:span><text:span text:style-name="T20">01</text:span></text:p>
          <draw:enhanced-geometry svg:viewBox="0 0 21600 21600" draw:type="rectangle" draw:enhanced-path="M 0 0 L 21600 0 21600 21600 0 21600 0 0 Z N"/>
        </draw:custom-shape>
        <draw:custom-shape draw:style-name="gr46" draw:text-style-name="P46" draw:layer="layout" svg:width="3.128cm" svg:height="1cm" svg:x="3.087cm" svg:y="12.8cm">
          <text:p text:style-name="P24"><text:span text:style-name="T18">100010 </text:span><text:span text:style-name="T20">01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3.128cm" svg:height="1cm" svg:x="3.087cm" svg:y="14.4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48" draw:layer="layout" svg:width="3.128cm" svg:height="1cm" svg:x="3.087cm" svg:y="10.2cm">
          <text:p text:style-name="P28"><text:span text:style-name="T19">010001 </text:span><text:span text:style-name="T21">00</text:span></text:p>
          <draw:enhanced-geometry svg:viewBox="0 0 21600 21600" draw:type="rectangle" draw:enhanced-path="M 0 0 L 21600 0 21600 21600 0 21600 0 0 Z N"/>
        </draw:custom-shape>
        <draw:custom-shape draw:style-name="gr42" draw:text-style-name="P45" draw:layer="layout" svg:width="1.5cm" svg:height="1cm" svg:x="6.201cm" svg:y="16cm">
          <text:p text:style-name="P22"><text:span text:style-name="T18">1</text:span></text:p>
          <draw:enhanced-geometry svg:viewBox="0 0 21600 21600" draw:type="rectangle" draw:enhanced-path="M 0 0 L 21600 0 21600 21600 0 21600 0 0 Z N"/>
        </draw:custom-shape>
        <draw:custom-shape draw:style-name="gr43" draw:text-style-name="P46" draw:layer="layout" svg:width="5.5cm" svg:height="1cm" svg:x="7.701cm" svg:y="16cm">
          <text:p text:style-name="P24"><text:span text:style-name="T18">Yellow Submarine</text:span></text:p>
          <draw:enhanced-geometry svg:viewBox="0 0 21600 21600" draw:type="rectangle" draw:enhanced-path="M 0 0 L 21600 0 21600 21600 0 21600 0 0 Z N"/>
        </draw:custom-shape>
        <draw:custom-shape draw:style-name="gr46" draw:text-style-name="P46" draw:layer="layout" svg:width="3.128cm" svg:height="1cm" svg:x="3.087cm" svg:y="16cm">
          <text:p text:style-name="P24"><text:span text:style-name="T18">110001 </text:span><text:span text:style-name="T20">11</text:span></text:p>
          <draw:enhanced-geometry svg:viewBox="0 0 21600 21600" draw:type="rectangle" draw:enhanced-path="M 0 0 L 21600 0 21600 21600 0 21600 0 0 Z N"/>
        </draw:custom-shape>
        <draw:custom-shape draw:style-name="gr41" draw:text-style-name="P36" draw:layer="layout" svg:width="6cm" svg:height="1cm" svg:x="20.701cm" svg:y="9.092cm">
          <text:p text:style-name="P22"><text:span text:style-name="T18">name</text:span></text:p>
          <draw:enhanced-geometry svg:viewBox="0 0 21600 21600" draw:type="rectangle" draw:enhanced-path="M 0 0 L 21600 0 21600 21600 0 21600 0 0 Z N"/>
        </draw:custom-shape>
        <draw:custom-shape draw:style-name="gr25" draw:text-style-name="P36" draw:layer="layout" svg:width="1.5cm" svg:height="1cm" svg:x="19.201cm" svg:y="9.092cm">
          <text:p text:style-name="P22"><text:span text:style-name="T18">album_id</text:span></text:p>
          <draw:enhanced-geometry svg:viewBox="0 0 21600 21600" draw:type="rectangle" draw:enhanced-path="M 0 0 L 21600 0 21600 21600 0 21600 0 0 Z N"/>
        </draw:custom-shape>
        <draw:custom-shape draw:style-name="gr21" draw:text-style-name="P34" draw:layer="layout" svg:width="1.5cm" svg:height="1cm" svg:x="6.216cm" svg:y="9.1cm">
          <text:p text:style-name="P26"><text:span text:style-name="T19">id</text:span></text:p>
          <draw:enhanced-geometry svg:viewBox="0 0 21600 21600" draw:type="rectangle" draw:enhanced-path="M 0 0 L 21600 0 21600 21600 0 21600 0 0 Z N"/>
        </draw:custom-shape>
        <draw:custom-shape draw:style-name="gr22" draw:text-style-name="P36" draw:layer="layout" svg:width="5.5cm" svg:height="1cm" svg:x="7.716cm" svg:y="9.1cm">
          <text:p text:style-name="P22"><text:span text:style-name="T18">title</text:span></text:p>
          <draw:enhanced-geometry svg:viewBox="0 0 21600 21600" draw:type="rectangle" draw:enhanced-path="M 0 0 L 21600 0 21600 21600 0 21600 0 0 Z N"/>
        </draw:custom-shape>
        <draw:custom-shape draw:style-name="gr29" draw:text-style-name="P34" draw:layer="layout" svg:width="3.128cm" svg:height="1cm" svg:x="3.102cm" svg:y="9.1cm">
          <text:p text:style-name="P26"><text:span text:style-name="T19">хеш-код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2" draw:text-style-name="P40" draw:layer="layout" svg:width="16.799cm" svg:height="14.166cm" svg:x="2.1cm" svg:y="14.107cm" presentation:class="notes" presentation:user-transformed="true">
            <draw:text-box>
              <text:p text:style-name="P19"><text:span text:style-name="T5">Для третьей строки соответствия нет (соответствующая корзина хеш-таблицы пуста).</text:span></text:p>
              <text:p text:style-name="P19"><text:span text:style-name="T5"/></text:p>
            </draw:text-box>
          </draw:frame>
        </presentation:notes>
      </draw:page>
      <draw:page draw:name="page9" draw:style-name="dp1" draw:master-page-name="master_5f_" presentation:presentation-page-layout-name="AL1T1">
        <draw:frame presentation:style-name="pr10" draw:layer="layout" svg:width="20.136cm" svg:height="1.803cm" svg:x="1.2cm" svg:y="0.737cm" presentation:class="title" presentation:user-transformed="true">
          <draw:text-box>
            <text:p text:style-name="P15">Сопоставление</text:p>
          </draw:text-box>
        </draw:frame>
        <draw:frame presentation:style-name="pr4" draw:text-style-name="P13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8"><text:span text:style-name="T17">SELECT a.title, s.name</text:span><text:span text:style-name="T17"><text:line-break/></text:span><text:span text:style-name="T17">FROM albums a JOIN songs s ON a.id = s.album_id;</text:span></text:p>
              </text:list-item>
            </text:list>
          </draw:text-box>
        </draw:frame>
        <draw:custom-shape draw:style-name="gr42" draw:text-style-name="P45" draw:layer="layout" svg:width="1.5cm" svg:height="1cm" svg:x="19.2cm" svg:y="10.3cm">
          <text:p text:style-name="P22"><text:span text:style-name="T18">5</text:span></text:p>
          <draw:enhanced-geometry svg:viewBox="0 0 21600 21600" draw:type="rectangle" draw:enhanced-path="M 0 0 L 21600 0 21600 21600 0 21600 0 0 Z N"/>
        </draw:custom-shape>
        <draw:custom-shape draw:style-name="gr42" draw:text-style-name="P45" draw:layer="layout" svg:width="1.5cm" svg:height="1cm" svg:x="19.2cm" svg:y="12.3cm">
          <text:p text:style-name="P22"><text:span text:style-name="T18">2</text:span></text:p>
          <draw:enhanced-geometry svg:viewBox="0 0 21600 21600" draw:type="rectangle" draw:enhanced-path="M 0 0 L 21600 0 21600 21600 0 21600 0 0 Z N"/>
        </draw:custom-shape>
        <draw:custom-shape draw:style-name="gr34" draw:text-style-name="P36" draw:layer="layout" svg:width="1.5cm" svg:height="1cm" svg:x="19.2cm" svg:y="14.3cm">
          <text:p text:style-name="P22"><text:span text:style-name="T18">1</text:span></text:p>
          <draw:enhanced-geometry svg:viewBox="0 0 21600 21600" draw:type="rectangle" draw:enhanced-path="M 0 0 L 21600 0 21600 21600 0 21600 0 0 Z N"/>
        </draw:custom-shape>
        <draw:custom-shape draw:style-name="gr34" draw:text-style-name="P36" draw:layer="layout" svg:width="1.5cm" svg:height="1cm" svg:x="19.2cm" svg:y="15.3cm">
          <text:p text:style-name="P22"><text:span text:style-name="T18">2</text:span></text:p>
          <draw:enhanced-geometry svg:viewBox="0 0 21600 21600" draw:type="rectangle" draw:enhanced-path="M 0 0 L 21600 0 21600 21600 0 21600 0 0 Z N"/>
        </draw:custom-shape>
        <draw:custom-shape draw:style-name="gr48" draw:text-style-name="P46" draw:layer="layout" svg:width="6cm" svg:height="1cm" svg:x="20.7cm" svg:y="10.3cm">
          <text:p text:style-name="P24"><text:span text:style-name="T18">A Day in the Life</text:span></text:p>
          <draw:enhanced-geometry svg:viewBox="0 0 21600 21600" draw:type="rectangle" draw:enhanced-path="M 0 0 L 21600 0 21600 21600 0 21600 0 0 Z N"/>
        </draw:custom-shape>
        <draw:custom-shape draw:style-name="gr48" draw:text-style-name="P46" draw:layer="layout" svg:width="6cm" svg:height="1cm" svg:x="20.7cm" svg:y="12.3cm">
          <text:p text:style-name="P24"><text:span text:style-name="T18">Another Girl</text:span></text:p>
          <draw:enhanced-geometry svg:viewBox="0 0 21600 21600" draw:type="rectangle" draw:enhanced-path="M 0 0 L 21600 0 21600 21600 0 21600 0 0 Z N"/>
        </draw:custom-shape>
        <draw:custom-shape draw:style-name="gr36" draw:text-style-name="P43" draw:layer="layout" svg:width="6cm" svg:height="1cm" svg:x="20.7cm" svg:y="14.3cm">
          <text:p text:style-name="P24"><text:span text:style-name="T18">All You Need Is Love</text:span></text:p>
          <draw:enhanced-geometry svg:viewBox="0 0 21600 21600" draw:type="rectangle" draw:enhanced-path="M 0 0 L 21600 0 21600 21600 0 21600 0 0 Z N"/>
        </draw:custom-shape>
        <draw:custom-shape draw:style-name="gr36" draw:text-style-name="P43" draw:layer="layout" svg:width="6cm" svg:height="1cm" svg:x="20.7cm" svg:y="15.3cm">
          <text:p text:style-name="P24"><text:span text:style-name="T18">Act Naturally</text:span></text:p>
          <draw:enhanced-geometry svg:viewBox="0 0 21600 21600" draw:type="rectangle" draw:enhanced-path="M 0 0 L 21600 0 21600 21600 0 21600 0 0 Z N"/>
        </draw:custom-shape>
        <draw:custom-shape draw:style-name="gr39" draw:text-style-name="P36" xml:id="id11" draw:id="id11" draw:layer="layout" svg:width="3.198cm" svg:height="1cm" svg:x="15.902cm" svg:y="13.3cm">
          <text:p text:style-name="P22"><text:span text:style-name="T18">101000 </text:span><text:span text:style-name="T20">01</text:span></text:p>
          <draw:enhanced-geometry svg:viewBox="0 0 21600 21600" draw:type="rectangle" draw:enhanced-path="M 0 0 L 21600 0 21600 21600 0 21600 0 0 Z N"/>
        </draw:custom-shape>
        <draw:custom-shape draw:style-name="gr9" draw:text-style-name="P21" draw:layer="layout" svg:width="13.084cm" svg:height="8.888cm" svg:x="1.317cm" svg:y="8.806cm">
          <text:p/>
          <draw:enhanced-geometry svg:viewBox="0 0 21600 21600" draw:path-stretchpoint-x="10800" draw:path-stretchpoint-y="10800" draw:text-areas="?f3 ?f4 ?f5 ?f6" draw:type="round-rectangle" draw:modifiers="1168.628242656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36" draw:layer="layout" svg:width="1.5cm" svg:height="1cm" svg:x="1.601cm" svg:y="11.8cm">
          <text:p text:style-name="P22"><text:span text:style-name="T18">01</text:span></text:p>
          <draw:enhanced-geometry svg:viewBox="0 0 21600 21600" draw:type="rectangle" draw:enhanced-path="M 0 0 L 21600 0 21600 21600 0 21600 0 0 Z N"/>
        </draw:custom-shape>
        <draw:custom-shape draw:style-name="gr26" draw:text-style-name="P32" draw:layer="layout" svg:width="1.5cm" svg:height="1cm" svg:x="1.601cm" svg:y="12.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6" draw:layer="layout" svg:width="1.5cm" svg:height="1cm" svg:x="1.601cm" svg:y="14.4cm">
          <text:p text:style-name="P22"><text:span text:style-name="T18">10</text:span></text:p>
          <draw:enhanced-geometry svg:viewBox="0 0 21600 21600" draw:type="rectangle" draw:enhanced-path="M 0 0 L 21600 0 21600 21600 0 21600 0 0 Z N"/>
        </draw:custom-shape>
        <draw:custom-shape draw:style-name="gr21" draw:text-style-name="P34" draw:layer="layout" svg:width="1.5cm" svg:height="1cm" svg:x="1.601cm" svg:y="10.2cm">
          <text:p text:style-name="P26"><text:span text:style-name="T19">00</text:span></text:p>
          <draw:enhanced-geometry svg:viewBox="0 0 21600 21600" draw:type="rectangle" draw:enhanced-path="M 0 0 L 21600 0 21600 21600 0 21600 0 0 Z N"/>
        </draw:custom-shape>
        <draw:custom-shape draw:style-name="gr25" draw:text-style-name="P36" draw:layer="layout" svg:width="1.5cm" svg:height="1cm" svg:x="1.601cm" svg:y="16cm">
          <text:p text:style-name="P22"><text:span text:style-name="T18">11</text:span></text:p>
          <draw:enhanced-geometry svg:viewBox="0 0 21600 21600" draw:type="rectangle" draw:enhanced-path="M 0 0 L 21600 0 21600 21600 0 21600 0 0 Z N"/>
        </draw:custom-shape>
        <draw:connector draw:style-name="gr40" draw:text-style-name="P44" draw:layer="layout" draw:type="curve" svg:x1="15.902cm" svg:y1="13.8cm" svg:x2="13.201cm" svg:y2="12.3cm" draw:start-shape="id11" draw:start-glue-point="3" draw:end-shape="id12" draw:end-glue-point="1" svg:d="M15902 13800c-2025 0-675-1500-2701-1500" svg:viewBox="0 0 2702 1501">
          <text:p/>
        </draw:connector>
        <draw:custom-shape draw:style-name="gr55" draw:text-style-name="P49" draw:layer="layout" svg:width="8.3cm" svg:height="1.8cm" svg:x="18.796cm" svg:y="12.922cm">
          <text:p/>
          <draw:enhanced-geometry svg:viewBox="0 0 21600 21600" draw:path-stretchpoint-x="10800" draw:path-stretchpoint-y="10800" draw:text-areas="?f3 ?f4 ?f5 ?f6" draw:type="round-rectangle" draw:modifiers="4833.314825097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5" draw:layer="layout" svg:width="1.5cm" svg:height="1cm" svg:x="19.2cm" svg:y="11.3cm">
          <text:p text:style-name="P22"><text:span text:style-name="T18">1</text:span></text:p>
          <draw:enhanced-geometry svg:viewBox="0 0 21600 21600" draw:type="rectangle" draw:enhanced-path="M 0 0 L 21600 0 21600 21600 0 21600 0 0 Z N"/>
        </draw:custom-shape>
        <draw:custom-shape draw:style-name="gr54" draw:text-style-name="P46" draw:layer="layout" svg:width="6cm" svg:height="1cm" svg:x="20.7cm" svg:y="11.3cm">
          <text:p text:style-name="P24"><text:span text:style-name="T18">All Together Now</text:span></text:p>
          <draw:enhanced-geometry svg:viewBox="0 0 21600 21600" draw:type="rectangle" draw:enhanced-path="M 0 0 L 21600 0 21600 21600 0 21600 0 0 Z N"/>
        </draw:custom-shape>
        <draw:custom-shape draw:style-name="gr42" draw:text-style-name="P45" draw:layer="layout" svg:width="1.5cm" svg:height="1cm" svg:x="6.201cm" svg:y="12.8cm">
          <text:p text:style-name="P22"><text:span text:style-name="T18">6</text:span></text:p>
          <draw:enhanced-geometry svg:viewBox="0 0 21600 21600" draw:type="rectangle" draw:enhanced-path="M 0 0 L 21600 0 21600 21600 0 21600 0 0 Z N"/>
        </draw:custom-shape>
        <draw:custom-shape draw:style-name="gr16" draw:text-style-name="P32" draw:layer="layout" svg:width="1.5cm" svg:height="1cm" svg:x="6.201cm" svg:y="14.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6" xml:id="id13" draw:id="id13" draw:layer="layout" svg:width="5.5cm" svg:height="1cm" svg:x="7.701cm" svg:y="12.8cm">
          <text:p text:style-name="P24"><text:span text:style-name="T18">Abbey Road</text:span></text:p>
          <draw:enhanced-geometry svg:viewBox="0 0 21600 21600" draw:type="rectangle" draw:enhanced-path="M 0 0 L 21600 0 21600 21600 0 21600 0 0 Z N"/>
        </draw:custom-shape>
        <draw:custom-shape draw:style-name="gr17" draw:text-style-name="P33" draw:layer="layout" svg:width="5.5cm" svg:height="1cm" svg:x="7.701cm" svg:y="14.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47" draw:layer="layout" svg:width="1.5cm" svg:height="1cm" svg:x="6.201cm" svg:y="10.2cm">
          <text:p text:style-name="P26"><text:span text:style-name="T19">4</text:span></text:p>
          <draw:enhanced-geometry svg:viewBox="0 0 21600 21600" draw:type="rectangle" draw:enhanced-path="M 0 0 L 21600 0 21600 21600 0 21600 0 0 Z N"/>
        </draw:custom-shape>
        <draw:custom-shape draw:style-name="gr45" draw:text-style-name="P46" draw:layer="layout" svg:width="5.5cm" svg:height="1cm" svg:x="7.701cm" svg:y="10.2cm">
          <text:p text:style-name="P24"><text:span text:style-name="T18">The Beatles</text:span></text:p>
          <draw:enhanced-geometry svg:viewBox="0 0 21600 21600" draw:type="rectangle" draw:enhanced-path="M 0 0 L 21600 0 21600 21600 0 21600 0 0 Z N"/>
        </draw:custom-shape>
        <draw:custom-shape draw:style-name="gr46" draw:text-style-name="P46" draw:layer="layout" svg:width="3.128cm" svg:height="1cm" svg:x="3.087cm" svg:y="12.8cm">
          <text:p text:style-name="P24"><text:span text:style-name="T18">100010 </text:span><text:span text:style-name="T20">01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3.128cm" svg:height="1cm" svg:x="3.087cm" svg:y="14.4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48" draw:layer="layout" svg:width="3.128cm" svg:height="1cm" svg:x="3.087cm" svg:y="10.2cm">
          <text:p text:style-name="P28"><text:span text:style-name="T19">010001 </text:span><text:span text:style-name="T21">00</text:span></text:p>
          <draw:enhanced-geometry svg:viewBox="0 0 21600 21600" draw:type="rectangle" draw:enhanced-path="M 0 0 L 21600 0 21600 21600 0 21600 0 0 Z N"/>
        </draw:custom-shape>
        <draw:connector draw:style-name="gr40" draw:text-style-name="P44" draw:layer="layout" draw:type="curve" svg:x1="13.201cm" svg:y1="12.3cm" svg:x2="13.201cm" svg:y2="13.3cm" draw:start-shape="id12" draw:start-glue-point="1" draw:end-shape="id13" draw:end-glue-point="1" svg:d="M13201 12300c751 0 751 1000 0 1000" svg:viewBox="0 0 564 1001">
          <text:p/>
        </draw:connector>
        <draw:custom-shape draw:style-name="gr52" draw:text-style-name="P49" draw:layer="layout" svg:width="10.9cm" svg:height="1.8cm" svg:x="2.694cm" svg:y="11.4cm">
          <text:p/>
          <draw:enhanced-geometry svg:viewBox="0 0 21600 21600" draw:path-stretchpoint-x="10800" draw:path-stretchpoint-y="10800" draw:text-areas="?f3 ?f4 ?f5 ?f6" draw:type="round-rectangle" draw:modifiers="4833.314825097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53">
          <draw:custom-shape draw:style-name="gr42" draw:text-style-name="P45" draw:layer="layout" svg:width="1.5cm" svg:height="1cm" svg:x="6.201cm" svg:y="16cm">
            <text:p text:style-name="P22"><text:span text:style-name="T18">1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46" draw:layer="layout" svg:width="5.5cm" svg:height="1cm" svg:x="7.701cm" svg:y="16cm">
            <text:p text:style-name="P24"><text:span text:style-name="T18">Yellow Submarine</text:span></text:p>
            <draw:enhanced-geometry svg:viewBox="0 0 21600 21600" draw:type="rectangle" draw:enhanced-path="M 0 0 L 21600 0 21600 21600 0 21600 0 0 Z N"/>
          </draw:custom-shape>
          <draw:custom-shape draw:style-name="gr46" draw:text-style-name="P46" draw:layer="layout" svg:width="3.128cm" svg:height="1cm" svg:x="3.087cm" svg:y="16cm">
            <text:p text:style-name="P24"><text:span text:style-name="T18">110001 </text:span><text:span text:style-name="T20">11</text:span></text:p>
            <draw:enhanced-geometry svg:viewBox="0 0 21600 21600" draw:type="rectangle" draw:enhanced-path="M 0 0 L 21600 0 21600 21600 0 21600 0 0 Z N"/>
          </draw:custom-shape>
        </draw:g>
        <draw:custom-shape draw:style-name="gr50" draw:text-style-name="P41" draw:layer="layout" svg:width="1.5cm" svg:height="1cm" svg:x="19.2cm" svg:y="13.3cm">
          <text:p text:style-name="P22"><text:span text:style-name="T18">3</text:span></text:p>
          <draw:enhanced-geometry svg:viewBox="0 0 21600 21600" draw:type="rectangle" draw:enhanced-path="M 0 0 L 21600 0 21600 21600 0 21600 0 0 Z N"/>
        </draw:custom-shape>
        <draw:custom-shape draw:style-name="gr51" draw:text-style-name="P42" draw:layer="layout" svg:width="6cm" svg:height="1cm" svg:x="20.7cm" svg:y="13.3cm">
          <text:p text:style-name="P24"><text:span text:style-name="T18">Across the Universe</text:span></text:p>
          <draw:enhanced-geometry svg:viewBox="0 0 21600 21600" draw:type="rectangle" draw:enhanced-path="M 0 0 L 21600 0 21600 21600 0 21600 0 0 Z N"/>
        </draw:custom-shape>
        <draw:custom-shape draw:style-name="gr10" draw:text-style-name="P23" draw:layer="layout" svg:width="1.5cm" svg:height="1cm" svg:x="6.201cm" svg:y="11.8cm">
          <text:p text:style-name="P22"><text:span text:style-name="T18">3</text:span></text:p>
          <draw:enhanced-geometry svg:viewBox="0 0 21600 21600" draw:type="rectangle" draw:enhanced-path="M 0 0 L 21600 0 21600 21600 0 21600 0 0 Z N"/>
        </draw:custom-shape>
        <draw:custom-shape draw:style-name="gr11" draw:text-style-name="P25" xml:id="id12" draw:id="id12" draw:layer="layout" svg:width="5.5cm" svg:height="1cm" svg:x="7.701cm" svg:y="11.8cm">
          <text:p text:style-name="P24"><text:span text:style-name="T18">Let It Be</text:span></text:p>
          <draw:enhanced-geometry svg:viewBox="0 0 21600 21600" draw:type="rectangle" draw:enhanced-path="M 0 0 L 21600 0 21600 21600 0 21600 0 0 Z N"/>
        </draw:custom-shape>
        <draw:custom-shape draw:style-name="gr18" draw:text-style-name="P25" draw:layer="layout" svg:width="3.128cm" svg:height="1cm" svg:x="3.087cm" svg:y="11.8cm">
          <text:p text:style-name="P24"><text:span text:style-name="T18">101000 </text:span><text:span text:style-name="T20">01</text:span></text:p>
          <draw:enhanced-geometry svg:viewBox="0 0 21600 21600" draw:type="rectangle" draw:enhanced-path="M 0 0 L 21600 0 21600 21600 0 21600 0 0 Z N"/>
        </draw:custom-shape>
        <draw:custom-shape draw:style-name="gr41" draw:text-style-name="P36" draw:layer="layout" svg:width="6cm" svg:height="1cm" svg:x="20.701cm" svg:y="9.092cm">
          <text:p text:style-name="P22"><text:span text:style-name="T18">name</text:span></text:p>
          <draw:enhanced-geometry svg:viewBox="0 0 21600 21600" draw:type="rectangle" draw:enhanced-path="M 0 0 L 21600 0 21600 21600 0 21600 0 0 Z N"/>
        </draw:custom-shape>
        <draw:custom-shape draw:style-name="gr25" draw:text-style-name="P36" draw:layer="layout" svg:width="1.5cm" svg:height="1cm" svg:x="19.201cm" svg:y="9.092cm">
          <text:p text:style-name="P22"><text:span text:style-name="T18">album_id</text:span></text:p>
          <draw:enhanced-geometry svg:viewBox="0 0 21600 21600" draw:type="rectangle" draw:enhanced-path="M 0 0 L 21600 0 21600 21600 0 21600 0 0 Z N"/>
        </draw:custom-shape>
        <draw:custom-shape draw:style-name="gr21" draw:text-style-name="P34" draw:layer="layout" svg:width="1.5cm" svg:height="1cm" svg:x="6.216cm" svg:y="9.1cm">
          <text:p text:style-name="P26"><text:span text:style-name="T19">id</text:span></text:p>
          <draw:enhanced-geometry svg:viewBox="0 0 21600 21600" draw:type="rectangle" draw:enhanced-path="M 0 0 L 21600 0 21600 21600 0 21600 0 0 Z N"/>
        </draw:custom-shape>
        <draw:custom-shape draw:style-name="gr22" draw:text-style-name="P36" draw:layer="layout" svg:width="5.5cm" svg:height="1cm" svg:x="7.716cm" svg:y="9.1cm">
          <text:p text:style-name="P22"><text:span text:style-name="T18">title</text:span></text:p>
          <draw:enhanced-geometry svg:viewBox="0 0 21600 21600" draw:type="rectangle" draw:enhanced-path="M 0 0 L 21600 0 21600 21600 0 21600 0 0 Z N"/>
        </draw:custom-shape>
        <draw:custom-shape draw:style-name="gr29" draw:text-style-name="P34" draw:layer="layout" svg:width="3.128cm" svg:height="1cm" svg:x="3.102cm" svg:y="9.1cm">
          <text:p text:style-name="P26"><text:span text:style-name="T19">хеш-код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2" draw:text-style-name="P51" draw:layer="layout" svg:width="16.799cm" svg:height="14.166cm" svg:x="2.1cm" svg:y="14.107cm" presentation:class="notes" presentation:user-transformed="true">
            <draw:text-box>
              <text:p text:style-name="P50"><text:span text:style-name="T5">Для четвертой получаем соответствие («Let It Be», «Across the Universe»).</text:span></text:p>
              <text:p text:style-name="P50"><text:span text:style-name="T5">Заметим, что в корзине хеш-таблицы оказалось две строки первого набора, и их придется просмотреть обе.</text:span></text:p>
              <text:p text:style-name="P50"><text:span text:style-name="T5"/></text:p>
            </draw:text-box>
          </draw:frame>
        </presentation:notes>
      </draw:page>
      <draw:page draw:name="page10" draw:style-name="dp1" draw:master-page-name="master_5f_" presentation:presentation-page-layout-name="AL1T1">
        <draw:frame presentation:style-name="pr4" draw:text-style-name="P13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8"><text:span text:style-name="T17">SELECT a.title, s.name</text:span><text:span text:style-name="T17"><text:line-break/></text:span><text:span text:style-name="T17">FROM albums a JOIN songs s ON a.id = s.album_id;</text:span></text:p>
              </text:list-item>
            </text:list>
          </draw:text-box>
        </draw:frame>
        <draw:frame presentation:style-name="pr10" draw:layer="layout" svg:width="20.136cm" svg:height="1.803cm" svg:x="1.2cm" svg:y="0.737cm" presentation:class="title" presentation:user-transformed="true">
          <draw:text-box>
            <text:p text:style-name="P15">Сопоставление</text:p>
          </draw:text-box>
        </draw:frame>
        <draw:frame presentation:style-name="pr4" draw:text-style-name="P13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8"><text:span text:style-name="T17">SELECT a.title, s.name</text:span><text:span text:style-name="T17"><text:line-break/></text:span><text:span text:style-name="T17">FROM albums a JOIN songs s ON a.id = s.album_id;</text:span></text:p>
              </text:list-item>
            </text:list>
          </draw:text-box>
        </draw:frame>
        <draw:custom-shape draw:style-name="gr42" draw:text-style-name="P45" draw:layer="layout" svg:width="1.5cm" svg:height="1cm" svg:x="19.2cm" svg:y="10.3cm">
          <text:p text:style-name="P22"><text:span text:style-name="T18">5</text:span></text:p>
          <draw:enhanced-geometry svg:viewBox="0 0 21600 21600" draw:type="rectangle" draw:enhanced-path="M 0 0 L 21600 0 21600 21600 0 21600 0 0 Z N"/>
        </draw:custom-shape>
        <draw:custom-shape draw:style-name="gr42" draw:text-style-name="P45" draw:layer="layout" svg:width="1.5cm" svg:height="1cm" svg:x="19.2cm" svg:y="12.3cm">
          <text:p text:style-name="P22"><text:span text:style-name="T18">2</text:span></text:p>
          <draw:enhanced-geometry svg:viewBox="0 0 21600 21600" draw:type="rectangle" draw:enhanced-path="M 0 0 L 21600 0 21600 21600 0 21600 0 0 Z N"/>
        </draw:custom-shape>
        <draw:custom-shape draw:style-name="gr34" draw:text-style-name="P36" draw:layer="layout" svg:width="1.5cm" svg:height="1cm" svg:x="19.2cm" svg:y="15.3cm">
          <text:p text:style-name="P22"><text:span text:style-name="T18">2</text:span></text:p>
          <draw:enhanced-geometry svg:viewBox="0 0 21600 21600" draw:type="rectangle" draw:enhanced-path="M 0 0 L 21600 0 21600 21600 0 21600 0 0 Z N"/>
        </draw:custom-shape>
        <draw:custom-shape draw:style-name="gr48" draw:text-style-name="P46" draw:layer="layout" svg:width="6cm" svg:height="1cm" svg:x="20.7cm" svg:y="10.3cm">
          <text:p text:style-name="P24"><text:span text:style-name="T18">A Day in the Life</text:span></text:p>
          <draw:enhanced-geometry svg:viewBox="0 0 21600 21600" draw:type="rectangle" draw:enhanced-path="M 0 0 L 21600 0 21600 21600 0 21600 0 0 Z N"/>
        </draw:custom-shape>
        <draw:custom-shape draw:style-name="gr48" draw:text-style-name="P46" draw:layer="layout" svg:width="6cm" svg:height="1cm" svg:x="20.7cm" svg:y="12.3cm">
          <text:p text:style-name="P24"><text:span text:style-name="T18">Another Girl</text:span></text:p>
          <draw:enhanced-geometry svg:viewBox="0 0 21600 21600" draw:type="rectangle" draw:enhanced-path="M 0 0 L 21600 0 21600 21600 0 21600 0 0 Z N"/>
        </draw:custom-shape>
        <draw:custom-shape draw:style-name="gr36" draw:text-style-name="P43" draw:layer="layout" svg:width="6cm" svg:height="1cm" svg:x="20.7cm" svg:y="15.3cm">
          <text:p text:style-name="P24"><text:span text:style-name="T18">Act Naturally</text:span></text:p>
          <draw:enhanced-geometry svg:viewBox="0 0 21600 21600" draw:type="rectangle" draw:enhanced-path="M 0 0 L 21600 0 21600 21600 0 21600 0 0 Z N"/>
        </draw:custom-shape>
        <draw:custom-shape draw:style-name="gr44" draw:text-style-name="P45" draw:layer="layout" svg:width="1.5cm" svg:height="1cm" svg:x="19.2cm" svg:y="13.3cm">
          <text:p text:style-name="P22"><text:span text:style-name="T18">3</text:span></text:p>
          <draw:enhanced-geometry svg:viewBox="0 0 21600 21600" draw:type="rectangle" draw:enhanced-path="M 0 0 L 21600 0 21600 21600 0 21600 0 0 Z N"/>
        </draw:custom-shape>
        <draw:custom-shape draw:style-name="gr54" draw:text-style-name="P46" draw:layer="layout" svg:width="6cm" svg:height="1cm" svg:x="20.7cm" svg:y="13.3cm">
          <text:p text:style-name="P24"><text:span text:style-name="T18">Across the Universe</text:span></text:p>
          <draw:enhanced-geometry svg:viewBox="0 0 21600 21600" draw:type="rectangle" draw:enhanced-path="M 0 0 L 21600 0 21600 21600 0 21600 0 0 Z N"/>
        </draw:custom-shape>
        <draw:custom-shape draw:style-name="gr39" draw:text-style-name="P36" xml:id="id14" draw:id="id14" draw:layer="layout" svg:width="3.198cm" svg:height="1cm" svg:x="15.902cm" svg:y="14.3cm">
          <text:p text:style-name="P22"><text:span text:style-name="T18">110001 </text:span><text:span text:style-name="T20">11</text:span></text:p>
          <draw:enhanced-geometry svg:viewBox="0 0 21600 21600" draw:type="rectangle" draw:enhanced-path="M 0 0 L 21600 0 21600 21600 0 21600 0 0 Z N"/>
        </draw:custom-shape>
        <draw:custom-shape draw:style-name="gr9" draw:text-style-name="P21" draw:layer="layout" svg:width="13.084cm" svg:height="8.888cm" svg:x="1.317cm" svg:y="8.806cm">
          <text:p/>
          <draw:enhanced-geometry svg:viewBox="0 0 21600 21600" draw:path-stretchpoint-x="10800" draw:path-stretchpoint-y="10800" draw:text-areas="?f3 ?f4 ?f5 ?f6" draw:type="round-rectangle" draw:modifiers="1168.628242656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36" draw:layer="layout" svg:width="1.5cm" svg:height="1cm" svg:x="1.601cm" svg:y="11.8cm">
          <text:p text:style-name="P22"><text:span text:style-name="T18">01</text:span></text:p>
          <draw:enhanced-geometry svg:viewBox="0 0 21600 21600" draw:type="rectangle" draw:enhanced-path="M 0 0 L 21600 0 21600 21600 0 21600 0 0 Z N"/>
        </draw:custom-shape>
        <draw:custom-shape draw:style-name="gr26" draw:text-style-name="P32" draw:layer="layout" svg:width="1.5cm" svg:height="1cm" svg:x="1.601cm" svg:y="12.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6" draw:layer="layout" svg:width="1.5cm" svg:height="1cm" svg:x="1.601cm" svg:y="14.4cm">
          <text:p text:style-name="P22"><text:span text:style-name="T18">10</text:span></text:p>
          <draw:enhanced-geometry svg:viewBox="0 0 21600 21600" draw:type="rectangle" draw:enhanced-path="M 0 0 L 21600 0 21600 21600 0 21600 0 0 Z N"/>
        </draw:custom-shape>
        <draw:custom-shape draw:style-name="gr21" draw:text-style-name="P34" draw:layer="layout" svg:width="1.5cm" svg:height="1cm" svg:x="1.601cm" svg:y="10.2cm">
          <text:p text:style-name="P26"><text:span text:style-name="T19">00</text:span></text:p>
          <draw:enhanced-geometry svg:viewBox="0 0 21600 21600" draw:type="rectangle" draw:enhanced-path="M 0 0 L 21600 0 21600 21600 0 21600 0 0 Z N"/>
        </draw:custom-shape>
        <draw:custom-shape draw:style-name="gr25" draw:text-style-name="P36" draw:layer="layout" svg:width="1.5cm" svg:height="1cm" svg:x="1.601cm" svg:y="16cm">
          <text:p text:style-name="P22"><text:span text:style-name="T18">11</text:span></text:p>
          <draw:enhanced-geometry svg:viewBox="0 0 21600 21600" draw:type="rectangle" draw:enhanced-path="M 0 0 L 21600 0 21600 21600 0 21600 0 0 Z N"/>
        </draw:custom-shape>
        <draw:connector draw:style-name="gr40" draw:text-style-name="P44" draw:layer="layout" draw:type="curve" svg:x1="15.902cm" svg:y1="14.8cm" svg:x2="13.201cm" svg:y2="16.5cm" draw:start-shape="id14" draw:start-glue-point="3" svg:d="M15902 14800c-2400 0-1050 1700-2701 1700" svg:viewBox="0 0 2702 1701">
          <text:p/>
        </draw:connector>
        <draw:custom-shape draw:style-name="gr55" draw:text-style-name="P49" draw:layer="layout" svg:width="8.3cm" svg:height="1.8cm" svg:x="18.796cm" svg:y="13.922cm">
          <text:p/>
          <draw:enhanced-geometry svg:viewBox="0 0 21600 21600" draw:path-stretchpoint-x="10800" draw:path-stretchpoint-y="10800" draw:text-areas="?f3 ?f4 ?f5 ?f6" draw:type="round-rectangle" draw:modifiers="4833.314825097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5" draw:layer="layout" svg:width="1.5cm" svg:height="1cm" svg:x="19.2cm" svg:y="11.3cm">
          <text:p text:style-name="P22"><text:span text:style-name="T18">1</text:span></text:p>
          <draw:enhanced-geometry svg:viewBox="0 0 21600 21600" draw:type="rectangle" draw:enhanced-path="M 0 0 L 21600 0 21600 21600 0 21600 0 0 Z N"/>
        </draw:custom-shape>
        <draw:custom-shape draw:style-name="gr54" draw:text-style-name="P46" draw:layer="layout" svg:width="6cm" svg:height="1cm" svg:x="20.7cm" svg:y="11.3cm">
          <text:p text:style-name="P24"><text:span text:style-name="T18">All Together Now</text:span></text:p>
          <draw:enhanced-geometry svg:viewBox="0 0 21600 21600" draw:type="rectangle" draw:enhanced-path="M 0 0 L 21600 0 21600 21600 0 21600 0 0 Z N"/>
        </draw:custom-shape>
        <draw:custom-shape draw:style-name="gr42" draw:text-style-name="P45" draw:layer="layout" svg:width="1.5cm" svg:height="1cm" svg:x="6.201cm" svg:y="11.8cm">
          <text:p text:style-name="P22"><text:span text:style-name="T18">3</text:span></text:p>
          <draw:enhanced-geometry svg:viewBox="0 0 21600 21600" draw:type="rectangle" draw:enhanced-path="M 0 0 L 21600 0 21600 21600 0 21600 0 0 Z N"/>
        </draw:custom-shape>
        <draw:custom-shape draw:style-name="gr42" draw:text-style-name="P45" draw:layer="layout" svg:width="1.5cm" svg:height="1cm" svg:x="6.201cm" svg:y="12.8cm">
          <text:p text:style-name="P22"><text:span text:style-name="T18">6</text:span></text:p>
          <draw:enhanced-geometry svg:viewBox="0 0 21600 21600" draw:type="rectangle" draw:enhanced-path="M 0 0 L 21600 0 21600 21600 0 21600 0 0 Z N"/>
        </draw:custom-shape>
        <draw:custom-shape draw:style-name="gr16" draw:text-style-name="P32" draw:layer="layout" svg:width="1.5cm" svg:height="1cm" svg:x="6.201cm" svg:y="14.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6" draw:layer="layout" svg:width="5.5cm" svg:height="1cm" svg:x="7.701cm" svg:y="11.8cm">
          <text:p text:style-name="P24"><text:span text:style-name="T18">Let It Be</text:span></text:p>
          <draw:enhanced-geometry svg:viewBox="0 0 21600 21600" draw:type="rectangle" draw:enhanced-path="M 0 0 L 21600 0 21600 21600 0 21600 0 0 Z N"/>
        </draw:custom-shape>
        <draw:custom-shape draw:style-name="gr43" draw:text-style-name="P46" draw:layer="layout" svg:width="5.5cm" svg:height="1cm" svg:x="7.701cm" svg:y="12.8cm">
          <text:p text:style-name="P24"><text:span text:style-name="T18">Abbey Road</text:span></text:p>
          <draw:enhanced-geometry svg:viewBox="0 0 21600 21600" draw:type="rectangle" draw:enhanced-path="M 0 0 L 21600 0 21600 21600 0 21600 0 0 Z N"/>
        </draw:custom-shape>
        <draw:custom-shape draw:style-name="gr17" draw:text-style-name="P33" draw:layer="layout" svg:width="5.5cm" svg:height="1cm" svg:x="7.701cm" svg:y="14.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47" draw:layer="layout" svg:width="1.5cm" svg:height="1cm" svg:x="6.201cm" svg:y="10.2cm">
          <text:p text:style-name="P26"><text:span text:style-name="T19">4</text:span></text:p>
          <draw:enhanced-geometry svg:viewBox="0 0 21600 21600" draw:type="rectangle" draw:enhanced-path="M 0 0 L 21600 0 21600 21600 0 21600 0 0 Z N"/>
        </draw:custom-shape>
        <draw:custom-shape draw:style-name="gr45" draw:text-style-name="P46" draw:layer="layout" svg:width="5.5cm" svg:height="1cm" svg:x="7.701cm" svg:y="10.2cm">
          <text:p text:style-name="P24"><text:span text:style-name="T18">The Beatles</text:span></text:p>
          <draw:enhanced-geometry svg:viewBox="0 0 21600 21600" draw:type="rectangle" draw:enhanced-path="M 0 0 L 21600 0 21600 21600 0 21600 0 0 Z N"/>
        </draw:custom-shape>
        <draw:custom-shape draw:style-name="gr46" draw:text-style-name="P46" draw:layer="layout" svg:width="3.128cm" svg:height="1cm" svg:x="3.087cm" svg:y="11.8cm">
          <text:p text:style-name="P24"><text:span text:style-name="T18">101000 </text:span><text:span text:style-name="T20">01</text:span></text:p>
          <draw:enhanced-geometry svg:viewBox="0 0 21600 21600" draw:type="rectangle" draw:enhanced-path="M 0 0 L 21600 0 21600 21600 0 21600 0 0 Z N"/>
        </draw:custom-shape>
        <draw:custom-shape draw:style-name="gr46" draw:text-style-name="P46" draw:layer="layout" svg:width="3.128cm" svg:height="1cm" svg:x="3.087cm" svg:y="12.8cm">
          <text:p text:style-name="P24"><text:span text:style-name="T18">100010 </text:span><text:span text:style-name="T20">01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3.128cm" svg:height="1cm" svg:x="3.087cm" svg:y="14.4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48" draw:layer="layout" svg:width="3.128cm" svg:height="1cm" svg:x="3.087cm" svg:y="10.2cm">
          <text:p text:style-name="P28"><text:span text:style-name="T19">010001 </text:span><text:span text:style-name="T21">00</text:span></text:p>
          <draw:enhanced-geometry svg:viewBox="0 0 21600 21600" draw:type="rectangle" draw:enhanced-path="M 0 0 L 21600 0 21600 21600 0 21600 0 0 Z N"/>
        </draw:custom-shape>
        <draw:custom-shape draw:style-name="gr52" draw:text-style-name="P49" draw:layer="layout" svg:width="10.9cm" svg:height="1.8cm" svg:x="2.694cm" svg:y="15.6cm">
          <text:p/>
          <draw:enhanced-geometry svg:viewBox="0 0 21600 21600" draw:path-stretchpoint-x="10800" draw:path-stretchpoint-y="10800" draw:text-areas="?f3 ?f4 ?f5 ?f6" draw:type="round-rectangle" draw:modifiers="4833.314825097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53">
          <draw:custom-shape draw:style-name="gr10" draw:text-style-name="P23" draw:layer="layout" svg:width="1.5cm" svg:height="1cm" svg:x="6.201cm" svg:y="16cm">
            <text:p text:style-name="P22"><text:span text:style-name="T18">1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25" draw:layer="layout" svg:width="5.5cm" svg:height="1cm" svg:x="7.701cm" svg:y="16cm">
            <text:p text:style-name="P24"><text:span text:style-name="T18">Yellow Submarine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5" draw:layer="layout" svg:width="3.128cm" svg:height="1cm" svg:x="3.087cm" svg:y="16cm">
            <text:p text:style-name="P24"><text:span text:style-name="T18">110001 </text:span><text:span text:style-name="T20">11</text:span></text:p>
            <draw:enhanced-geometry svg:viewBox="0 0 21600 21600" draw:type="rectangle" draw:enhanced-path="M 0 0 L 21600 0 21600 21600 0 21600 0 0 Z N"/>
          </draw:custom-shape>
        </draw:g>
        <draw:custom-shape draw:style-name="gr33" draw:text-style-name="P41" draw:layer="layout" svg:width="1.5cm" svg:height="1cm" svg:x="19.2cm" svg:y="14.3cm">
          <text:p text:style-name="P22"><text:span text:style-name="T18">1</text:span></text:p>
          <draw:enhanced-geometry svg:viewBox="0 0 21600 21600" draw:type="rectangle" draw:enhanced-path="M 0 0 L 21600 0 21600 21600 0 21600 0 0 Z N"/>
        </draw:custom-shape>
        <draw:custom-shape draw:style-name="gr35" draw:text-style-name="P42" draw:layer="layout" svg:width="6cm" svg:height="1cm" svg:x="20.7cm" svg:y="14.3cm">
          <text:p text:style-name="P24"><text:span text:style-name="T18">All You Need Is Love</text:span></text:p>
          <draw:enhanced-geometry svg:viewBox="0 0 21600 21600" draw:type="rectangle" draw:enhanced-path="M 0 0 L 21600 0 21600 21600 0 21600 0 0 Z N"/>
        </draw:custom-shape>
        <draw:custom-shape draw:style-name="gr41" draw:text-style-name="P36" draw:layer="layout" svg:width="6cm" svg:height="1cm" svg:x="20.701cm" svg:y="9.092cm">
          <text:p text:style-name="P22"><text:span text:style-name="T18">name</text:span></text:p>
          <draw:enhanced-geometry svg:viewBox="0 0 21600 21600" draw:type="rectangle" draw:enhanced-path="M 0 0 L 21600 0 21600 21600 0 21600 0 0 Z N"/>
        </draw:custom-shape>
        <draw:custom-shape draw:style-name="gr25" draw:text-style-name="P36" draw:layer="layout" svg:width="1.5cm" svg:height="1cm" svg:x="19.201cm" svg:y="9.092cm">
          <text:p text:style-name="P22"><text:span text:style-name="T18">album_id</text:span></text:p>
          <draw:enhanced-geometry svg:viewBox="0 0 21600 21600" draw:type="rectangle" draw:enhanced-path="M 0 0 L 21600 0 21600 21600 0 21600 0 0 Z N"/>
        </draw:custom-shape>
        <draw:custom-shape draw:style-name="gr21" draw:text-style-name="P34" draw:layer="layout" svg:width="1.5cm" svg:height="1cm" svg:x="6.216cm" svg:y="9.1cm">
          <text:p text:style-name="P26"><text:span text:style-name="T19">id</text:span></text:p>
          <draw:enhanced-geometry svg:viewBox="0 0 21600 21600" draw:type="rectangle" draw:enhanced-path="M 0 0 L 21600 0 21600 21600 0 21600 0 0 Z N"/>
        </draw:custom-shape>
        <draw:custom-shape draw:style-name="gr22" draw:text-style-name="P36" draw:layer="layout" svg:width="5.5cm" svg:height="1cm" svg:x="7.716cm" svg:y="9.1cm">
          <text:p text:style-name="P22"><text:span text:style-name="T18">title</text:span></text:p>
          <draw:enhanced-geometry svg:viewBox="0 0 21600 21600" draw:type="rectangle" draw:enhanced-path="M 0 0 L 21600 0 21600 21600 0 21600 0 0 Z N"/>
        </draw:custom-shape>
        <draw:custom-shape draw:style-name="gr29" draw:text-style-name="P34" draw:layer="layout" svg:width="3.128cm" svg:height="1cm" svg:x="3.102cm" svg:y="9.1cm">
          <text:p text:style-name="P26"><text:span text:style-name="T19">хеш-код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2" draw:text-style-name="P51" draw:layer="layout" svg:width="16.799cm" svg:height="14.166cm" svg:x="2.1cm" svg:y="14.107cm" presentation:class="notes" presentation:user-transformed="true">
            <draw:text-box>
              <text:p text:style-name="P50"><text:span text:style-name="T5">Для пятой строки получаем соответствие («Yellow Submarine», «All You Need Is Love»).</text:span></text:p>
            </draw:text-box>
          </draw:frame>
        </presentation:notes>
      </draw:page>
      <draw:page draw:name="page11" draw:style-name="dp1" draw:master-page-name="master_5f_" presentation:presentation-page-layout-name="AL1T1">
        <draw:frame presentation:style-name="pr4" draw:text-style-name="P13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8"><text:span text:style-name="T17">SELECT a.title, s.name</text:span><text:span text:style-name="T17"><text:line-break/></text:span><text:span text:style-name="T17">FROM albums a JOIN songs s ON a.id = s.album_id;</text:span></text:p>
              </text:list-item>
            </text:list>
          </draw:text-box>
        </draw:frame>
        <draw:frame presentation:style-name="pr10" draw:layer="layout" svg:width="20.136cm" svg:height="1.803cm" svg:x="1.2cm" svg:y="0.737cm" presentation:class="title" presentation:user-transformed="true">
          <draw:text-box>
            <text:p text:style-name="P15">Сопоставление</text:p>
          </draw:text-box>
        </draw:frame>
        <draw:custom-shape draw:style-name="gr42" draw:text-style-name="P45" draw:layer="layout" svg:width="1.5cm" svg:height="1cm" svg:x="19.2cm" svg:y="10.3cm">
          <text:p text:style-name="P22"><text:span text:style-name="T18">5</text:span></text:p>
          <draw:enhanced-geometry svg:viewBox="0 0 21600 21600" draw:type="rectangle" draw:enhanced-path="M 0 0 L 21600 0 21600 21600 0 21600 0 0 Z N"/>
        </draw:custom-shape>
        <draw:custom-shape draw:style-name="gr42" draw:text-style-name="P45" draw:layer="layout" svg:width="1.5cm" svg:height="1cm" svg:x="19.2cm" svg:y="12.3cm">
          <text:p text:style-name="P22"><text:span text:style-name="T18">2</text:span></text:p>
          <draw:enhanced-geometry svg:viewBox="0 0 21600 21600" draw:type="rectangle" draw:enhanced-path="M 0 0 L 21600 0 21600 21600 0 21600 0 0 Z N"/>
        </draw:custom-shape>
        <draw:custom-shape draw:style-name="gr42" draw:text-style-name="P45" draw:layer="layout" svg:width="1.5cm" svg:height="1cm" svg:x="19.2cm" svg:y="14.3cm">
          <text:p text:style-name="P22"><text:span text:style-name="T18">1</text:span></text:p>
          <draw:enhanced-geometry svg:viewBox="0 0 21600 21600" draw:type="rectangle" draw:enhanced-path="M 0 0 L 21600 0 21600 21600 0 21600 0 0 Z N"/>
        </draw:custom-shape>
        <draw:custom-shape draw:style-name="gr33" draw:text-style-name="P41" draw:layer="layout" svg:width="1.5cm" svg:height="1cm" svg:x="19.2cm" svg:y="15.3cm">
          <text:p text:style-name="P22"><text:span text:style-name="T18">2</text:span></text:p>
          <draw:enhanced-geometry svg:viewBox="0 0 21600 21600" draw:type="rectangle" draw:enhanced-path="M 0 0 L 21600 0 21600 21600 0 21600 0 0 Z N"/>
        </draw:custom-shape>
        <draw:custom-shape draw:style-name="gr48" draw:text-style-name="P46" draw:layer="layout" svg:width="6cm" svg:height="1cm" svg:x="20.7cm" svg:y="10.3cm">
          <text:p text:style-name="P24"><text:span text:style-name="T18">A Day in the Life</text:span></text:p>
          <draw:enhanced-geometry svg:viewBox="0 0 21600 21600" draw:type="rectangle" draw:enhanced-path="M 0 0 L 21600 0 21600 21600 0 21600 0 0 Z N"/>
        </draw:custom-shape>
        <draw:custom-shape draw:style-name="gr48" draw:text-style-name="P46" draw:layer="layout" svg:width="6cm" svg:height="1cm" svg:x="20.7cm" svg:y="12.3cm">
          <text:p text:style-name="P24"><text:span text:style-name="T18">Another Girl</text:span></text:p>
          <draw:enhanced-geometry svg:viewBox="0 0 21600 21600" draw:type="rectangle" draw:enhanced-path="M 0 0 L 21600 0 21600 21600 0 21600 0 0 Z N"/>
        </draw:custom-shape>
        <draw:custom-shape draw:style-name="gr48" draw:text-style-name="P46" draw:layer="layout" svg:width="6cm" svg:height="1cm" svg:x="20.7cm" svg:y="14.3cm">
          <text:p text:style-name="P24"><text:span text:style-name="T18">All You Need Is Love</text:span></text:p>
          <draw:enhanced-geometry svg:viewBox="0 0 21600 21600" draw:type="rectangle" draw:enhanced-path="M 0 0 L 21600 0 21600 21600 0 21600 0 0 Z N"/>
        </draw:custom-shape>
        <draw:custom-shape draw:style-name="gr35" draw:text-style-name="P42" draw:layer="layout" svg:width="6cm" svg:height="1cm" svg:x="20.7cm" svg:y="15.3cm">
          <text:p text:style-name="P24"><text:span text:style-name="T18">Act Naturally</text:span></text:p>
          <draw:enhanced-geometry svg:viewBox="0 0 21600 21600" draw:type="rectangle" draw:enhanced-path="M 0 0 L 21600 0 21600 21600 0 21600 0 0 Z N"/>
        </draw:custom-shape>
        <draw:custom-shape draw:style-name="gr44" draw:text-style-name="P45" draw:layer="layout" svg:width="1.5cm" svg:height="1cm" svg:x="19.2cm" svg:y="11.3cm">
          <text:p text:style-name="P22"><text:span text:style-name="T18">1</text:span></text:p>
          <draw:enhanced-geometry svg:viewBox="0 0 21600 21600" draw:type="rectangle" draw:enhanced-path="M 0 0 L 21600 0 21600 21600 0 21600 0 0 Z N"/>
        </draw:custom-shape>
        <draw:custom-shape draw:style-name="gr54" draw:text-style-name="P46" draw:layer="layout" svg:width="6cm" svg:height="1cm" svg:x="20.7cm" svg:y="11.3cm">
          <text:p text:style-name="P24"><text:span text:style-name="T18">All Together Now</text:span></text:p>
          <draw:enhanced-geometry svg:viewBox="0 0 21600 21600" draw:type="rectangle" draw:enhanced-path="M 0 0 L 21600 0 21600 21600 0 21600 0 0 Z N"/>
        </draw:custom-shape>
        <draw:custom-shape draw:style-name="gr44" draw:text-style-name="P45" draw:layer="layout" svg:width="1.5cm" svg:height="1cm" svg:x="19.2cm" svg:y="13.3cm">
          <text:p text:style-name="P22"><text:span text:style-name="T18">3</text:span></text:p>
          <draw:enhanced-geometry svg:viewBox="0 0 21600 21600" draw:type="rectangle" draw:enhanced-path="M 0 0 L 21600 0 21600 21600 0 21600 0 0 Z N"/>
        </draw:custom-shape>
        <draw:custom-shape draw:style-name="gr54" draw:text-style-name="P46" draw:layer="layout" svg:width="6cm" svg:height="1cm" svg:x="20.7cm" svg:y="13.3cm">
          <text:p text:style-name="P24"><text:span text:style-name="T18">Across the Universe</text:span></text:p>
          <draw:enhanced-geometry svg:viewBox="0 0 21600 21600" draw:type="rectangle" draw:enhanced-path="M 0 0 L 21600 0 21600 21600 0 21600 0 0 Z N"/>
        </draw:custom-shape>
        <draw:custom-shape draw:style-name="gr39" draw:text-style-name="P36" xml:id="id15" draw:id="id15" draw:layer="layout" svg:width="3.198cm" svg:height="1cm" svg:x="15.902cm" svg:y="15.3cm">
          <text:p text:style-name="P22"><text:span text:style-name="T18">111101 </text:span><text:span text:style-name="T20">10</text:span></text:p>
          <draw:enhanced-geometry svg:viewBox="0 0 21600 21600" draw:type="rectangle" draw:enhanced-path="M 0 0 L 21600 0 21600 21600 0 21600 0 0 Z N"/>
        </draw:custom-shape>
        <draw:custom-shape draw:style-name="gr9" draw:text-style-name="P21" draw:layer="layout" svg:width="13.084cm" svg:height="8.888cm" svg:x="1.317cm" svg:y="8.806cm">
          <text:p/>
          <draw:enhanced-geometry svg:viewBox="0 0 21600 21600" draw:path-stretchpoint-x="10800" draw:path-stretchpoint-y="10800" draw:text-areas="?f3 ?f4 ?f5 ?f6" draw:type="round-rectangle" draw:modifiers="1168.628242656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36" draw:layer="layout" svg:width="1.5cm" svg:height="1cm" svg:x="1.601cm" svg:y="11.8cm">
          <text:p text:style-name="P22"><text:span text:style-name="T18">01</text:span></text:p>
          <draw:enhanced-geometry svg:viewBox="0 0 21600 21600" draw:type="rectangle" draw:enhanced-path="M 0 0 L 21600 0 21600 21600 0 21600 0 0 Z N"/>
        </draw:custom-shape>
        <draw:custom-shape draw:style-name="gr26" draw:text-style-name="P32" draw:layer="layout" svg:width="1.5cm" svg:height="1cm" svg:x="1.601cm" svg:y="12.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6" draw:layer="layout" svg:width="1.5cm" svg:height="1cm" svg:x="1.601cm" svg:y="14.4cm">
          <text:p text:style-name="P22"><text:span text:style-name="T18">10</text:span></text:p>
          <draw:enhanced-geometry svg:viewBox="0 0 21600 21600" draw:type="rectangle" draw:enhanced-path="M 0 0 L 21600 0 21600 21600 0 21600 0 0 Z N"/>
        </draw:custom-shape>
        <draw:custom-shape draw:style-name="gr21" draw:text-style-name="P34" draw:layer="layout" svg:width="1.5cm" svg:height="1cm" svg:x="1.601cm" svg:y="10.2cm">
          <text:p text:style-name="P26"><text:span text:style-name="T19">00</text:span></text:p>
          <draw:enhanced-geometry svg:viewBox="0 0 21600 21600" draw:type="rectangle" draw:enhanced-path="M 0 0 L 21600 0 21600 21600 0 21600 0 0 Z N"/>
        </draw:custom-shape>
        <draw:custom-shape draw:style-name="gr25" draw:text-style-name="P36" draw:layer="layout" svg:width="1.5cm" svg:height="1cm" svg:x="1.601cm" svg:y="16cm">
          <text:p text:style-name="P22"><text:span text:style-name="T18">11</text:span></text:p>
          <draw:enhanced-geometry svg:viewBox="0 0 21600 21600" draw:type="rectangle" draw:enhanced-path="M 0 0 L 21600 0 21600 21600 0 21600 0 0 Z N"/>
        </draw:custom-shape>
        <draw:connector draw:style-name="gr40" draw:text-style-name="P44" draw:layer="layout" draw:type="curve" svg:x1="15.902cm" svg:y1="15.8cm" svg:x2="13.201cm" svg:y2="14.9cm" draw:start-shape="id15" draw:start-glue-point="3" draw:end-shape="id16" draw:end-glue-point="1" svg:d="M15902 15800c-2025 0-675-900-2701-900" svg:viewBox="0 0 2702 901">
          <text:p/>
        </draw:connector>
        <draw:custom-shape draw:style-name="gr42" draw:text-style-name="P45" draw:layer="layout" svg:width="1.5cm" svg:height="1cm" svg:x="6.201cm" svg:y="11.8cm">
          <text:p text:style-name="P22"><text:span text:style-name="T18">3</text:span></text:p>
          <draw:enhanced-geometry svg:viewBox="0 0 21600 21600" draw:type="rectangle" draw:enhanced-path="M 0 0 L 21600 0 21600 21600 0 21600 0 0 Z N"/>
        </draw:custom-shape>
        <draw:custom-shape draw:style-name="gr42" draw:text-style-name="P45" draw:layer="layout" svg:width="1.5cm" svg:height="1cm" svg:x="6.201cm" svg:y="12.8cm">
          <text:p text:style-name="P22"><text:span text:style-name="T18">6</text:span></text:p>
          <draw:enhanced-geometry svg:viewBox="0 0 21600 21600" draw:type="rectangle" draw:enhanced-path="M 0 0 L 21600 0 21600 21600 0 21600 0 0 Z N"/>
        </draw:custom-shape>
        <draw:custom-shape draw:style-name="gr16" draw:text-style-name="P32" draw:layer="layout" svg:width="1.5cm" svg:height="1cm" svg:x="6.201cm" svg:y="14.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6" draw:layer="layout" svg:width="5.5cm" svg:height="1cm" svg:x="7.701cm" svg:y="11.8cm">
          <text:p text:style-name="P24"><text:span text:style-name="T18">Let It Be</text:span></text:p>
          <draw:enhanced-geometry svg:viewBox="0 0 21600 21600" draw:type="rectangle" draw:enhanced-path="M 0 0 L 21600 0 21600 21600 0 21600 0 0 Z N"/>
        </draw:custom-shape>
        <draw:custom-shape draw:style-name="gr43" draw:text-style-name="P46" draw:layer="layout" svg:width="5.5cm" svg:height="1cm" svg:x="7.701cm" svg:y="12.8cm">
          <text:p text:style-name="P24"><text:span text:style-name="T18">Abbey Road</text:span></text:p>
          <draw:enhanced-geometry svg:viewBox="0 0 21600 21600" draw:type="rectangle" draw:enhanced-path="M 0 0 L 21600 0 21600 21600 0 21600 0 0 Z N"/>
        </draw:custom-shape>
        <draw:custom-shape draw:style-name="gr17" draw:text-style-name="P33" xml:id="id16" draw:id="id16" draw:layer="layout" svg:width="5.5cm" svg:height="1cm" svg:x="7.701cm" svg:y="14.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47" draw:layer="layout" svg:width="1.5cm" svg:height="1cm" svg:x="6.201cm" svg:y="10.2cm">
          <text:p text:style-name="P26"><text:span text:style-name="T19">4</text:span></text:p>
          <draw:enhanced-geometry svg:viewBox="0 0 21600 21600" draw:type="rectangle" draw:enhanced-path="M 0 0 L 21600 0 21600 21600 0 21600 0 0 Z N"/>
        </draw:custom-shape>
        <draw:custom-shape draw:style-name="gr45" draw:text-style-name="P46" draw:layer="layout" svg:width="5.5cm" svg:height="1cm" svg:x="7.701cm" svg:y="10.2cm">
          <text:p text:style-name="P24"><text:span text:style-name="T18">The Beatles</text:span></text:p>
          <draw:enhanced-geometry svg:viewBox="0 0 21600 21600" draw:type="rectangle" draw:enhanced-path="M 0 0 L 21600 0 21600 21600 0 21600 0 0 Z N"/>
        </draw:custom-shape>
        <draw:custom-shape draw:style-name="gr46" draw:text-style-name="P46" draw:layer="layout" svg:width="3.128cm" svg:height="1cm" svg:x="3.087cm" svg:y="11.8cm">
          <text:p text:style-name="P24"><text:span text:style-name="T18">101000 </text:span><text:span text:style-name="T20">01</text:span></text:p>
          <draw:enhanced-geometry svg:viewBox="0 0 21600 21600" draw:type="rectangle" draw:enhanced-path="M 0 0 L 21600 0 21600 21600 0 21600 0 0 Z N"/>
        </draw:custom-shape>
        <draw:custom-shape draw:style-name="gr46" draw:text-style-name="P46" draw:layer="layout" svg:width="3.128cm" svg:height="1cm" svg:x="3.087cm" svg:y="12.8cm">
          <text:p text:style-name="P24"><text:span text:style-name="T18">100010 </text:span><text:span text:style-name="T20">01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3.128cm" svg:height="1cm" svg:x="3.087cm" svg:y="14.4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48" draw:layer="layout" svg:width="3.128cm" svg:height="1cm" svg:x="3.087cm" svg:y="10.2cm">
          <text:p text:style-name="P28"><text:span text:style-name="T19">010001 </text:span><text:span text:style-name="T21">00</text:span></text:p>
          <draw:enhanced-geometry svg:viewBox="0 0 21600 21600" draw:type="rectangle" draw:enhanced-path="M 0 0 L 21600 0 21600 21600 0 21600 0 0 Z N"/>
        </draw:custom-shape>
        <draw:custom-shape draw:style-name="gr42" draw:text-style-name="P45" draw:layer="layout" svg:width="1.5cm" svg:height="1cm" svg:x="6.201cm" svg:y="16cm">
          <text:p text:style-name="P22"><text:span text:style-name="T18">1</text:span></text:p>
          <draw:enhanced-geometry svg:viewBox="0 0 21600 21600" draw:type="rectangle" draw:enhanced-path="M 0 0 L 21600 0 21600 21600 0 21600 0 0 Z N"/>
        </draw:custom-shape>
        <draw:custom-shape draw:style-name="gr43" draw:text-style-name="P46" draw:layer="layout" svg:width="5.5cm" svg:height="1cm" svg:x="7.701cm" svg:y="16cm">
          <text:p text:style-name="P24"><text:span text:style-name="T18">Yellow Submarine</text:span></text:p>
          <draw:enhanced-geometry svg:viewBox="0 0 21600 21600" draw:type="rectangle" draw:enhanced-path="M 0 0 L 21600 0 21600 21600 0 21600 0 0 Z N"/>
        </draw:custom-shape>
        <draw:custom-shape draw:style-name="gr46" draw:text-style-name="P46" draw:layer="layout" svg:width="3.128cm" svg:height="1cm" svg:x="3.087cm" svg:y="16cm">
          <text:p text:style-name="P24"><text:span text:style-name="T18">110001 </text:span><text:span text:style-name="T20">11</text:span></text:p>
          <draw:enhanced-geometry svg:viewBox="0 0 21600 21600" draw:type="rectangle" draw:enhanced-path="M 0 0 L 21600 0 21600 21600 0 21600 0 0 Z N"/>
        </draw:custom-shape>
        <draw:custom-shape draw:style-name="gr41" draw:text-style-name="P36" draw:layer="layout" svg:width="6cm" svg:height="1cm" svg:x="20.701cm" svg:y="9.092cm">
          <text:p text:style-name="P22"><text:span text:style-name="T18">name</text:span></text:p>
          <draw:enhanced-geometry svg:viewBox="0 0 21600 21600" draw:type="rectangle" draw:enhanced-path="M 0 0 L 21600 0 21600 21600 0 21600 0 0 Z N"/>
        </draw:custom-shape>
        <draw:custom-shape draw:style-name="gr25" draw:text-style-name="P36" draw:layer="layout" svg:width="1.5cm" svg:height="1cm" svg:x="19.201cm" svg:y="9.092cm">
          <text:p text:style-name="P22"><text:span text:style-name="T18">album_id</text:span></text:p>
          <draw:enhanced-geometry svg:viewBox="0 0 21600 21600" draw:type="rectangle" draw:enhanced-path="M 0 0 L 21600 0 21600 21600 0 21600 0 0 Z N"/>
        </draw:custom-shape>
        <draw:custom-shape draw:style-name="gr21" draw:text-style-name="P34" draw:layer="layout" svg:width="1.5cm" svg:height="1cm" svg:x="6.216cm" svg:y="9.1cm">
          <text:p text:style-name="P26"><text:span text:style-name="T19">id</text:span></text:p>
          <draw:enhanced-geometry svg:viewBox="0 0 21600 21600" draw:type="rectangle" draw:enhanced-path="M 0 0 L 21600 0 21600 21600 0 21600 0 0 Z N"/>
        </draw:custom-shape>
        <draw:custom-shape draw:style-name="gr22" draw:text-style-name="P36" draw:layer="layout" svg:width="5.5cm" svg:height="1cm" svg:x="7.716cm" svg:y="9.1cm">
          <text:p text:style-name="P22"><text:span text:style-name="T18">title</text:span></text:p>
          <draw:enhanced-geometry svg:viewBox="0 0 21600 21600" draw:type="rectangle" draw:enhanced-path="M 0 0 L 21600 0 21600 21600 0 21600 0 0 Z N"/>
        </draw:custom-shape>
        <draw:custom-shape draw:style-name="gr29" draw:text-style-name="P34" draw:layer="layout" svg:width="3.128cm" svg:height="1cm" svg:x="3.102cm" svg:y="9.1cm">
          <text:p text:style-name="P26"><text:span text:style-name="T19">хеш-код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2" draw:text-style-name="P51" draw:layer="layout" svg:width="16.799cm" svg:height="14.166cm" svg:x="2.1cm" svg:y="14.107cm" presentation:class="notes" presentation:user-transformed="true">
            <draw:text-box>
              <text:p text:style-name="P50"><text:span text:style-name="T5">Для шестой строки соответствия нет. На этом работа соединения завершена.</text:span></text:p>
              <text:p text:style-name="P50"><text:span text:style-name="T5">Исходный код алгоритма можно найти в файле </text:span><text:span text:style-name="T29"><text:a xlink:href="https://git.postgresql.org/gitweb/?p=postgresql.git;a=blob;f=src/backend/executor/nodeHashjoin.c" xlink:type="simple">src/backend/executor/nodeHashjoin.c</text:a></text:span></text:p>
            </draw:text-box>
          </draw:frame>
        </presentation:notes>
      </draw:page>
      <draw:page draw:name="page12" draw:style-name="dp1" draw:master-page-name="master_5f__5f_" presentation:presentation-page-layout-name="AL1T1">
        <draw:frame presentation:style-name="pr13" draw:layer="layout" svg:width="19.8cm" svg:height="1.741cm" svg:x="1.2cm" svg:y="0.737cm" presentation:class="title" presentation:user-transformed="true">
          <draw:text-box>
            <text:p><text:span text:style-name="T9">Демонстрация</text:span></text:p>
          </draw:text-box>
        </draw:frame>
        <draw:frame presentation:style-name="pr14" draw:layer="layout" svg:width="25.6cm" svg:height="14.4cm" svg:x="1.2cm" svg:y="4.8cm" presentation:class="outline" presentation:placeholder="true" presentation:user-transformed="true">
          <draw:text-box/>
        </draw:frame>
        <draw:frame draw:style-name="gr56" draw:text-style-name="P52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30"/></text:p>
            <text:p text:style-name="P1"><text:span text:style-name="T30"/></text:p>
            <text:p text:style-name="P1"><text:span text:style-name="T30"/></text:p>
            <text:p text:style-name="P1"><text:span text:style-name="T30"><text:s text:c="11"/></text:span><text:span text:style-name="T30">$ psql</text:span></text:p>
            <text:p text:style-name="P1"><text:span text:style-name="T30"><text:s text:c="11"/></text:span><text:span text:style-name="T30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emplate21" presentation:presentation-page-layout-name="AL1T1">
        <draw:frame presentation:style-name="pr16" draw:layer="layout" svg:width="20.136cm" svg:height="1.737cm" svg:x="1.2cm" svg:y="0.737cm" presentation:class="title" presentation:user-transformed="true">
          <draw:text-box>
            <text:p><text:span text:style-name="T9">Двухпроходное соединение</text:span></text:p>
          </draw:text-box>
        </draw:frame>
        <draw:frame presentation:style-name="pr8" draw:layer="layout" svg:width="25.199cm" svg:height="12.179cm" svg:x="1.2cm" svg:y="4.8cm" presentation:class="outline" presentation:user-transformed="true">
          <draw:text-box>
            <text:list text:style-name="L3">
              <text:list-item>
                <text:p text:style-name="P8"><text:span text:style-name="T10">Применяется, когда хеш-таблица не помещается</text:span><text:span text:style-name="T10"><text:line-break/></text:span><text:span text:style-name="T10">в оперативную память: наборы данных разбиваются</text:span><text:span text:style-name="T10"><text:line-break/></text:span><text:span text:style-name="T10">на пакеты и последовательно соединяются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9" draw:text-style-name="P2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master_5f_" presentation:presentation-page-layout-name="AL1T1">
        <draw:custom-shape draw:style-name="gr21" draw:text-style-name="P34" draw:layer="layout" svg:width="1.5cm" svg:height="1cm" svg:x="3.4cm" svg:y="5.4cm">
          <text:p text:style-name="P26"><text:span text:style-name="T19">id</text:span></text:p>
          <draw:enhanced-geometry svg:viewBox="0 0 21600 21600" draw:type="rectangle" draw:enhanced-path="M 0 0 L 21600 0 21600 21600 0 21600 0 0 Z N"/>
        </draw:custom-shape>
        <draw:custom-shape draw:style-name="gr22" draw:text-style-name="P34" draw:layer="layout" svg:width="5.5cm" svg:height="1cm" svg:x="4.9cm" svg:y="5.4cm">
          <text:p text:style-name="P26"><text:span text:style-name="T19">title</text:span></text:p>
          <draw:enhanced-geometry svg:viewBox="0 0 21600 21600" draw:type="rectangle" draw:enhanced-path="M 0 0 L 21600 0 21600 21600 0 21600 0 0 Z N"/>
        </draw:custom-shape>
        <draw:custom-shape draw:style-name="gr23" draw:text-style-name="P34" draw:layer="layout" svg:width="2.114cm" svg:height="1cm" svg:x="10.4cm" svg:y="5.4cm">
          <text:p text:style-name="P26"><text:span text:style-name="T19">year</text:span></text:p>
          <draw:enhanced-geometry svg:viewBox="0 0 21600 21600" draw:type="rectangle" draw:enhanced-path="M 0 0 L 21600 0 21600 21600 0 21600 0 0 Z N"/>
        </draw:custom-shape>
        <draw:custom-shape draw:style-name="gr57" draw:text-style-name="P21" draw:layer="layout" svg:width="9.398cm" svg:height="4.4cm" svg:x="15.978cm" svg:y="6.106cm">
          <text:p/>
          <draw:enhanced-geometry svg:viewBox="0 0 21600 21600" draw:path-stretchpoint-x="10800" draw:path-stretchpoint-y="10800" draw:text-areas="?f3 ?f4 ?f5 ?f6" draw:type="round-rectangle" draw:modifiers="1168.628242656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0" draw:layer="layout" svg:width="20.136cm" svg:height="1.803cm" svg:x="1.2cm" svg:y="0.737cm" presentation:class="title" presentation:user-transformed="true">
          <draw:text-box>
            <text:p>Построение хеш-таблицы</text:p>
          </draw:text-box>
        </draw:frame>
        <draw:custom-shape draw:style-name="gr58" draw:text-style-name="P53" draw:layer="layout" svg:width="1.501cm" svg:height="0.5cm" svg:x="3.4cm" svg:y="6.9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54" draw:layer="layout" svg:width="5.504cm" svg:height="0.5cm" svg:x="4.901cm" svg:y="6.9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55" draw:layer="layout" svg:width="1.501cm" svg:height="0.5cm" svg:x="3.4cm" svg:y="6.4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56" draw:layer="layout" svg:width="5.504cm" svg:height="0.5cm" svg:x="4.901cm" svg:y="6.4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57" draw:layer="layout" svg:width="2.115cm" svg:height="0.5cm" svg:x="10.405cm" svg:y="6.9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58" draw:layer="layout" svg:width="2.115cm" svg:height="0.5cm" svg:x="10.405cm" svg:y="6.4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1" draw:layer="layout" svg:width="1.524cm" svg:height="1.27cm" svg:x="13.476cm" svg:y="7.85cm">
          <text:p/>
          <draw:enhanced-geometry svg:viewBox="0 0 21600 21600" draw:text-areas="0 ?f0 ?f5 ?f2" draw:type="right-arrow" draw:modifiers="15155.4098360656 5778.1274586939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5" draw:text-style-name="P38" draw:layer="layout" svg:width="9.398cm" svg:height="0.878cm" svg:x="15.978cm" svg:y="10.742cm">
          <draw:text-box>
            <text:p text:style-name="P37"><text:span text:style-name="T22">work_mem </text:span><text:span text:style-name="T23">× </text:span><text:span text:style-name="T24">hash_mem_multiplier</text:span></text:p>
          </draw:text-box>
        </draw:frame>
        <draw:custom-shape draw:style-name="gr66" draw:text-style-name="P59" draw:layer="layout" svg:width="1.501cm" svg:height="0.5cm" svg:x="3.399cm" svg:y="7.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60" draw:layer="layout" svg:width="5.504cm" svg:height="0.5cm" svg:x="4.9cm" svg:y="7.9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55" draw:layer="layout" svg:width="1.501cm" svg:height="0.5cm" svg:x="3.399cm" svg:y="7.4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56" draw:layer="layout" svg:width="5.504cm" svg:height="0.5cm" svg:x="4.9cm" svg:y="7.4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61" draw:layer="layout" svg:width="2.115cm" svg:height="0.5cm" svg:x="10.404cm" svg:y="7.9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58" draw:layer="layout" svg:width="2.115cm" svg:height="0.5cm" svg:x="10.404cm" svg:y="7.4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53" draw:layer="layout" svg:width="1.501cm" svg:height="0.5cm" svg:x="3.4cm" svg:y="8.9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54" draw:layer="layout" svg:width="5.504cm" svg:height="0.5cm" svg:x="4.901cm" svg:y="8.9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62" draw:layer="layout" svg:width="1.501cm" svg:height="0.5cm" svg:x="3.4cm" svg:y="8.4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63" draw:layer="layout" svg:width="5.504cm" svg:height="0.5cm" svg:x="4.901cm" svg:y="8.4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57" draw:layer="layout" svg:width="2.115cm" svg:height="0.5cm" svg:x="10.405cm" svg:y="8.9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64" draw:layer="layout" svg:width="2.115cm" svg:height="0.5cm" svg:x="10.405cm" svg:y="8.4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65" draw:layer="layout" svg:width="1.501cm" svg:height="0.5cm" svg:x="3.399cm" svg:y="9.9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66" draw:layer="layout" svg:width="5.504cm" svg:height="0.5cm" svg:x="4.9cm" svg:y="9.9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55" draw:layer="layout" svg:width="1.501cm" svg:height="0.5cm" svg:x="3.399cm" svg:y="9.4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56" draw:layer="layout" svg:width="5.504cm" svg:height="0.5cm" svg:x="4.9cm" svg:y="9.4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57" draw:layer="layout" svg:width="2.115cm" svg:height="0.5cm" svg:x="10.404cm" svg:y="9.9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58" draw:layer="layout" svg:width="2.115cm" svg:height="0.5cm" svg:x="10.404cm" svg:y="9.4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67" draw:layer="layout" svg:width="0.508cm" svg:height="7.012cm" draw:transform="rotate (1.5707963267949) translate (3.378cm 11.246cm)">
          <text:p/>
          <draw:enhanced-geometry svg:viewBox="0 0 21600 21600" draw:glue-points="21600 0 0 10800 21600 21600" draw:text-areas="13800 ?f9 21600 ?f10" draw:type="left-brace" draw:modifiers="773.078568373022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5" draw:text-style-name="P18" draw:layer="layout" svg:width="4.758cm" svg:height="3.048cm" svg:x="12.822cm" svg:y="15.556cm">
          <text:p text:style-name="P16"><text:span text:style-name="T14">временные</text:span></text:p>
          <text:p text:style-name="P16"><text:span text:style-name="T14">файлы для</text:span></text:p>
          <text:p text:style-name="P16"><text:span text:style-name="T14">внутреннего</text:span></text:p>
          <text:p text:style-name="P16"><text:span text:style-name="T14">набора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5287.66547594032 5490.3246966218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76" draw:text-style-name="P21" draw:layer="layout" svg:width="2.264cm" svg:height="1.27cm" draw:transform="rotate (-1.5707963267949) translate (7.47cm 11.684cm)">
          <text:p/>
          <draw:enhanced-geometry svg:viewBox="0 0 21600 21600" draw:text-areas="0 ?f0 ?f5 ?f2" draw:type="right-arrow" draw:modifiers="16173.7748344371 5744.13847364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7" draw:text-style-name="P68" draw:layer="layout" svg:width="2.784cm" svg:height="2.56cm" svg:x="2.042cm" svg:y="14.586cm">
          <text:p/>
          <draw:enhanced-geometry svg:viewBox="0 0 21600 21600" draw:mirror-vertical="true" draw:mirror-horizont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8" draw:text-style-name="P69" draw:layer="layout" svg:width="2.286cm" svg:height="1.882cm" svg:x="2.386cm" svg:y="15.136cm">
          <draw:text-box>
            <text:p text:style-name="P15">пакет 01</text:p>
          </draw:text-box>
        </draw:frame>
        <draw:custom-shape draw:style-name="gr79" draw:text-style-name="P70" draw:layer="layout" svg:width="2.784cm" svg:height="2.56cm" svg:x="5.393cm" svg:y="14.586cm">
          <text:p/>
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80" draw:text-style-name="P71" draw:layer="layout" svg:width="2.34cm" svg:height="1.882cm" svg:x="5.734cm" svg:y="15.136cm">
          <draw:text-box>
            <text:p text:style-name="P15">пакет<text:line-break/>10</text:p>
          </draw:text-box>
        </draw:frame>
        <draw:custom-shape draw:style-name="gr81" draw:text-style-name="P72" draw:layer="layout" svg:width="2.784cm" svg:height="2.56cm" svg:x="8.743cm" svg:y="14.586cm">
          <text:p/>
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82" draw:text-style-name="P73" draw:layer="layout" svg:width="2.287cm" svg:height="1.673cm" svg:x="9.143cm" svg:y="15.136cm">
          <draw:text-box>
            <text:p text:style-name="P15"><text:span text:style-name="T31">пакет</text:span></text:p>
            <text:p text:style-name="P15"><text:span text:style-name="T31">11</text:span></text:p>
          </draw:text-box>
        </draw:frame>
        <draw:custom-shape draw:style-name="gr83" draw:text-style-name="P75" draw:layer="layout" svg:width="6.096cm" svg:height="2.54cm" svg:x="17.602cm" svg:y="7.112cm">
          <text:p text:style-name="P74">хеш-таблица</text:p>
          <text:p text:style-name="P74">(пакет 00)</text:p>
          <draw:enhanced-geometry svg:viewBox="0 0 21600 21600" draw:type="rectangle" draw:enhanced-path="M 0 0 L 21600 0 21600 21600 0 21600 0 0 Z N"/>
        </draw:custom-shape>
        <draw:custom-shape draw:style-name="gr84" draw:text-style-name="P21" draw:layer="layout" svg:width="2.264cm" svg:height="1.27cm" draw:transform="rotate (-1.0471975511966) translate (9.569cm 11.519cm)">
          <text:p/>
          <draw:enhanced-geometry svg:viewBox="0 0 21600 21600" draw:text-areas="0 ?f0 ?f5 ?f2" draw:type="right-arrow" draw:modifiers="16173.7748344371 5744.13847364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4" draw:text-style-name="P21" draw:layer="layout" svg:width="2.264cm" svg:height="1.27cm" draw:transform="rotate (-2.0943951023932) translate (5.201cm 12.154cm)">
          <text:p/>
          <draw:enhanced-geometry svg:viewBox="0 0 21600 21600" draw:text-areas="0 ?f0 ?f5 ?f2" draw:type="right-arrow" draw:modifiers="16173.7748344371 5744.13847364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2" draw:text-style-name="P40" draw:layer="layout" svg:width="16.799cm" svg:height="14.166cm" svg:x="2.1cm" svg:y="14.107cm" presentation:class="notes" presentation:user-transformed="true">
            <draw:text-box>
              <text:p text:style-name="P76"><text:span text:style-name="T32">Если хеш-таблица не помещается в объем памяти, ограниченный </text:span><text:span text:style-name="T33">work_mem </text:span><text:span text:style-name="T27">× </text:span><text:span text:style-name="T28">hash_mem_multiplier</text:span><text:span text:style-name="T34">, </text:span><text:span text:style-name="T5">первый (внутренний) набор строк разбивается на отдельные пакеты. Для распределения по пакетам используется некоторое количество битов хеш-кода, поэтому число пакетов всегда является степенью числа 2. В идеале в каждый пакет попадает примерно одинаковое количество строк, но, если значения</text:span><text:span text:style-name="T5"><text:line-break/></text:span><text:span text:style-name="T5">в строках повторяются, возможен перекос.</text:span></text:p>
              <text:p text:style-name="P19"><text:span text:style-name="T5">При планировании запроса заранее вычисляется минимально необходимое число пакетов так, чтобы хеш-таблица для каждого пакета помещалась в памяти. Это число не уменьшается, даже если оптимизатор ошибся с оценками, но при необходимости может динамически увеличиваться.</text:span></text:p>
              <text:p text:style-name="P19"><text:span text:style-name="T5">Хеш-таблица для первого пакета остается в памяти, а строки, принадлежащие другим пакетам, сбрасываются на диск во временные файлы — каждый пакет в свой файл.</text:span></text:p>
              <text:p text:style-name="P19"><text:span text:style-name="T5">На рисунке показано четыре пакета.</text:span></text:p>
            </draw:text-box>
          </draw:frame>
        </presentation:notes>
      </draw:page>
      <draw:page draw:name="page15" draw:style-name="dp1" draw:master-page-name="master_5f_" presentation:presentation-page-layout-name="AL1T1">
        <draw:custom-shape draw:style-name="gr77" draw:text-style-name="P68" draw:layer="layout" svg:width="2.784cm" svg:height="2.56cm" svg:x="2.043cm" svg:y="14.586cm">
          <text:p/>
          <draw:enhanced-geometry svg:viewBox="0 0 21600 21600" draw:mirror-vertical="true" draw:mirror-horizont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9" draw:text-style-name="P70" draw:layer="layout" svg:width="2.784cm" svg:height="2.56cm" svg:x="5.394cm" svg:y="14.586cm">
          <text:p/>
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1" draw:text-style-name="P72" draw:layer="layout" svg:width="2.784cm" svg:height="2.56cm" svg:x="8.744cm" svg:y="14.586cm">
          <text:p/>
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g draw:style-name="gr53">
          <draw:custom-shape draw:style-name="gr85" draw:text-style-name="P15" xml:id="id24" draw:id="id24" draw:layer="layout" svg:width="0.508cm" svg:height="0.508cm" svg:x="9.29cm" svg:y="7.244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85" draw:text-style-name="P15" xml:id="id20" draw:id="id20" draw:layer="layout" svg:width="0.508cm" svg:height="0.508cm" svg:x="9.291cm" svg:y="7.845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85" draw:text-style-name="P15" xml:id="id18" draw:id="id18" draw:layer="layout" svg:width="0.508cm" svg:height="0.508cm" svg:x="9.291cm" svg:y="8.445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85" draw:text-style-name="P15" xml:id="id22" draw:id="id22" draw:layer="layout" svg:width="0.508cm" svg:height="0.508cm" svg:x="9.291cm" svg:y="9.045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ustom-shape draw:style-name="gr41" draw:text-style-name="P36" draw:layer="layout" svg:width="6cm" svg:height="1cm" svg:x="19.214cm" svg:y="3.3cm">
          <text:p text:style-name="P22"><text:span text:style-name="T18">name</text:span></text:p>
          <draw:enhanced-geometry svg:viewBox="0 0 21600 21600" draw:type="rectangle" draw:enhanced-path="M 0 0 L 21600 0 21600 21600 0 21600 0 0 Z N"/>
        </draw:custom-shape>
        <draw:custom-shape draw:style-name="gr25" draw:text-style-name="P36" draw:layer="layout" svg:width="1.5cm" svg:height="1cm" svg:x="17.714cm" svg:y="3.3cm">
          <text:p text:style-name="P22"><text:span text:style-name="T18">album_id</text:span></text:p>
          <draw:enhanced-geometry svg:viewBox="0 0 21600 21600" draw:type="rectangle" draw:enhanced-path="M 0 0 L 21600 0 21600 21600 0 21600 0 0 Z N"/>
        </draw:custom-shape>
        <draw:frame presentation:style-name="pr10" draw:layer="layout" svg:width="20.136cm" svg:height="1.803cm" svg:x="1.2cm" svg:y="0.737cm" presentation:class="title" presentation:user-transformed="true">
          <draw:text-box>
            <text:p>Сопоставление – пакет 1</text:p>
          </draw:text-box>
        </draw:frame>
        <draw:custom-shape draw:style-name="gr86" draw:text-style-name="P59" draw:layer="layout" svg:width="1.498cm" svg:height="0.5cm" svg:x="17.7cm" svg:y="8.8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60" draw:layer="layout" svg:width="5.992cm" svg:height="0.5cm" svg:x="19.198cm" svg:y="8.8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5" draw:layer="layout" svg:width="1.498cm" svg:height="0.5cm" svg:x="17.7cm" svg:y="9.3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66" draw:layer="layout" svg:width="5.992cm" svg:height="0.5cm" svg:x="19.198cm" svg:y="9.3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5" draw:layer="layout" svg:width="1.498cm" svg:height="0.5cm" svg:x="17.7cm" svg:y="9.8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66" draw:layer="layout" svg:width="5.992cm" svg:height="0.5cm" svg:x="19.198cm" svg:y="9.8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5" draw:layer="layout" svg:width="1.498cm" svg:height="0.5cm" svg:x="17.7cm" svg:y="10.3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66" draw:layer="layout" svg:width="5.992cm" svg:height="0.5cm" svg:x="19.198cm" svg:y="10.3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5" draw:layer="layout" svg:width="1.498cm" svg:height="0.5cm" svg:x="17.7cm" svg:y="11.3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66" draw:layer="layout" svg:width="5.992cm" svg:height="0.5cm" svg:x="19.198cm" svg:y="11.3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5" draw:layer="layout" svg:width="1.498cm" svg:height="0.5cm" svg:x="17.7cm" svg:y="4.3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66" draw:layer="layout" svg:width="5.992cm" svg:height="0.5cm" svg:x="19.198cm" svg:y="4.3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77" xml:id="id17" draw:id="id17" draw:layer="layout" svg:width="1.498cm" svg:height="0.5cm" svg:x="17.7cm" svg:y="4.8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78" draw:layer="layout" svg:width="5.992cm" svg:height="0.5cm" svg:x="19.198cm" svg:y="4.8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5" draw:layer="layout" svg:width="1.498cm" svg:height="0.5cm" svg:x="17.7cm" svg:y="6.3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66" draw:layer="layout" svg:width="5.992cm" svg:height="0.5cm" svg:x="19.198cm" svg:y="6.3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5" draw:layer="layout" svg:width="1.498cm" svg:height="0.5cm" svg:x="17.7cm" svg:y="6.8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66" draw:layer="layout" svg:width="5.992cm" svg:height="0.5cm" svg:x="19.198cm" svg:y="6.8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77" xml:id="id21" draw:id="id21" draw:layer="layout" svg:width="1.498cm" svg:height="0.5cm" svg:x="17.7cm" svg:y="7.3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78" draw:layer="layout" svg:width="5.992cm" svg:height="0.5cm" svg:x="19.198cm" svg:y="7.3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5" draw:layer="layout" svg:width="1.498cm" svg:height="0.5cm" svg:x="17.7cm" svg:y="7.8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66" draw:layer="layout" svg:width="5.992cm" svg:height="0.5cm" svg:x="19.198cm" svg:y="7.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21" draw:layer="layout" svg:width="1.434cm" svg:height="1.27cm" draw:transform="rotate (-1.5707963267949) translate (22.06cm 12.736cm)">
          <text:p/>
          <draw:enhanced-geometry svg:viewBox="0 0 21600 21600" draw:mirror-horizontal="false" draw:mirror-vertical="false" draw:text-areas="0 ?f0 ?f5 ?f2" draw:type="right-arrow" draw:modifiers="14691.0104529617 5727.1439811172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6" draw:text-style-name="P59" draw:layer="layout" svg:width="1.498cm" svg:height="0.5cm" svg:x="17.7cm" svg:y="5.3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60" draw:layer="layout" svg:width="5.992cm" svg:height="0.5cm" svg:x="19.198cm" svg:y="5.3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77" xml:id="id19" draw:id="id19" draw:layer="layout" svg:width="1.498cm" svg:height="0.5cm" svg:x="17.7cm" svg:y="5.8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78" draw:layer="layout" svg:width="5.992cm" svg:height="0.5cm" svg:x="19.198cm" svg:y="5.8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77" xml:id="id23" draw:id="id23" draw:layer="layout" svg:width="1.498cm" svg:height="0.5cm" svg:x="17.7cm" svg:y="8.3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78" draw:layer="layout" svg:width="5.992cm" svg:height="0.5cm" svg:x="19.198cm" svg:y="8.3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77" xml:id="id25" draw:id="id25" draw:layer="layout" svg:width="1.498cm" svg:height="0.5cm" svg:x="17.7cm" svg:y="10.8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78" draw:layer="layout" svg:width="5.992cm" svg:height="0.5cm" svg:x="19.198cm" svg:y="10.8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59" draw:layer="layout" svg:width="1.498cm" svg:height="0.5cm" svg:x="17.7cm" svg:y="11.8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60" draw:layer="layout" svg:width="5.992cm" svg:height="0.5cm" svg:x="19.198cm" svg:y="11.8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1" draw:layer="layout" svg:width="9.398cm" svg:height="4.4cm" svg:x="2.079cm" svg:y="6.107cm">
          <text:p/>
          <draw:enhanced-geometry svg:viewBox="0 0 21600 21600" draw:path-stretchpoint-x="10800" draw:path-stretchpoint-y="10800" draw:text-areas="?f3 ?f4 ?f5 ?f6" draw:type="round-rectangle" draw:modifiers="1168.628242656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75" draw:layer="layout" svg:width="6.096cm" svg:height="2.54cm" svg:x="3.703cm" svg:y="7.113cm">
          <text:p text:style-name="P74">хеш-таблица</text:p>
          <text:p text:style-name="P74">(пакет 00)</text:p>
          <draw:enhanced-geometry svg:viewBox="0 0 21600 21600" draw:type="rectangle" draw:enhanced-path="M 0 0 L 21600 0 21600 21600 0 21600 0 0 Z N"/>
        </draw:custom-shape>
        <draw:g draw:style-name="gr53">
          <draw:custom-shape draw:style-name="gr93" draw:text-style-name="P79" draw:layer="layout" svg:width="2.784cm" svg:height="3.556cm" svg:x="16.643cm" svg:y="14.586cm">
            <text:p/>
  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94" draw:text-style-name="P80" draw:layer="layout" svg:width="2.107cm" svg:height="1.673cm" svg:x="16.984cm" svg:y="15.628cm">
            <draw:text-box>
              <text:p text:style-name="P15">пакет</text:p>
              <text:p text:style-name="P15">01</text:p>
            </draw:text-box>
          </draw:frame>
        </draw:g>
        <draw:g draw:style-name="gr53">
          <draw:custom-shape draw:style-name="gr95" draw:text-style-name="P81" draw:layer="layout" svg:width="2.784cm" svg:height="3.556cm" svg:x="19.994cm" svg:y="14.586cm">
            <text:p/>
  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96" draw:text-style-name="P82" draw:layer="layout" svg:width="2.107cm" svg:height="1.673cm" svg:x="20.335cm" svg:y="15.628cm">
            <draw:text-box>
              <text:p text:style-name="P15">пакет</text:p>
              <text:p text:style-name="P15">10</text:p>
            </draw:text-box>
          </draw:frame>
        </draw:g>
        <draw:g draw:style-name="gr53">
          <draw:custom-shape draw:style-name="gr97" draw:text-style-name="P83" draw:layer="layout" svg:width="2.784cm" svg:height="3.556cm" svg:x="23.344cm" svg:y="14.586cm">
            <text:p/>
  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98" draw:text-style-name="P84" draw:layer="layout" svg:width="2.107cm" svg:height="1.673cm" svg:x="23.685cm" svg:y="15.628cm">
            <draw:text-box>
              <text:p text:style-name="P15"><text:span text:style-name="T31">пакет</text:span></text:p>
              <text:p text:style-name="P15"><text:span text:style-name="T31">11</text:span></text:p>
            </draw:text-box>
          </draw:frame>
        </draw:g>
        <draw:custom-shape draw:style-name="gr75" draw:text-style-name="P18" draw:layer="layout" svg:width="4.758cm" svg:height="3.048cm" svg:x="10.64cm" svg:y="12.356cm">
          <text:p text:style-name="P16"><text:span text:style-name="T14">временные</text:span></text:p>
          <text:p text:style-name="P16"><text:span text:style-name="T14">файлы для</text:span></text:p>
          <text:p text:style-name="P16"><text:span text:style-name="T14">внешнего</text:span></text:p>
          <text:p text:style-name="P16"><text:span text:style-name="T14">набора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7155.452826224 22159.658904558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onnector draw:style-name="gr40" draw:text-style-name="P44" draw:layer="layout" draw:type="curve" svg:x1="17.7cm" svg:y1="5.05cm" svg:x2="9.799cm" svg:y2="8.699cm" draw:start-shape="id17" draw:start-glue-point="3" draw:end-shape="id18" draw:end-glue-point="7" svg:d="M17700 5050c-5925 0-1975 3649-7901 3649" svg:viewBox="0 0 7902 3650">
          <text:p/>
        </draw:connector>
        <draw:connector draw:style-name="gr40" draw:text-style-name="P44" draw:layer="layout" draw:type="curve" svg:x1="17.7cm" svg:y1="6.05cm" svg:x2="9.799cm" svg:y2="8.099cm" draw:start-shape="id19" draw:start-glue-point="3" draw:end-shape="id20" draw:end-glue-point="7" svg:d="M17700 6050c-5925 0-1975 2049-7901 2049" svg:viewBox="0 0 7902 2050">
          <text:p/>
        </draw:connector>
        <draw:connector draw:style-name="gr40" draw:text-style-name="P44" draw:layer="layout" draw:type="curve" svg:x1="17.7cm" svg:y1="7.55cm" svg:x2="9.799cm" svg:y2="9.299cm" draw:start-shape="id21" draw:start-glue-point="3" draw:end-shape="id22" draw:end-glue-point="7" svg:d="M17700 7550c-5925 0-1975 1749-7901 1749" svg:viewBox="0 0 7902 1750">
          <text:p/>
        </draw:connector>
        <draw:connector draw:style-name="gr40" draw:text-style-name="P44" draw:layer="layout" draw:type="curve" svg:x1="17.7cm" svg:y1="8.55cm" svg:x2="9.798cm" svg:y2="7.498cm" draw:start-shape="id23" draw:start-glue-point="3" draw:end-shape="id24" draw:end-glue-point="7" svg:d="M17700 8550c-5925 0-1974-1052-7902-1052" svg:viewBox="0 0 7903 1053">
          <text:p/>
        </draw:connector>
        <draw:connector draw:style-name="gr40" draw:text-style-name="P44" draw:layer="layout" draw:type="curve" svg:x1="17.7cm" svg:y1="11.05cm" svg:x2="9.799cm" svg:y2="8.099cm" draw:start-shape="id25" draw:start-glue-point="3" draw:end-shape="id20" draw:end-glue-point="7" svg:d="M17700 11050c-5925 0-1975-2951-7901-2951" svg:viewBox="0 0 7902 2952">
          <text:p/>
        </draw:connector>
        <draw:custom-shape draw:style-name="gr92" draw:text-style-name="P21" draw:layer="layout" svg:width="1.434cm" svg:height="1.27cm" draw:transform="rotate (-1.0471975511966) translate (24.417cm 12.516cm)">
          <text:p/>
          <draw:enhanced-geometry svg:viewBox="0 0 21600 21600" draw:mirror-horizontal="false" draw:mirror-vertical="false" draw:text-areas="0 ?f0 ?f5 ?f2" draw:type="right-arrow" draw:modifiers="14691.0104529617 5727.1439811172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2" draw:text-style-name="P21" draw:layer="layout" svg:width="1.434cm" svg:height="1.27cm" draw:transform="rotate (-2.0943951023932) translate (19.533cm 13.15cm)">
          <text:p/>
          <draw:enhanced-geometry svg:viewBox="0 0 21600 21600" draw:mirror-horizontal="false" draw:mirror-vertical="false" draw:text-areas="0 ?f0 ?f5 ?f2" draw:type="right-arrow" draw:modifiers="14691.0104529617 5727.1439811172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9" draw:text-style-name="P85" draw:layer="layout" svg:width="4.726cm" svg:height="0.878cm" svg:x="11.706cm" svg:y="19.058cm">
          <draw:text-box>
            <text:p text:style-name="P37"><text:span text:style-name="T35">temp_file_limit</text:span></text:p>
          </draw:text-box>
        </draw:frame>
        <draw:custom-shape draw:style-name="gr100" draw:text-style-name="P67" draw:layer="layout" svg:width="0.508cm" svg:height="24.03cm" draw:transform="rotate (1.5707963267949) translate (2.032cm 19.05cm)">
          <text:p/>
          <draw:enhanced-geometry svg:viewBox="0 0 21600 21600" draw:glue-points="21600 0 0 10800 21600 21600" draw:text-areas="13800 ?f9 21600 ?f10" draw:type="left-brace" draw:modifiers="337.064624859556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8" draw:text-style-name="P69" draw:layer="layout" svg:width="2.286cm" svg:height="1.882cm" svg:x="2.386cm" svg:y="15.136cm">
          <draw:text-box>
            <text:p text:style-name="P15">пакет 01</text:p>
          </draw:text-box>
        </draw:frame>
        <draw:frame draw:style-name="gr80" draw:text-style-name="P71" draw:layer="layout" svg:width="2.34cm" svg:height="1.882cm" svg:x="5.734cm" svg:y="15.136cm">
          <draw:text-box>
            <text:p text:style-name="P15">пакет<text:line-break/>10</text:p>
          </draw:text-box>
        </draw:frame>
        <draw:frame draw:style-name="gr82" draw:text-style-name="P73" draw:layer="layout" svg:width="2.287cm" svg:height="1.673cm" svg:x="9.143cm" svg:y="15.136cm">
          <draw:text-box>
            <text:p text:style-name="P15"><text:span text:style-name="T31">пакет</text:span></text:p>
            <text:p text:style-name="P15"><text:span text:style-name="T31">1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2" draw:text-style-name="P40" draw:layer="layout" svg:width="16.799cm" svg:height="14.166cm" svg:x="2.1cm" svg:y="14.107cm" presentation:class="notes" presentation:user-transformed="true">
            <draw:text-box>
              <text:p text:style-name="P19"><text:span text:style-name="T36">Далее читается второй (внешний) набор строк. Если строка принадлежит первому пакету, она сопоставляется с хеш-таблицей, которая как раз содержит первый пакет. С другими пакетами строку сопоставлять не надо — <text:s/>в них не может найтись соответствие, поскольку хеш-коды </text:span><text:span text:style-name="T5">заведомо будут отличаться.</text:span></text:p>
              <text:p text:style-name="P19"><text:span text:style-name="T5">Если строка принадлежит другому пакету, она сбрасывается на диск — опять же, каждый пакет в свой временный файл.</text:span></text:p>
              <text:p text:style-name="P19"><text:span text:style-name="T5">Таким образом, при </text:span><text:span text:style-name="T34">N</text:span><text:span text:style-name="T5"> пакетах используются 2(</text:span><text:span text:style-name="T34">N</text:span><text:span text:style-name="T37">–</text:span><text:span text:style-name="T5">1) файлов.</text:span></text:p>
              <text:p text:style-name="P50"><text:span text:style-name="T5">Следует учитывать, что использование временных файлов на диске ограничивается параметром </text:span><text:span text:style-name="T34">temp_file_limit</text:span><text:span text:style-name="T38">, который </text:span><text:span text:style-name="T5">определяет общий предел дисковой памяти для сеанса. (Буферы временных таблиц</text:span><text:span text:style-name="T5"><text:line-break/></text:span><text:span text:style-name="T5">в это ограничение не входят.)</text:span></text:p>
              <text:p text:style-name="P19"><text:span text:style-name="T5"/></text:p>
            </draw:text-box>
          </draw:frame>
        </presentation:notes>
      </draw:page>
      <draw:page draw:name="page16" draw:style-name="dp1" draw:master-page-name="master_5f_" presentation:presentation-page-layout-name="AL1T1">
        <draw:custom-shape draw:style-name="gr85" draw:text-style-name="P15" xml:id="id27" draw:id="id27" draw:layer="layout" svg:width="0.508cm" svg:height="0.508cm" svg:x="9.291cm" svg:y="7.24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5" draw:text-style-name="P15" xml:id="id29" draw:id="id29" draw:layer="layout" svg:width="0.508cm" svg:height="0.508cm" svg:x="9.292cm" svg:y="7.84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5" draw:text-style-name="P15" xml:id="id33" draw:id="id33" draw:layer="layout" svg:width="0.508cm" svg:height="0.508cm" svg:x="9.292cm" svg:y="8.44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5" draw:text-style-name="P15" xml:id="id31" draw:id="id31" draw:layer="layout" svg:width="0.508cm" svg:height="0.508cm" svg:x="9.292cm" svg:y="9.04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presentation:style-name="pr10" draw:layer="layout" svg:width="20.136cm" svg:height="1.803cm" svg:x="1.2cm" svg:y="0.737cm" presentation:class="title" presentation:user-transformed="true">
          <draw:text-box>
            <text:p>Сопоставление – пакет 2</text:p>
          </draw:text-box>
        </draw:frame>
        <draw:custom-shape draw:style-name="gr41" draw:text-style-name="P36" draw:layer="layout" svg:width="6cm" svg:height="1cm" svg:x="19.215cm" svg:y="6.501cm">
          <text:p text:style-name="P22"><text:span text:style-name="T18">name</text:span></text:p>
          <draw:enhanced-geometry svg:viewBox="0 0 21600 21600" draw:type="rectangle" draw:enhanced-path="M 0 0 L 21600 0 21600 21600 0 21600 0 0 Z N"/>
        </draw:custom-shape>
        <draw:custom-shape draw:style-name="gr25" draw:text-style-name="P36" draw:layer="layout" svg:width="1.5cm" svg:height="1cm" svg:x="17.715cm" svg:y="6.501cm">
          <text:p text:style-name="P22"><text:span text:style-name="T18">album_id</text:span></text:p>
          <draw:enhanced-geometry svg:viewBox="0 0 21600 21600" draw:type="rectangle" draw:enhanced-path="M 0 0 L 21600 0 21600 21600 0 21600 0 0 Z N"/>
        </draw:custom-shape>
        <draw:custom-shape draw:style-name="gr101" draw:text-style-name="P86" xml:id="id30" draw:id="id30" draw:layer="layout" svg:width="1.498cm" svg:height="0.5cm" svg:x="17.701cm" svg:y="7.501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87" draw:layer="layout" svg:width="5.992cm" svg:height="0.5cm" svg:x="19.199cm" svg:y="7.501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88" xml:id="id26" draw:id="id26" draw:layer="layout" svg:width="1.498cm" svg:height="0.5cm" svg:x="17.701cm" svg:y="8.001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89" draw:layer="layout" svg:width="5.992cm" svg:height="0.5cm" svg:x="19.199cm" svg:y="8.001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88" xml:id="id32" draw:id="id32" draw:layer="layout" svg:width="1.498cm" svg:height="0.5cm" svg:x="17.701cm" svg:y="8.501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89" draw:layer="layout" svg:width="5.992cm" svg:height="0.5cm" svg:x="19.199cm" svg:y="8.501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88" xml:id="id28" draw:id="id28" draw:layer="layout" svg:width="1.498cm" svg:height="0.5cm" svg:x="17.701cm" svg:y="9.001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89" draw:layer="layout" svg:width="5.992cm" svg:height="0.5cm" svg:x="19.199cm" svg:y="9.001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1" draw:layer="layout" svg:width="9.398cm" svg:height="4.4cm" svg:x="2.08cm" svg:y="6.108cm">
          <text:p/>
          <draw:enhanced-geometry svg:viewBox="0 0 21600 21600" draw:path-stretchpoint-x="10800" draw:path-stretchpoint-y="10800" draw:text-areas="?f3 ?f4 ?f5 ?f6" draw:type="round-rectangle" draw:modifiers="1168.628242656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5" draw:text-style-name="P68" draw:layer="layout" svg:width="6.096cm" svg:height="2.54cm" svg:x="3.704cm" svg:y="7.114cm">
          <text:p text:style-name="P74">хеш-таблица</text:p>
          <text:p text:style-name="P74">(пакет 01)</text:p>
          <draw:enhanced-geometry svg:viewBox="0 0 21600 21600" draw:type="rectangle" draw:enhanced-path="M 0 0 L 21600 0 21600 21600 0 21600 0 0 Z N"/>
        </draw:custom-shape>
        <draw:g draw:style-name="gr53">
          <draw:custom-shape draw:style-name="gr93" draw:text-style-name="P79" draw:layer="layout" svg:width="2.784cm" svg:height="3.556cm" svg:x="16.644cm" svg:y="14.587cm">
            <text:p/>
  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94" draw:text-style-name="P80" draw:layer="layout" svg:width="2.107cm" svg:height="1.673cm" svg:x="16.985cm" svg:y="15.629cm">
            <draw:text-box>
              <text:p text:style-name="P15">пакет</text:p>
              <text:p text:style-name="P15">01</text:p>
            </draw:text-box>
          </draw:frame>
        </draw:g>
        <draw:g draw:style-name="gr53">
          <draw:custom-shape draw:style-name="gr95" draw:text-style-name="P81" draw:layer="layout" svg:width="2.784cm" svg:height="3.556cm" svg:x="19.995cm" svg:y="14.587cm">
            <text:p/>
  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96" draw:text-style-name="P82" draw:layer="layout" svg:width="2.107cm" svg:height="1.673cm" svg:x="20.336cm" svg:y="15.629cm">
            <draw:text-box>
              <text:p text:style-name="P15">пакет</text:p>
              <text:p text:style-name="P15">10</text:p>
            </draw:text-box>
          </draw:frame>
        </draw:g>
        <draw:g draw:style-name="gr53">
          <draw:custom-shape draw:style-name="gr97" draw:text-style-name="P83" draw:layer="layout" svg:width="2.784cm" svg:height="3.556cm" svg:x="23.345cm" svg:y="14.587cm">
            <text:p/>
  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98" draw:text-style-name="P84" draw:layer="layout" svg:width="2.107cm" svg:height="1.673cm" svg:x="23.686cm" svg:y="15.629cm">
            <draw:text-box>
              <text:p text:style-name="P15"><text:span text:style-name="T31">пакет</text:span></text:p>
              <text:p text:style-name="P15"><text:span text:style-name="T31">11</text:span></text:p>
            </draw:text-box>
          </draw:frame>
        </draw:g>
        <draw:connector draw:style-name="gr40" draw:text-style-name="P44" draw:layer="layout" draw:type="curve" svg:x1="17.701cm" svg:y1="8.251cm" svg:x2="9.799cm" svg:y2="7.499cm" draw:start-shape="id26" draw:start-glue-point="3" draw:end-shape="id27" draw:end-glue-point="7" svg:d="M17701 8251c-5925 0-1974-752-7902-752" svg:viewBox="0 0 7903 753">
          <text:p/>
        </draw:connector>
        <draw:connector draw:style-name="gr40" draw:text-style-name="P44" draw:layer="layout" draw:type="curve" svg:x1="17.701cm" svg:y1="9.251cm" svg:x2="9.8cm" svg:y2="8.1cm" draw:start-shape="id28" draw:start-glue-point="3" draw:end-shape="id29" draw:end-glue-point="7" svg:d="M17701 9251c-5925 0-1975-1151-7901-1151" svg:viewBox="0 0 7902 1152">
          <text:p/>
        </draw:connector>
        <draw:connector draw:style-name="gr40" draw:text-style-name="P44" draw:layer="layout" draw:type="curve" svg:x1="17.701cm" svg:y1="7.751cm" svg:x2="9.8cm" svg:y2="9.3cm" draw:start-shape="id30" draw:start-glue-point="3" draw:end-shape="id31" draw:end-glue-point="7" svg:d="M17701 7751c-5925 0-1975 1549-7901 1549" svg:viewBox="0 0 7902 1550">
          <text:p/>
        </draw:connector>
        <draw:connector draw:style-name="gr40" draw:text-style-name="P44" draw:layer="layout" draw:type="curve" svg:x1="17.701cm" svg:y1="8.751cm" svg:x2="9.8cm" svg:y2="8.7cm" draw:start-shape="id32" draw:start-glue-point="3" draw:end-shape="id33" draw:end-glue-point="7" svg:d="M17701 8751c-5925 0-1975-51-7901-51" svg:viewBox="0 0 7902 52">
          <text:p/>
        </draw:connector>
        <draw:custom-shape draw:style-name="gr84" draw:text-style-name="P21" draw:layer="layout" svg:width="2.263cm" svg:height="1.271cm" draw:transform="rotate (-1.0470230182714) translate (3.932cm 11.623cm)">
          <text:p/>
          <draw:enhanced-geometry svg:viewBox="0 0 21600 21600" draw:mirror-vertical="true" draw:text-areas="0 ?f0 ?f5 ?f2" draw:type="right-arrow" draw:modifiers="16173.7748344371 5744.13847364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4" draw:text-style-name="P21" draw:layer="layout" svg:width="2.264cm" svg:height="1.27cm" draw:transform="rotate (-1.0471975511966) translate (18.602cm 11.657cm)">
          <text:p/>
          <draw:enhanced-geometry svg:viewBox="0 0 21600 21600" draw:mirror-vertical="true" draw:text-areas="0 ?f0 ?f5 ?f2" draw:type="right-arrow" draw:modifiers="16173.7748344371 5744.13847364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7" draw:text-style-name="P68" draw:layer="layout" svg:width="2.784cm" svg:height="2.56cm" svg:x="2.043cm" svg:y="14.586cm">
          <text:p/>
          <draw:enhanced-geometry svg:viewBox="0 0 21600 21600" draw:mirror-vertical="true" draw:mirror-horizont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9" draw:text-style-name="P70" draw:layer="layout" svg:width="2.784cm" svg:height="2.56cm" svg:x="5.394cm" svg:y="14.586cm">
          <text:p/>
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1" draw:text-style-name="P72" draw:layer="layout" svg:width="2.784cm" svg:height="2.56cm" svg:x="8.744cm" svg:y="14.586cm">
          <text:p/>
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8" draw:text-style-name="P69" draw:layer="layout" svg:width="2.286cm" svg:height="1.882cm" svg:x="2.386cm" svg:y="15.136cm">
          <draw:text-box>
            <text:p text:style-name="P15">пакет 01</text:p>
          </draw:text-box>
        </draw:frame>
        <draw:frame draw:style-name="gr80" draw:text-style-name="P71" draw:layer="layout" svg:width="2.34cm" svg:height="1.882cm" svg:x="5.734cm" svg:y="15.136cm">
          <draw:text-box>
            <text:p text:style-name="P15">пакет<text:line-break/>10</text:p>
          </draw:text-box>
        </draw:frame>
        <draw:frame draw:style-name="gr82" draw:text-style-name="P73" draw:layer="layout" svg:width="2.287cm" svg:height="1.673cm" svg:x="9.143cm" svg:y="15.136cm">
          <draw:text-box>
            <text:p text:style-name="P15"><text:span text:style-name="T31">пакет</text:span></text:p>
            <text:p text:style-name="P15"><text:span text:style-name="T31">1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2" draw:text-style-name="P51" draw:layer="layout" svg:width="16.799cm" svg:height="14.166cm" svg:x="2.1cm" svg:y="14.107cm" presentation:class="notes" presentation:user-transformed="true">
            <draw:text-box>
              <text:p text:style-name="P50"><text:span text:style-name="T5">Далее по очереди обрабатываются все пакеты, начиная со второго.</text:span><text:span text:style-name="T5"><text:line-break/></text:span><text:span text:style-name="T5">Из временного файла в хеш-таблицу считываются строки внутреннего набора, затем из другого временного файла считываются строки внешнего набора и сопоставляются с хеш-таблицей.</text:span></text:p>
              <text:p text:style-name="P50"><text:span text:style-name="T5">Процедура повторяется для всех оставшихся </text:span><text:span text:style-name="T34">N</text:span><text:span text:style-name="T39">–</text:span><text:span text:style-name="T38">1</text:span><text:span text:style-name="T5"> пакетов. На рисунке показано соединение для второго пакета (01).</text:span></text:p>
            </draw:text-box>
          </draw:frame>
        </presentation:notes>
      </draw:page>
      <draw:page draw:name="page17" draw:style-name="dp1" draw:master-page-name="master_5f_" presentation:presentation-page-layout-name="AL1T1">
        <draw:custom-shape draw:style-name="gr85" draw:text-style-name="P15" xml:id="id39" draw:id="id39" draw:layer="layout" svg:width="0.508cm" svg:height="0.508cm" svg:x="9.291cm" svg:y="7.24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5" draw:text-style-name="P15" xml:id="id37" draw:id="id37" draw:layer="layout" svg:width="0.508cm" svg:height="0.508cm" svg:x="9.292cm" svg:y="7.84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5" draw:text-style-name="P15" draw:layer="layout" svg:width="0.508cm" svg:height="0.508cm" svg:x="9.292cm" svg:y="8.44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5" draw:text-style-name="P15" xml:id="id35" draw:id="id35" draw:layer="layout" svg:width="0.508cm" svg:height="0.508cm" svg:x="9.292cm" svg:y="9.04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presentation:style-name="pr10" draw:layer="layout" svg:width="20.136cm" svg:height="1.803cm" svg:x="1.2cm" svg:y="0.737cm" presentation:class="title" presentation:user-transformed="true">
          <draw:text-box>
            <text:p>Сопоставление – пакет 3</text:p>
          </draw:text-box>
        </draw:frame>
        <draw:custom-shape draw:style-name="gr41" draw:text-style-name="P36" draw:layer="layout" svg:width="6cm" svg:height="1cm" svg:x="19.215cm" svg:y="6.501cm">
          <text:p text:style-name="P22"><text:span text:style-name="T18">name</text:span></text:p>
          <draw:enhanced-geometry svg:viewBox="0 0 21600 21600" draw:type="rectangle" draw:enhanced-path="M 0 0 L 21600 0 21600 21600 0 21600 0 0 Z N"/>
        </draw:custom-shape>
        <draw:custom-shape draw:style-name="gr25" draw:text-style-name="P36" draw:layer="layout" svg:width="1.5cm" svg:height="1cm" svg:x="17.715cm" svg:y="6.501cm">
          <text:p text:style-name="P22"><text:span text:style-name="T18">album_id</text:span></text:p>
          <draw:enhanced-geometry svg:viewBox="0 0 21600 21600" draw:type="rectangle" draw:enhanced-path="M 0 0 L 21600 0 21600 21600 0 21600 0 0 Z N"/>
        </draw:custom-shape>
        <draw:custom-shape draw:style-name="gr106" draw:text-style-name="P90" xml:id="id36" draw:id="id36" draw:layer="layout" svg:width="1.498cm" svg:height="0.5cm" svg:x="17.701cm" svg:y="7.501cm">
          <text:p/>
          <draw:enhanced-geometry svg:viewBox="0 0 21600 21600" draw:type="rectangle" draw:enhanced-path="M 0 0 L 21600 0 21600 21600 0 21600 0 0 Z N"/>
        </draw:custom-shape>
        <draw:custom-shape draw:style-name="gr107" draw:text-style-name="P91" draw:layer="layout" svg:width="5.992cm" svg:height="0.5cm" svg:x="19.199cm" svg:y="7.501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92" xml:id="id34" draw:id="id34" draw:layer="layout" svg:width="1.498cm" svg:height="0.5cm" svg:x="17.701cm" svg:y="8.001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93" draw:layer="layout" svg:width="5.992cm" svg:height="0.5cm" svg:x="19.199cm" svg:y="8.001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92" xml:id="id38" draw:id="id38" draw:layer="layout" svg:width="1.498cm" svg:height="0.5cm" svg:x="17.701cm" svg:y="8.501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93" draw:layer="layout" svg:width="5.992cm" svg:height="0.5cm" svg:x="19.199cm" svg:y="8.501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1" draw:layer="layout" svg:width="9.398cm" svg:height="4.4cm" svg:x="2.08cm" svg:y="6.108cm">
          <text:p/>
          <draw:enhanced-geometry svg:viewBox="0 0 21600 21600" draw:path-stretchpoint-x="10800" draw:path-stretchpoint-y="10800" draw:text-areas="?f3 ?f4 ?f5 ?f6" draw:type="round-rectangle" draw:modifiers="1168.628242656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0" draw:text-style-name="P70" draw:layer="layout" svg:width="6.096cm" svg:height="2.54cm" svg:x="3.704cm" svg:y="7.114cm">
          <text:p text:style-name="P74">хеш-таблица</text:p>
          <text:p text:style-name="P74">(пакет 10)</text:p>
          <draw:enhanced-geometry svg:viewBox="0 0 21600 21600" draw:type="rectangle" draw:enhanced-path="M 0 0 L 21600 0 21600 21600 0 21600 0 0 Z N"/>
        </draw:custom-shape>
        <draw:g draw:style-name="gr53">
          <draw:custom-shape draw:style-name="gr95" draw:text-style-name="P81" draw:layer="layout" svg:width="2.784cm" svg:height="3.556cm" svg:x="19.995cm" svg:y="14.587cm">
            <text:p/>
  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96" draw:text-style-name="P82" draw:layer="layout" svg:width="2.107cm" svg:height="1.673cm" svg:x="20.336cm" svg:y="15.629cm">
            <draw:text-box>
              <text:p text:style-name="P15">пакет</text:p>
              <text:p text:style-name="P15">10</text:p>
            </draw:text-box>
          </draw:frame>
        </draw:g>
        <draw:g draw:style-name="gr53">
          <draw:custom-shape draw:style-name="gr97" draw:text-style-name="P83" draw:layer="layout" svg:width="2.784cm" svg:height="3.556cm" svg:x="23.345cm" svg:y="14.587cm">
            <text:p/>
  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98" draw:text-style-name="P84" draw:layer="layout" svg:width="2.107cm" svg:height="1.673cm" svg:x="23.686cm" svg:y="15.629cm">
            <draw:text-box>
              <text:p text:style-name="P15"><text:span text:style-name="T31">пакет</text:span></text:p>
              <text:p text:style-name="P15"><text:span text:style-name="T31">11</text:span></text:p>
            </draw:text-box>
          </draw:frame>
        </draw:g>
        <draw:connector draw:style-name="gr40" draw:text-style-name="P44" draw:layer="layout" draw:type="curve" svg:x1="17.701cm" svg:y1="8.251cm" svg:x2="9.8cm" svg:y2="9.3cm" draw:start-shape="id34" draw:start-glue-point="3" draw:end-shape="id35" draw:end-glue-point="7" svg:d="M17701 8251c-5925 0-1975 1049-7901 1049" svg:viewBox="0 0 7902 1050">
          <text:p/>
        </draw:connector>
        <draw:connector draw:style-name="gr40" draw:text-style-name="P44" draw:layer="layout" draw:type="curve" svg:x1="17.701cm" svg:y1="7.751cm" svg:x2="9.8cm" svg:y2="8.1cm" draw:start-shape="id36" draw:start-glue-point="3" draw:end-shape="id37" draw:end-glue-point="7" svg:d="M17701 7751c-5925 0-1975 349-7901 349" svg:viewBox="0 0 7902 350">
          <text:p/>
        </draw:connector>
        <draw:connector draw:style-name="gr40" draw:text-style-name="P44" draw:layer="layout" draw:type="curve" svg:x1="17.701cm" svg:y1="8.751cm" svg:x2="9.799cm" svg:y2="7.499cm" draw:start-shape="id38" draw:start-glue-point="3" draw:end-shape="id39" draw:end-glue-point="7" svg:d="M17701 8751c-5925 0-1974-1252-7902-1252" svg:viewBox="0 0 7903 1253">
          <text:p/>
        </draw:connector>
        <draw:custom-shape draw:style-name="gr84" draw:text-style-name="P21" draw:layer="layout" svg:width="2.264cm" svg:height="1.27cm" draw:transform="rotate (-1.5707963267949) translate (7.384cm 11.836cm)">
          <text:p/>
          <draw:enhanced-geometry svg:viewBox="0 0 21600 21600" draw:mirror-vertical="true" draw:text-areas="0 ?f0 ?f5 ?f2" draw:type="right-arrow" draw:modifiers="16173.7748344371 5744.13847364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4" draw:text-style-name="P21" draw:layer="layout" svg:width="2.264cm" svg:height="1.27cm" draw:transform="rotate (-1.5707963267949) translate (21.953cm 11.823cm)">
          <text:p/>
          <draw:enhanced-geometry svg:viewBox="0 0 21600 21600" draw:mirror-vertical="true" draw:text-areas="0 ?f0 ?f5 ?f2" draw:type="right-arrow" draw:modifiers="16173.7748344371 5744.13847364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9" draw:text-style-name="P70" draw:layer="layout" svg:width="2.784cm" svg:height="2.56cm" svg:x="5.394cm" svg:y="14.586cm">
          <text:p/>
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1" draw:text-style-name="P72" draw:layer="layout" svg:width="2.784cm" svg:height="2.56cm" svg:x="8.744cm" svg:y="14.586cm">
          <text:p/>
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80" draw:text-style-name="P71" draw:layer="layout" svg:width="2.34cm" svg:height="1.882cm" svg:x="5.734cm" svg:y="15.136cm">
          <draw:text-box>
            <text:p text:style-name="P15">пакет<text:line-break/>10</text:p>
          </draw:text-box>
        </draw:frame>
        <draw:frame draw:style-name="gr82" draw:text-style-name="P73" draw:layer="layout" svg:width="2.287cm" svg:height="1.673cm" svg:x="9.143cm" svg:y="15.136cm">
          <draw:text-box>
            <text:p text:style-name="P15"><text:span text:style-name="T31">пакет</text:span></text:p>
            <text:p text:style-name="P15"><text:span text:style-name="T31">1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2" draw:text-style-name="P51" draw:layer="layout" svg:width="16.799cm" svg:height="14.166cm" svg:x="2.1cm" svg:y="14.107cm" presentation:class="notes" presentation:user-transformed="true">
            <draw:text-box>
              <text:p text:style-name="P50"><text:span text:style-name="T5">На рисунке показано соединение для третьего пакета (10).</text:span></text:p>
            </draw:text-box>
          </draw:frame>
        </presentation:notes>
      </draw:page>
      <draw:page draw:name="page18" draw:style-name="dp1" draw:master-page-name="master_5f_" presentation:presentation-page-layout-name="AL1T1">
        <draw:custom-shape draw:style-name="gr85" draw:text-style-name="P15" xml:id="id41" draw:id="id41" draw:layer="layout" svg:width="0.508cm" svg:height="0.508cm" svg:x="9.291cm" svg:y="7.24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5" draw:text-style-name="P15" draw:layer="layout" svg:width="0.508cm" svg:height="0.508cm" svg:x="9.292cm" svg:y="7.84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5" draw:text-style-name="P15" xml:id="id44" draw:id="id44" draw:layer="layout" svg:width="0.508cm" svg:height="0.508cm" svg:x="9.292cm" svg:y="8.44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5" draw:text-style-name="P15" xml:id="id46" draw:id="id46" draw:layer="layout" svg:width="0.508cm" svg:height="0.508cm" svg:x="9.292cm" svg:y="9.04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presentation:style-name="pr10" draw:layer="layout" svg:width="20.136cm" svg:height="1.803cm" svg:x="1.2cm" svg:y="0.737cm" presentation:class="title" presentation:user-transformed="true">
          <draw:text-box>
            <text:p>Сопоставление – пакет 4</text:p>
          </draw:text-box>
        </draw:frame>
        <draw:custom-shape draw:style-name="gr41" draw:text-style-name="P36" draw:layer="layout" svg:width="6cm" svg:height="1cm" svg:x="19.215cm" svg:y="6.501cm">
          <text:p text:style-name="P22"><text:span text:style-name="T18">name</text:span></text:p>
          <draw:enhanced-geometry svg:viewBox="0 0 21600 21600" draw:type="rectangle" draw:enhanced-path="M 0 0 L 21600 0 21600 21600 0 21600 0 0 Z N"/>
        </draw:custom-shape>
        <draw:custom-shape draw:style-name="gr25" draw:text-style-name="P36" draw:layer="layout" svg:width="1.5cm" svg:height="1cm" svg:x="17.715cm" svg:y="6.501cm">
          <text:p text:style-name="P22"><text:span text:style-name="T18">album_id</text:span></text:p>
          <draw:enhanced-geometry svg:viewBox="0 0 21600 21600" draw:type="rectangle" draw:enhanced-path="M 0 0 L 21600 0 21600 21600 0 21600 0 0 Z N"/>
        </draw:custom-shape>
        <draw:custom-shape draw:style-name="gr111" draw:text-style-name="P94" xml:id="id43" draw:id="id43" draw:layer="layout" svg:width="1.498cm" svg:height="0.5cm" svg:x="17.701cm" svg:y="7.501cm">
          <text:p/>
          <draw:enhanced-geometry svg:viewBox="0 0 21600 21600" draw:type="rectangle" draw:enhanced-path="M 0 0 L 21600 0 21600 21600 0 21600 0 0 Z N"/>
        </draw:custom-shape>
        <draw:custom-shape draw:style-name="gr112" draw:text-style-name="P95" draw:layer="layout" svg:width="5.992cm" svg:height="0.5cm" svg:x="19.199cm" svg:y="7.501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96" xml:id="id40" draw:id="id40" draw:layer="layout" svg:width="1.498cm" svg:height="0.5cm" svg:x="17.701cm" svg:y="8.001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97" draw:layer="layout" svg:width="5.992cm" svg:height="0.5cm" svg:x="19.199cm" svg:y="8.001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96" xml:id="id45" draw:id="id45" draw:layer="layout" svg:width="1.498cm" svg:height="0.5cm" svg:x="17.701cm" svg:y="8.501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97" draw:layer="layout" svg:width="5.992cm" svg:height="0.5cm" svg:x="19.199cm" svg:y="8.501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96" xml:id="id42" draw:id="id42" draw:layer="layout" svg:width="1.498cm" svg:height="0.5cm" svg:x="17.701cm" svg:y="9.001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97" draw:layer="layout" svg:width="5.992cm" svg:height="0.5cm" svg:x="19.199cm" svg:y="9.001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1" draw:layer="layout" svg:width="9.398cm" svg:height="4.4cm" svg:x="2.08cm" svg:y="6.108cm">
          <text:p/>
          <draw:enhanced-geometry svg:viewBox="0 0 21600 21600" draw:path-stretchpoint-x="10800" draw:path-stretchpoint-y="10800" draw:text-areas="?f3 ?f4 ?f5 ?f6" draw:type="round-rectangle" draw:modifiers="1168.628242656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99" draw:layer="layout" svg:width="6.096cm" svg:height="2.54cm" svg:x="3.704cm" svg:y="7.114cm">
          <text:p text:style-name="P98"><text:span text:style-name="T31">хеш-таблица</text:span></text:p>
          <text:p text:style-name="P98"><text:span text:style-name="T31">(пакет 11)</text:span></text:p>
          <draw:enhanced-geometry svg:viewBox="0 0 21600 21600" draw:type="rectangle" draw:enhanced-path="M 0 0 L 21600 0 21600 21600 0 21600 0 0 Z N"/>
        </draw:custom-shape>
        <draw:g draw:style-name="gr53">
          <draw:custom-shape draw:style-name="gr97" draw:text-style-name="P83" draw:layer="layout" svg:width="2.784cm" svg:height="3.556cm" svg:x="23.345cm" svg:y="14.587cm">
            <text:p/>
  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98" draw:text-style-name="P84" draw:layer="layout" svg:width="2.107cm" svg:height="1.673cm" svg:x="23.686cm" svg:y="15.629cm">
            <draw:text-box>
              <text:p text:style-name="P15"><text:span text:style-name="T31">пакет</text:span></text:p>
              <text:p text:style-name="P15"><text:span text:style-name="T31">11</text:span></text:p>
            </draw:text-box>
          </draw:frame>
        </draw:g>
        <draw:connector draw:style-name="gr40" draw:text-style-name="P44" draw:layer="layout" draw:type="curve" svg:x1="17.701cm" svg:y1="8.251cm" svg:x2="9.799cm" svg:y2="7.499cm" draw:start-shape="id40" draw:start-glue-point="3" draw:end-shape="id41" draw:end-glue-point="7" svg:d="M17701 8251c-5925 0-1974-752-7902-752" svg:viewBox="0 0 7903 753">
          <text:p/>
        </draw:connector>
        <draw:connector draw:style-name="gr40" draw:text-style-name="P44" draw:layer="layout" draw:type="curve" svg:x1="17.701cm" svg:y1="9.251cm" svg:x2="9.799cm" svg:y2="7.499cm" draw:start-shape="id42" draw:start-glue-point="3" draw:end-shape="id41" draw:end-glue-point="7" svg:d="M17701 9251c-5925 0-1974-1752-7902-1752" svg:viewBox="0 0 7903 1753">
          <text:p/>
        </draw:connector>
        <draw:connector draw:style-name="gr40" draw:text-style-name="P44" draw:layer="layout" draw:type="curve" svg:x1="17.701cm" svg:y1="7.751cm" svg:x2="9.8cm" svg:y2="8.7cm" draw:start-shape="id43" draw:start-glue-point="3" draw:end-shape="id44" draw:end-glue-point="7" svg:d="M17701 7751c-5925 0-1975 949-7901 949" svg:viewBox="0 0 7902 950">
          <text:p/>
        </draw:connector>
        <draw:connector draw:style-name="gr40" draw:text-style-name="P44" draw:layer="layout" draw:type="curve" svg:x1="17.701cm" svg:y1="8.751cm" svg:x2="9.8cm" svg:y2="9.3cm" draw:start-shape="id45" draw:start-glue-point="3" draw:end-shape="id46" draw:end-glue-point="7" svg:d="M17701 8751c-5925 0-1975 549-7901 549" svg:viewBox="0 0 7902 550">
          <text:p/>
        </draw:connector>
        <draw:custom-shape draw:style-name="gr84" draw:text-style-name="P21" draw:layer="layout" svg:width="2.264cm" svg:height="1.27cm" draw:transform="rotate (-2.0943951023932) translate (10.564cm 12.305cm)">
          <text:p/>
          <draw:enhanced-geometry svg:viewBox="0 0 21600 21600" draw:mirror-vertical="true" draw:text-areas="0 ?f0 ?f5 ?f2" draw:type="right-arrow" draw:modifiers="16173.7748344371 5744.13847364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4" draw:text-style-name="P21" draw:layer="layout" svg:width="2.264cm" svg:height="1.27cm" draw:transform="rotate (-2.0943951023932) translate (25.234cm 12.292cm)">
          <text:p/>
          <draw:enhanced-geometry svg:viewBox="0 0 21600 21600" draw:mirror-vertical="true" draw:text-areas="0 ?f0 ?f5 ?f2" draw:type="right-arrow" draw:modifiers="16173.7748344371 5744.13847364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1" draw:text-style-name="P72" draw:layer="layout" svg:width="2.784cm" svg:height="2.56cm" svg:x="8.744cm" svg:y="14.586cm">
          <text:p/>
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82" draw:text-style-name="P73" draw:layer="layout" svg:width="2.287cm" svg:height="1.673cm" svg:x="9.143cm" svg:y="15.136cm">
          <draw:text-box>
            <text:p text:style-name="P15"><text:span text:style-name="T31">пакет</text:span></text:p>
            <text:p text:style-name="P15"><text:span text:style-name="T31">1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2" draw:text-style-name="P51" draw:layer="layout" svg:width="16.799cm" svg:height="14.166cm" svg:x="2.1cm" svg:y="14.107cm" presentation:class="notes" presentation:user-transformed="true">
            <draw:text-box>
              <text:p text:style-name="P50"><text:span text:style-name="T5">После обработки последнего пакета соединение завершено</text:span><text:span text:style-name="T5"><text:line-break/></text:span><text:span text:style-name="T5">и временные файлы освобождены.</text:span></text:p>
              <text:p text:style-name="P50"><text:span text:style-name="T5">Таким образом, при нехватке оперативной памяти алгоритм соединения становится двухпроходным: каждый пакет (кроме первого) требуется записать на диск и затем прочитать повторно. Разумеется, это сказывается на эффективности соединения. Поэтому важно, чтобы:</text:span></text:p>
              <text:list text:style-name="L1">
                <text:list-item>
                  <text:p text:style-name="P19"><text:span text:style-name="T5">в хеш-таблицу попадали только действительно нужные поля (обязанность автора запроса),</text:span></text:p>
                </text:list-item>
                <text:list-item>
                  <text:p text:style-name="P19"><text:span text:style-name="T5">хеш-таблица строилась по меньшему набору строк (обязанность планировщика).</text:span></text:p>
                </text:list-item>
              </text:list>
              <text:p text:style-name="P50"><text:span text:style-name="T5"/></text:p>
            </draw:text-box>
          </draw:frame>
        </presentation:notes>
      </draw:page>
      <draw:page draw:name="page19" draw:style-name="dp1" draw:master-page-name="master_5f__5f_" presentation:presentation-page-layout-name="AL1T1">
        <draw:frame presentation:style-name="pr13" draw:layer="layout" svg:width="19.8cm" svg:height="1.741cm" svg:x="1.2cm" svg:y="0.737cm" presentation:class="title" presentation:user-transformed="true">
          <draw:text-box>
            <text:p><text:span text:style-name="T9">Демонстрация</text:span></text:p>
          </draw:text-box>
        </draw:frame>
        <draw:frame presentation:style-name="pr14" draw:layer="layout" svg:width="25.6cm" svg:height="14.4cm" svg:x="1.2cm" svg:y="4.8cm" presentation:class="outline" presentation:placeholder="true" presentation:user-transformed="true">
          <draw:text-box/>
        </draw:frame>
        <draw:frame draw:style-name="gr56" draw:text-style-name="P52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30"/></text:p>
            <text:p text:style-name="P1"><text:span text:style-name="T30"/></text:p>
            <text:p text:style-name="P1"><text:span text:style-name="T30"/></text:p>
            <text:p text:style-name="P1"><text:span text:style-name="T30"><text:s text:c="11"/></text:span><text:span text:style-name="T30">$ psql</text:span></text:p>
            <text:p text:style-name="P1"><text:span text:style-name="T30"><text:s text:c="11"/></text:span><text:span text:style-name="T30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aster_5f_" presentation:presentation-page-layout-name="AL1T1">
        <draw:frame presentation:style-name="pr17" draw:layer="layout" svg:width="20.39cm" svg:height="1.737cm" svg:x="1.2cm" svg:y="0.737cm" presentation:class="title" presentation:user-transformed="true">
          <draw:text-box>
            <text:p><text:span text:style-name="T9">Вычислительная сложность</text:span></text:p>
          </draw:text-box>
        </draw:frame>
        <draw:frame presentation:style-name="pr4" draw:text-style-name="P10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8"><text:span text:style-name="T40">~ </text:span><text:span text:style-name="T41">N+</text:span><text:span text:style-name="T42">M</text:span><text:span text:style-name="T43">, где</text:span></text:p>
                <text:list>
                  <text:list-item>
                    <text:p text:style-name="P100"><text:span text:style-name="T44">N </text:span><text:span text:style-name="T45">и</text:span><text:span text:style-name="T44"> M</text:span><text:span text:style-name="T46"> — число строк в первом и втором наборах данных</text:span></text:p>
                  </text:list-item>
                  <text:list-item>
                    <text:p text:style-name="P100"><text:span text:style-name="T46"/></text:p>
                  </text:list-item>
                </text:list>
              </text:list-item>
              <text:list-item>
                <text:p text:style-name="P8"><text:span text:style-name="T10">Начальные затраты на построение хеш-таблицы</text:span></text:p>
              </text:list-item>
              <text:list-item>
                <text:p text:style-name="P8"><text:span text:style-name="T10">Эффективно для большого числа строк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text-style-name="P20" draw:layer="layout" svg:width="16.799cm" svg:height="13.364cm" svg:x="2.1cm" svg:y="14.107cm" presentation:class="notes" presentation:user-transformed="true">
            <draw:text-box>
              <text:p text:style-name="P50"><text:span text:style-name="T5">Общая сложность соединения хешированием пропорциональна сумме числа строк в одном и другом наборах данных. Поэтому метод соединения хешированием гораздо эффективнее вложенного цикла при большом числе строк.</text:span></text:p>
              <text:p text:style-name="P50"><text:span text:style-name="T36">Однако, чтобы начать соединение, требуется построить хеш-таблицу: из-за этого при небольшом числе строк </text:span><text:span text:style-name="T5">вложенный цикл более эффективен.</text:span></text:p>
              <text:p text:style-name="P50"><text:span text:style-name="T5">Соединение хешированием (в сочетании с полным сканированием таблиц) характерно для OLAP-запросов, в которых надо обработать большое число строк, причем общая пропускная способность важнее времени отклика.</text:span></text:p>
              <text:p text:style-name="P50"><text:span text:style-name="T5"/></text:p>
            </draw:text-box>
          </draw:frame>
        </presentation:notes>
      </draw:page>
      <draw:page draw:name="page21" draw:style-name="dp1" draw:master-page-name="master_5f__5f_" presentation:presentation-page-layout-name="AL1T1">
        <draw:frame presentation:style-name="pr13" draw:layer="layout" svg:width="19.8cm" svg:height="1.741cm" svg:x="1.2cm" svg:y="0.737cm" presentation:class="title" presentation:user-transformed="true">
          <draw:text-box>
            <text:p><text:span text:style-name="T9">Демонстрация</text:span></text:p>
          </draw:text-box>
        </draw:frame>
        <draw:frame presentation:style-name="pr14" draw:layer="layout" svg:width="25.6cm" svg:height="14.4cm" svg:x="1.2cm" svg:y="4.8cm" presentation:class="outline" presentation:placeholder="true" presentation:user-transformed="true">
          <draw:text-box/>
        </draw:frame>
        <draw:frame draw:style-name="gr56" draw:text-style-name="P52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30"/></text:p>
            <text:p text:style-name="P1"><text:span text:style-name="T30"/></text:p>
            <text:p text:style-name="P1"><text:span text:style-name="T30"/></text:p>
            <text:p text:style-name="P1"><text:span text:style-name="T30"><text:s text:c="11"/></text:span><text:span text:style-name="T30">$ psql</text:span></text:p>
            <text:p text:style-name="P1"><text:span text:style-name="T30"><text:s text:c="11"/></text:span><text:span text:style-name="T30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aster_5f_" presentation:presentation-page-layout-name="AL1T1">
        <draw:frame presentation:style-name="pr4" draw:text-style-name="P13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8"><text:span text:style-name="T12">Эффективный алгоритм: параллельное построение</text:span><text:span text:style-name="T12"><text:line-break/></text:span><text:span text:style-name="T12">хеш-таблицы и параллельное сопоставление</text:span></text:p>
              </text:list-item>
            </text:list>
          </draw:text-box>
        </draw:frame>
        <draw:frame presentation:style-name="pr3" draw:text-style-name="P14" draw:layer="layout" svg:width="19.8cm" svg:height="1.741cm" svg:x="1.2cm" svg:y="0.737cm" presentation:class="title" presentation:user-transformed="true">
          <draw:text-box>
            <text:p><text:span text:style-name="T13">Параллельный алгоритм</text:span></text:p>
          </draw:text-box>
        </draw:frame>
        <draw:custom-shape draw:style-name="gr116" draw:text-style-name="P17" xml:id="id47" draw:id="id47" draw:layer="layout" svg:width="2.1cm" svg:height="1.5cm" svg:x="12.9cm" svg:y="8.028cm">
          <text:p text:style-name="P16"><text:span text:style-name="T14">Gath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5" draw:layer="layout" draw:type="curve" svg:x1="13.95cm" svg:y1="10.632cm" svg:x2="13.95cm" svg:y2="9.528cm" draw:end-shape="id47" draw:end-glue-point="2" svg:d="M13950 10632v-1104" svg:viewBox="0 0 1 1105">
          <text:p/>
        </draw:connector>
        <draw:connector draw:style-name="gr3" draw:text-style-name="P15" draw:layer="layout" draw:type="curve" svg:x1="22.339cm" svg:y1="10.632cm" svg:x2="15cm" svg:y2="8.778cm" draw:start-shape="id48" draw:start-glue-point="0" draw:end-shape="id47" draw:end-glue-point="1" svg:d="M22339 10632c0-1236-2446-1854-7339-1854" svg:viewBox="0 0 7340 1855">
          <text:p/>
        </draw:connector>
        <draw:connector draw:style-name="gr3" draw:text-style-name="P15" draw:layer="layout" draw:type="curve" svg:x1="5.063cm" svg:y1="10.631cm" svg:x2="12.9cm" svg:y2="8.778cm" draw:start-shape="id49" draw:start-glue-point="0" draw:end-shape="id47" draw:end-glue-point="3" svg:d="M5063 10631c0-1236 2612-1853 7837-1853" svg:viewBox="0 0 7838 1854">
          <text:p/>
        </draw:connector>
        <draw:connector draw:style-name="gr3" draw:text-style-name="P15" draw:layer="layout" draw:type="curve" svg:x1="7.068cm" svg:y1="15.834cm" svg:x2="7.068cm" svg:y2="14.833cm" draw:start-shape="id50" draw:start-glue-point="0" draw:end-shape="id51" draw:end-glue-point="2" svg:d="M7068 15834v-1001" svg:viewBox="0 0 1 1002">
          <text:p/>
        </draw:connector>
        <draw:connector draw:style-name="gr3" draw:text-style-name="P15" draw:layer="layout" draw:type="curve" svg:x1="7.068cm" svg:y1="13.333cm" svg:x2="5.063cm" svg:y2="12.13cm" draw:start-shape="id51" draw:start-glue-point="0" draw:end-shape="id49" draw:end-glue-point="2" svg:d="M7068 13333c0-901-2005-300-2005-1203" svg:viewBox="0 0 2006 1204">
          <text:p/>
        </draw:connector>
        <draw:connector draw:style-name="gr3" draw:text-style-name="P15" draw:layer="layout" draw:type="curve" svg:x1="3.25cm" svg:y1="13.335cm" svg:x2="5.063cm" svg:y2="12.13cm" draw:start-shape="id52" draw:start-glue-point="0" draw:end-shape="id49" draw:end-glue-point="2" svg:d="M3250 13335c0-903 1813-301 1813-1205" svg:viewBox="0 0 1814 1206">
          <text:p/>
        </draw:connector>
        <draw:custom-shape draw:style-name="gr117" draw:text-style-name="P101" xml:id="id49" draw:id="id49" draw:layer="layout" svg:width="4.372cm" svg:height="1.499cm" svg:x="2.877cm" svg:y="10.631cm">
          <text:p text:style-name="P16"><text:span text:style-name="T14">Parallel Hash Jo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101" xml:id="id51" draw:id="id51" draw:layer="layout" svg:width="3.302cm" svg:height="1.5cm" svg:x="5.417cm" svg:y="13.333cm">
          <text:p text:style-name="P16"><text:span text:style-name="T14">Parallel Has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9" draw:text-style-name="P101" xml:id="id50" draw:id="id50" draw:layer="layout" svg:width="2.841cm" svg:height="1.5cm" svg:x="5.648cm" svg:y="15.834cm">
          <text:p text:style-name="P16"><text:span text:style-name="T14">Parallel </text:span><text:span text:style-name="T14"><text:line-break/></text:span><text:span text:style-name="T14">Seq Sc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9" draw:text-style-name="P101" xml:id="id52" draw:id="id52" draw:layer="layout" svg:width="2.841cm" svg:height="1.5cm" svg:x="1.83cm" svg:y="13.335cm">
          <text:p text:style-name="P16"><text:span text:style-name="T14">Parallel </text:span><text:span text:style-name="T14"><text:line-break/></text:span><text:span text:style-name="T14">Seq Sc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5" draw:layer="layout" draw:type="curve" svg:x1="15.744cm" svg:y1="15.835cm" svg:x2="15.744cm" svg:y2="14.834cm" draw:start-shape="id53" draw:start-glue-point="0" draw:end-shape="id54" draw:end-glue-point="2" svg:d="M15744 15835v-1001" svg:viewBox="0 0 1 1002">
          <text:p/>
        </draw:connector>
        <draw:connector draw:style-name="gr3" draw:text-style-name="P15" draw:layer="layout" draw:type="curve" svg:x1="15.744cm" svg:y1="13.334cm" svg:x2="13.739cm" svg:y2="12.131cm" draw:start-shape="id54" draw:start-glue-point="0" draw:end-shape="id55" draw:end-glue-point="2" svg:d="M15744 13334c0-901-2005-300-2005-1203" svg:viewBox="0 0 2006 1204">
          <text:p/>
        </draw:connector>
        <draw:connector draw:style-name="gr3" draw:text-style-name="P15" draw:layer="layout" draw:type="curve" svg:x1="11.926cm" svg:y1="13.336cm" svg:x2="13.739cm" svg:y2="12.131cm" draw:start-shape="id56" draw:start-glue-point="0" draw:end-shape="id55" draw:end-glue-point="2" svg:d="M11926 13336c0-903 1813-301 1813-1205" svg:viewBox="0 0 1814 1206">
          <text:p/>
        </draw:connector>
        <draw:custom-shape draw:style-name="gr120" draw:text-style-name="P17" xml:id="id55" draw:id="id55" draw:layer="layout" svg:width="4.372cm" svg:height="1.499cm" svg:x="11.553cm" svg:y="10.632cm">
          <text:p text:style-name="P16"><text:span text:style-name="T14">Parallel Hash Jo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1" draw:text-style-name="P17" xml:id="id54" draw:id="id54" draw:layer="layout" svg:width="3.302cm" svg:height="1.5cm" svg:x="14.093cm" svg:y="13.334cm">
          <text:p text:style-name="P16"><text:span text:style-name="T14">Parallel Has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7" xml:id="id53" draw:id="id53" draw:layer="layout" svg:width="2.841cm" svg:height="1.5cm" svg:x="14.324cm" svg:y="15.835cm">
          <text:p text:style-name="P16"><text:span text:style-name="T14">Parallel </text:span><text:span text:style-name="T14"><text:line-break/></text:span><text:span text:style-name="T14">Seq Sc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7" xml:id="id56" draw:id="id56" draw:layer="layout" svg:width="2.841cm" svg:height="1.5cm" svg:x="10.506cm" svg:y="13.336cm">
          <text:p text:style-name="P16"><text:span text:style-name="T14">Parallel </text:span><text:span text:style-name="T14"><text:line-break/></text:span><text:span text:style-name="T14">Seq Sc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5" draw:layer="layout" draw:type="curve" svg:x1="24.344cm" svg:y1="15.835cm" svg:x2="24.344cm" svg:y2="14.834cm" draw:start-shape="id57" draw:start-glue-point="0" draw:end-shape="id58" draw:end-glue-point="2" svg:d="M24344 15835v-1001" svg:viewBox="0 0 1 1002">
          <text:p/>
        </draw:connector>
        <draw:connector draw:style-name="gr3" draw:text-style-name="P15" draw:layer="layout" draw:type="curve" svg:x1="24.344cm" svg:y1="13.334cm" svg:x2="22.339cm" svg:y2="12.131cm" draw:start-shape="id58" draw:start-glue-point="0" draw:end-shape="id48" draw:end-glue-point="2" svg:d="M24344 13334c0-901-2005-300-2005-1203" svg:viewBox="0 0 2006 1204">
          <text:p/>
        </draw:connector>
        <draw:connector draw:style-name="gr3" draw:text-style-name="P15" draw:layer="layout" draw:type="curve" svg:x1="20.526cm" svg:y1="13.336cm" svg:x2="22.339cm" svg:y2="12.131cm" draw:start-shape="id59" draw:start-glue-point="0" draw:end-shape="id48" draw:end-glue-point="2" svg:d="M20526 13336c0-903 1813-301 1813-1205" svg:viewBox="0 0 1814 1206">
          <text:p/>
        </draw:connector>
        <draw:custom-shape draw:style-name="gr122" draw:text-style-name="P102" xml:id="id48" draw:id="id48" draw:layer="layout" svg:width="4.372cm" svg:height="1.499cm" svg:x="20.153cm" svg:y="10.632cm">
          <text:p text:style-name="P16"><text:span text:style-name="T14">Parallel Hash Jo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3" draw:text-style-name="P102" xml:id="id58" draw:id="id58" draw:layer="layout" svg:width="3.302cm" svg:height="1.5cm" svg:x="22.693cm" svg:y="13.334cm">
          <text:p text:style-name="P16"><text:span text:style-name="T14">Parallel Has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4" draw:text-style-name="P102" xml:id="id57" draw:id="id57" draw:layer="layout" svg:width="2.841cm" svg:height="1.5cm" svg:x="22.924cm" svg:y="15.835cm">
          <text:p text:style-name="P16"><text:span text:style-name="T14">Parallel </text:span><text:span text:style-name="T14"><text:line-break/></text:span><text:span text:style-name="T14">Seq Sc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4" draw:text-style-name="P102" xml:id="id59" draw:id="id59" draw:layer="layout" svg:width="2.841cm" svg:height="1.5cm" svg:x="19.106cm" svg:y="13.336cm">
          <text:p text:style-name="P16"><text:span text:style-name="T14">Parallel </text:span><text:span text:style-name="T14"><text:line-break/></text:span><text:span text:style-name="T14">Seq Sc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20" draw:layer="layout" svg:width="16.799cm" svg:height="14.521cm" svg:x="2.1cm" svg:y="14.107cm" presentation:class="notes" presentation:user-transformed="true">
            <draw:text-box>
              <text:p text:style-name="P50"><text:span text:style-name="T16">В отличие от других способов соединения, хеш-соединение не только может участвовать в параллельных планах, но и имеет отдельный эффективный алгоритм работы. </text:span><text:span text:style-name="T47">Этот алгоритм позволяет </text:span><text:span text:style-name="T16">параллельно выполнять оба этапа соединения: и построение хеш-таблицы по первому (внутреннему) набору строк, и сопоставление с ней строк второго (внешнего) набора.</text:span></text:p>
              <text:p text:style-name="P50"><text:span text:style-name="T47">Возможность параллельного хеш-соединения управляется параметром </text:span><text:span text:style-name="T48">enable_parallel_hash</text:span><text:span text:style-name="T49">;</text:span><text:span text:style-name="T16"> по умолчанию параметр включен.</text:span></text:p>
              <text:p text:style-name="P50"><text:span text:style-name="T16">Как и у последовательного алгоритма, у параллельного есть два варианта: однопроходный при достаточном количестве оперативной памяти и двухпроходный.</text:span></text:p>
              <text:p text:style-name="P50"><text:span text:style-name="T16">Начнем с однопроходного варианта.</text:span></text:p>
              <text:p text:style-name="P50"><text:span text:style-name="T5"/></text:p>
            </draw:text-box>
          </draw:frame>
        </presentation:notes>
      </draw:page>
      <draw:page draw:name="page23" draw:style-name="dp1" draw:master-page-name="template21" presentation:presentation-page-layout-name="AL1T1">
        <draw:frame presentation:style-name="pr7" draw:layer="layout" svg:width="20.644cm" svg:height="3.473cm" svg:x="1.2cm" svg:y="0.737cm" presentation:class="title" presentation:user-transformed="true">
          <draw:text-box>
            <text:p><text:span text:style-name="T9">Параллельно, один проход</text:span></text:p>
          </draw:text-box>
        </draw:frame>
        <draw:frame presentation:style-name="pr8" draw:layer="layout" svg:width="25.199cm" svg:height="12.179cm" svg:x="1.2cm" svg:y="4.8cm" presentation:class="outline">
          <draw:text-box>
            <text:list text:style-name="L3">
              <text:list-item>
                <text:p text:style-name="P8"><text:span text:style-name="T10">Процессы используют общую хеш-таблицу</text:span></text:p>
                <text:list>
                  <text:list-header>
                    <text:p><text:span text:style-name="T50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9" draw:text-style-name="P2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master_5f_" presentation:presentation-page-layout-name="AL1T1">
        <draw:custom-shape draw:style-name="gr21" draw:text-style-name="P34" draw:layer="layout" svg:width="1.5cm" svg:height="1cm" svg:x="3.4cm" svg:y="5.4cm">
          <text:p text:style-name="P26"><text:span text:style-name="T19">id</text:span></text:p>
          <draw:enhanced-geometry svg:viewBox="0 0 21600 21600" draw:type="rectangle" draw:enhanced-path="M 0 0 L 21600 0 21600 21600 0 21600 0 0 Z N"/>
        </draw:custom-shape>
        <draw:custom-shape draw:style-name="gr22" draw:text-style-name="P34" draw:layer="layout" svg:width="5.5cm" svg:height="1cm" svg:x="4.9cm" svg:y="5.4cm">
          <text:p text:style-name="P26"><text:span text:style-name="T19">title</text:span></text:p>
          <draw:enhanced-geometry svg:viewBox="0 0 21600 21600" draw:type="rectangle" draw:enhanced-path="M 0 0 L 21600 0 21600 21600 0 21600 0 0 Z N"/>
        </draw:custom-shape>
        <draw:custom-shape draw:style-name="gr23" draw:text-style-name="P34" draw:layer="layout" svg:width="2.114cm" svg:height="1cm" svg:x="10.4cm" svg:y="5.4cm">
          <text:p text:style-name="P26"><text:span text:style-name="T19">year</text:span></text:p>
          <draw:enhanced-geometry svg:viewBox="0 0 21600 21600" draw:type="rectangle" draw:enhanced-path="M 0 0 L 21600 0 21600 21600 0 21600 0 0 Z N"/>
        </draw:custom-shape>
        <draw:custom-shape draw:style-name="gr57" draw:text-style-name="P21" draw:layer="layout" svg:width="9.398cm" svg:height="4.4cm" svg:x="15.978cm" svg:y="6.106cm">
          <text:p/>
          <draw:enhanced-geometry svg:viewBox="0 0 21600 21600" draw:path-stretchpoint-x="10800" draw:path-stretchpoint-y="10800" draw:text-areas="?f3 ?f4 ?f5 ?f6" draw:type="round-rectangle" draw:modifiers="1168.628242656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0" draw:layer="layout" svg:width="20.136cm" svg:height="1.803cm" svg:x="1.2cm" svg:y="0.737cm" presentation:class="title" presentation:user-transformed="true">
          <draw:text-box>
            <text:p>Построение хеш-таблицы</text:p>
          </draw:text-box>
        </draw:frame>
        <draw:custom-shape draw:style-name="gr58" draw:text-style-name="P53" draw:layer="layout" svg:width="1.501cm" svg:height="0.5cm" svg:x="3.4cm" svg:y="6.9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54" draw:layer="layout" svg:width="5.504cm" svg:height="0.5cm" svg:x="4.901cm" svg:y="6.9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103" draw:layer="layout" svg:width="1.501cm" svg:height="0.5cm" svg:x="3.4cm" svg:y="6.4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104" draw:layer="layout" svg:width="5.504cm" svg:height="0.5cm" svg:x="4.901cm" svg:y="6.4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57" draw:layer="layout" svg:width="2.115cm" svg:height="0.5cm" svg:x="10.405cm" svg:y="6.9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58" draw:layer="layout" svg:width="2.115cm" svg:height="0.5cm" svg:x="10.405cm" svg:y="6.4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1" draw:layer="layout" svg:width="1.524cm" svg:height="1.27cm" svg:x="13.476cm" svg:y="7.85cm">
          <text:p/>
          <draw:enhanced-geometry svg:viewBox="0 0 21600 21600" draw:text-areas="0 ?f0 ?f5 ?f2" draw:type="right-arrow" draw:modifiers="15155.4098360656 5778.1274586939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7" draw:text-style-name="P85" draw:layer="layout" svg:width="9.752cm" svg:height="1.705cm" svg:x="15.801cm" svg:y="10.742cm">
          <draw:text-box>
            <text:p text:style-name="P37"><text:span text:style-name="T22">work_mem </text:span><text:span text:style-name="T23">× hash_mem_multiplier</text:span><text:span text:style-name="T51"> </text:span><text:span text:style-name="T23">×</text:span></text:p>
            <text:p text:style-name="P105"><text:span text:style-name="T23">× </text:span><text:span text:style-name="T52">количество процессов</text:span></text:p>
          </draw:text-box>
        </draw:frame>
        <draw:custom-shape draw:style-name="gr128" draw:text-style-name="P106" draw:layer="layout" svg:width="1.501cm" svg:height="0.5cm" svg:x="3.399cm" svg:y="7.9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107" draw:layer="layout" svg:width="5.504cm" svg:height="0.5cm" svg:x="4.9cm" svg:y="7.9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103" draw:layer="layout" svg:width="1.501cm" svg:height="0.5cm" svg:x="3.399cm" svg:y="7.4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104" draw:layer="layout" svg:width="5.504cm" svg:height="0.5cm" svg:x="4.9cm" svg:y="7.4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61" draw:layer="layout" svg:width="2.115cm" svg:height="0.5cm" svg:x="10.404cm" svg:y="7.9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58" draw:layer="layout" svg:width="2.115cm" svg:height="0.5cm" svg:x="10.404cm" svg:y="7.4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53" draw:layer="layout" svg:width="1.501cm" svg:height="0.5cm" svg:x="3.4cm" svg:y="8.9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54" draw:layer="layout" svg:width="5.504cm" svg:height="0.5cm" svg:x="4.901cm" svg:y="8.9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108" draw:layer="layout" svg:width="1.501cm" svg:height="0.5cm" svg:x="3.4cm" svg:y="8.4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109" draw:layer="layout" svg:width="5.504cm" svg:height="0.5cm" svg:x="4.901cm" svg:y="8.4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57" draw:layer="layout" svg:width="2.115cm" svg:height="0.5cm" svg:x="10.405cm" svg:y="8.9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64" draw:layer="layout" svg:width="2.115cm" svg:height="0.5cm" svg:x="10.405cm" svg:y="8.4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53" draw:layer="layout" svg:width="1.501cm" svg:height="0.5cm" svg:x="3.399cm" svg:y="9.9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54" draw:layer="layout" svg:width="5.504cm" svg:height="0.5cm" svg:x="4.9cm" svg:y="9.9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103" draw:layer="layout" svg:width="1.501cm" svg:height="0.5cm" svg:x="3.399cm" svg:y="9.4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104" draw:layer="layout" svg:width="5.504cm" svg:height="0.5cm" svg:x="4.9cm" svg:y="9.4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57" draw:layer="layout" svg:width="2.115cm" svg:height="0.5cm" svg:x="10.404cm" svg:y="9.9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58" draw:layer="layout" svg:width="2.115cm" svg:height="0.5cm" svg:x="10.404cm" svg:y="9.4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111" draw:layer="layout" svg:width="6.096cm" svg:height="2.54cm" svg:x="17.602cm" svg:y="7.112cm">
          <text:p text:style-name="P110"><text:span text:style-name="T53">хеш-таблица</text:span></text:p>
          <draw:enhanced-geometry svg:viewBox="0 0 21600 21600" draw:type="rectangle" draw:enhanced-path="M 0 0 L 21600 0 21600 21600 0 21600 0 0 Z N"/>
        </draw:custom-shape>
        <draw:custom-shape draw:style-name="gr64" draw:text-style-name="P21" draw:layer="layout" svg:width="1.524cm" svg:height="1.27cm" svg:x="13.476cm" svg:y="6.351cm">
          <text:p/>
          <draw:enhanced-geometry svg:viewBox="0 0 21600 21600" draw:text-areas="0 ?f0 ?f5 ?f2" draw:type="right-arrow" draw:modifiers="15155.4098360656 5778.1274586939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4" draw:text-style-name="P21" draw:layer="layout" svg:width="1.524cm" svg:height="1.27cm" svg:x="13.476cm" svg:y="9.251cm">
          <text:p/>
          <draw:enhanced-geometry svg:viewBox="0 0 21600 21600" draw:text-areas="0 ?f0 ?f5 ?f2" draw:type="right-arrow" draw:modifiers="15155.4098360656 5778.1274586939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2" draw:text-style-name="P18" draw:layer="layout" svg:width="2.746cm" svg:height="1.97cm" svg:x="11.938cm" svg:y="11.43cm">
          <text:p text:style-name="P16"><text:span text:style-name="T14">Parallel</text:span></text:p>
          <text:p text:style-name="P16"><text:span text:style-name="T14">Hash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6378.8860575173 -8690.4109589041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2" draw:text-style-name="P40" draw:layer="layout" svg:width="16.799cm" svg:height="14.166cm" svg:x="2.1cm" svg:y="14.107cm" presentation:class="notes" presentation:user-transformed="true">
            <draw:text-box>
              <text:p text:style-name="P19"><text:span text:style-name="T54">Однопроходный алгоритм используется, если хеш-таблица помещается в </text:span><text:span text:style-name="T55">суммарный</text:span><text:span text:style-name="T54"> объем памяти, выделенный всем участвующим</text:span><text:span text:style-name="T54"><text:line-break/></text:span><text:span text:style-name="T54">в соединении процессам, то есть размер хеш-таблицы ограничен значением </text:span><text:span text:style-name="T55">work_mem</text:span><text:span text:style-name="T54"> × </text:span><text:span text:style-name="T55">hash_mem_multiplier</text:span><text:span text:style-name="T54"> × количество процессов.</text:span></text:p>
              <text:p text:style-name="P19"><text:span text:style-name="T54">Процессы параллельно читают первый набор строк (например, используя узел Parallel Seq Scan) и строят общую хеш-таблицу</text:span><text:span text:style-name="T54"><text:line-break/></text:span><text:span text:style-name="T54">в разделяемой памяти, где каждый из них имеет к ней доступ.</text:span></text:p>
              <text:p text:style-name="P19"><text:span text:style-name="T54"/></text:p>
            </draw:text-box>
          </draw:frame>
        </presentation:notes>
      </draw:page>
      <draw:page draw:name="page25" draw:style-name="dp1" draw:master-page-name="master_5f_" presentation:presentation-page-layout-name="AL1T1">
        <draw:custom-shape draw:style-name="gr85" draw:text-style-name="P15" xml:id="id67" draw:id="id67" draw:layer="layout" svg:width="0.508cm" svg:height="0.508cm" svg:x="9.29cm" svg:y="7.24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5" draw:text-style-name="P15" xml:id="id74" draw:id="id74" draw:layer="layout" svg:width="0.508cm" svg:height="0.508cm" svg:x="9.291cm" svg:y="7.84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5" draw:text-style-name="P15" xml:id="id65" draw:id="id65" draw:layer="layout" svg:width="0.508cm" svg:height="0.508cm" svg:x="9.291cm" svg:y="8.44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5" draw:text-style-name="P15" xml:id="id69" draw:id="id69" draw:layer="layout" svg:width="0.508cm" svg:height="0.508cm" svg:x="9.291cm" svg:y="9.04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1" draw:text-style-name="P36" draw:layer="layout" svg:width="6cm" svg:height="1cm" svg:x="19.214cm" svg:y="3.3cm">
          <text:p text:style-name="P22"><text:span text:style-name="T18">name</text:span></text:p>
          <draw:enhanced-geometry svg:viewBox="0 0 21600 21600" draw:type="rectangle" draw:enhanced-path="M 0 0 L 21600 0 21600 21600 0 21600 0 0 Z N"/>
        </draw:custom-shape>
        <draw:custom-shape draw:style-name="gr25" draw:text-style-name="P36" draw:layer="layout" svg:width="1.5cm" svg:height="1cm" svg:x="17.714cm" svg:y="3.3cm">
          <text:p text:style-name="P22"><text:span text:style-name="T18">album_id</text:span></text:p>
          <draw:enhanced-geometry svg:viewBox="0 0 21600 21600" draw:type="rectangle" draw:enhanced-path="M 0 0 L 21600 0 21600 21600 0 21600 0 0 Z N"/>
        </draw:custom-shape>
        <draw:frame presentation:style-name="pr10" draw:layer="layout" svg:width="20.136cm" svg:height="1.803cm" svg:x="1.2cm" svg:y="0.737cm" presentation:class="title" presentation:user-transformed="true">
          <draw:text-box>
            <text:p>Сопоставление</text:p>
          </draw:text-box>
        </draw:frame>
        <draw:custom-shape draw:style-name="gr90" draw:text-style-name="P77" xml:id="id75" draw:id="id75" draw:layer="layout" svg:width="1.498cm" svg:height="0.5cm" svg:x="17.7cm" svg:y="9.2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78" draw:layer="layout" svg:width="5.992cm" svg:height="0.5cm" svg:x="19.198cm" svg:y="9.2cm">
          <text:p/>
          <draw:enhanced-geometry svg:viewBox="0 0 21600 21600" draw:type="rectangle" draw:enhanced-path="M 0 0 L 21600 0 21600 21600 0 21600 0 0 Z N"/>
        </draw:custom-shape>
        <draw:custom-shape draw:style-name="gr133" draw:text-style-name="P112" xml:id="id66" draw:id="id66" draw:layer="layout" svg:width="1.498cm" svg:height="0.5cm" svg:x="17.7cm" svg:y="9.7cm">
          <text:p/>
          <draw:enhanced-geometry svg:viewBox="0 0 21600 21600" draw:type="rectangle" draw:enhanced-path="M 0 0 L 21600 0 21600 21600 0 21600 0 0 Z N"/>
        </draw:custom-shape>
        <draw:custom-shape draw:style-name="gr134" draw:text-style-name="P113" draw:layer="layout" svg:width="5.992cm" svg:height="0.5cm" svg:x="19.198cm" svg:y="9.7cm">
          <text:p/>
          <draw:enhanced-geometry svg:viewBox="0 0 21600 21600" draw:type="rectangle" draw:enhanced-path="M 0 0 L 21600 0 21600 21600 0 21600 0 0 Z N"/>
        </draw:custom-shape>
        <draw:custom-shape draw:style-name="gr133" draw:text-style-name="P112" xml:id="id76" draw:id="id76" draw:layer="layout" svg:width="1.498cm" svg:height="0.5cm" svg:x="17.7cm" svg:y="10.6cm">
          <text:p/>
          <draw:enhanced-geometry svg:viewBox="0 0 21600 21600" draw:type="rectangle" draw:enhanced-path="M 0 0 L 21600 0 21600 21600 0 21600 0 0 Z N"/>
        </draw:custom-shape>
        <draw:custom-shape draw:style-name="gr134" draw:text-style-name="P113" draw:layer="layout" svg:width="5.992cm" svg:height="0.5cm" svg:x="19.198cm" svg:y="10.6cm">
          <text:p/>
          <draw:enhanced-geometry svg:viewBox="0 0 21600 21600" draw:type="rectangle" draw:enhanced-path="M 0 0 L 21600 0 21600 21600 0 21600 0 0 Z N"/>
        </draw:custom-shape>
        <draw:custom-shape draw:style-name="gr133" draw:text-style-name="P112" xml:id="id79" draw:id="id79" draw:layer="layout" svg:width="1.498cm" svg:height="0.5cm" svg:x="17.7cm" svg:y="11.1cm">
          <text:p/>
          <draw:enhanced-geometry svg:viewBox="0 0 21600 21600" draw:type="rectangle" draw:enhanced-path="M 0 0 L 21600 0 21600 21600 0 21600 0 0 Z N"/>
        </draw:custom-shape>
        <draw:custom-shape draw:style-name="gr134" draw:text-style-name="P113" draw:layer="layout" svg:width="5.992cm" svg:height="0.5cm" svg:x="19.198cm" svg:y="11.1cm">
          <text:p/>
          <draw:enhanced-geometry svg:viewBox="0 0 21600 21600" draw:type="rectangle" draw:enhanced-path="M 0 0 L 21600 0 21600 21600 0 21600 0 0 Z N"/>
        </draw:custom-shape>
        <draw:custom-shape draw:style-name="gr133" draw:text-style-name="P112" xml:id="id77" draw:id="id77" draw:layer="layout" svg:width="1.498cm" svg:height="0.5cm" svg:x="17.7cm" svg:y="12.1cm">
          <text:p/>
          <draw:enhanced-geometry svg:viewBox="0 0 21600 21600" draw:type="rectangle" draw:enhanced-path="M 0 0 L 21600 0 21600 21600 0 21600 0 0 Z N"/>
        </draw:custom-shape>
        <draw:custom-shape draw:style-name="gr134" draw:text-style-name="P113" draw:layer="layout" svg:width="5.992cm" svg:height="0.5cm" svg:x="19.198cm" svg:y="12.1cm">
          <text:p/>
          <draw:enhanced-geometry svg:viewBox="0 0 21600 21600" draw:type="rectangle" draw:enhanced-path="M 0 0 L 21600 0 21600 21600 0 21600 0 0 Z N"/>
        </draw:custom-shape>
        <draw:custom-shape draw:style-name="gr133" draw:text-style-name="P112" xml:id="id68" draw:id="id68" draw:layer="layout" svg:width="1.498cm" svg:height="0.5cm" svg:x="17.7cm" svg:y="4.3cm">
          <text:p/>
          <draw:enhanced-geometry svg:viewBox="0 0 21600 21600" draw:type="rectangle" draw:enhanced-path="M 0 0 L 21600 0 21600 21600 0 21600 0 0 Z N"/>
        </draw:custom-shape>
        <draw:custom-shape draw:style-name="gr134" draw:text-style-name="P113" draw:layer="layout" svg:width="5.992cm" svg:height="0.5cm" svg:x="19.198cm" svg:y="4.3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77" xml:id="id60" draw:id="id60" draw:layer="layout" svg:width="1.498cm" svg:height="0.5cm" svg:x="17.7cm" svg:y="4.8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78" draw:layer="layout" svg:width="5.992cm" svg:height="0.5cm" svg:x="19.198cm" svg:y="4.8cm">
          <text:p/>
          <draw:enhanced-geometry svg:viewBox="0 0 21600 21600" draw:type="rectangle" draw:enhanced-path="M 0 0 L 21600 0 21600 21600 0 21600 0 0 Z N"/>
        </draw:custom-shape>
        <draw:custom-shape draw:style-name="gr133" draw:text-style-name="P112" xml:id="id71" draw:id="id71" draw:layer="layout" svg:width="1.498cm" svg:height="0.5cm" svg:x="17.7cm" svg:y="6.3cm">
          <text:p/>
          <draw:enhanced-geometry svg:viewBox="0 0 21600 21600" draw:type="rectangle" draw:enhanced-path="M 0 0 L 21600 0 21600 21600 0 21600 0 0 Z N"/>
        </draw:custom-shape>
        <draw:custom-shape draw:style-name="gr134" draw:text-style-name="P113" draw:layer="layout" svg:width="5.992cm" svg:height="0.5cm" svg:x="19.198cm" svg:y="6.3cm">
          <text:p/>
          <draw:enhanced-geometry svg:viewBox="0 0 21600 21600" draw:type="rectangle" draw:enhanced-path="M 0 0 L 21600 0 21600 21600 0 21600 0 0 Z N"/>
        </draw:custom-shape>
        <draw:custom-shape draw:style-name="gr133" draw:text-style-name="P112" xml:id="id72" draw:id="id72" draw:layer="layout" svg:width="1.498cm" svg:height="0.5cm" svg:x="17.7cm" svg:y="7.2cm">
          <text:p/>
          <draw:enhanced-geometry svg:viewBox="0 0 21600 21600" draw:type="rectangle" draw:enhanced-path="M 0 0 L 21600 0 21600 21600 0 21600 0 0 Z N"/>
        </draw:custom-shape>
        <draw:custom-shape draw:style-name="gr134" draw:text-style-name="P113" draw:layer="layout" svg:width="5.992cm" svg:height="0.5cm" svg:x="19.198cm" svg:y="7.2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77" xml:id="id62" draw:id="id62" draw:layer="layout" svg:width="1.498cm" svg:height="0.5cm" svg:x="17.7cm" svg:y="7.7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78" draw:layer="layout" svg:width="5.992cm" svg:height="0.5cm" svg:x="19.198cm" svg:y="7.7cm">
          <text:p/>
          <draw:enhanced-geometry svg:viewBox="0 0 21600 21600" draw:type="rectangle" draw:enhanced-path="M 0 0 L 21600 0 21600 21600 0 21600 0 0 Z N"/>
        </draw:custom-shape>
        <draw:custom-shape draw:style-name="gr133" draw:text-style-name="P112" xml:id="id73" draw:id="id73" draw:layer="layout" svg:width="1.498cm" svg:height="0.5cm" svg:x="17.7cm" svg:y="8.2cm">
          <text:p/>
          <draw:enhanced-geometry svg:viewBox="0 0 21600 21600" draw:type="rectangle" draw:enhanced-path="M 0 0 L 21600 0 21600 21600 0 21600 0 0 Z N"/>
        </draw:custom-shape>
        <draw:custom-shape draw:style-name="gr134" draw:text-style-name="P113" draw:layer="layout" svg:width="5.992cm" svg:height="0.5cm" svg:x="19.198cm" svg:y="8.2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77" xml:id="id70" draw:id="id70" draw:layer="layout" svg:width="1.498cm" svg:height="0.5cm" svg:x="17.7cm" svg:y="5.3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78" draw:layer="layout" svg:width="5.992cm" svg:height="0.5cm" svg:x="19.198cm" svg:y="5.3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77" xml:id="id61" draw:id="id61" draw:layer="layout" svg:width="1.498cm" svg:height="0.5cm" svg:x="17.7cm" svg:y="5.8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78" draw:layer="layout" svg:width="5.992cm" svg:height="0.5cm" svg:x="19.198cm" svg:y="5.8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77" xml:id="id63" draw:id="id63" draw:layer="layout" svg:width="1.498cm" svg:height="0.5cm" svg:x="17.7cm" svg:y="8.7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78" draw:layer="layout" svg:width="5.992cm" svg:height="0.5cm" svg:x="19.198cm" svg:y="8.7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77" xml:id="id64" draw:id="id64" draw:layer="layout" svg:width="1.498cm" svg:height="0.5cm" svg:x="17.7cm" svg:y="11.6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78" draw:layer="layout" svg:width="5.992cm" svg:height="0.5cm" svg:x="19.198cm" svg:y="11.6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77" xml:id="id78" draw:id="id78" draw:layer="layout" svg:width="1.498cm" svg:height="0.5cm" svg:x="17.7cm" svg:y="12.6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78" draw:layer="layout" svg:width="5.992cm" svg:height="0.5cm" svg:x="19.198cm" svg:y="12.6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1" draw:layer="layout" svg:width="9.398cm" svg:height="4.4cm" svg:x="2.079cm" svg:y="6.107cm">
          <text:p/>
          <draw:enhanced-geometry svg:viewBox="0 0 21600 21600" draw:path-stretchpoint-x="10800" draw:path-stretchpoint-y="10800" draw:text-areas="?f3 ?f4 ?f5 ?f6" draw:type="round-rectangle" draw:modifiers="1168.628242656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111" draw:layer="layout" svg:width="6.096cm" svg:height="2.54cm" svg:x="3.703cm" svg:y="7.113cm">
          <text:p text:style-name="P110"><text:span text:style-name="T53">хеш-таблица</text:span></text:p>
          <draw:enhanced-geometry svg:viewBox="0 0 21600 21600" draw:type="rectangle" draw:enhanced-path="M 0 0 L 21600 0 21600 21600 0 21600 0 0 Z N"/>
        </draw:custom-shape>
        <draw:connector draw:style-name="gr40" draw:text-style-name="P44" draw:layer="layout" draw:type="curve" svg:x1="17.7cm" svg:y1="5.05cm" svg:x2="9.799cm" svg:y2="8.699cm" draw:start-shape="id60" draw:start-glue-point="3" svg:d="M17700 5050c-6301 0-2351 3649-7901 3649" svg:viewBox="0 0 7902 3650">
          <text:p/>
        </draw:connector>
        <draw:connector draw:style-name="gr40" draw:text-style-name="P44" draw:layer="layout" draw:type="curve" svg:x1="17.7cm" svg:y1="6.05cm" svg:x2="9.799cm" svg:y2="8.099cm" draw:start-shape="id61" draw:start-glue-point="3" svg:d="M17700 6050c-6301 0-2351 2049-7901 2049" svg:viewBox="0 0 7902 2050">
          <text:p/>
        </draw:connector>
        <draw:connector draw:style-name="gr40" draw:text-style-name="P44" draw:layer="layout" draw:type="curve" svg:x1="17.7cm" svg:y1="7.95cm" svg:x2="9.799cm" svg:y2="9.299cm" draw:start-shape="id62" draw:start-glue-point="3" svg:d="M17700 7950c-6301 0-2351 1349-7901 1349" svg:viewBox="0 0 7902 1350">
          <text:p/>
        </draw:connector>
        <draw:connector draw:style-name="gr40" draw:text-style-name="P44" draw:layer="layout" draw:type="curve" svg:x1="17.7cm" svg:y1="8.95cm" svg:x2="9.798cm" svg:y2="7.498cm" draw:start-shape="id63" draw:start-glue-point="3" svg:d="M17700 8950c-6301 0-2351-1452-7902-1452" svg:viewBox="0 0 7903 1453">
          <text:p/>
        </draw:connector>
        <draw:connector draw:style-name="gr40" draw:text-style-name="P44" draw:layer="layout" draw:type="curve" svg:x1="17.7cm" svg:y1="11.85cm" svg:x2="9.799cm" svg:y2="8.699cm" draw:start-shape="id64" draw:start-glue-point="3" draw:end-shape="id65" draw:end-glue-point="7" svg:d="M17700 11850c-5925 0-1975-3151-7901-3151" svg:viewBox="0 0 7902 3152">
          <text:p/>
        </draw:connector>
        <draw:connector draw:style-name="gr40" draw:text-style-name="P44" draw:layer="layout" draw:type="curve" svg:x1="17.7cm" svg:y1="9.95cm" svg:x2="9.798cm" svg:y2="7.498cm" draw:start-shape="id66" draw:start-glue-point="3" draw:end-shape="id67" draw:end-glue-point="7" svg:d="M17700 9950c-5925 0-1974-2452-7902-2452" svg:viewBox="0 0 7903 2453">
          <text:p/>
        </draw:connector>
        <draw:connector draw:style-name="gr40" draw:text-style-name="P44" draw:layer="layout" draw:type="curve" svg:x1="17.7cm" svg:y1="4.55cm" svg:x2="9.799cm" svg:y2="9.299cm" draw:start-shape="id68" draw:start-glue-point="3" draw:end-shape="id69" draw:end-glue-point="7" svg:d="M17700 4550c-5925 0-1975 4749-7901 4749" svg:viewBox="0 0 7902 4750">
          <text:p/>
        </draw:connector>
        <draw:connector draw:style-name="gr40" draw:text-style-name="P44" draw:layer="layout" draw:type="curve" svg:x1="17.7cm" svg:y1="5.55cm" svg:x2="9.799cm" svg:y2="9.299cm" draw:start-shape="id70" draw:start-glue-point="3" draw:end-shape="id69" draw:end-glue-point="7" svg:d="M17700 5550c-5925 0-1975 3749-7901 3749" svg:viewBox="0 0 7902 3750">
          <text:p/>
        </draw:connector>
        <draw:connector draw:style-name="gr40" draw:text-style-name="P44" draw:layer="layout" draw:type="curve" svg:x1="17.7cm" svg:y1="6.55cm" svg:x2="9.798cm" svg:y2="7.498cm" draw:start-shape="id71" draw:start-glue-point="3" draw:end-shape="id67" draw:end-glue-point="7" svg:d="M17700 6550c-5925 0-1974 948-7902 948" svg:viewBox="0 0 7903 949">
          <text:p/>
        </draw:connector>
        <draw:connector draw:style-name="gr40" draw:text-style-name="P44" draw:layer="layout" draw:type="curve" svg:x1="17.7cm" svg:y1="7.45cm" svg:x2="9.799cm" svg:y2="8.699cm" draw:start-shape="id72" draw:start-glue-point="3" draw:end-shape="id65" draw:end-glue-point="7" svg:d="M17700 7450c-5925 0-1975 1249-7901 1249" svg:viewBox="0 0 7902 1250">
          <text:p/>
        </draw:connector>
        <draw:connector draw:style-name="gr40" draw:text-style-name="P44" draw:layer="layout" draw:type="curve" svg:x1="17.7cm" svg:y1="8.45cm" svg:x2="9.799cm" svg:y2="8.099cm" draw:start-shape="id73" draw:start-glue-point="3" draw:end-shape="id74" draw:end-glue-point="7" svg:d="M17700 8450c-5925 0-1975-351-7901-351" svg:viewBox="0 0 7902 352">
          <text:p/>
        </draw:connector>
        <draw:connector draw:style-name="gr40" draw:text-style-name="P44" draw:layer="layout" draw:type="curve" svg:x1="17.7cm" svg:y1="9.45cm" svg:x2="9.798cm" svg:y2="7.498cm" draw:start-shape="id75" draw:start-glue-point="3" draw:end-shape="id67" draw:end-glue-point="7" svg:d="M17700 9450c-5925 0-1974-1952-7902-1952" svg:viewBox="0 0 7903 1953">
          <text:p/>
        </draw:connector>
        <draw:connector draw:style-name="gr40" draw:text-style-name="P44" draw:layer="layout" draw:type="curve" svg:x1="17.7cm" svg:y1="10.85cm" svg:x2="9.799cm" svg:y2="8.099cm" draw:start-shape="id76" draw:start-glue-point="3" draw:end-shape="id74" draw:end-glue-point="7" svg:d="M17700 10850c-5925 0-1975-2751-7901-2751" svg:viewBox="0 0 7902 2752">
          <text:p/>
        </draw:connector>
        <draw:connector draw:style-name="gr40" draw:text-style-name="P44" draw:layer="layout" draw:type="curve" svg:x1="17.7cm" svg:y1="12.35cm" svg:x2="9.799cm" svg:y2="9.299cm" draw:start-shape="id77" draw:start-glue-point="3" draw:end-shape="id69" draw:end-glue-point="7" svg:d="M17700 12350c-5925 0-1975-3051-7901-3051" svg:viewBox="0 0 7902 3052">
          <text:p/>
        </draw:connector>
        <draw:connector draw:style-name="gr40" draw:text-style-name="P44" draw:layer="layout" draw:type="curve" svg:x1="17.7cm" svg:y1="12.85cm" svg:x2="9.798cm" svg:y2="7.498cm" draw:start-shape="id78" draw:start-glue-point="3" draw:end-shape="id67" draw:end-glue-point="7" svg:d="M17700 12850c-5925 0-1974-5352-7902-5352" svg:viewBox="0 0 7903 5353">
          <text:p/>
        </draw:connector>
        <draw:connector draw:style-name="gr40" draw:text-style-name="P44" draw:layer="layout" draw:type="curve" svg:x1="17.7cm" svg:y1="11.35cm" svg:x2="9.799cm" svg:y2="9.299cm" draw:start-shape="id79" draw:start-glue-point="3" draw:end-shape="id69" draw:end-glue-point="7" svg:d="M17700 11350c-5925 0-1975-2051-7901-2051" svg:viewBox="0 0 7902 2052">
          <text:p/>
        </draw:connector>
        <draw:custom-shape draw:style-name="gr135" draw:text-style-name="P18" draw:layer="layout" svg:width="3.302cm" svg:height="1.97cm" svg:x="10.268cm" svg:y="11.85cm">
          <text:p text:style-name="P16"><text:span text:style-name="T14">Parallel</text:span></text:p>
          <text:p text:style-name="P16"><text:span text:style-name="T14">Hash Join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1096.4577656676 -9895.890410958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12" draw:text-style-name="P40" draw:layer="layout" svg:width="16.799cm" svg:height="14.166cm" svg:x="2.1cm" svg:y="14.107cm" presentation:class="notes" presentation:user-transformed="true">
            <draw:text-box>
              <text:p text:style-name="P19"><text:span text:style-name="T32">После того, как хеш-таблица полностью построена, рабочие процессы приступают к параллельному чтению второго набора и сопоставляют прочитанные ими строки с общей-хеш-таблицей. Таким образом, каждый из процессов проверяет по хеш-таблице только часть данных.</text:span></text:p>
              <text:p text:style-name="P19"><text:span text:style-name="T32"/></text:p>
            </draw:text-box>
          </draw:frame>
        </presentation:notes>
      </draw:page>
      <draw:page draw:name="page26" draw:style-name="dp1" draw:master-page-name="master_5f__5f_" presentation:presentation-page-layout-name="AL1T1">
        <draw:frame presentation:style-name="pr13" draw:layer="layout" svg:width="19.8cm" svg:height="1.741cm" svg:x="1.2cm" svg:y="0.737cm" presentation:class="title" presentation:user-transformed="true">
          <draw:text-box>
            <text:p><text:span text:style-name="T9">Демонстрация</text:span></text:p>
          </draw:text-box>
        </draw:frame>
        <draw:frame presentation:style-name="pr14" draw:layer="layout" svg:width="25.6cm" svg:height="14.4cm" svg:x="1.2cm" svg:y="4.8cm" presentation:class="outline" presentation:placeholder="true" presentation:user-transformed="true">
          <draw:text-box/>
        </draw:frame>
        <draw:frame draw:style-name="gr56" draw:text-style-name="P52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30"/></text:p>
            <text:p text:style-name="P1"><text:span text:style-name="T30"/></text:p>
            <text:p text:style-name="P1"><text:span text:style-name="T30"/></text:p>
            <text:p text:style-name="P1"><text:span text:style-name="T30"><text:s text:c="11"/></text:span><text:span text:style-name="T30">$ psql</text:span></text:p>
            <text:p text:style-name="P1"><text:span text:style-name="T30"><text:s text:c="11"/></text:span><text:span text:style-name="T30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1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template21" presentation:presentation-page-layout-name="AL1T1">
        <draw:frame presentation:style-name="pr7" draw:layer="layout" svg:width="20.644cm" svg:height="3.473cm" svg:x="1.2cm" svg:y="0.737cm" presentation:class="title" presentation:user-transformed="true">
          <draw:text-box>
            <text:p><text:span text:style-name="T9">Параллельно, два прохода</text:span></text:p>
          </draw:text-box>
        </draw:frame>
        <draw:frame presentation:style-name="pr8" draw:layer="layout" svg:width="25.199cm" svg:height="12.179cm" svg:x="1.2cm" svg:y="4.8cm" presentation:class="outline">
          <draw:text-box>
            <text:list text:style-name="L3">
              <text:list-item>
                <text:p text:style-name="P8"><text:span text:style-name="T10">Наборы строк разбиваются на пакеты, которые затем </text:span><text:span text:style-name="T10">параллельно обрабатываются рабочими процессами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9" draw:text-style-name="P2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master_5f_" presentation:presentation-page-layout-name="AL1T1">
        <draw:custom-shape draw:style-name="gr21" draw:text-style-name="P34" draw:layer="layout" svg:width="1.5cm" svg:height="1cm" svg:x="3.8cm" svg:y="5.4cm">
          <text:p text:style-name="P26"><text:span text:style-name="T19">id</text:span></text:p>
          <draw:enhanced-geometry svg:viewBox="0 0 21600 21600" draw:type="rectangle" draw:enhanced-path="M 0 0 L 21600 0 21600 21600 0 21600 0 0 Z N"/>
        </draw:custom-shape>
        <draw:custom-shape draw:style-name="gr22" draw:text-style-name="P34" draw:layer="layout" svg:width="5.5cm" svg:height="1cm" svg:x="5.3cm" svg:y="5.4cm">
          <text:p text:style-name="P26"><text:span text:style-name="T19">title</text:span></text:p>
          <draw:enhanced-geometry svg:viewBox="0 0 21600 21600" draw:type="rectangle" draw:enhanced-path="M 0 0 L 21600 0 21600 21600 0 21600 0 0 Z N"/>
        </draw:custom-shape>
        <draw:custom-shape draw:style-name="gr23" draw:text-style-name="P34" draw:layer="layout" svg:width="2.114cm" svg:height="1cm" svg:x="10.8cm" svg:y="5.4cm">
          <text:p text:style-name="P26"><text:span text:style-name="T19">year</text:span></text:p>
          <draw:enhanced-geometry svg:viewBox="0 0 21600 21600" draw:type="rectangle" draw:enhanced-path="M 0 0 L 21600 0 21600 21600 0 21600 0 0 Z N"/>
        </draw:custom-shape>
        <draw:frame presentation:style-name="pr10" draw:layer="layout" svg:width="20.136cm" svg:height="1.803cm" svg:x="1.2cm" svg:y="0.737cm" presentation:class="title" presentation:user-transformed="true">
          <draw:text-box>
            <text:p>Разбиение на пакеты</text:p>
          </draw:text-box>
        </draw:frame>
        <draw:custom-shape draw:style-name="gr72" draw:text-style-name="P65" draw:layer="layout" svg:width="1.501cm" svg:height="0.5cm" svg:x="3.8cm" svg:y="6.9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66" draw:layer="layout" svg:width="5.504cm" svg:height="0.5cm" svg:x="5.301cm" svg:y="6.9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55" draw:layer="layout" svg:width="1.501cm" svg:height="0.5cm" svg:x="3.8cm" svg:y="6.4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56" draw:layer="layout" svg:width="5.504cm" svg:height="0.5cm" svg:x="5.301cm" svg:y="6.4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57" draw:layer="layout" svg:width="2.115cm" svg:height="0.5cm" svg:x="10.805cm" svg:y="6.9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58" draw:layer="layout" svg:width="2.115cm" svg:height="0.5cm" svg:x="10.805cm" svg:y="6.4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59" draw:layer="layout" svg:width="1.501cm" svg:height="0.5cm" svg:x="3.799cm" svg:y="7.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60" draw:layer="layout" svg:width="5.504cm" svg:height="0.5cm" svg:x="5.3cm" svg:y="7.9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55" draw:layer="layout" svg:width="1.501cm" svg:height="0.5cm" svg:x="3.799cm" svg:y="7.4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56" draw:layer="layout" svg:width="5.504cm" svg:height="0.5cm" svg:x="5.3cm" svg:y="7.4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61" draw:layer="layout" svg:width="2.115cm" svg:height="0.5cm" svg:x="10.804cm" svg:y="7.9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58" draw:layer="layout" svg:width="2.115cm" svg:height="0.5cm" svg:x="10.804cm" svg:y="7.4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65" draw:layer="layout" svg:width="1.501cm" svg:height="0.5cm" svg:x="3.8cm" svg:y="8.9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66" draw:layer="layout" svg:width="5.504cm" svg:height="0.5cm" svg:x="5.301cm" svg:y="8.9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62" draw:layer="layout" svg:width="1.501cm" svg:height="0.5cm" svg:x="3.8cm" svg:y="8.4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63" draw:layer="layout" svg:width="5.504cm" svg:height="0.5cm" svg:x="5.301cm" svg:y="8.4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57" draw:layer="layout" svg:width="2.115cm" svg:height="0.5cm" svg:x="10.805cm" svg:y="8.9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64" draw:layer="layout" svg:width="2.115cm" svg:height="0.5cm" svg:x="10.805cm" svg:y="8.4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65" draw:layer="layout" svg:width="1.501cm" svg:height="0.5cm" svg:x="3.799cm" svg:y="9.9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66" draw:layer="layout" svg:width="5.504cm" svg:height="0.5cm" svg:x="5.3cm" svg:y="9.9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55" draw:layer="layout" svg:width="1.501cm" svg:height="0.5cm" svg:x="3.799cm" svg:y="9.4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56" draw:layer="layout" svg:width="5.504cm" svg:height="0.5cm" svg:x="5.3cm" svg:y="9.4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57" draw:layer="layout" svg:width="2.115cm" svg:height="0.5cm" svg:x="10.804cm" svg:y="9.9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58" draw:layer="layout" svg:width="2.115cm" svg:height="0.5cm" svg:x="10.804cm" svg:y="9.4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67" draw:layer="layout" svg:width="0.508cm" svg:height="7.012cm" draw:transform="rotate (1.5707963267949) translate (3.778cm 11.246cm)">
          <text:p/>
          <draw:enhanced-geometry svg:viewBox="0 0 21600 21600" draw:glue-points="21600 0 0 10800 21600 21600" draw:text-areas="13800 ?f9 21600 ?f10" draw:type="left-brace" draw:modifiers="773.078568373022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84" draw:text-style-name="P21" draw:layer="layout" svg:width="2.264cm" svg:height="1.27cm" draw:transform="rotate (-1.91986217719376) translate (6.956cm 11.969cm)">
          <text:p/>
          <draw:enhanced-geometry svg:viewBox="0 0 21600 21600" draw:text-areas="0 ?f0 ?f5 ?f2" draw:type="right-arrow" draw:modifiers="16173.7748344371 5744.13847364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7" draw:text-style-name="P68" draw:layer="layout" svg:width="2.784cm" svg:height="2.56cm" svg:x="4.342cm" svg:y="14.586cm">
          <text:p/>
          <draw:enhanced-geometry svg:viewBox="0 0 21600 21600" draw:mirror-vertical="true" draw:mirror-horizont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9" draw:text-style-name="P70" draw:layer="layout" svg:width="2.784cm" svg:height="2.56cm" svg:x="7.393cm" svg:y="14.586cm">
          <text:p/>
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1" draw:text-style-name="P72" draw:layer="layout" svg:width="2.784cm" svg:height="2.56cm" svg:x="10.443cm" svg:y="14.586cm">
          <text:p/>
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4" draw:text-style-name="P21" draw:layer="layout" svg:width="2.264cm" svg:height="1.27cm" draw:transform="rotate (-1.22173047639603) translate (8.868cm 11.536cm)">
          <text:p/>
          <draw:enhanced-geometry svg:viewBox="0 0 21600 21600" draw:text-areas="0 ?f0 ?f5 ?f2" draw:type="right-arrow" draw:modifiers="16173.7748344371 5744.13847364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4" draw:text-style-name="P21" draw:layer="layout" svg:width="2.264cm" svg:height="1.27cm" draw:transform="rotate (-2.26892802759263) translate (4.399cm 12.358cm)">
          <text:p/>
          <draw:enhanced-geometry svg:viewBox="0 0 21600 21600" draw:text-areas="0 ?f0 ?f5 ?f2" draw:type="right-arrow" draw:modifiers="16173.7748344371 5744.13847364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1" draw:text-style-name="P36" draw:layer="layout" svg:width="6cm" svg:height="1cm" svg:x="18.315cm" svg:y="3.301cm">
          <text:p text:style-name="P22"><text:span text:style-name="T18">name</text:span></text:p>
          <draw:enhanced-geometry svg:viewBox="0 0 21600 21600" draw:type="rectangle" draw:enhanced-path="M 0 0 L 21600 0 21600 21600 0 21600 0 0 Z N"/>
        </draw:custom-shape>
        <draw:custom-shape draw:style-name="gr25" draw:text-style-name="P36" draw:layer="layout" svg:width="1.5cm" svg:height="1cm" svg:x="16.815cm" svg:y="3.301cm">
          <text:p text:style-name="P22"><text:span text:style-name="T18">album_id</text:span></text:p>
          <draw:enhanced-geometry svg:viewBox="0 0 21600 21600" draw:type="rectangle" draw:enhanced-path="M 0 0 L 21600 0 21600 21600 0 21600 0 0 Z N"/>
        </draw:custom-shape>
        <draw:custom-shape draw:style-name="gr86" draw:text-style-name="P59" draw:layer="layout" svg:width="1.498cm" svg:height="0.5cm" svg:x="16.801cm" svg:y="8.801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60" draw:layer="layout" svg:width="5.992cm" svg:height="0.5cm" svg:x="18.299cm" svg:y="8.801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5" draw:layer="layout" svg:width="1.498cm" svg:height="0.5cm" svg:x="16.801cm" svg:y="9.301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66" draw:layer="layout" svg:width="5.992cm" svg:height="0.5cm" svg:x="18.299cm" svg:y="9.301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5" draw:layer="layout" svg:width="1.498cm" svg:height="0.5cm" svg:x="16.801cm" svg:y="9.801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66" draw:layer="layout" svg:width="5.992cm" svg:height="0.5cm" svg:x="18.299cm" svg:y="9.801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5" draw:layer="layout" svg:width="1.498cm" svg:height="0.5cm" svg:x="16.801cm" svg:y="10.301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66" draw:layer="layout" svg:width="5.992cm" svg:height="0.5cm" svg:x="18.299cm" svg:y="10.301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5" draw:layer="layout" svg:width="1.498cm" svg:height="0.5cm" svg:x="16.801cm" svg:y="11.301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66" draw:layer="layout" svg:width="5.992cm" svg:height="0.5cm" svg:x="18.299cm" svg:y="11.301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5" draw:layer="layout" svg:width="1.498cm" svg:height="0.5cm" svg:x="16.801cm" svg:y="4.301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66" draw:layer="layout" svg:width="5.992cm" svg:height="0.5cm" svg:x="18.299cm" svg:y="4.301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59" draw:layer="layout" svg:width="1.498cm" svg:height="0.5cm" svg:x="16.801cm" svg:y="4.801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60" draw:layer="layout" svg:width="5.992cm" svg:height="0.5cm" svg:x="18.299cm" svg:y="4.801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5" draw:layer="layout" svg:width="1.498cm" svg:height="0.5cm" svg:x="16.801cm" svg:y="6.301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66" draw:layer="layout" svg:width="5.992cm" svg:height="0.5cm" svg:x="18.299cm" svg:y="6.301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5" draw:layer="layout" svg:width="1.498cm" svg:height="0.5cm" svg:x="16.801cm" svg:y="6.801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66" draw:layer="layout" svg:width="5.992cm" svg:height="0.5cm" svg:x="18.299cm" svg:y="6.801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59" draw:layer="layout" svg:width="1.498cm" svg:height="0.5cm" svg:x="16.801cm" svg:y="7.301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60" draw:layer="layout" svg:width="5.992cm" svg:height="0.5cm" svg:x="18.299cm" svg:y="7.301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5" draw:layer="layout" svg:width="1.498cm" svg:height="0.5cm" svg:x="16.801cm" svg:y="7.801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66" draw:layer="layout" svg:width="5.992cm" svg:height="0.5cm" svg:x="18.299cm" svg:y="7.801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21" draw:layer="layout" svg:width="1.434cm" svg:height="1.27cm" draw:transform="rotate (-1.22173047639603) translate (22.284cm 12.563cm)">
          <text:p/>
          <draw:enhanced-geometry svg:viewBox="0 0 21600 21600" draw:mirror-horizontal="false" draw:mirror-vertical="false" draw:text-areas="0 ?f0 ?f5 ?f2" draw:type="right-arrow" draw:modifiers="14691.0104529617 5727.1439811172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6" draw:text-style-name="P59" draw:layer="layout" svg:width="1.498cm" svg:height="0.5cm" svg:x="16.801cm" svg:y="5.301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60" draw:layer="layout" svg:width="5.992cm" svg:height="0.5cm" svg:x="18.299cm" svg:y="5.301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59" draw:layer="layout" svg:width="1.498cm" svg:height="0.5cm" svg:x="16.801cm" svg:y="5.801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60" draw:layer="layout" svg:width="5.992cm" svg:height="0.5cm" svg:x="18.299cm" svg:y="5.801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59" draw:layer="layout" svg:width="1.498cm" svg:height="0.5cm" svg:x="16.801cm" svg:y="8.301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60" draw:layer="layout" svg:width="5.992cm" svg:height="0.5cm" svg:x="18.299cm" svg:y="8.301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59" draw:layer="layout" svg:width="1.498cm" svg:height="0.5cm" svg:x="16.801cm" svg:y="10.801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60" draw:layer="layout" svg:width="5.992cm" svg:height="0.5cm" svg:x="18.299cm" svg:y="10.801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59" draw:layer="layout" svg:width="1.498cm" svg:height="0.5cm" svg:x="16.801cm" svg:y="11.801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60" draw:layer="layout" svg:width="5.992cm" svg:height="0.5cm" svg:x="18.299cm" svg:y="11.801cm">
          <text:p/>
          <draw:enhanced-geometry svg:viewBox="0 0 21600 21600" draw:type="rectangle" draw:enhanced-path="M 0 0 L 21600 0 21600 21600 0 21600 0 0 Z N"/>
        </draw:custom-shape>
        <draw:g draw:style-name="gr53">
          <draw:custom-shape draw:style-name="gr93" draw:text-style-name="P79" draw:layer="layout" svg:width="2.784cm" svg:height="3.556cm" svg:x="17.744cm" svg:y="14.587cm">
            <text:p/>
  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94" draw:text-style-name="P80" draw:layer="layout" svg:width="2.107cm" svg:height="1.673cm" svg:x="18.085cm" svg:y="15.629cm">
            <draw:text-box>
              <text:p text:style-name="P15">пакет</text:p>
              <text:p text:style-name="P15">01</text:p>
            </draw:text-box>
          </draw:frame>
        </draw:g>
        <draw:g draw:style-name="gr53">
          <draw:custom-shape draw:style-name="gr95" draw:text-style-name="P81" draw:layer="layout" svg:width="2.784cm" svg:height="3.556cm" svg:x="20.795cm" svg:y="14.587cm">
            <text:p/>
  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96" draw:text-style-name="P82" draw:layer="layout" svg:width="2.107cm" svg:height="1.673cm" svg:x="21.136cm" svg:y="15.629cm">
            <draw:text-box>
              <text:p text:style-name="P15">пакет</text:p>
              <text:p text:style-name="P15">10</text:p>
            </draw:text-box>
          </draw:frame>
        </draw:g>
        <draw:g draw:style-name="gr53">
          <draw:custom-shape draw:style-name="gr97" draw:text-style-name="P83" draw:layer="layout" svg:width="2.784cm" svg:height="3.556cm" svg:x="23.845cm" svg:y="14.587cm">
            <text:p/>
  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98" draw:text-style-name="P84" draw:layer="layout" svg:width="2.107cm" svg:height="1.673cm" svg:x="24.186cm" svg:y="15.629cm">
            <draw:text-box>
              <text:p text:style-name="P15"><text:span text:style-name="T31">пакет</text:span></text:p>
              <text:p text:style-name="P15"><text:span text:style-name="T31">11</text:span></text:p>
            </draw:text-box>
          </draw:frame>
        </draw:g>
        <draw:custom-shape draw:style-name="gr92" draw:text-style-name="P21" draw:layer="layout" svg:width="1.434cm" svg:height="1.27cm" draw:transform="rotate (-0.872664625997165) translate (24.752cm 12.498cm)">
          <text:p/>
          <draw:enhanced-geometry svg:viewBox="0 0 21600 21600" draw:mirror-horizontal="false" draw:mirror-vertical="false" draw:text-areas="0 ?f0 ?f5 ?f2" draw:type="right-arrow" draw:modifiers="14691.0104529617 5727.1439811172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2" draw:text-style-name="P21" draw:layer="layout" svg:width="1.434cm" svg:height="1.27cm" draw:transform="rotate (-1.91986217719376) translate (19.981cm 12.998cm)">
          <text:p/>
          <draw:enhanced-geometry svg:viewBox="0 0 21600 21600" draw:mirror-horizontal="false" draw:mirror-vertical="false" draw:text-areas="0 ?f0 ?f5 ?f2" draw:type="right-arrow" draw:modifiers="14691.0104529617 5727.1439811172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7" draw:text-style-name="P75" draw:layer="layout" svg:width="2.784cm" svg:height="2.56cm" svg:x="1.3cm" svg:y="14.586cm">
          <text:p/>
          <draw:enhanced-geometry svg:viewBox="0 0 21600 21600" draw:mirror-vertical="true" draw:mirror-horizont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g draw:style-name="gr53">
          <draw:custom-shape draw:style-name="gr138" draw:text-style-name="P114" draw:layer="layout" svg:width="2.784cm" svg:height="3.556cm" svg:x="14.7cm" svg:y="14.587cm">
            <text:p/>
  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139" draw:text-style-name="P115" draw:layer="layout" svg:width="2.107cm" svg:height="1.673cm" svg:x="15.041cm" svg:y="15.629cm">
            <draw:text-box>
              <text:p text:style-name="P15">пакет</text:p>
              <text:p text:style-name="P15">00</text:p>
            </draw:text-box>
          </draw:frame>
        </draw:g>
        <draw:custom-shape draw:style-name="gr84" draw:text-style-name="P21" draw:layer="layout" svg:width="2.264cm" svg:height="1.27cm" draw:transform="rotate (-0.872664625997165) translate (11.004cm 11.491cm)">
          <text:p/>
          <draw:enhanced-geometry svg:viewBox="0 0 21600 21600" draw:text-areas="0 ?f0 ?f5 ?f2" draw:type="right-arrow" draw:modifiers="16173.7748344371 5744.13847364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2" draw:text-style-name="P21" draw:layer="layout" svg:width="1.434cm" svg:height="1.27cm" draw:transform="rotate (-2.26892802759263) translate (17.293cm 13.264cm)">
          <text:p/>
          <draw:enhanced-geometry svg:viewBox="0 0 21600 21600" draw:mirror-horizontal="false" draw:mirror-vertical="false" draw:text-areas="0 ?f0 ?f5 ?f2" draw:type="right-arrow" draw:modifiers="14691.0104529617 5727.1439811172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8" draw:text-style-name="P69" draw:layer="layout" svg:width="2.286cm" svg:height="1.882cm" svg:x="4.686cm" svg:y="15.136cm">
          <draw:text-box>
            <text:p text:style-name="P15">пакет 01</text:p>
          </draw:text-box>
        </draw:frame>
        <draw:frame draw:style-name="gr80" draw:text-style-name="P71" draw:layer="layout" svg:width="2.34cm" svg:height="1.882cm" svg:x="7.734cm" svg:y="15.136cm">
          <draw:text-box>
            <text:p text:style-name="P15">пакет<text:line-break/>10</text:p>
          </draw:text-box>
        </draw:frame>
        <draw:frame draw:style-name="gr140" draw:text-style-name="P116" draw:layer="layout" svg:width="2.286cm" svg:height="1.882cm" svg:x="1.686cm" svg:y="15.136cm">
          <draw:text-box>
            <text:p text:style-name="P15">пакет 00</text:p>
          </draw:text-box>
        </draw:frame>
        <draw:frame draw:style-name="gr141" draw:text-style-name="P73" draw:layer="layout" svg:width="2.34cm" svg:height="1.882cm" svg:x="10.734cm" svg:y="15.136cm">
          <draw:text-box>
            <text:p text:style-name="P15"><text:span text:style-name="T31">пакет</text:span><text:span text:style-name="T31"><text:line-break/></text:span><text:span text:style-name="T31">1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12" draw:text-style-name="P40" draw:layer="layout" svg:width="16.799cm" svg:height="14.166cm" svg:x="2.1cm" svg:y="14.107cm" presentation:class="notes" presentation:user-transformed="true">
            <draw:text-box>
              <text:p text:style-name="P19"><text:span text:style-name="T32">Хеш-таблица может не поместиться в объем памяти, ограниченный </text:span><text:span text:style-name="T33">work_mem </text:span><text:span text:style-name="T27">× </text:span><text:span text:style-name="T28">hash_mem_multiplier </text:span><text:span text:style-name="T56">× количество процессов</text:span><text:span text:style-name="T38">, причем это может выясниться и на этапе выполнения соединения. В этом случае используется двухпроходный алгоритм, который существенно отличается и от двухпроходного последовательного, и от однопроходного параллельного.</text:span></text:p>
              <text:p text:style-name="P19"><text:span text:style-name="T38">Сначала рабочие процессы параллельно читают первый набор данных, разбивают его на пакеты и записывают пакеты во временные файлы. П</text:span><text:span text:style-name="T5">ервый пакет тоже попадает в файл; хеш-таблица в памяти не строится.</text:span></text:p>
              <text:p text:style-name="P19"><text:span text:style-name="T5">Обратите внимание, что каждый процесс записывает строки во все временные файлы; запись синхронизируется.</text:span></text:p>
              <text:p text:style-name="P19"><text:span text:style-name="T5">Затем рабочие процессы параллельно читают второй набор данных</text:span><text:span text:style-name="T5"><text:line-break/></text:span><text:span text:style-name="T5">и также разбивают его на пакеты и записывают во временные файлы.</text:span></text:p>
              <text:p text:style-name="P19"><text:span text:style-name="T5">Таким образом, при </text:span><text:span text:style-name="T34">N</text:span><text:span text:style-name="T5"> пакетах на диск записываются 2</text:span><text:span text:style-name="T34">N</text:span><text:span text:style-name="T5"> файлов.</text:span></text:p>
              <text:p text:style-name="P19"><text:span text:style-name="T5"/></text:p>
            </draw:text-box>
          </draw:frame>
        </presentation:notes>
      </draw:page>
      <draw:page draw:name="page29" draw:style-name="dp1" draw:master-page-name="master_5f_" presentation:presentation-page-layout-name="AL1T1">
        <draw:custom-shape draw:style-name="gr85" draw:text-style-name="P15" xml:id="id83" draw:id="id83" draw:layer="layout" svg:width="0.508cm" svg:height="0.508cm" svg:x="9.291cm" svg:y="5.34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5" draw:text-style-name="P15" xml:id="id81" draw:id="id81" draw:layer="layout" svg:width="0.508cm" svg:height="0.508cm" svg:x="9.292cm" svg:y="5.94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5" draw:text-style-name="P15" xml:id="id85" draw:id="id85" draw:layer="layout" svg:width="0.508cm" svg:height="0.508cm" svg:x="9.292cm" svg:y="6.54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5" draw:text-style-name="P15" xml:id="id87" draw:id="id87" draw:layer="layout" svg:width="0.508cm" svg:height="0.508cm" svg:x="9.292cm" svg:y="7.14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presentation:style-name="pr10" draw:layer="layout" svg:width="20.136cm" svg:height="1.803cm" svg:x="1.2cm" svg:y="0.737cm" presentation:class="title" presentation:user-transformed="true">
          <draw:text-box>
            <text:p>Сопоставление</text:p>
          </draw:text-box>
        </draw:frame>
        <draw:custom-shape draw:style-name="gr41" draw:text-style-name="P36" draw:layer="layout" svg:width="6cm" svg:height="1cm" svg:x="19.215cm" svg:y="4.601cm">
          <text:p text:style-name="P22"><text:span text:style-name="T18">name</text:span></text:p>
          <draw:enhanced-geometry svg:viewBox="0 0 21600 21600" draw:type="rectangle" draw:enhanced-path="M 0 0 L 21600 0 21600 21600 0 21600 0 0 Z N"/>
        </draw:custom-shape>
        <draw:custom-shape draw:style-name="gr25" draw:text-style-name="P36" draw:layer="layout" svg:width="1.5cm" svg:height="1cm" svg:x="17.715cm" svg:y="4.601cm">
          <text:p text:style-name="P22"><text:span text:style-name="T18">album_id</text:span></text:p>
          <draw:enhanced-geometry svg:viewBox="0 0 21600 21600" draw:type="rectangle" draw:enhanced-path="M 0 0 L 21600 0 21600 21600 0 21600 0 0 Z N"/>
        </draw:custom-shape>
        <draw:custom-shape draw:style-name="gr133" draw:text-style-name="P112" xml:id="id84" draw:id="id84" draw:layer="layout" svg:width="1.498cm" svg:height="0.5cm" svg:x="17.701cm" svg:y="5.601cm">
          <text:p/>
          <draw:enhanced-geometry svg:viewBox="0 0 21600 21600" draw:type="rectangle" draw:enhanced-path="M 0 0 L 21600 0 21600 21600 0 21600 0 0 Z N"/>
        </draw:custom-shape>
        <draw:custom-shape draw:style-name="gr134" draw:text-style-name="P113" draw:layer="layout" svg:width="5.992cm" svg:height="0.5cm" svg:x="19.199cm" svg:y="5.601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77" xml:id="id80" draw:id="id80" draw:layer="layout" svg:width="1.498cm" svg:height="0.5cm" svg:x="17.701cm" svg:y="6.101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78" draw:layer="layout" svg:width="5.992cm" svg:height="0.5cm" svg:x="19.199cm" svg:y="6.101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77" xml:id="id86" draw:id="id86" draw:layer="layout" svg:width="1.498cm" svg:height="0.5cm" svg:x="17.701cm" svg:y="6.601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78" draw:layer="layout" svg:width="5.992cm" svg:height="0.5cm" svg:x="19.199cm" svg:y="6.601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77" xml:id="id82" draw:id="id82" draw:layer="layout" svg:width="1.498cm" svg:height="0.5cm" svg:x="17.701cm" svg:y="7.101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78" draw:layer="layout" svg:width="5.992cm" svg:height="0.5cm" svg:x="19.199cm" svg:y="7.101cm">
          <text:p/>
          <draw:enhanced-geometry svg:viewBox="0 0 21600 21600" draw:type="rectangle" draw:enhanced-path="M 0 0 L 21600 0 21600 21600 0 21600 0 0 Z N"/>
        </draw:custom-shape>
        <draw:custom-shape draw:style-name="gr142" draw:text-style-name="P21" draw:layer="layout" svg:width="9.398cm" svg:height="3.8cm" svg:x="2.08cm" svg:y="4.6cm">
          <text:p/>
          <draw:enhanced-geometry svg:viewBox="0 0 21600 21600" draw:path-stretchpoint-x="10800" draw:path-stretchpoint-y="10800" draw:text-areas="?f3 ?f4 ?f5 ?f6" draw:type="round-rectangle" draw:modifiers="1168.628242656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111" draw:layer="layout" svg:width="6.096cm" svg:height="2.54cm" svg:x="3.704cm" svg:y="5.214cm">
          <text:p text:style-name="P110"><text:span text:style-name="T53">хеш-таблица</text:span></text:p>
          <text:p text:style-name="P110"><text:span text:style-name="T53">(пакет 00)</text:span></text:p>
          <draw:enhanced-geometry svg:viewBox="0 0 21600 21600" draw:type="rectangle" draw:enhanced-path="M 0 0 L 21600 0 21600 21600 0 21600 0 0 Z N"/>
        </draw:custom-shape>
        <draw:g draw:style-name="gr53">
          <draw:custom-shape draw:style-name="gr97" draw:text-style-name="P83" draw:layer="layout" svg:width="2.784cm" svg:height="3.556cm" svg:x="20.045cm" svg:y="16.487cm">
            <text:p/>
  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98" draw:text-style-name="P84" draw:layer="layout" svg:width="2.107cm" svg:height="1.673cm" svg:x="20.386cm" svg:y="17.529cm">
            <draw:text-box>
              <text:p text:style-name="P15"><text:span text:style-name="T31">пакет</text:span></text:p>
              <text:p text:style-name="P15"><text:span text:style-name="T31">11</text:span></text:p>
            </draw:text-box>
          </draw:frame>
        </draw:g>
        <draw:connector draw:style-name="gr40" draw:text-style-name="P44" draw:layer="layout" draw:type="curve" svg:x1="17.701cm" svg:y1="6.351cm" svg:x2="9.8cm" svg:y2="6.2cm" draw:start-shape="id80" draw:start-glue-point="3" draw:end-shape="id81" draw:end-glue-point="7" svg:d="M17701 6351c-5925 0-1975-151-7901-151" svg:viewBox="0 0 7902 152">
          <text:p/>
        </draw:connector>
        <draw:connector draw:style-name="gr40" draw:text-style-name="P44" draw:layer="layout" draw:type="curve" svg:x1="17.701cm" svg:y1="7.351cm" svg:x2="9.799cm" svg:y2="5.599cm" draw:start-shape="id82" draw:start-glue-point="3" draw:end-shape="id83" draw:end-glue-point="7" svg:d="M17701 7351c-5925 0-1974-1752-7902-1752" svg:viewBox="0 0 7903 1753">
          <text:p/>
        </draw:connector>
        <draw:connector draw:style-name="gr40" draw:text-style-name="P44" draw:layer="layout" draw:type="curve" svg:x1="17.701cm" svg:y1="5.851cm" svg:x2="9.8cm" svg:y2="6.8cm" draw:start-shape="id84" draw:start-glue-point="3" draw:end-shape="id85" draw:end-glue-point="7" svg:d="M17701 5851c-5925 0-1975 949-7901 949" svg:viewBox="0 0 7902 950">
          <text:p/>
        </draw:connector>
        <draw:connector draw:style-name="gr40" draw:text-style-name="P44" draw:layer="layout" draw:type="curve" svg:x1="17.701cm" svg:y1="6.851cm" svg:x2="9.8cm" svg:y2="7.4cm" draw:start-shape="id86" draw:start-glue-point="3" draw:end-shape="id87" draw:end-glue-point="7" svg:d="M17701 6851c-5925 0-1975 549-7901 549" svg:viewBox="0 0 7902 550">
          <text:p/>
        </draw:connector>
        <draw:custom-shape draw:style-name="gr81" draw:text-style-name="P72" draw:layer="layout" svg:width="2.784cm" svg:height="2.56cm" svg:x="5.444cm" svg:y="16.486cm">
          <text:p/>
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5" draw:text-style-name="P38" draw:layer="layout" svg:width="9.398cm" svg:height="0.878cm" svg:x="2.08cm" svg:y="3.58cm">
          <draw:text-box>
            <text:p text:style-name="P37"><text:span text:style-name="T22">work_mem </text:span><text:span text:style-name="T23">× </text:span><text:span text:style-name="T24">hash_mem_multiplier</text:span></text:p>
          </draw:text-box>
        </draw:frame>
        <draw:custom-shape draw:style-name="gr90" draw:text-style-name="P77" xml:id="id88" draw:id="id88" draw:layer="layout" svg:width="1.498cm" svg:height="0.5cm" svg:x="17.701cm" svg:y="7.601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78" draw:layer="layout" svg:width="5.992cm" svg:height="0.5cm" svg:x="19.199cm" svg:y="7.601cm">
          <text:p/>
          <draw:enhanced-geometry svg:viewBox="0 0 21600 21600" draw:type="rectangle" draw:enhanced-path="M 0 0 L 21600 0 21600 21600 0 21600 0 0 Z N"/>
        </draw:custom-shape>
        <draw:connector draw:style-name="gr40" draw:text-style-name="P44" draw:layer="layout" draw:type="curve" svg:x1="17.701cm" svg:y1="7.851cm" svg:x2="9.8cm" svg:y2="6.2cm" draw:start-shape="id88" draw:start-glue-point="3" draw:end-shape="id81" draw:end-glue-point="7" svg:d="M17701 7851c-5925 0-1975-1651-7901-1651" svg:viewBox="0 0 7902 1652">
          <text:p/>
        </draw:connector>
        <draw:custom-shape draw:style-name="gr85" draw:text-style-name="P15" xml:id="id90" draw:id="id90" draw:layer="layout" svg:width="0.508cm" svg:height="0.508cm" svg:x="9.291cm" svg:y="9.14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5" draw:text-style-name="P15" xml:id="id92" draw:id="id92" draw:layer="layout" svg:width="0.508cm" svg:height="0.508cm" svg:x="9.292cm" svg:y="9.74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5" draw:text-style-name="P15" xml:id="id96" draw:id="id96" draw:layer="layout" svg:width="0.508cm" svg:height="0.508cm" svg:x="9.292cm" svg:y="10.34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5" draw:text-style-name="P15" xml:id="id94" draw:id="id94" draw:layer="layout" svg:width="0.508cm" svg:height="0.508cm" svg:x="9.292cm" svg:y="10.94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1" draw:text-style-name="P86" xml:id="id93" draw:id="id93" draw:layer="layout" svg:width="1.498cm" svg:height="0.5cm" svg:x="17.701cm" svg:y="9.402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87" draw:layer="layout" svg:width="5.992cm" svg:height="0.5cm" svg:x="19.199cm" svg:y="9.402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88" xml:id="id89" draw:id="id89" draw:layer="layout" svg:width="1.498cm" svg:height="0.5cm" svg:x="17.701cm" svg:y="9.902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89" draw:layer="layout" svg:width="5.992cm" svg:height="0.5cm" svg:x="19.199cm" svg:y="9.902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88" xml:id="id95" draw:id="id95" draw:layer="layout" svg:width="1.498cm" svg:height="0.5cm" svg:x="17.701cm" svg:y="10.402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89" draw:layer="layout" svg:width="5.992cm" svg:height="0.5cm" svg:x="19.199cm" svg:y="10.402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88" xml:id="id91" draw:id="id91" draw:layer="layout" svg:width="1.498cm" svg:height="0.5cm" svg:x="17.701cm" svg:y="10.902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89" draw:layer="layout" svg:width="5.992cm" svg:height="0.5cm" svg:x="19.199cm" svg:y="10.902cm">
          <text:p/>
          <draw:enhanced-geometry svg:viewBox="0 0 21600 21600" draw:type="rectangle" draw:enhanced-path="M 0 0 L 21600 0 21600 21600 0 21600 0 0 Z N"/>
        </draw:custom-shape>
        <draw:custom-shape draw:style-name="gr142" draw:text-style-name="P21" draw:layer="layout" svg:width="9.398cm" svg:height="3.8cm" svg:x="2.08cm" svg:y="8.4cm">
          <text:p/>
          <draw:enhanced-geometry svg:viewBox="0 0 21600 21600" draw:path-stretchpoint-x="10800" draw:path-stretchpoint-y="10800" draw:text-areas="?f3 ?f4 ?f5 ?f6" draw:type="round-rectangle" draw:modifiers="1168.628242656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5" draw:text-style-name="P68" draw:layer="layout" svg:width="6.096cm" svg:height="2.54cm" svg:x="3.704cm" svg:y="9.015cm">
          <text:p text:style-name="P74">хеш-таблица</text:p>
          <text:p text:style-name="P74">(пакет 01)</text:p>
          <draw:enhanced-geometry svg:viewBox="0 0 21600 21600" draw:type="rectangle" draw:enhanced-path="M 0 0 L 21600 0 21600 21600 0 21600 0 0 Z N"/>
        </draw:custom-shape>
        <draw:connector draw:style-name="gr40" draw:text-style-name="P44" draw:layer="layout" draw:type="curve" svg:x1="17.701cm" svg:y1="10.152cm" svg:x2="9.799cm" svg:y2="9.4cm" draw:start-shape="id89" draw:start-glue-point="3" draw:end-shape="id90" draw:end-glue-point="7" svg:d="M17701 10152c-5925 0-1974-752-7902-752" svg:viewBox="0 0 7903 753">
          <text:p/>
        </draw:connector>
        <draw:connector draw:style-name="gr40" draw:text-style-name="P44" draw:layer="layout" draw:type="curve" svg:x1="17.701cm" svg:y1="11.152cm" svg:x2="9.8cm" svg:y2="10.001cm" draw:start-shape="id91" draw:start-glue-point="3" draw:end-shape="id92" draw:end-glue-point="7" svg:d="M17701 11152c-5925 0-1975-1151-7901-1151" svg:viewBox="0 0 7902 1152">
          <text:p/>
        </draw:connector>
        <draw:connector draw:style-name="gr40" draw:text-style-name="P44" draw:layer="layout" draw:type="curve" svg:x1="17.701cm" svg:y1="9.652cm" svg:x2="9.8cm" svg:y2="11.201cm" draw:start-shape="id93" draw:start-glue-point="3" draw:end-shape="id94" draw:end-glue-point="7" svg:d="M17701 9652c-5925 0-1975 1549-7901 1549" svg:viewBox="0 0 7902 1550">
          <text:p/>
        </draw:connector>
        <draw:connector draw:style-name="gr40" draw:text-style-name="P44" draw:layer="layout" draw:type="curve" svg:x1="17.701cm" svg:y1="10.652cm" svg:x2="9.8cm" svg:y2="10.601cm" draw:start-shape="id95" draw:start-glue-point="3" draw:end-shape="id96" draw:end-glue-point="7" svg:d="M17701 10652c-5925 0-1975-51-7901-51" svg:viewBox="0 0 7902 52">
          <text:p/>
        </draw:connector>
        <draw:custom-shape draw:style-name="gr85" draw:text-style-name="P15" xml:id="id102" draw:id="id102" draw:layer="layout" svg:width="0.508cm" svg:height="0.508cm" svg:x="9.291cm" svg:y="12.94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5" draw:text-style-name="P15" xml:id="id100" draw:id="id100" draw:layer="layout" svg:width="0.508cm" svg:height="0.508cm" svg:x="9.292cm" svg:y="13.54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5" draw:text-style-name="P15" draw:layer="layout" svg:width="0.508cm" svg:height="0.508cm" svg:x="9.292cm" svg:y="14.14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5" draw:text-style-name="P15" xml:id="id98" draw:id="id98" draw:layer="layout" svg:width="0.508cm" svg:height="0.508cm" svg:x="9.292cm" svg:y="14.74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6" draw:text-style-name="P90" xml:id="id99" draw:id="id99" draw:layer="layout" svg:width="1.498cm" svg:height="0.5cm" svg:x="17.701cm" svg:y="13.202cm">
          <text:p/>
          <draw:enhanced-geometry svg:viewBox="0 0 21600 21600" draw:type="rectangle" draw:enhanced-path="M 0 0 L 21600 0 21600 21600 0 21600 0 0 Z N"/>
        </draw:custom-shape>
        <draw:custom-shape draw:style-name="gr107" draw:text-style-name="P91" draw:layer="layout" svg:width="5.992cm" svg:height="0.5cm" svg:x="19.199cm" svg:y="13.202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92" xml:id="id97" draw:id="id97" draw:layer="layout" svg:width="1.498cm" svg:height="0.5cm" svg:x="17.701cm" svg:y="13.702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93" draw:layer="layout" svg:width="5.992cm" svg:height="0.5cm" svg:x="19.199cm" svg:y="13.702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92" xml:id="id101" draw:id="id101" draw:layer="layout" svg:width="1.498cm" svg:height="0.5cm" svg:x="17.701cm" svg:y="14.202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93" draw:layer="layout" svg:width="5.992cm" svg:height="0.5cm" svg:x="19.199cm" svg:y="14.202cm">
          <text:p/>
          <draw:enhanced-geometry svg:viewBox="0 0 21600 21600" draw:type="rectangle" draw:enhanced-path="M 0 0 L 21600 0 21600 21600 0 21600 0 0 Z N"/>
        </draw:custom-shape>
        <draw:custom-shape draw:style-name="gr142" draw:text-style-name="P21" draw:layer="layout" svg:width="9.398cm" svg:height="3.8cm" svg:x="2.08cm" svg:y="12.2cm">
          <text:p/>
          <draw:enhanced-geometry svg:viewBox="0 0 21600 21600" draw:path-stretchpoint-x="10800" draw:path-stretchpoint-y="10800" draw:text-areas="?f3 ?f4 ?f5 ?f6" draw:type="round-rectangle" draw:modifiers="1168.628242656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0" draw:text-style-name="P70" draw:layer="layout" svg:width="6.096cm" svg:height="2.54cm" svg:x="3.704cm" svg:y="12.815cm">
          <text:p text:style-name="P74">хеш-таблица</text:p>
          <text:p text:style-name="P74">(пакет 10)</text:p>
          <draw:enhanced-geometry svg:viewBox="0 0 21600 21600" draw:type="rectangle" draw:enhanced-path="M 0 0 L 21600 0 21600 21600 0 21600 0 0 Z N"/>
        </draw:custom-shape>
        <draw:connector draw:style-name="gr40" draw:text-style-name="P44" draw:layer="layout" draw:type="curve" svg:x1="17.701cm" svg:y1="13.952cm" svg:x2="9.8cm" svg:y2="15.001cm" draw:start-shape="id97" draw:start-glue-point="3" draw:end-shape="id98" draw:end-glue-point="7" svg:d="M17701 13952c-5925 0-1975 1049-7901 1049" svg:viewBox="0 0 7902 1050">
          <text:p/>
        </draw:connector>
        <draw:connector draw:style-name="gr40" draw:text-style-name="P44" draw:layer="layout" draw:type="curve" svg:x1="17.701cm" svg:y1="13.452cm" svg:x2="9.8cm" svg:y2="13.801cm" draw:start-shape="id99" draw:start-glue-point="3" draw:end-shape="id100" draw:end-glue-point="7" svg:d="M17701 13452c-5925 0-1975 349-7901 349" svg:viewBox="0 0 7902 350">
          <text:p/>
        </draw:connector>
        <draw:connector draw:style-name="gr40" draw:text-style-name="P44" draw:layer="layout" draw:type="curve" svg:x1="17.701cm" svg:y1="14.452cm" svg:x2="9.799cm" svg:y2="13.2cm" draw:start-shape="id101" draw:start-glue-point="3" draw:end-shape="id102" draw:end-glue-point="7" svg:d="M17701 14452c-5925 0-1974-1252-7902-1252" svg:viewBox="0 0 7903 1253">
          <text:p/>
        </draw:connector>
        <draw:frame draw:style-name="gr82" draw:text-style-name="P73" draw:layer="layout" svg:width="2.287cm" svg:height="1.673cm" svg:x="5.744cm" svg:y="17.137cm">
          <draw:text-box>
            <text:p text:style-name="P15"><text:span text:style-name="T31">пакет</text:span></text:p>
            <text:p text:style-name="P15"><text:span text:style-name="T31">1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12" draw:text-style-name="P51" draw:layer="layout" svg:width="16.799cm" svg:height="14.166cm" svg:x="2.1cm" svg:y="14.107cm" presentation:class="notes" presentation:user-transformed="true">
            <draw:text-box>
              <text:p text:style-name="P50"><text:span text:style-name="T5">Затем каждый рабочий процесс выбирает себе по одному пакету.</text:span></text:p>
              <text:p text:style-name="P50"><text:span text:style-name="T36">Процесс загружает первый набор выбранного пакета в хеш-таблицу</text:span><text:span text:style-name="T36"><text:line-break/></text:span><text:span text:style-name="T36">в памяти. В этом алгоритме у каждого процесса своя хеш-таблица размером </text:span><text:span text:style-name="T33">work_mem </text:span><text:span text:style-name="T27">× </text:span><text:span text:style-name="T28">hash_mem_multiplier</text:span><text:span text:style-name="T56">, но располагаются они</text:span><text:span text:style-name="T56"><text:line-break/></text:span><text:span text:style-name="T56">в общей памяти, то есть доступ к каждой таблице есть у всех рабочих процессов.</text:span></text:p>
              <text:p text:style-name="P50"><text:span text:style-name="T5">После заполнения хеш-таблицы процесс читает второй набор выбранного пакета и сопоставляет строки.</text:span></text:p>
              <text:p text:style-name="P50"><text:span text:style-name="T5">Когда процесс завершает обработку одного пакета, он выбирает следующий, еще не обработанный.</text:span></text:p>
              <text:p text:style-name="P50"><text:span text:style-name="T5"/></text:p>
            </draw:text-box>
          </draw:frame>
        </presentation:notes>
      </draw:page>
      <draw:page draw:name="page30" draw:style-name="dp1" draw:master-page-name="master_5f_" presentation:presentation-page-layout-name="AL1T1">
        <draw:frame presentation:style-name="pr10" draw:layer="layout" svg:width="20.136cm" svg:height="1.803cm" svg:x="1.2cm" svg:y="0.737cm" presentation:class="title" presentation:user-transformed="true">
          <draw:text-box>
            <text:p>Сопоставление</text:p>
          </draw:text-box>
        </draw:frame>
        <draw:frame draw:style-name="gr65" draw:text-style-name="P38" draw:layer="layout" svg:width="9.398cm" svg:height="0.878cm" svg:x="2.08cm" svg:y="5.38cm">
          <draw:text-box>
            <text:p text:style-name="P37"><text:span text:style-name="T22">work_mem </text:span><text:span text:style-name="T23">× </text:span><text:span text:style-name="T24">hash_mem_multiplier</text:span></text:p>
          </draw:text-box>
        </draw:frame>
        <draw:custom-shape draw:style-name="gr85" draw:text-style-name="P15" xml:id="id104" draw:id="id104" draw:layer="layout" svg:width="0.508cm" svg:height="0.508cm" svg:x="9.291cm" svg:y="7.24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5" draw:text-style-name="P15" draw:layer="layout" svg:width="0.508cm" svg:height="0.508cm" svg:x="9.292cm" svg:y="7.84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5" draw:text-style-name="P15" xml:id="id107" draw:id="id107" draw:layer="layout" svg:width="0.508cm" svg:height="0.508cm" svg:x="9.292cm" svg:y="8.44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5" draw:text-style-name="P15" xml:id="id109" draw:id="id109" draw:layer="layout" svg:width="0.508cm" svg:height="0.508cm" svg:x="9.292cm" svg:y="9.04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1" draw:text-style-name="P36" draw:layer="layout" svg:width="6cm" svg:height="1cm" svg:x="19.215cm" svg:y="6.502cm">
          <text:p text:style-name="P22"><text:span text:style-name="T18">name</text:span></text:p>
          <draw:enhanced-geometry svg:viewBox="0 0 21600 21600" draw:type="rectangle" draw:enhanced-path="M 0 0 L 21600 0 21600 21600 0 21600 0 0 Z N"/>
        </draw:custom-shape>
        <draw:custom-shape draw:style-name="gr25" draw:text-style-name="P36" draw:layer="layout" svg:width="1.5cm" svg:height="1cm" svg:x="17.715cm" svg:y="6.502cm">
          <text:p text:style-name="P22"><text:span text:style-name="T18">album_id</text:span></text:p>
          <draw:enhanced-geometry svg:viewBox="0 0 21600 21600" draw:type="rectangle" draw:enhanced-path="M 0 0 L 21600 0 21600 21600 0 21600 0 0 Z N"/>
        </draw:custom-shape>
        <draw:custom-shape draw:style-name="gr111" draw:text-style-name="P94" xml:id="id106" draw:id="id106" draw:layer="layout" svg:width="1.498cm" svg:height="0.5cm" svg:x="17.701cm" svg:y="7.502cm">
          <text:p/>
          <draw:enhanced-geometry svg:viewBox="0 0 21600 21600" draw:type="rectangle" draw:enhanced-path="M 0 0 L 21600 0 21600 21600 0 21600 0 0 Z N"/>
        </draw:custom-shape>
        <draw:custom-shape draw:style-name="gr112" draw:text-style-name="P95" draw:layer="layout" svg:width="5.992cm" svg:height="0.5cm" svg:x="19.199cm" svg:y="7.502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96" xml:id="id103" draw:id="id103" draw:layer="layout" svg:width="1.498cm" svg:height="0.5cm" svg:x="17.701cm" svg:y="8.002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97" draw:layer="layout" svg:width="5.992cm" svg:height="0.5cm" svg:x="19.199cm" svg:y="8.002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96" xml:id="id108" draw:id="id108" draw:layer="layout" svg:width="1.498cm" svg:height="0.5cm" svg:x="17.701cm" svg:y="8.502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97" draw:layer="layout" svg:width="5.992cm" svg:height="0.5cm" svg:x="19.199cm" svg:y="8.502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96" xml:id="id105" draw:id="id105" draw:layer="layout" svg:width="1.498cm" svg:height="0.5cm" svg:x="17.701cm" svg:y="9.002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97" draw:layer="layout" svg:width="5.992cm" svg:height="0.5cm" svg:x="19.199cm" svg:y="9.002cm">
          <text:p/>
          <draw:enhanced-geometry svg:viewBox="0 0 21600 21600" draw:type="rectangle" draw:enhanced-path="M 0 0 L 21600 0 21600 21600 0 21600 0 0 Z N"/>
        </draw:custom-shape>
        <draw:custom-shape draw:style-name="gr142" draw:text-style-name="P21" draw:layer="layout" svg:width="9.398cm" svg:height="3.8cm" svg:x="2.08cm" svg:y="6.409cm">
          <text:p/>
          <draw:enhanced-geometry svg:viewBox="0 0 21600 21600" draw:path-stretchpoint-x="10800" draw:path-stretchpoint-y="10800" draw:text-areas="?f3 ?f4 ?f5 ?f6" draw:type="round-rectangle" draw:modifiers="1168.628242656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99" draw:layer="layout" svg:width="6.096cm" svg:height="2.54cm" svg:x="3.704cm" svg:y="7.115cm">
          <text:p text:style-name="P98"><text:span text:style-name="T31">хеш-таблица</text:span></text:p>
          <text:p text:style-name="P98"><text:span text:style-name="T31">(пакет 11)</text:span></text:p>
          <draw:enhanced-geometry svg:viewBox="0 0 21600 21600" draw:type="rectangle" draw:enhanced-path="M 0 0 L 21600 0 21600 21600 0 21600 0 0 Z N"/>
        </draw:custom-shape>
        <draw:connector draw:style-name="gr40" draw:text-style-name="P44" draw:layer="layout" draw:type="curve" svg:x1="17.701cm" svg:y1="8.252cm" svg:x2="9.799cm" svg:y2="7.5cm" draw:start-shape="id103" draw:start-glue-point="3" draw:end-shape="id104" draw:end-glue-point="7" svg:d="M17701 8252c-5925 0-1974-752-7902-752" svg:viewBox="0 0 7903 753">
          <text:p/>
        </draw:connector>
        <draw:connector draw:style-name="gr40" draw:text-style-name="P44" draw:layer="layout" draw:type="curve" svg:x1="17.701cm" svg:y1="9.252cm" svg:x2="9.799cm" svg:y2="7.5cm" draw:start-shape="id105" draw:start-glue-point="3" draw:end-shape="id104" draw:end-glue-point="7" svg:d="M17701 9252c-5925 0-1974-1752-7902-1752" svg:viewBox="0 0 7903 1753">
          <text:p/>
        </draw:connector>
        <draw:connector draw:style-name="gr40" draw:text-style-name="P44" draw:layer="layout" draw:type="curve" svg:x1="17.701cm" svg:y1="7.752cm" svg:x2="9.8cm" svg:y2="8.701cm" draw:start-shape="id106" draw:start-glue-point="3" draw:end-shape="id107" draw:end-glue-point="7" svg:d="M17701 7752c-5925 0-1975 949-7901 949" svg:viewBox="0 0 7902 950">
          <text:p/>
        </draw:connector>
        <draw:connector draw:style-name="gr40" draw:text-style-name="P44" draw:layer="layout" draw:type="curve" svg:x1="17.701cm" svg:y1="8.752cm" svg:x2="9.8cm" svg:y2="9.301cm" draw:start-shape="id108" draw:start-glue-point="3" draw:end-shape="id109" draw:end-glue-point="7" svg:d="M17701 8752c-5925 0-1975 549-7901 549" svg:viewBox="0 0 7902 550">
          <text:p/>
        </draw:connector>
        <draw:custom-shape draw:style-name="gr143" draw:text-style-name="P18" draw:layer="layout" svg:width="3.664cm" svg:height="1.97cm" svg:x="11.806cm" svg:y="10.199cm">
          <text:p text:style-name="P16"><text:span text:style-name="T14">общими</text:span></text:p>
          <text:p text:style-name="P16"><text:span text:style-name="T14">усилиями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1146.1937244202 -9895.890410958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12" draw:text-style-name="P51" draw:layer="layout" svg:width="16.799cm" svg:height="14.166cm" svg:x="2.1cm" svg:y="14.107cm" presentation:class="notes" presentation:user-transformed="true">
            <draw:text-box>
              <text:p text:style-name="P50"><text:span text:style-name="T5">Когда необработанные пакеты заканчиваются, освободившийся процесс подключается к обработке одного из еще не завершенных пакетов, пользуясь тем, что все хеш-таблицы находятся в разделяемой памяти.</text:span></text:p>
              <text:p text:style-name="P50"><text:span text:style-name="T5">Несколько хеш-таблиц работают лучше, чем одна большая: в этом случае проще организовать совместную работу и меньше ресурсов тратится на синхронизацию.</text:span></text:p>
              <text:p text:style-name="P50"><text:span text:style-name="T5"/></text:p>
            </draw:text-box>
          </draw:frame>
        </presentation:notes>
      </draw:page>
      <draw:page draw:name="page31" draw:style-name="dp1" draw:master-page-name="master_5f__5f_" presentation:presentation-page-layout-name="AL1T1">
        <draw:frame presentation:style-name="pr13" draw:layer="layout" svg:width="19.8cm" svg:height="1.741cm" svg:x="1.2cm" svg:y="0.737cm" presentation:class="title" presentation:user-transformed="true">
          <draw:text-box>
            <text:p><text:span text:style-name="T9">Демонстрация</text:span></text:p>
          </draw:text-box>
        </draw:frame>
        <draw:frame presentation:style-name="pr14" draw:layer="layout" svg:width="25.6cm" svg:height="14.4cm" svg:x="1.2cm" svg:y="4.8cm" presentation:class="outline" presentation:placeholder="true" presentation:user-transformed="true">
          <draw:text-box/>
        </draw:frame>
        <draw:frame draw:style-name="gr56" draw:text-style-name="P52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30"/></text:p>
            <text:p text:style-name="P1"><text:span text:style-name="T30"/></text:p>
            <text:p text:style-name="P1"><text:span text:style-name="T30"/></text:p>
            <text:p text:style-name="P1"><text:span text:style-name="T30"><text:s text:c="11"/></text:span><text:span text:style-name="T30">$ psql</text:span></text:p>
            <text:p text:style-name="P1"><text:span text:style-name="T30"><text:s text:c="11"/></text:span><text:span text:style-name="T30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1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master_5f__5f_" presentation:presentation-page-layout-name="AL1T1">
        <draw:frame presentation:style-name="pr18" draw:layer="layout" svg:width="20.136cm" svg:height="2.057cm" svg:x="1.2cm" svg:y="0.737cm" presentation:class="title" presentation:user-transformed="true">
          <draw:text-box>
            <text:p>Итоги</text:p>
          </draw:text-box>
        </draw:frame>
        <draw:frame presentation:style-name="pr19" draw:text-style-name="P10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8"><text:span text:style-name="T10">Соединение хешированием требует подготовки</text:span></text:p>
                <text:list>
                  <text:list-item>
                    <text:p text:style-name="P117"><text:span text:style-name="T46">надо построить хеш-таблицу</text:span></text:p>
                  </text:list-item>
                </text:list>
              </text:list-item>
              <text:list-item>
                <text:p text:style-name="P8"><text:span text:style-name="T11">Эффективно для больших выборок</text:span></text:p>
                <text:list>
                  <text:list-item>
                    <text:p text:style-name="P117"><text:span text:style-name="T46">в том числе есть возможность параллельного соединения</text:span></text:p>
                  </text:list-item>
                </text:list>
                <text:p text:style-name="P8"><text:span text:style-name="T10">Зависит от порядка соединения</text:span></text:p>
                <text:list>
                  <text:list-item text:start-value="1">
                    <text:p text:style-name="P118"><text:span text:style-name="T46">внутренний набор должен быть меньше внешнего,</text:span><text:span text:style-name="T46"><text:line-break/></text:span><text:span text:style-name="T46">чтобы минимизировать хеш-таблицу</text:span></text:p>
                  </text:list-item>
                </text:list>
              </text:list-item>
              <text:list-item>
                <text:p text:style-name="P119"><text:span text:style-name="T10">Поддерживает только эквисоединения</text:span></text:p>
                <text:list>
                  <text:list-item>
                    <text:p text:style-name="P120"><text:span text:style-name="T46">для хеш-кодов операторы «больше» и «меньше» не имеют смысла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0" draw:text-style-name="P51" draw:layer="layout" svg:width="16.799cm" svg:height="13.566cm" svg:x="2.1cm" svg:y="14.107cm" presentation:class="notes" presentation:user-transformed="true">
            <draw:text-box>
              <text:p text:style-name="P50"><text:span text:style-name="T5">В отличие от соединения вложенным циклом, хеш-соединение требует подготовки: построения хеш-таблицы. Пока таблица не построена, ни одна результирующая строка не может быть получена.</text:span></text:p>
              <text:p text:style-name="P50"><text:span text:style-name="T5">Зато соединение хешированием эффективно работает на больших объемах данных. Оба набора строк читаются последовательно и только один раз (два раза в случае нехватки оперативной памяти).</text:span></text:p>
              <text:p text:style-name="P50"><text:span text:style-name="T5">Ограничением соединения хеширования является поддержка только эквисоединений. Дело в том, что хеш-значения можно сравнивать только на равенство, операции «больше» и «меньше» просто не имеют смысла.</text:span></text:p>
              <text:p text:style-name="P50"><text:span text:style-name="T5"/></text:p>
            </draw:text-box>
          </draw:frame>
        </presentation:notes>
      </draw:page>
      <draw:page draw:name="page33" draw:style-name="dp1" draw:master-page-name="master_5f_" presentation:presentation-page-layout-name="AL1T1">
        <draw:frame presentation:style-name="pr21" draw:layer="layout" svg:width="19.8cm" svg:height="1.741cm" svg:x="1.2cm" svg:y="0.737cm" presentation:class="title" presentation:user-transformed="true">
          <draw:text-box>
            <text:p><text:span text:style-name="T9">Практика</text:span></text:p>
          </draw:text-box>
        </draw:frame>
        <draw:frame presentation:style-name="pr22" draw:text-style-name="P122" draw:layer="layout" svg:width="25.6cm" svg:height="14.4cm" svg:x="1.2cm" svg:y="4.8cm" presentation:class="outline" presentation:user-transformed="true">
          <draw:text-box>
            <text:list text:style-name="L5">
              <text:list-item>
                <text:p text:style-name="P121"><text:span text:style-name="T57">Напишите запрос, показывающий занятые места в салоне </text:span><text:span text:style-name="T57">для всех рейсов.</text:span><text:span text:style-name="T57"><text:line-break/></text:span><text:span text:style-name="T57">Какой способ соединения выбрал планировщик? Проверьте, </text:span><text:span text:style-name="T57">хватило ли оперативной памяти для размещения хеш-</text:span><text:span text:style-name="T57">таблиц.</text:span></text:p>
              </text:list-item>
              <text:list-item>
                <text:p text:style-name="P121"><text:span text:style-name="T57">Измените запрос, чтобы он выводил только общее </text:span><text:span text:style-name="T57">количество занятых мест.</text:span><text:span text:style-name="T57"><text:line-break/></text:span><text:span text:style-name="T57">Как изменился план запроса? Почему планировщик не </text:span><text:span text:style-name="T57">использовал аналогичный план для предыдущего запроса?</text:span></text:p>
              </text:list-item>
              <text:list-item>
                <text:p text:style-name="P121"><text:span text:style-name="T57">Напишите запрос, показывающий имена пассажиров</text:span><text:span text:style-name="T57"><text:line-break/></text:span><text:span text:style-name="T57">и номера рейсов, которыми они следуют.</text:span><text:span text:style-name="T57"><text:line-break/></text:span><text:span text:style-name="T57">Разберитесь по плану запроса, в какой последовательности </text:span><text:span text:style-name="T57">выполняются операции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3" draw:text-style-name="P123" draw:layer="layout" svg:width="16.799cm" svg:height="13.364cm" svg:x="2.1cm" svg:y="14.107cm" presentation:class="notes" presentation:user-transformed="true">
            <draw:text-box>
              <text:p text:style-name="P50"><text:span text:style-name="T14">1. Для этого достаточно соединить рейсы (flights) с посадочными талонами (boarding_passes).</text:span></text:p>
              <text:p text:style-name="P50"><text:span text:style-name="T14"/></text:p>
              <text:p text:style-name="P50"><text:span text:style-name="T14">3. Такой запрос должен соединять три таблицы: билеты (tickets), перелеты (ticket_flights) и рейсы (flights).</text:span></text:p>
              <text:p text:style-name="P50"><text:span text:style-name="T14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" style:font-pitch="fixed"/>
    <style:font-face style:name="Liberation Mono2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adornments="Regular" style:font-family-generic="swiss"/>
    <style:font-face style:name="Liberation Sans2" svg:font-family="'Liberation Sans', Arial" style:font-family-generic="swiss" style:font-pitch="variable"/>
    <style:font-face style:name="Liberation Sans3" svg:font-family="'Liberation Sans'" style:font-family-generic="roman" style:font-pitch="variable"/>
    <style:font-face style:name="Liberation Sans4" svg:font-family="'Liberation Sans'" style:font-family-generic="swiss" style:font-pitch="variable"/>
    <style:font-face style:name="Liberation Serif" svg:font-family="'Liberation Serif'" style:font-adornments="Regular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, 'Arial Unicode MS'" style:font-charset="x-symbol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2" draw:display-name="Gradient 2" draw:style="linear" draw:start-color="#e6e6ff" draw:end-color="#f0e6ff" draw:start-intensity="100%" draw:end-intensity="100%" draw:angle="30deg" draw:border="0%">
      <loext:gradient-stop svg:offset="0" loext:color-type="rgb" loext:color-value="#e6e6ff"/>
      <loext:gradient-stop svg:offset="1" loext:color-type="rgb" loext:color-value="#f0e6f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Empty" xlink:href="Pictures/10000000000000080000000827EECF9B.png" xlink:type="simple" xlink:show="embed" xlink:actuate="onLoad"/>
    <draw:opacity draw:name="Transparency_20_2" draw:display-name="Transparency 2" draw:style="linear" draw:start="100%" draw:end="50%" draw:angle="0deg" draw:border="25%">
      <loext:opacity-stop svg:offset="0" svg:stop-opacity="1"/>
      <loext:opacity-stop svg:offset="1" svg:stop-opacity="0.501960784313726"/>
    </draw:opacity>
    <draw:opacity draw:name="Transparency_20_5" draw:display-name="Transparency 5" draw:style="rectangular" draw:cx="50%" draw:cy="50%" draw:start="20%" draw:end="100%" draw:angle="0deg" draw:border="0%">
      <loext:opacity-stop svg:offset="0" svg:stop-opacity="0.2"/>
      <loext:opacity-stop svg:offset="1" svg:stop-opacity="1"/>
    </draw:opacity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_20_short" draw:display-name="Arrow short" svg:viewBox="0 0 20 13" svg:d="M0 13l10-13 10 13z"/>
    <draw:stroke-dash draw:name="Dash_20_Dot_20_4" draw:display-name="Dash Dot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ong_20_Dash_20__28_Rounded_29_" draw:display-name="Long Dash (Rounded)" draw:style="round" draw:dots1="1" draw:dots1-length="301%" draw:distance="399%"/>
    <draw:stroke-dash draw:name="Long_20_dashed" draw:display-name="Long dashed" draw:style="rect" draw:dots1="1" draw:dots1-length="400%" draw:distance="4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color="#000000" draw:marker-end="Arrow_20_short" draw:stroke-linejoin="miter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loext:opacity="0%" fo:language="ru" fo:country="RU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loext:opacity="100%"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Table_20_Contents" style:display-name="Table Contents" style:family="graphic">
      <style:paragraph-properties style:text-autospace="none"/>
    </style:style>
    <style:style style:name="Footer" style:family="graphic">
      <style:paragraph-properties style:text-autospace="none" loext:tab-stop-distance="0cm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FreeSans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Default_20_Drawing_20_Style_5f_1" style:display-name="Default Drawing Style_1" style:family="graphic">
      <style:graphic-properties draw:stroke="solid" draw:stroke-dash="Long_20_Dash_20__28_Rounded_29_" svg:stroke-width="0cm" svg:stroke-color="#b2b2b2" draw:marker-start-width="0.2cm" draw:marker-start-center="false" draw:marker-end-width="0.2cm" draw:marker-end-center="false" svg:stroke-linecap="round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emplate2-background" style:family="presentation">
      <style:graphic-properties draw:stroke="none" draw:fill="none"/>
      <style:text-properties style:letter-kerning="true"/>
    </style:style>
    <style:style style:name="templat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2-outline1" style:family="presentation">
      <style:graphic-properties draw:stroke="none" draw:fill="none" draw:auto-grow-height="false" draw:fit-to-size="false" style:shrink-to-fit="true">
        <text:list-style style:name="template2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4cm"/>
      <style:text-properties fo:font-variant="normal" fo:text-transform="none" style:use-window-font-color="true" loext:opacity="0%" style:text-outline="false" style:text-line-through-style="none" style:text-line-through-type="none" style:font-name="Liberation Serif1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emplate2-outline2" style:family="presentation" style:parent-style-name="template2-outline1">
      <style:paragraph-properties fo:margin-top="0cm" fo:margin-bottom="0.2cm"/>
      <style:text-properties style:font-name="Liberation Serif1" fo:font-family="'Liberation Serif'" style:font-family-generic="roman" style:font-pitch="variable" fo:font-size="22pt" style:font-size-asian="22pt" style:font-size-complex="22pt"/>
    </style:style>
    <style:style style:name="template2-outline3" style:family="presentation" style:parent-style-name="template2-outline2">
      <style:paragraph-properties fo:margin-top="0cm" fo:margin-bottom="0.3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template2-outline4" style:family="presentation" style:parent-style-name="template2-outline3">
      <style:paragraph-properties fo:margin-top="0cm" fo:margin-bottom="0.2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template2-outline5" style:family="presentation" style:parent-style-name="template2-outline4">
      <style:paragraph-properties fo:margin-top="0cm" fo:margin-bottom="0.1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template2-outline6" style:family="presentation" style:parent-style-name="template2-outline5">
      <style:paragraph-properties fo:margin-top="0cm" fo:margin-bottom="0.1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template2-outline7" style:family="presentation" style:parent-style-name="template2-outline6">
      <style:paragraph-properties fo:margin-top="0cm" fo:margin-bottom="0.1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template2-outline8" style:family="presentation" style:parent-style-name="template2-outline7">
      <style:paragraph-properties fo:margin-top="0cm" fo:margin-bottom="0.1cm"/>
      <style:text-properties fo:font-size="20pt" style:font-size-asian="20pt" style:font-size-complex="20pt"/>
    </style:style>
    <style:style style:name="template2-outline9" style:family="presentation" style:parent-style-name="template2-outline8">
      <style:paragraph-properties fo:margin-top="0cm" fo:margin-bottom="0.1cm"/>
      <style:text-properties fo:font-size="20pt" style:font-size-asian="20pt" style:font-size-complex="20pt"/>
    </style:style>
    <style:style style:name="template2-subtitle" style:family="presentation">
      <style:graphic-properties draw:stroke="none" draw:fill="none" draw:textarea-vertical-align="middle">
        <text:list-style style:name="templat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-title" style:family="presentation">
      <style:graphic-properties draw:stroke="none" draw:fill="none" draw:textarea-horizontal-align="left" draw:textarea-vertical-align="top">
        <text:list-style style:name="templat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mplate21-background" style:family="presentation">
      <style:graphic-properties draw:stroke="none" draw:fill="none"/>
      <style:text-properties style:letter-kerning="true"/>
    </style:style>
    <style:style style:name="template2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2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21-outline1" style:family="presentation">
      <style:graphic-properties draw:stroke="none" draw:fill="none" draw:auto-grow-height="false" draw:fit-to-size="false" style:shrink-to-fit="true">
        <text:list-style style:name="template2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4cm"/>
      <style:text-properties fo:font-variant="normal" fo:text-transform="none" style:use-window-font-color="true" loext:opacity="0%" style:text-outline="false" style:text-line-through-style="none" style:text-line-through-type="none" style:font-name="Liberation Serif2" fo:font-family="'Liberation Serif'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emplate21-outline2" style:family="presentation" style:parent-style-name="template21-outline1">
      <style:paragraph-properties fo:margin-top="0.1cm" fo:margin-bottom="0.2cm"/>
      <style:text-properties style:font-name="Liberation Serif2" fo:font-family="'Liberation Serif'" style:font-pitch="variable" fo:font-size="22pt" style:font-size-asian="22pt" style:font-size-complex="22pt"/>
    </style:style>
    <style:style style:name="template21-outline3" style:family="presentation" style:parent-style-name="template21-outline2">
      <style:paragraph-properties fo:margin-top="0.3cm" fo:margin-bottom="0cm"/>
      <style:text-properties style:font-name="Liberation Serif2" fo:font-family="'Liberation Serif'" style:font-pitch="variable" fo:font-size="28pt" style:font-size-asian="28pt" style:font-size-complex="28pt"/>
    </style:style>
    <style:style style:name="template21-outline4" style:family="presentation" style:parent-style-name="template21-outline3">
      <style:paragraph-properties fo:margin-top="0.2cm" fo:margin-bottom="0cm"/>
      <style:text-properties style:font-name="Liberation Serif2" fo:font-family="'Liberation Serif'" style:font-pitch="variable" fo:font-size="28pt" style:font-size-asian="28pt" style:font-size-complex="28pt"/>
    </style:style>
    <style:style style:name="template21-outline5" style:family="presentation" style:parent-style-name="template21-outline4">
      <style:paragraph-properties fo:margin-top="0.1cm" fo:margin-bottom="0cm"/>
      <style:text-properties style:font-name="Liberation Serif2" fo:font-family="'Liberation Serif'" style:font-pitch="variable" fo:font-size="28pt" style:font-size-asian="28pt" style:font-size-complex="28pt"/>
    </style:style>
    <style:style style:name="template21-outline6" style:family="presentation" style:parent-style-name="template21-outline5">
      <style:paragraph-properties fo:margin-top="0.1cm" fo:margin-bottom="0cm"/>
      <style:text-properties style:font-name="Liberation Serif2" fo:font-family="'Liberation Serif'" style:font-pitch="variable" fo:font-size="28pt" style:font-size-asian="28pt" style:font-size-complex="28pt"/>
    </style:style>
    <style:style style:name="template21-outline7" style:family="presentation" style:parent-style-name="template21-outline6">
      <style:paragraph-properties fo:margin-top="0.1cm" fo:margin-bottom="0cm"/>
      <style:text-properties style:font-name="Liberation Serif2" fo:font-family="'Liberation Serif'" style:font-pitch="variable" fo:font-size="28pt" style:font-size-asian="28pt" style:font-size-complex="28pt"/>
    </style:style>
    <style:style style:name="template21-outline8" style:family="presentation" style:parent-style-name="template21-outline7">
      <style:paragraph-properties fo:margin-top="0.1cm" fo:margin-bottom="0cm"/>
      <style:text-properties fo:font-size="20pt" style:font-size-asian="20pt" style:font-size-complex="20pt"/>
    </style:style>
    <style:style style:name="template21-outline9" style:family="presentation" style:parent-style-name="template21-outline8">
      <style:paragraph-properties fo:margin-top="0.1cm" fo:margin-bottom="0cm"/>
      <style:text-properties fo:font-size="20pt" style:font-size-asian="20pt" style:font-size-complex="20pt"/>
    </style:style>
    <style:style style:name="template21-subtitle" style:family="presentation">
      <style:graphic-properties draw:stroke="none" draw:fill="none" draw:textarea-vertical-align="middle">
        <text:list-style style:name="template2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1-title" style:family="presentation">
      <style:graphic-properties draw:stroke="none" draw:fill="none" draw:textarea-vertical-align="top">
        <text:list-style style:name="template2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mplate22-background" style:family="presentation">
      <style:graphic-properties draw:stroke="none" draw:fill="bitmap" draw:fill-image-name="Empty" draw:fill-image-width="21.33cm" draw:fill-image-height="16cm" style:repeat="no-repeat" draw:fill-image-ref-point-y="10%" draw:fill-image-ref-point="bottom"/>
      <style:text-properties style:letter-kerning="true"/>
    </style:style>
    <style:style style:name="template2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2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22-outline1" style:family="presentation">
      <style:graphic-properties draw:stroke="none" draw:fill="none" draw:auto-grow-height="false" draw:fit-to-size="false" style:shrink-to-fit="true">
        <text:list-style style:name="template2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2-outline2" style:family="presentation" style:parent-style-name="template22-outline1">
      <style:paragraph-properties fo:margin-top="0cm" fo:margin-bottom="0.4cm"/>
      <style:text-properties fo:font-size="28pt" style:font-size-asian="28pt" style:font-size-complex="28pt"/>
    </style:style>
    <style:style style:name="template22-outline3" style:family="presentation" style:parent-style-name="template22-outline2">
      <style:paragraph-properties fo:margin-top="0cm" fo:margin-bottom="0.3cm"/>
      <style:text-properties fo:font-size="24pt" style:font-size-asian="24pt" style:font-size-complex="24pt"/>
    </style:style>
    <style:style style:name="template22-outline4" style:family="presentation" style:parent-style-name="template22-outline3">
      <style:paragraph-properties fo:margin-top="0cm" fo:margin-bottom="0.2cm"/>
      <style:text-properties fo:font-size="20pt" style:font-size-asian="20pt" style:font-size-complex="20pt"/>
    </style:style>
    <style:style style:name="template22-outline5" style:family="presentation" style:parent-style-name="template22-outline4">
      <style:paragraph-properties fo:margin-top="0cm" fo:margin-bottom="0.1cm"/>
      <style:text-properties fo:font-size="20pt" style:font-size-asian="20pt" style:font-size-complex="20pt"/>
    </style:style>
    <style:style style:name="template22-outline6" style:family="presentation" style:parent-style-name="template22-outline5">
      <style:paragraph-properties fo:margin-top="0cm" fo:margin-bottom="0.1cm"/>
      <style:text-properties fo:font-size="20pt" style:font-size-asian="20pt" style:font-size-complex="20pt"/>
    </style:style>
    <style:style style:name="template22-outline7" style:family="presentation" style:parent-style-name="template22-outline6">
      <style:paragraph-properties fo:margin-top="0cm" fo:margin-bottom="0.1cm"/>
      <style:text-properties fo:font-size="20pt" style:font-size-asian="20pt" style:font-size-complex="20pt"/>
    </style:style>
    <style:style style:name="template22-outline8" style:family="presentation" style:parent-style-name="template22-outline7">
      <style:paragraph-properties fo:margin-top="0cm" fo:margin-bottom="0.1cm"/>
      <style:text-properties fo:font-size="20pt" style:font-size-asian="20pt" style:font-size-complex="20pt"/>
    </style:style>
    <style:style style:name="template22-outline9" style:family="presentation" style:parent-style-name="template22-outline8">
      <style:paragraph-properties fo:margin-top="0cm" fo:margin-bottom="0.1cm"/>
      <style:text-properties fo:font-size="20pt" style:font-size-asian="20pt" style:font-size-complex="20pt"/>
    </style:style>
    <style:style style:name="template22-subtitle" style:family="presentation">
      <style:graphic-properties draw:stroke="none" draw:fill="none" draw:textarea-vertical-align="middle">
        <text:list-style style:name="template2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2-title" style:family="presentation">
      <style:graphic-properties draw:stroke="none" draw:fill="none" draw:textarea-horizontal-align="left" draw:textarea-vertical-align="top">
        <text:list-style style:name="template2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mplate23-background" style:family="presentation">
      <style:graphic-properties draw:stroke="none" draw:fill="none"/>
      <style:text-properties style:letter-kerning="true"/>
    </style:style>
    <style:style style:name="template2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2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emplate23-outline1" style:family="presentation">
      <style:graphic-properties draw:stroke="none" draw:fill="none" draw:auto-grow-height="false" draw:fit-to-size="false" style:shrink-to-fit="true">
        <text:list-style style:name="template23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erif1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emplate23-outline2" style:family="presentation" style:parent-style-name="template23-outline1">
      <style:paragraph-properties fo:margin-left="0cm" fo:margin-right="0cm" fo:margin-top="0cm" fo:margin-bottom="0.4cm" fo:text-indent="0cm"/>
      <style:text-properties style:font-name="Liberation Serif1" fo:font-family="'Liberation Serif'" style:font-family-generic="roman" style:font-pitch="variable" fo:font-size="24pt" style:font-size-asian="24pt" style:font-size-complex="24pt"/>
    </style:style>
    <style:style style:name="template23-outline3" style:family="presentation" style:parent-style-name="template23-outline2">
      <style:paragraph-properties fo:margin-left="0cm" fo:margin-right="0cm" fo:margin-top="0cm" fo:margin-bottom="0.3cm" fo:text-indent="0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template23-outline4" style:family="presentation" style:parent-style-name="template23-outline3">
      <style:paragraph-properties fo:margin-left="0cm" fo:margin-right="0cm" fo:margin-top="0cm" fo:margin-bottom="0.2cm" fo:text-indent="0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template23-outline5" style:family="presentation" style:parent-style-name="template23-outline4">
      <style:paragraph-properties fo:margin-left="0cm" fo:margin-right="0cm" fo:margin-top="0cm" fo:margin-bottom="0.1cm" fo:text-indent="0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template23-outline6" style:family="presentation" style:parent-style-name="template23-outline5">
      <style:paragraph-properties fo:margin-left="0cm" fo:margin-right="0cm" fo:margin-top="0cm" fo:margin-bottom="0.1cm" fo:text-indent="0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template23-outline7" style:family="presentation" style:parent-style-name="template23-outline6">
      <style:paragraph-properties fo:margin-left="0cm" fo:margin-right="0cm" fo:margin-top="0cm" fo:margin-bottom="0.1cm" fo:text-indent="0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template23-outline8" style:family="presentation" style:parent-style-name="template2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23-outline9" style:family="presentation" style:parent-style-name="template2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23-subtitle" style:family="presentation">
      <style:graphic-properties draw:stroke="none" draw:fill="none" draw:textarea-vertical-align="middle">
        <text:list-style style:name="template2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3-title" style:family="presentation">
      <style:graphic-properties draw:stroke="none" draw:fill="none" draw:textarea-horizontal-align="left" draw:textarea-vertical-align="top">
        <text:list-style style:name="template2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-background" style:family="presentation">
      <style:graphic-properties draw:stroke="none" draw:fill="none"/>
      <style:text-properties style:letter-kerning="true"/>
    </style:style>
    <style:style style:name="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outline1" style:family="presentation">
      <style:graphic-properties draw:stroke="none" draw:fill="none" draw:auto-grow-height="false" draw:fit-to-size="false" style:shrink-to-fit="true">
        <text:list-style style:name="master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erif1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-outline2" style:family="presentation" style:parent-style-name="master-outline1">
      <style:paragraph-properties fo:margin-top="0cm" fo:margin-bottom="0.4cm"/>
      <style:text-properties style:font-name="Liberation Serif1" fo:font-family="'Liberation Serif'" style:font-family-generic="roman" style:font-pitch="variable" fo:font-size="24pt" style:font-size-asian="24pt" style:font-size-complex="24pt"/>
    </style:style>
    <style:style style:name="master-outline3" style:family="presentation" style:parent-style-name="master-outline2">
      <style:paragraph-properties fo:margin-top="0cm" fo:margin-bottom="0.3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-outline4" style:family="presentation" style:parent-style-name="master-outline3">
      <style:paragraph-properties fo:margin-top="0cm" fo:margin-bottom="0.2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-outline5" style:family="presentation" style:parent-style-name="master-outline4">
      <style:paragraph-properties fo:margin-top="0cm" fo:margin-bottom="0.1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-outline6" style:family="presentation" style:parent-style-name="master-outline5">
      <style:paragraph-properties fo:margin-top="0cm" fo:margin-bottom="0.1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-outline7" style:family="presentation" style:parent-style-name="master-outline6">
      <style:paragraph-properties fo:margin-top="0cm" fo:margin-bottom="0.1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-outline8" style:family="presentation" style:parent-style-name="master-outline7">
      <style:paragraph-properties fo:margin-top="0cm" fo:margin-bottom="0.1cm"/>
      <style:text-properties fo:font-size="20pt" style:font-size-asian="20pt" style:font-size-complex="20pt"/>
    </style:style>
    <style:style style:name="master-outline9" style:family="presentation" style:parent-style-name="master-outline8">
      <style:paragraph-properties fo:margin-top="0cm" fo:margin-bottom="0.1cm"/>
      <style:text-properties fo:font-size="20pt" style:font-size-asian="20pt" style:font-size-complex="20pt"/>
    </style:style>
    <style:style style:name="master-subtitle" style:family="presentation">
      <style:graphic-properties draw:stroke="none" draw:fill="none" draw:textarea-vertical-align="middle">
        <text:list-style style:name="mas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title" style:family="presentation">
      <style:graphic-properties draw:stroke="none" draw:fill="none" draw:textarea-horizontal-align="left" draw:textarea-vertical-align="top">
        <text:list-style style:name="mas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_5f_-background" style:display-name="master_-background" style:family="presentation">
      <style:graphic-properties draw:stroke="none" draw:fill="none"/>
      <style:text-properties style:letter-kerning="true"/>
    </style:style>
    <style:style style:name="master_5f_-backgroundobjects" style:display-name="mast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_5f_-notes" style:display-name="maste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_5f_-outline1" style:display-name="master_-outline1" style:family="presentation">
      <style:graphic-properties draw:stroke="none" draw:fill="none" draw:auto-grow-height="false" draw:fit-to-size="false" style:shrink-to-fit="true">
        <text:list-style style:name="master_5f_-outline1" style:display-name="master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erif1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_5f_-outline2" style:display-name="master_-outline2" style:family="presentation" style:parent-style-name="master_5f_-outline1">
      <style:paragraph-properties fo:margin-left="0cm" fo:margin-right="0cm" fo:margin-top="0cm" fo:margin-bottom="0.4cm" fo:text-indent="0cm"/>
      <style:text-properties style:font-name="Liberation Serif1" fo:font-family="'Liberation Serif'" style:font-family-generic="roman" style:font-pitch="variable" fo:font-size="24pt" style:font-size-asian="24pt" style:font-size-complex="24pt"/>
    </style:style>
    <style:style style:name="master_5f_-outline3" style:display-name="master_-outline3" style:family="presentation" style:parent-style-name="master_5f_-outline2">
      <style:paragraph-properties fo:margin-left="0cm" fo:margin-right="0cm" fo:margin-top="0cm" fo:margin-bottom="0.3cm" fo:text-indent="0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_5f_-outline4" style:display-name="master_-outline4" style:family="presentation" style:parent-style-name="master_5f_-outline3">
      <style:paragraph-properties fo:margin-left="0cm" fo:margin-right="0cm" fo:margin-top="0cm" fo:margin-bottom="0.2cm" fo:text-indent="0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_5f_-outline5" style:display-name="master_-outline5" style:family="presentation" style:parent-style-name="master_5f_-outline4">
      <style:paragraph-properties fo:margin-left="0cm" fo:margin-right="0cm" fo:margin-top="0cm" fo:margin-bottom="0.1cm" fo:text-indent="0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_5f_-outline6" style:display-name="master_-outline6" style:family="presentation" style:parent-style-name="master_5f_-outline5">
      <style:paragraph-properties fo:margin-left="0cm" fo:margin-right="0cm" fo:margin-top="0cm" fo:margin-bottom="0.1cm" fo:text-indent="0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_5f_-outline7" style:display-name="master_-outline7" style:family="presentation" style:parent-style-name="master_5f_-outline6">
      <style:paragraph-properties fo:margin-left="0cm" fo:margin-right="0cm" fo:margin-top="0cm" fo:margin-bottom="0.1cm" fo:text-indent="0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_5f_-outline8" style:display-name="master_-outline8" style:family="presentation" style:parent-style-name="master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-outline9" style:display-name="master_-outline9" style:family="presentation" style:parent-style-name="master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-subtitle" style:display-name="master_-subtitle" style:family="presentation">
      <style:graphic-properties draw:stroke="none" draw:fill="none" draw:textarea-vertical-align="middle">
        <text:list-style style:name="master_5f_-subtitle" style:display-name="master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5f_-title" style:display-name="master_-title" style:family="presentation">
      <style:graphic-properties draw:stroke="none" draw:fill="none" draw:textarea-horizontal-align="left" draw:textarea-vertical-align="top">
        <text:list-style style:name="master_5f_-title" style:display-name="master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_5f__5f_-background" style:display-name="master__-background" style:family="presentation">
      <style:graphic-properties draw:stroke="none" draw:fill="none"/>
      <style:text-properties style:letter-kerning="true"/>
    </style:style>
    <style:style style:name="master_5f__5f_-backgroundobjects" style:display-name="master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_5f__5f_-notes" style:display-name="master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_5f__5f_-outline1" style:display-name="master__-outline1" style:family="presentation">
      <style:graphic-properties draw:stroke="none" draw:fill="none" draw:auto-grow-height="false" draw:fit-to-size="false" style:shrink-to-fit="true">
        <text:list-style style:name="master_5f__5f_-outline1" style:display-name="master_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erif1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_5f__5f_-outline2" style:display-name="master__-outline2" style:family="presentation" style:parent-style-name="master_5f__5f_-outline1">
      <style:paragraph-properties fo:margin-left="0cm" fo:margin-right="0cm" fo:margin-top="0cm" fo:margin-bottom="0.4cm" fo:text-indent="0cm"/>
      <style:text-properties style:font-name="Liberation Serif1" fo:font-family="'Liberation Serif'" style:font-family-generic="roman" style:font-pitch="variable" fo:font-size="24pt" style:font-size-asian="24pt" style:font-size-complex="24pt"/>
    </style:style>
    <style:style style:name="master_5f__5f_-outline3" style:display-name="master__-outline3" style:family="presentation" style:parent-style-name="master_5f__5f_-outline2">
      <style:paragraph-properties fo:margin-left="0cm" fo:margin-right="0cm" fo:margin-top="0cm" fo:margin-bottom="0.3cm" fo:text-indent="0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_5f__5f_-outline4" style:display-name="master__-outline4" style:family="presentation" style:parent-style-name="master_5f__5f_-outline3">
      <style:paragraph-properties fo:margin-left="0cm" fo:margin-right="0cm" fo:margin-top="0cm" fo:margin-bottom="0.2cm" fo:text-indent="0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_5f__5f_-outline5" style:display-name="master__-outline5" style:family="presentation" style:parent-style-name="master_5f__5f_-outline4">
      <style:paragraph-properties fo:margin-left="0cm" fo:margin-right="0cm" fo:margin-top="0cm" fo:margin-bottom="0.1cm" fo:text-indent="0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_5f__5f_-outline6" style:display-name="master__-outline6" style:family="presentation" style:parent-style-name="master_5f__5f_-outline5">
      <style:paragraph-properties fo:margin-left="0cm" fo:margin-right="0cm" fo:margin-top="0cm" fo:margin-bottom="0.1cm" fo:text-indent="0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_5f__5f_-outline7" style:display-name="master__-outline7" style:family="presentation" style:parent-style-name="master_5f__5f_-outline6">
      <style:paragraph-properties fo:margin-left="0cm" fo:margin-right="0cm" fo:margin-top="0cm" fo:margin-bottom="0.1cm" fo:text-indent="0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_5f__5f_-outline8" style:display-name="master__-outline8" style:family="presentation" style:parent-style-name="master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_5f_-outline9" style:display-name="master__-outline9" style:family="presentation" style:parent-style-name="master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_5f_-subtitle" style:display-name="master__-subtitle" style:family="presentation">
      <style:graphic-properties draw:stroke="none" draw:fill="none" draw:textarea-vertical-align="middle">
        <text:list-style style:name="master_5f__5f_-subtitle" style:display-name="master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5f__5f_-title" style:display-name="master__-title" style:family="presentation">
      <style:graphic-properties draw:stroke="none" draw:fill="none" draw:textarea-horizontal-align="left" draw:textarea-vertical-align="top">
        <text:list-style style:name="master_5f__5f_-title" style:display-name="master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_5f_-background" style:display-name="master1_-background" style:family="presentation">
      <style:graphic-properties draw:stroke="none" draw:fill="bitmap" draw:fill-image-name="Empty" draw:fill-image-width="21.33cm" draw:fill-image-height="16cm" style:repeat="no-repeat" draw:fill-image-ref-point-y="10%" draw:fill-image-ref-point="bottom"/>
      <style:text-properties style:letter-kerning="true"/>
    </style:style>
    <style:style style:name="master1_5f_-backgroundobjects" style:display-name="master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_5f_-notes" style:display-name="master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_5f_-outline1" style:display-name="master1_-outline1" style:family="presentation">
      <style:graphic-properties draw:stroke="none" draw:fill="none" draw:auto-grow-height="false" draw:fit-to-size="false" style:shrink-to-fit="true">
        <text:list-style style:name="master1_5f_-outline1" style:display-name="master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-outline2" style:display-name="master1_-outline2" style:family="presentation" style:parent-style-name="master1_5f_-outline1">
      <style:paragraph-properties fo:margin-top="0cm" fo:margin-bottom="0.4cm"/>
      <style:text-properties fo:font-size="28pt" style:font-size-asian="28pt" style:font-size-complex="28pt"/>
    </style:style>
    <style:style style:name="master1_5f_-outline3" style:display-name="master1_-outline3" style:family="presentation" style:parent-style-name="master1_5f_-outline2">
      <style:paragraph-properties fo:margin-top="0cm" fo:margin-bottom="0.3cm"/>
      <style:text-properties fo:font-size="24pt" style:font-size-asian="24pt" style:font-size-complex="24pt"/>
    </style:style>
    <style:style style:name="master1_5f_-outline4" style:display-name="master1_-outline4" style:family="presentation" style:parent-style-name="master1_5f_-outline3">
      <style:paragraph-properties fo:margin-top="0cm" fo:margin-bottom="0.2cm"/>
      <style:text-properties fo:font-size="20pt" style:font-size-asian="20pt" style:font-size-complex="20pt"/>
    </style:style>
    <style:style style:name="master1_5f_-outline5" style:display-name="master1_-outline5" style:family="presentation" style:parent-style-name="master1_5f_-outline4">
      <style:paragraph-properties fo:margin-top="0cm" fo:margin-bottom="0.1cm"/>
      <style:text-properties fo:font-size="20pt" style:font-size-asian="20pt" style:font-size-complex="20pt"/>
    </style:style>
    <style:style style:name="master1_5f_-outline6" style:display-name="master1_-outline6" style:family="presentation" style:parent-style-name="master1_5f_-outline5">
      <style:paragraph-properties fo:margin-top="0cm" fo:margin-bottom="0.1cm"/>
      <style:text-properties fo:font-size="20pt" style:font-size-asian="20pt" style:font-size-complex="20pt"/>
    </style:style>
    <style:style style:name="master1_5f_-outline7" style:display-name="master1_-outline7" style:family="presentation" style:parent-style-name="master1_5f_-outline6">
      <style:paragraph-properties fo:margin-top="0cm" fo:margin-bottom="0.1cm"/>
      <style:text-properties fo:font-size="20pt" style:font-size-asian="20pt" style:font-size-complex="20pt"/>
    </style:style>
    <style:style style:name="master1_5f_-outline8" style:display-name="master1_-outline8" style:family="presentation" style:parent-style-name="master1_5f_-outline7">
      <style:paragraph-properties fo:margin-top="0cm" fo:margin-bottom="0.1cm"/>
      <style:text-properties fo:font-size="20pt" style:font-size-asian="20pt" style:font-size-complex="20pt"/>
    </style:style>
    <style:style style:name="master1_5f_-outline9" style:display-name="master1_-outline9" style:family="presentation" style:parent-style-name="master1_5f_-outline8">
      <style:paragraph-properties fo:margin-top="0cm" fo:margin-bottom="0.1cm"/>
      <style:text-properties fo:font-size="20pt" style:font-size-asian="20pt" style:font-size-complex="20pt"/>
    </style:style>
    <style:style style:name="master1_5f_-subtitle" style:display-name="master1_-subtitle" style:family="presentation">
      <style:graphic-properties draw:stroke="none" draw:fill="none" draw:textarea-vertical-align="middle">
        <text:list-style style:name="master1_5f_-subtitle" style:display-name="master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-title" style:display-name="master1_-title" style:family="presentation">
      <style:graphic-properties draw:stroke="none" draw:fill="none" draw:textarea-horizontal-align="left" draw:textarea-vertical-align="top">
        <text:list-style style:name="master1_5f_-title" style:display-name="master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_5f__5f_-background" style:display-name="master1__-background" style:family="presentation">
      <style:graphic-properties draw:stroke="none" draw:fill="bitmap" draw:fill-image-name="Empty" draw:fill-image-width="21.33cm" draw:fill-image-height="16cm" style:repeat="no-repeat" draw:fill-image-ref-point-y="10%" draw:fill-image-ref-point="bottom"/>
      <style:text-properties style:letter-kerning="true"/>
    </style:style>
    <style:style style:name="master1_5f__5f_-backgroundobjects" style:display-name="master1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_5f__5f_-notes" style:display-name="master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_5f__5f_-outline1" style:display-name="master1__-outline1" style:family="presentation">
      <style:graphic-properties draw:stroke="none" draw:fill="none" draw:auto-grow-height="false" draw:fit-to-size="false" style:shrink-to-fit="true">
        <text:list-style style:name="master1_5f__5f_-outline1" style:display-name="master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_5f_-outline2" style:display-name="master1__-outline2" style:family="presentation" style:parent-style-name="master1_5f__5f_-outline1">
      <style:paragraph-properties fo:margin-top="0cm" fo:margin-bottom="0.4cm"/>
      <style:text-properties fo:font-size="28pt" style:font-size-asian="28pt" style:font-size-complex="28pt"/>
    </style:style>
    <style:style style:name="master1_5f__5f_-outline3" style:display-name="master1__-outline3" style:family="presentation" style:parent-style-name="master1_5f__5f_-outline2">
      <style:paragraph-properties fo:margin-top="0cm" fo:margin-bottom="0.3cm"/>
      <style:text-properties fo:font-size="24pt" style:font-size-asian="24pt" style:font-size-complex="24pt"/>
    </style:style>
    <style:style style:name="master1_5f__5f_-outline4" style:display-name="master1__-outline4" style:family="presentation" style:parent-style-name="master1_5f__5f_-outline3">
      <style:paragraph-properties fo:margin-top="0cm" fo:margin-bottom="0.2cm"/>
      <style:text-properties fo:font-size="20pt" style:font-size-asian="20pt" style:font-size-complex="20pt"/>
    </style:style>
    <style:style style:name="master1_5f__5f_-outline5" style:display-name="master1__-outline5" style:family="presentation" style:parent-style-name="master1_5f__5f_-outline4">
      <style:paragraph-properties fo:margin-top="0cm" fo:margin-bottom="0.1cm"/>
      <style:text-properties fo:font-size="20pt" style:font-size-asian="20pt" style:font-size-complex="20pt"/>
    </style:style>
    <style:style style:name="master1_5f__5f_-outline6" style:display-name="master1__-outline6" style:family="presentation" style:parent-style-name="master1_5f__5f_-outline5">
      <style:paragraph-properties fo:margin-top="0cm" fo:margin-bottom="0.1cm"/>
      <style:text-properties fo:font-size="20pt" style:font-size-asian="20pt" style:font-size-complex="20pt"/>
    </style:style>
    <style:style style:name="master1_5f__5f_-outline7" style:display-name="master1__-outline7" style:family="presentation" style:parent-style-name="master1_5f__5f_-outline6">
      <style:paragraph-properties fo:margin-top="0cm" fo:margin-bottom="0.1cm"/>
      <style:text-properties fo:font-size="20pt" style:font-size-asian="20pt" style:font-size-complex="20pt"/>
    </style:style>
    <style:style style:name="master1_5f__5f_-outline8" style:display-name="master1__-outline8" style:family="presentation" style:parent-style-name="master1_5f__5f_-outline7">
      <style:paragraph-properties fo:margin-top="0cm" fo:margin-bottom="0.1cm"/>
      <style:text-properties fo:font-size="20pt" style:font-size-asian="20pt" style:font-size-complex="20pt"/>
    </style:style>
    <style:style style:name="master1_5f__5f_-outline9" style:display-name="master1__-outline9" style:family="presentation" style:parent-style-name="master1_5f__5f_-outline8">
      <style:paragraph-properties fo:margin-top="0cm" fo:margin-bottom="0.1cm"/>
      <style:text-properties fo:font-size="20pt" style:font-size-asian="20pt" style:font-size-complex="20pt"/>
    </style:style>
    <style:style style:name="master1_5f__5f_-subtitle" style:display-name="master1__-subtitle" style:family="presentation">
      <style:graphic-properties draw:stroke="none" draw:fill="none" draw:textarea-vertical-align="middle">
        <text:list-style style:name="master1_5f__5f_-subtitle" style:display-name="master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_5f_-title" style:display-name="master1__-title" style:family="presentation">
      <style:graphic-properties draw:stroke="none" draw:fill="none" draw:textarea-horizontal-align="left" draw:textarea-vertical-align="top">
        <text:list-style style:name="master1_5f__5f_-title" style:display-name="master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Empty" draw:fill-image-width="21.33cm" draw:fill-image-height="16cm" style:repeat="no-repeat" draw:fill-image-ref-point-y="10%" draw:fill-image-ref-point="botto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right" draw:textarea-vertical-align="middle" draw:auto-grow-width="false" fo:min-height="0.94cm" fo:min-width="3.026cm" fo:padding-right="0cm" loext:decorative="false"/>
      <style:paragraph-properties style:writing-mode="lr-tb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standard">
      <style:graphic-properties draw:stroke="none" draw:fill="gradient" draw:fill-color="#f0e6ff" draw:fill-gradient-name="Gradient_20_2" draw:textarea-vertical-align="middle" draw:auto-grow-height="false" fo:min-height="2.8cm" fo:min-width="28cm" loext:decorative="false"/>
    </style:style>
    <style:style style:name="Mgr6" style:family="graphic" style:parent-style-name="standard">
      <style:graphic-properties draw:stroke="none" draw:fill="none" draw:fill-color="#ffffff" fo:min-height="1.31cm" loext:decorative="false"/>
    </style:style>
    <style:style style:name="Mgr7" style:family="graphic" style:parent-style-name="standard">
      <style:graphic-properties fo:min-height="14.15cm" loext:decorative="false"/>
      <style:paragraph-properties style:writing-mode="lr-tb"/>
    </style:style>
    <style:style style:name="Mgr8" style:family="graphic" style:parent-style-name="standard">
      <style:graphic-properties draw:stroke="none" draw:fill="none" draw:fill-color="#ffffff" fo:min-height="13.114cm" loext:decorative="false"/>
    </style:style>
    <style:style style:name="M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template2-backgroundobjects">
      <style:graphic-properties draw:stroke="none" draw:fill="gradient" draw:fill-color="#f0e6ff" draw:fill-gradient-name="Gradient_20_2" draw:textarea-vertical-align="middle" draw:auto-grow-height="false" loext:decorative="false"/>
    </style:style>
    <style:style style:name="Mpr2" style:family="presentation" style:parent-style-name="template2-outline1">
      <style:graphic-properties fo:min-height="12.18cm" loext:decorative="false"/>
      <style:paragraph-properties style:writing-mode="lr-tb"/>
    </style:style>
    <style:style style:name="Mpr3" style:family="presentation" style:parent-style-name="templat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emplat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emplate21-backgroundobjects">
      <style:graphic-properties draw:stroke="none" draw:fill="gradient" draw:fill-color="#f0e6ff" draw:fill-gradient-name="Gradient_20_2" draw:textarea-vertical-align="middle" draw:auto-grow-height="false" fo:min-height="21cm" fo:min-width="28cm" loext:decorative="false"/>
    </style:style>
    <style:style style:name="Mpr6" style:family="presentation" style:parent-style-name="template21-outline1">
      <style:graphic-properties fo:min-height="12.18cm" loext:decorative="false"/>
      <style:paragraph-properties style:writing-mode="lr-tb"/>
    </style:style>
    <style:style style:name="Mpr7" style:family="presentation" style:parent-style-name="template21-backgroundobjects">
      <style:graphic-properties draw:stroke="none" draw:fill="solid" draw:fill-color="#000033" draw:textarea-vertical-align="middle" draw:auto-grow-height="false" fo:min-height="2.8cm" fo:min-width="28cm" loext:decorative="false"/>
    </style:style>
    <style:style style:name="Mpr8" style:family="presentation" style:parent-style-name="template21-title">
      <style:graphic-properties draw:auto-grow-height="false" fo:min-height="3.507cm" loext:decorative="false"/>
      <style:paragraph-properties style:writing-mode="lr-tb"/>
    </style:style>
    <style:style style:name="Mpr9" style:family="presentation" style:parent-style-name="template2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template2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template22-backgroundobjects">
      <style:graphic-properties draw:stroke="none" draw:fill="solid" draw:fill-color="#000033" draw:opacity="100%" draw:opacity-name="Transparency_20_2" draw:textarea-vertical-align="middle" draw:auto-grow-height="false" fo:min-height="4.572cm" fo:min-width="28cm" draw:shadow-opacity="100%" loext:decorative="false"/>
    </style:style>
    <style:style style:name="Mpr12" style:family="presentation" style:parent-style-name="template2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template2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master-backgroundobjects">
      <style:graphic-properties draw:stroke="none" draw:fill="gradient" draw:fill-color="#f0e6ff" draw:fill-gradient-name="Gradient_20_2" draw:textarea-vertical-align="middle" draw:auto-grow-height="false" fo:min-height="2.8cm" fo:min-width="28cm" loext:decorative="false"/>
    </style:style>
    <style:style style:name="Mpr15" style:family="presentation" style:parent-style-name="master-outline1">
      <style:graphic-properties fo:min-height="12.18cm" loext:decorative="false"/>
      <style:paragraph-properties style:writing-mode="lr-tb"/>
    </style:style>
    <style:style style:name="Mpr16" style:family="presentation" style:parent-style-name="mast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7" style:family="presentation" style:parent-style-name="mast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8" style:family="presentation" style:parent-style-name="master_5f_-backgroundobjects">
      <style:graphic-properties draw:stroke="none" draw:fill="gradient" draw:fill-color="#f0e6ff" draw:fill-gradient-name="Gradient_20_2" draw:textarea-vertical-align="middle" draw:auto-grow-height="false" fo:min-height="2.8cm" fo:min-width="28cm" loext:decorative="false"/>
    </style:style>
    <style:style style:name="Mpr19" style:family="presentation" style:parent-style-name="master_5f_-outline1">
      <style:graphic-properties fo:min-height="12.18cm" loext:decorative="false"/>
      <style:paragraph-properties style:writing-mode="lr-tb"/>
    </style:style>
    <style:style style:name="Mpr20" style:family="presentation" style:parent-style-name="master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1" style:family="presentation" style:parent-style-name="master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2" style:family="presentation" style:parent-style-name="master_5f__5f_-backgroundobjects">
      <style:graphic-properties draw:stroke="none" draw:fill="gradient" draw:fill-color="#f0e6ff" draw:fill-gradient-name="Gradient_20_2" draw:textarea-vertical-align="middle" draw:auto-grow-height="false" fo:min-height="2.8cm" fo:min-width="28cm" loext:decorative="false"/>
    </style:style>
    <style:style style:name="Mpr23" style:family="presentation" style:parent-style-name="master_5f__5f_-outline1">
      <style:graphic-properties fo:min-height="12.18cm" loext:decorative="false"/>
      <style:paragraph-properties style:writing-mode="lr-tb"/>
    </style:style>
    <style:style style:name="Mpr24" style:family="presentation" style:parent-style-name="master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5" style:family="presentation" style:parent-style-name="master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6" style:family="presentation" style:parent-style-name="master1_5f_-backgroundobjects">
      <style:graphic-properties draw:stroke="none" draw:fill="solid" draw:fill-color="#000033" draw:opacity="100%" draw:opacity-name="Transparency_20_2" draw:textarea-vertical-align="middle" draw:auto-grow-height="false" fo:min-height="4.572cm" fo:min-width="28cm" draw:shadow-opacity="100%" loext:decorative="false"/>
    </style:style>
    <style:style style:name="Mpr27" style:family="presentation" style:parent-style-name="master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8" style:family="presentation" style:parent-style-name="master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9" style:family="presentation" style:parent-style-name="master1_5f__5f_-backgroundobjects">
      <style:graphic-properties draw:stroke="none" draw:fill="solid" draw:fill-color="#000033" draw:opacity="100%" draw:opacity-name="Transparency_20_2" draw:textarea-vertical-align="middle" draw:auto-grow-height="false" fo:min-height="4.572cm" fo:min-width="28cm" draw:shadow-opacity="100%" loext:decorative="false"/>
    </style:style>
    <style:style style:name="Mpr30" style:family="presentation" style:parent-style-name="master1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1" style:family="presentation" style:parent-style-name="master1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f0e6ff" draw:fill-gradient-name="Gradient_20_2"/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loext:graphic-properties draw:fill="none" draw:fill-color="#ffffff"/>
      <style:paragraph-properties fo:text-align="end"/>
    </style:style>
    <style:style style:name="MP8" style:family="paragraph">
      <loext:graphic-properties draw:fill="none"/>
      <style:paragraph-properties fo:text-align="center"/>
    </style:style>
    <style:style style:name="MP9" style:family="paragraph">
      <loext:graphic-properties draw:fill="solid" draw:fill-color="#000033"/>
      <style:paragraph-properties fo:text-align="center"/>
    </style:style>
    <style:style style:name="MP10" style:family="paragraph">
      <loext:graphic-properties draw:fill="solid" draw:fill-color="#000033" draw:opacity="100%" draw:opacity-name="Transparency_20_2"/>
      <style:paragraph-properties fo:text-align="center"/>
    </style:style>
    <style:style style:name="MP11" style:family="paragraph">
      <loext:graphic-properties draw:fill="none" draw:fill-color="#ffffff"/>
    </style:style>
    <style:style style:name="MP12" style:family="paragraph">
      <loext:graphic-properties draw:fill="none" draw:fill-color="#ffffff"/>
      <style:paragraph-properties fo:text-align="end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8pt" style:font-size-asian="28pt" style:font-size-complex="28pt"/>
    </style:style>
    <style:style style:name="MT3" style:family="text">
      <style:text-properties fo:font-size="24pt" style:font-size-asian="24pt" style:font-size-complex="24pt"/>
    </style:style>
    <style:style style:name="MT4" style:family="text">
      <style:text-properties fo:font-size="20pt" style:font-size-asian="20pt" style:font-size-complex="20pt"/>
    </style:style>
    <style:style style:name="MT5" style:family="text">
      <style:text-properties fo:color="#000033" loext:opacity="100%"/>
    </style:style>
    <style:style style:name="MT6" style:family="text">
      <style:text-properties fo:color="#000033" loext:opacity="100%"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emplate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template2-title" draw:layer="backgroundobjects" svg:width="19.8cm" svg:height="1.56cm" svg:x="1.4cm" svg:y="0.837cm" presentation:class="title" presentation:placeholder="true">
        <draw:text-box/>
      </draw:frame>
      <draw:frame presentation:style-name="Mpr2" draw:layer="backgroundobjects" svg:width="25.6cm" svg:height="14.4cm" svg:x="1.2cm" svg:y="4.8cm" presentation:class="outline">
        <draw:text-box>
          <text:list text:style-name="ML3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7" draw:layer="backgroundobjects" svg:width="2.2cm" svg:height="1.19cm" svg:x="24.6cm" svg:y="19.2cm">
        <draw:text-box>
          <text:p text:style-name="MP6"><text:span text:style-name="MT5"><text:page-number>&lt;number&gt;</text:page-number></text:span></text:p>
        </draw:text-box>
      </draw:frame>
      <draw:frame draw:style-name="Mgr4" draw:text-style-name="MP8" draw:layer="backgroundobjects" svg:width="4.57cm" svg:height="1.93cm" svg:x="22.27cm" svg:y="0.37cm">
        <draw:image xlink:href="Pictures/100048B800001B6E00000B78D6AD0773.wmf" xlink:type="simple" xlink:show="embed" xlink:actuate="onLoad" draw:mime-type="image/x-wmf">
          <text:p/>
        </draw:image>
        <draw:image xlink:href="Pictures/10000001000001090000006F14D1DF41.png" xlink:type="simple" xlink:show="embed" xlink:actuate="onLoad" draw:mime-type="image/png"/>
      </draw:frame>
      <presentation:notes style:page-layout-name="PM0">
        <draw:page-thumbnail presentation:style-name="template2-title" draw:layer="backgroundobjects" svg:width="14.848cm" svg:height="11.136cm" svg:x="3.075cm" svg:y="2.257cm" presentation:class="page"/>
        <draw:frame presentation:style-name="template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mplate2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5" draw:text-style-name="MP5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frame presentation:style-name="Mpr6" draw:layer="backgroundobjects" svg:width="25.199cm" svg:height="12.179cm" svg:x="1.2cm" svg:y="4.8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presentation:style-name="Mpr7" draw:text-style-name="MP9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pr8" draw:layer="backgroundobjects" svg:width="19.81cm" svg:height="1.55cm" svg:x="1.2cm" svg:y="0.737cm" presentation:class="title">
        <draw:text-box>
          <text:p>Click to edit the title text format</text:p>
        </draw:text-box>
      </draw:frame>
      <draw:frame draw:style-name="Mgr3" draw:text-style-name="MP7" draw:layer="backgroundobjects" svg:width="2.2cm" svg:height="1.19cm" svg:x="24.6cm" svg:y="19.2cm">
        <draw:text-box>
          <text:p text:style-name="MP6"><text:span text:style-name="MT5"><text:page-number>&lt;number&gt;</text:page-number></text:span></text:p>
        </draw:text-box>
      </draw:frame>
      <draw:frame draw:style-name="Mgr4" draw:text-style-name="MP8" draw:layer="backgroundobjects" svg:width="4.87cm" svg:height="2.16cm" svg:x="22.15cm" svg:y="0.28cm">
        <draw:image xlink:href="Pictures/10001A070000819B00003A65C265522D.svg" xlink:type="simple" xlink:show="embed" xlink:actuate="onLoad" draw:mime-type="image/svg+xml">
          <text:p/>
        </draw:image>
        <draw:image xlink:href="Pictures/100000010000041D000001DBA05B36B5.png" xlink:type="simple" xlink:show="embed" xlink:actuate="onLoad" draw:mime-type="image/png"/>
      </draw:frame>
      <presentation:notes style:page-layout-name="PM0">
        <draw:page-thumbnail presentation:style-name="template21-title" draw:layer="backgroundobjects" svg:width="14.848cm" svg:height="11.136cm" svg:x="3.075cm" svg:y="2.257cm" presentation:class="page"/>
        <draw:frame presentation:style-name="template2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mplate2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8" draw:layer="backgroundobjects" svg:width="28cm" svg:height="21.64cm" svg:x="0cm" svg:y="1.235cm">
        <draw:image xlink:href="Pictures/10000000000007D00000060A5B23EDE9.jpg" xlink:type="simple" xlink:show="embed" xlink:actuate="onLoad" draw:mime-type="image/jpeg">
          <text:p/>
        </draw:image>
      </draw:frame>
      <draw:frame presentation:style-name="template22-outline1" draw:layer="backgroundobjects" svg:width="25.199cm" svg:height="2.107cm" svg:x="1.4cm" svg:y="15.086cm" presentation:class="outline" presentation:placeholder="true">
        <draw:text-box/>
      </draw:frame>
      <draw:frame draw:style-name="Mgr4" draw:text-style-name="MP8" draw:layer="backgroundobjects" svg:width="9.05cm" svg:height="3.82cm" svg:x="1.62cm" svg:y="7.88cm">
        <draw:image xlink:href="Pictures/100048B800001B6E00000B78D6AD0773.wmf" xlink:type="simple" xlink:show="embed" xlink:actuate="onLoad" draw:mime-type="image/x-wmf">
          <text:p/>
        </draw:image>
        <draw:image xlink:href="Pictures/10000001000001090000006F14D1DF41.png" xlink:type="simple" xlink:show="embed" xlink:actuate="onLoad" draw:mime-type="image/png"/>
      </draw:frame>
      <draw:custom-shape presentation:style-name="Mpr11" draw:text-style-name="MP10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draw:frame presentation:style-name="template22-title" draw:layer="backgroundobjects" svg:width="25.24cm" svg:height="1.98cm" svg:x="1.43cm" svg:y="0.76cm" presentation:class="title" presentation:placeholder="true">
        <draw:text-box/>
      </draw:frame>
      <presentation:notes style:page-layout-name="PM0">
        <draw:page-thumbnail presentation:style-name="template22-title" draw:layer="backgroundobjects" svg:width="0.001cm" svg:height="0.001cm" svg:x="0cm" svg:y="2.257cm" presentation:class="page"/>
        <draw:frame presentation:style-name="template22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mplate23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5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draw:style-name="Mgr6" draw:text-style-name="MP11" draw:layer="backgroundobjects" svg:width="19.8cm" svg:height="1.56cm" svg:x="1.4cm" svg:y="0.837cm">
        <draw:text-box>
          <text:p/>
        </draw:text-box>
      </draw:frame>
      <draw:frame draw:style-name="Mgr7" draw:layer="backgroundobjects" svg:width="25.6cm" svg:height="14.4cm" svg:x="1.2cm" svg:y="4.8cm">
        <draw:text-box>
          <text:list text:style-name="ML3">
            <text:list-item>
              <text:p><text:span text:style-name="MT2">Click to </text:span><text:span text:style-name="MT2">edit the </text:span><text:span text:style-name="MT2">outline text </text:span><text:span text:style-name="MT2">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</text:span><text:span text:style-name="MT4">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8" draw:layer="backgroundobjects" svg:width="4.57cm" svg:height="1.93cm" svg:x="22.27cm" svg:y="0.37cm">
        <draw:image xlink:href="Pictures/100048B800001B6E00000B78D6AD0773.wmf" xlink:type="simple" xlink:show="embed" xlink:actuate="onLoad" draw:mime-type="image/x-wmf">
          <text:p/>
        </draw:image>
        <draw:image xlink:href="Pictures/10000001000001090000006F14D1DF41.png" xlink:type="simple" xlink:show="embed" xlink:actuate="onLoad" draw:mime-type="image/png"/>
      </draw:frame>
      <draw:frame draw:style-name="Mgr3" draw:text-style-name="MP12" draw:layer="backgroundobjects" svg:width="2.2cm" svg:height="1.19cm" svg:x="24.6cm" svg:y="19.2cm">
        <draw:text-box>
          <text:p text:style-name="MP6"><text:span text:style-name="MT6"><text:page-number>&lt;number&gt;</text:page-number></text:span></text:p>
        </draw:text-box>
      </draw:frame>
      <draw:frame presentation:style-name="template23-title" draw:layer="backgroundobjects" svg:width="25.199cm" svg:height="3.506cm" svg:x="1.4cm" svg:y="0.837cm" presentation:class="title" presentation:placeholder="true">
        <draw:text-box/>
      </draw:frame>
      <draw:frame presentation:style-name="template23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draw:style-name="standard" draw:layer="backgroundobjects" svg:width="14.848cm" svg:height="11.136cm" svg:x="3.075cm" svg:y="2.257cm" presentation:class="page"/>
        <draw:frame draw:style-name="Mgr8" draw:text-style-name="MP11" draw:layer="backgroundobjects" svg:width="16.799cm" svg:height="13.364cm" svg:x="2.1cm" svg:y="14.107cm">
          <draw:text-box>
            <text:p/>
          </draw:text-box>
        </draw:frame>
        <draw:frame draw:style-name="Mg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  <draw:frame presentation:style-name="template23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master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4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aster-title" draw:layer="backgroundobjects" svg:width="19.8cm" svg:height="1.56cm" svg:x="1.4cm" svg:y="0.837cm" presentation:class="title" presentation:placeholder="true">
        <draw:text-box/>
      </draw:frame>
      <draw:frame presentation:style-name="Mpr15" draw:layer="backgroundobjects" svg:width="25.6cm" svg:height="14.4cm" svg:x="1.2cm" svg:y="4.8cm" presentation:class="outline">
        <draw:text-box>
          <text:list text:style-name="ML3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8" draw:layer="backgroundobjects" svg:width="4.57cm" svg:height="1.93cm" svg:x="22.27cm" svg:y="0.37cm">
        <draw:image xlink:href="Pictures/100048B800001B6E00000B78D6AD0773.wmf" xlink:type="simple" xlink:show="embed" xlink:actuate="onLoad" draw:mime-type="image/x-wmf">
          <text:p/>
        </draw:image>
        <draw:image xlink:href="Pictures/10000001000001090000006F14D1DF41.png" xlink:type="simple" xlink:show="embed" xlink:actuate="onLoad" draw:mime-type="image/png"/>
      </draw:frame>
      <draw:frame draw:style-name="Mgr3" draw:text-style-name="MP7" draw:layer="backgroundobjects" svg:width="2.2cm" svg:height="1.19cm" svg:x="24.6cm" svg:y="19.2cm">
        <draw:text-box>
          <text:p text:style-name="MP6"><text:span text:style-name="MT5"><text:page-number>&lt;number&gt;</text:page-number></text:span></text:p>
        </draw:text-box>
      </draw:frame>
      <presentation:notes style:page-layout-name="PM0">
        <draw:page-thumbnail presentation:style-name="master-title" draw:layer="backgroundobjects" svg:width="14.848cm" svg:height="11.136cm" svg:x="3.075cm" svg:y="2.257cm" presentation:class="page"/>
        <draw:frame presentation:style-name="master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_5f_" style:display-name="master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8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aster_5f_-title" draw:layer="backgroundobjects" svg:width="19.8cm" svg:height="1.56cm" svg:x="1.4cm" svg:y="0.837cm" presentation:class="title" presentation:placeholder="true">
        <draw:text-box/>
      </draw:frame>
      <draw:frame presentation:style-name="Mpr19" draw:layer="backgroundobjects" svg:width="25.6cm" svg:height="14.4cm" svg:x="1.2cm" svg:y="4.8cm" presentation:class="outline">
        <draw:text-box>
          <text:list text:style-name="ML3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8" draw:layer="backgroundobjects" svg:width="4.57cm" svg:height="1.93cm" svg:x="22.27cm" svg:y="0.37cm">
        <draw:image xlink:href="Pictures/100048B800001B6E00000B78D6AD0773.wmf" xlink:type="simple" xlink:show="embed" xlink:actuate="onLoad" draw:mime-type="image/x-wmf">
          <text:p/>
        </draw:image>
        <draw:image xlink:href="Pictures/10000001000001090000006F14D1DF41.png" xlink:type="simple" xlink:show="embed" xlink:actuate="onLoad" draw:mime-type="image/png"/>
      </draw:frame>
      <draw:frame draw:style-name="Mgr3" draw:text-style-name="MP7" draw:layer="backgroundobjects" svg:width="2.2cm" svg:height="1.19cm" svg:x="24.6cm" svg:y="19.2cm">
        <draw:text-box>
          <text:p text:style-name="MP6"><text:span text:style-name="MT5"><text:page-number>&lt;number&gt;</text:page-number></text:span></text:p>
        </draw:text-box>
      </draw:frame>
      <presentation:notes style:page-layout-name="PM0">
        <draw:page-thumbnail presentation:style-name="master_5f_-title" draw:layer="backgroundobjects" svg:width="14.848cm" svg:height="11.136cm" svg:x="3.075cm" svg:y="2.257cm" presentation:class="page"/>
        <draw:frame presentation:style-name="master_5f_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_5f__5f_" style:display-name="master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22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aster_5f__5f_-title" draw:layer="backgroundobjects" svg:width="19.8cm" svg:height="1.56cm" svg:x="1.4cm" svg:y="0.837cm" presentation:class="title" presentation:placeholder="true">
        <draw:text-box/>
      </draw:frame>
      <draw:frame presentation:style-name="Mpr23" draw:layer="backgroundobjects" svg:width="25.6cm" svg:height="14.4cm" svg:x="1.2cm" svg:y="4.8cm" presentation:class="outline">
        <draw:text-box>
          <text:list text:style-name="ML3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8" draw:layer="backgroundobjects" svg:width="4.57cm" svg:height="1.93cm" svg:x="22.27cm" svg:y="0.37cm">
        <draw:image xlink:href="Pictures/100048B800001B6E00000B78D6AD0773.wmf" xlink:type="simple" xlink:show="embed" xlink:actuate="onLoad" draw:mime-type="image/x-wmf">
          <text:p/>
        </draw:image>
        <draw:image xlink:href="Pictures/10000001000001090000006F14D1DF41.png" xlink:type="simple" xlink:show="embed" xlink:actuate="onLoad" draw:mime-type="image/png"/>
      </draw:frame>
      <draw:frame draw:style-name="Mgr3" draw:text-style-name="MP12" draw:layer="backgroundobjects" svg:width="2.2cm" svg:height="1.19cm" svg:x="24.6cm" svg:y="19.2cm">
        <draw:text-box>
          <text:p text:style-name="MP6"><text:span text:style-name="MT6"><text:page-number>&lt;number&gt;</text:page-number></text:span></text:p>
        </draw:text-box>
      </draw:frame>
      <presentation:notes style:page-layout-name="PM0">
        <draw:page-thumbnail presentation:style-name="master_5f__5f_-title" draw:layer="backgroundobjects" svg:width="14.848cm" svg:height="11.136cm" svg:x="3.075cm" svg:y="2.257cm" presentation:class="page"/>
        <draw:frame presentation:style-name="master_5f__5f_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_5f_" style:display-name="master1_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8" draw:layer="backgroundobjects" svg:width="28cm" svg:height="21.64cm" svg:x="0cm" svg:y="1.235cm">
        <draw:image xlink:href="Pictures/10000000000008A80000067E94903FC7.jpg" xlink:type="simple" xlink:show="embed" xlink:actuate="onLoad" draw:mime-type="image/jpeg">
          <text:p/>
        </draw:image>
      </draw:frame>
      <draw:frame presentation:style-name="master1_5f_-outline1" draw:layer="backgroundobjects" svg:width="25.199cm" svg:height="2.107cm" svg:x="1.4cm" svg:y="15.086cm" presentation:class="outline" presentation:placeholder="true">
        <draw:text-box/>
      </draw:frame>
      <draw:frame draw:style-name="Mgr4" draw:text-style-name="MP8" draw:layer="backgroundobjects" svg:width="8.288cm" svg:height="3.498cm" svg:x="0.856cm" svg:y="5.646cm">
        <draw:image xlink:href="Pictures/100048B800001B6E00000B78D6AD0773.wmf" xlink:type="simple" xlink:show="embed" xlink:actuate="onLoad" draw:mime-type="image/x-wmf">
          <text:p/>
        </draw:image>
        <draw:image xlink:href="Pictures/10000001000001090000006F14D1DF41.png" xlink:type="simple" xlink:show="embed" xlink:actuate="onLoad" draw:mime-type="image/png"/>
      </draw:frame>
      <draw:custom-shape presentation:style-name="Mpr26" draw:text-style-name="MP10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draw:frame presentation:style-name="master1_5f_-title" draw:layer="backgroundobjects" svg:width="25.24cm" svg:height="1.98cm" svg:x="1.43cm" svg:y="0.76cm" presentation:class="title" presentation:placeholder="true">
        <draw:text-box/>
      </draw:frame>
      <presentation:notes style:page-layout-name="PM0">
        <draw:page-thumbnail presentation:style-name="master1_5f_-title" draw:layer="backgroundobjects" svg:width="0.001cm" svg:height="0.001cm" svg:x="0cm" svg:y="2.257cm" presentation:class="page"/>
        <draw:frame presentation:style-name="master1_5f_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_5f__5f_" style:display-name="master1__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8" draw:layer="backgroundobjects" svg:width="28cm" svg:height="21.64cm" svg:x="0cm" svg:y="0cm">
        <draw:image xlink:href="Pictures/10000000000008A80000067E94903FC7.jpg" xlink:type="simple" xlink:show="embed" xlink:actuate="onLoad" draw:mime-type="image/jpeg">
          <text:p/>
        </draw:image>
      </draw:frame>
      <draw:frame presentation:style-name="master1_5f__5f_-outline1" draw:layer="backgroundobjects" svg:width="25.199cm" svg:height="2.107cm" svg:x="1.4cm" svg:y="15.086cm" presentation:class="outline" presentation:placeholder="true">
        <draw:text-box/>
      </draw:frame>
      <draw:custom-shape presentation:style-name="Mpr29" draw:text-style-name="MP10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draw:frame presentation:style-name="master1_5f__5f_-title" draw:layer="backgroundobjects" svg:width="25.24cm" svg:height="1.98cm" svg:x="1.43cm" svg:y="0.76cm" presentation:class="title" presentation:placeholder="true">
        <draw:text-box/>
      </draw:frame>
      <draw:frame draw:style-name="Mgr9" draw:text-style-name="MP8" draw:layer="backgroundobjects" svg:width="6.698cm" svg:height="3.018cm" svg:x="1.43cm" svg:y="5.522cm">
        <draw:image xlink:href="Pictures/10001EB70000819B00003A65E3238843.svg" xlink:type="simple" xlink:show="embed" xlink:actuate="onLoad" draw:mime-type="image/svg+xml">
          <text:p/>
        </draw:image>
        <draw:image xlink:href="Pictures/100000010000041D000001DB6B56280D.png" xlink:type="simple" xlink:show="embed" xlink:actuate="onLoad" draw:mime-type="image/png"/>
      </draw:frame>
      <presentation:notes style:page-layout-name="PM0">
        <draw:page-thumbnail presentation:style-name="master1_5f__5f_-title" draw:layer="backgroundobjects" svg:width="0.001cm" svg:height="0.001cm" svg:x="0cm" svg:y="2.257cm" presentation:class="page"/>
        <draw:frame presentation:style-name="master1_5f__5f_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1T16:50:20.766729314</meta:creation-date>
    <meta:editing-duration>P31DT32M3S</meta:editing-duration>
    <meta:editing-cycles>1292</meta:editing-cycles>
    <meta:generator>LibreOffice/24.8.3.2$Linux_X86_64 LibreOffice_project/480$Build-2</meta:generator>
    <dc:date>2025-01-18T23:17:48.207142247</dc:date>
    <meta:document-statistic meta:object-count="1039"/>
    <meta:template xlink:type="simple" xlink:actuate="onRequest" xlink:title="master" xlink:href="../../../../tmp/DBA1/master.otp" meta:date="2015-06-01T16:50:20.490561969"/>
  </office:meta>
</office:document-meta>
</file>